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.95mm"/>
    </style:style>
    <style:style style:name="co2" style:family="table-column">
      <style:table-column-properties fo:break-before="auto" style:column-width="66.25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19.6mm"/>
    </style:style>
    <style:style style:name="co5" style:family="table-column">
      <style:table-column-properties fo:break-before="auto" style:column-width="48.74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43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9" table:number-columns-repeated="16" table:default-cell-style-name="Default"/>
        <table:table-column table:style-name="co1" table:default-cell-style-name="Default"/>
        <table:table-column table:style-name="co8" table:number-columns-repeated="15" table:default-cell-style-name="Default"/>
        <table:table-row table:style-name="ro1">
          <table:table-cell table:style-name="Default" table:number-columns-repeated="2"/>
          <table:table-cell table:number-columns-repeated="48"/>
        </table:table-row>
        <table:table-row table:style-name="ro1">
          <table:table-cell table:style-name="Default" office:value-type="string" calcext:value-type="string">
            <text:p>Współczynniki:</text:p>
          </table:table-cell>
          <table:table-cell table:style-name="Default"/>
          <table:table-cell table:number-columns-repeated="3"/>
          <table:table-cell office:value-type="string" calcext:value-type="string">
            <text:p>Długość wektora:</text:p>
          </table:table-cell>
          <table:table-cell table:number-columns-repeated="44"/>
        </table:table-row>
        <table:table-row table:style-name="ro1">
          <table:table-cell table:style-name="Default" office:value-type="string" calcext:value-type="string">
            <text:p>F_t:</text:p>
          </table:table-cell>
          <table:table-cell table:style-name="Default" table:formula="of:=2^(2^[.B4])+1" office:value-type="float" office:value="17" calcext:value-type="float">
            <text:p>17</text:p>
          </table:table-cell>
          <table:table-cell office:value-type="string" calcext:value-type="string">
            <text:p>Alfa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:</text:p>
          </table:table-cell>
          <table:table-cell office:value-type="float" office:value="5" calcext:value-type="float">
            <text:p>5</text:p>
          </table:table-cell>
          <table:table-cell table:number-columns-repeated="44"/>
        </table:table-row>
        <table:table-row table:style-name="ro1">
          <table:table-cell table:style-name="Default" office:value-type="string" calcext:value-type="string">
            <text:p>t: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Default" table:number-columns-repeated="2"/>
          <table:table-cell table:number-columns-repeated="48"/>
        </table:table-row>
        <table:table-row table:style-name="ro1">
          <table:table-cell table:style-name="Default"/>
          <table:table-cell table:style-name="Default" office:value-type="string" calcext:value-type="string">
            <text:p>Dane iterowane(k):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16"/>
        </table:table-row>
        <table:table-row table:style-name="ro1">
          <table:table-cell table:style-name="Default" office:value-type="string" calcext:value-type="string">
            <text:p>Wektor wejściowy(j)</text:p>
          </table:table-cell>
          <table:table-cell office:value-type="string" calcext:value-type="string">
            <text:p>Wektor wyjściowy\Wektor wejściowy: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1" table:style-name="ce1" office:value-type="float" office:value="100" calcext:value-type="float">
            <text:p>100</text:p>
          </table:table-cell>
          <table:table-cell table:number-columns-repeated="16" table:style-name="ce1" office:value-type="float" office:value="0" calcext:value-type="float">
            <text:p>0</text:p>
          </table:table-cell>
          <table:table-cell/>
          <table:table-cell table:style-name="ce1"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SUM([.C8:.AH8]);[.$B$3])" office:value-type="float" office:value="13" calcext:value-type="float">
            <text:p>13</text:p>
          </table:table-cell>
          <table:table-cell table:formula="of:=[.$D$3]^([.$A8]*[.C$6])*[.C$7]" office:value-type="float" office:value="1" calcext:value-type="float">
            <text:p>1</text:p>
          </table:table-cell>
          <table:table-cell table:formula="of:=[.$D$3]^([.$A8]*[.D$6])*[.D$7]" office:value-type="float" office:value="0" calcext:value-type="float">
            <text:p>0</text:p>
          </table:table-cell>
          <table:table-cell table:formula="of:=[.$D$3]^([.$A8]*[.E$6])*[.E$7]" office:value-type="float" office:value="0" calcext:value-type="float">
            <text:p>0</text:p>
          </table:table-cell>
          <table:table-cell table:formula="of:=[.$D$3]^([.$A8]*[.F$6])*[.F$7]" office:value-type="float" office:value="0" calcext:value-type="float">
            <text:p>0</text:p>
          </table:table-cell>
          <table:table-cell table:formula="of:=[.$D$3]^([.$A8]*[.G$6])*[.G$7]" office:value-type="float" office:value="0" calcext:value-type="float">
            <text:p>0</text:p>
          </table:table-cell>
          <table:table-cell table:formula="of:=[.$D$3]^([.$A8]*[.H$6])*[.H$7]" office:value-type="float" office:value="100" calcext:value-type="float">
            <text:p>100</text:p>
          </table:table-cell>
          <table:table-cell table:formula="of:=[.$D$3]^([.$A8]*[.I$6])*[.I$7]" office:value-type="float" office:value="100" calcext:value-type="float">
            <text:p>100</text:p>
          </table:table-cell>
          <table:table-cell table:formula="of:=[.$D$3]^([.$A8]*[.J$6])*[.J$7]" office:value-type="float" office:value="100" calcext:value-type="float">
            <text:p>100</text:p>
          </table:table-cell>
          <table:table-cell table:formula="of:=[.$D$3]^([.$A8]*[.K$6])*[.K$7]" office:value-type="float" office:value="100" calcext:value-type="float">
            <text:p>100</text:p>
          </table:table-cell>
          <table:table-cell table:formula="of:=[.$D$3]^([.$A8]*[.L$6])*[.L$7]" office:value-type="float" office:value="100" calcext:value-type="float">
            <text:p>100</text:p>
          </table:table-cell>
          <table:table-cell table:formula="of:=[.$D$3]^([.$A8]*[.M$6])*[.M$7]" office:value-type="float" office:value="100" calcext:value-type="float">
            <text:p>100</text:p>
          </table:table-cell>
          <table:table-cell table:formula="of:=[.$D$3]^([.$A8]*[.N$6])*[.N$7]" office:value-type="float" office:value="100" calcext:value-type="float">
            <text:p>100</text:p>
          </table:table-cell>
          <table:table-cell table:formula="of:=[.$D$3]^([.$A8]*[.O$6])*[.O$7]" office:value-type="float" office:value="100" calcext:value-type="float">
            <text:p>100</text:p>
          </table:table-cell>
          <table:table-cell table:formula="of:=[.$D$3]^([.$A8]*[.P$6])*[.P$7]" office:value-type="float" office:value="100" calcext:value-type="float">
            <text:p>100</text:p>
          </table:table-cell>
          <table:table-cell table:formula="of:=[.$D$3]^([.$A8]*[.Q$6])*[.Q$7]" office:value-type="float" office:value="100" calcext:value-type="float">
            <text:p>100</text:p>
          </table:table-cell>
          <table:table-cell table:formula="of:=[.$D$3]^([.$A8]*[.R$6])*[.R$7]" office:value-type="float" office:value="100" calcext:value-type="float">
            <text:p>100</text:p>
          </table:table-cell>
          <table:table-cell table:formula="of:=[.$D$3]^([.$A8]*[.S$6])*[.S$7]" office:value-type="float" office:value="0" calcext:value-type="float">
            <text:p>0</text:p>
          </table:table-cell>
          <table:table-cell table:formula="of:=[.$D$3]^([.$A8]*[.T$6])*[.T$7]" office:value-type="float" office:value="0" calcext:value-type="float">
            <text:p>0</text:p>
          </table:table-cell>
          <table:table-cell table:formula="of:=[.$D$3]^([.$A8]*[.U$6])*[.U$7]" office:value-type="float" office:value="0" calcext:value-type="float">
            <text:p>0</text:p>
          </table:table-cell>
          <table:table-cell table:formula="of:=[.$D$3]^([.$A8]*[.V$6])*[.V$7]" office:value-type="float" office:value="0" calcext:value-type="float">
            <text:p>0</text:p>
          </table:table-cell>
          <table:table-cell table:formula="of:=[.$D$3]^([.$A8]*[.W$6])*[.W$7]" office:value-type="float" office:value="0" calcext:value-type="float">
            <text:p>0</text:p>
          </table:table-cell>
          <table:table-cell table:formula="of:=[.$D$3]^([.$A8]*[.X$6])*[.X$7]" office:value-type="float" office:value="0" calcext:value-type="float">
            <text:p>0</text:p>
          </table:table-cell>
          <table:table-cell table:formula="of:=[.$D$3]^([.$A8]*[.Y$6])*[.Y$7]" office:value-type="float" office:value="0" calcext:value-type="float">
            <text:p>0</text:p>
          </table:table-cell>
          <table:table-cell table:formula="of:=[.$D$3]^([.$A8]*[.Z$6])*[.Z$7]" office:value-type="float" office:value="0" calcext:value-type="float">
            <text:p>0</text:p>
          </table:table-cell>
          <table:table-cell table:formula="of:=[.$D$3]^([.$A8]*[.AA$6])*[.AA$7]" office:value-type="float" office:value="0" calcext:value-type="float">
            <text:p>0</text:p>
          </table:table-cell>
          <table:table-cell table:formula="of:=[.$D$3]^([.$A8]*[.AB$6])*[.AB$7]" office:value-type="float" office:value="0" calcext:value-type="float">
            <text:p>0</text:p>
          </table:table-cell>
          <table:table-cell table:formula="of:=[.$D$3]^([.$A8]*[.AC$6])*[.AC$7]" office:value-type="float" office:value="0" calcext:value-type="float">
            <text:p>0</text:p>
          </table:table-cell>
          <table:table-cell table:formula="of:=[.$D$3]^([.$A8]*[.AD$6])*[.AD$7]" office:value-type="float" office:value="0" calcext:value-type="float">
            <text:p>0</text:p>
          </table:table-cell>
          <table:table-cell table:formula="of:=[.$D$3]^([.$A8]*[.AE$6])*[.AE$7]" office:value-type="float" office:value="0" calcext:value-type="float">
            <text:p>0</text:p>
          </table:table-cell>
          <table:table-cell table:formula="of:=[.$D$3]^([.$A8]*[.AF$6])*[.AF$7]" office:value-type="float" office:value="0" calcext:value-type="float">
            <text:p>0</text:p>
          </table:table-cell>
          <table:table-cell table:formula="of:=[.$D$3]^([.$A8]*[.AG$6])*[.AG$7]" office:value-type="float" office:value="0" calcext:value-type="float">
            <text:p>0</text:p>
          </table:table-cell>
          <table:table-cell table:formula="of:=[.$D$3]^([.$A8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SUM([.C9:.G9]);[.$B$3])" office:value-type="float" office:value="1" calcext:value-type="float">
            <text:p>1</text:p>
          </table:table-cell>
          <table:table-cell table:formula="of:=[.$D$3]^([.$A9]*[.C$6])*[.C$7]" office:value-type="float" office:value="1" calcext:value-type="float">
            <text:p>1</text:p>
          </table:table-cell>
          <table:table-cell table:formula="of:=[.$D$3]^([.$A9]*[.D$6])*[.D$7]" office:value-type="float" office:value="0" calcext:value-type="float">
            <text:p>0</text:p>
          </table:table-cell>
          <table:table-cell table:formula="of:=[.$D$3]^([.$A9]*[.E$6])*[.E$7]" office:value-type="float" office:value="0" calcext:value-type="float">
            <text:p>0</text:p>
          </table:table-cell>
          <table:table-cell table:formula="of:=[.$D$3]^([.$A9]*[.F$6])*[.F$7]" office:value-type="float" office:value="0" calcext:value-type="float">
            <text:p>0</text:p>
          </table:table-cell>
          <table:table-cell table:formula="of:=[.$D$3]^([.$A9]*[.G$6])*[.G$7]" office:value-type="float" office:value="0" calcext:value-type="float">
            <text:p>0</text:p>
          </table:table-cell>
          <table:table-cell table:formula="of:=[.$D$3]^([.$A9]*[.H$6])*[.H$7]" office:value-type="float" office:value="3200" calcext:value-type="float">
            <text:p>3200</text:p>
          </table:table-cell>
          <table:table-cell table:formula="of:=[.$D$3]^([.$A9]*[.I$6])*[.I$7]" office:value-type="float" office:value="6400" calcext:value-type="float">
            <text:p>6400</text:p>
          </table:table-cell>
          <table:table-cell table:formula="of:=[.$D$3]^([.$A9]*[.J$6])*[.J$7]" office:value-type="float" office:value="12800" calcext:value-type="float">
            <text:p>12800</text:p>
          </table:table-cell>
          <table:table-cell table:formula="of:=[.$D$3]^([.$A9]*[.K$6])*[.K$7]" office:value-type="float" office:value="25600" calcext:value-type="float">
            <text:p>25600</text:p>
          </table:table-cell>
          <table:table-cell table:formula="of:=[.$D$3]^([.$A9]*[.L$6])*[.L$7]" office:value-type="float" office:value="51200" calcext:value-type="float">
            <text:p>51200</text:p>
          </table:table-cell>
          <table:table-cell table:formula="of:=[.$D$3]^([.$A9]*[.M$6])*[.M$7]" office:value-type="float" office:value="102400" calcext:value-type="float">
            <text:p>102400</text:p>
          </table:table-cell>
          <table:table-cell table:formula="of:=[.$D$3]^([.$A9]*[.N$6])*[.N$7]" office:value-type="float" office:value="204800" calcext:value-type="float">
            <text:p>204800</text:p>
          </table:table-cell>
          <table:table-cell table:formula="of:=[.$D$3]^([.$A9]*[.O$6])*[.O$7]" office:value-type="float" office:value="409600" calcext:value-type="float">
            <text:p>409600</text:p>
          </table:table-cell>
          <table:table-cell table:formula="of:=[.$D$3]^([.$A9]*[.P$6])*[.P$7]" office:value-type="float" office:value="819200" calcext:value-type="float">
            <text:p>819200</text:p>
          </table:table-cell>
          <table:table-cell table:formula="of:=[.$D$3]^([.$A9]*[.Q$6])*[.Q$7]" office:value-type="float" office:value="1638400" calcext:value-type="float">
            <text:p>1638400</text:p>
          </table:table-cell>
          <table:table-cell table:formula="of:=[.$D$3]^([.$A9]*[.R$6])*[.R$7]" office:value-type="float" office:value="3276800" calcext:value-type="float">
            <text:p>3276800</text:p>
          </table:table-cell>
          <table:table-cell table:formula="of:=[.$D$3]^([.$A9]*[.S$6])*[.S$7]" office:value-type="float" office:value="0" calcext:value-type="float">
            <text:p>0</text:p>
          </table:table-cell>
          <table:table-cell table:formula="of:=[.$D$3]^([.$A9]*[.T$6])*[.T$7]" office:value-type="float" office:value="0" calcext:value-type="float">
            <text:p>0</text:p>
          </table:table-cell>
          <table:table-cell table:formula="of:=[.$D$3]^([.$A9]*[.U$6])*[.U$7]" office:value-type="float" office:value="0" calcext:value-type="float">
            <text:p>0</text:p>
          </table:table-cell>
          <table:table-cell table:formula="of:=[.$D$3]^([.$A9]*[.V$6])*[.V$7]" office:value-type="float" office:value="0" calcext:value-type="float">
            <text:p>0</text:p>
          </table:table-cell>
          <table:table-cell table:formula="of:=[.$D$3]^([.$A9]*[.W$6])*[.W$7]" office:value-type="float" office:value="0" calcext:value-type="float">
            <text:p>0</text:p>
          </table:table-cell>
          <table:table-cell table:formula="of:=[.$D$3]^([.$A9]*[.X$6])*[.X$7]" office:value-type="float" office:value="0" calcext:value-type="float">
            <text:p>0</text:p>
          </table:table-cell>
          <table:table-cell table:formula="of:=[.$D$3]^([.$A9]*[.Y$6])*[.Y$7]" office:value-type="float" office:value="0" calcext:value-type="float">
            <text:p>0</text:p>
          </table:table-cell>
          <table:table-cell table:formula="of:=[.$D$3]^([.$A9]*[.Z$6])*[.Z$7]" office:value-type="float" office:value="0" calcext:value-type="float">
            <text:p>0</text:p>
          </table:table-cell>
          <table:table-cell table:formula="of:=[.$D$3]^([.$A9]*[.AA$6])*[.AA$7]" office:value-type="float" office:value="0" calcext:value-type="float">
            <text:p>0</text:p>
          </table:table-cell>
          <table:table-cell table:formula="of:=[.$D$3]^([.$A9]*[.AB$6])*[.AB$7]" office:value-type="float" office:value="0" calcext:value-type="float">
            <text:p>0</text:p>
          </table:table-cell>
          <table:table-cell table:formula="of:=[.$D$3]^([.$A9]*[.AC$6])*[.AC$7]" office:value-type="float" office:value="0" calcext:value-type="float">
            <text:p>0</text:p>
          </table:table-cell>
          <table:table-cell table:formula="of:=[.$D$3]^([.$A9]*[.AD$6])*[.AD$7]" office:value-type="float" office:value="0" calcext:value-type="float">
            <text:p>0</text:p>
          </table:table-cell>
          <table:table-cell table:formula="of:=[.$D$3]^([.$A9]*[.AE$6])*[.AE$7]" office:value-type="float" office:value="0" calcext:value-type="float">
            <text:p>0</text:p>
          </table:table-cell>
          <table:table-cell table:formula="of:=[.$D$3]^([.$A9]*[.AF$6])*[.AF$7]" office:value-type="float" office:value="0" calcext:value-type="float">
            <text:p>0</text:p>
          </table:table-cell>
          <table:table-cell table:formula="of:=[.$D$3]^([.$A9]*[.AG$6])*[.AG$7]" office:value-type="float" office:value="0" calcext:value-type="float">
            <text:p>0</text:p>
          </table:table-cell>
          <table:table-cell table:formula="of:=[.$D$3]^([.$A9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SUM([.C10:.AH10]);[.$B$3])" office:value-type="float" office:value="3" calcext:value-type="float">
            <text:p>3</text:p>
          </table:table-cell>
          <table:table-cell table:formula="of:=[.$D$3]^([.$A10]*[.C$6])*[.C$7]" office:value-type="float" office:value="1" calcext:value-type="float">
            <text:p>1</text:p>
          </table:table-cell>
          <table:table-cell table:formula="of:=[.$D$3]^([.$A10]*[.D$6])*[.D$7]" office:value-type="float" office:value="0" calcext:value-type="float">
            <text:p>0</text:p>
          </table:table-cell>
          <table:table-cell table:formula="of:=[.$D$3]^([.$A10]*[.E$6])*[.E$7]" office:value-type="float" office:value="0" calcext:value-type="float">
            <text:p>0</text:p>
          </table:table-cell>
          <table:table-cell table:formula="of:=[.$D$3]^([.$A10]*[.F$6])*[.F$7]" office:value-type="float" office:value="0" calcext:value-type="float">
            <text:p>0</text:p>
          </table:table-cell>
          <table:table-cell table:formula="of:=[.$D$3]^([.$A10]*[.G$6])*[.G$7]" office:value-type="float" office:value="0" calcext:value-type="float">
            <text:p>0</text:p>
          </table:table-cell>
          <table:table-cell table:formula="of:=[.$D$3]^([.$A10]*[.H$6])*[.H$7]" office:value-type="float" office:value="102400" calcext:value-type="float">
            <text:p>102400</text:p>
          </table:table-cell>
          <table:table-cell table:formula="of:=[.$D$3]^([.$A10]*[.I$6])*[.I$7]" office:value-type="float" office:value="409600" calcext:value-type="float">
            <text:p>409600</text:p>
          </table:table-cell>
          <table:table-cell table:formula="of:=[.$D$3]^([.$A10]*[.J$6])*[.J$7]" office:value-type="float" office:value="1638400" calcext:value-type="float">
            <text:p>1638400</text:p>
          </table:table-cell>
          <table:table-cell table:formula="of:=[.$D$3]^([.$A10]*[.K$6])*[.K$7]" office:value-type="float" office:value="6553600" calcext:value-type="float">
            <text:p>6553600</text:p>
          </table:table-cell>
          <table:table-cell table:formula="of:=[.$D$3]^([.$A10]*[.L$6])*[.L$7]" office:value-type="float" office:value="26214400" calcext:value-type="float">
            <text:p>26214400</text:p>
          </table:table-cell>
          <table:table-cell table:formula="of:=[.$D$3]^([.$A10]*[.M$6])*[.M$7]" office:value-type="float" office:value="104857600" calcext:value-type="float">
            <text:p>104857600</text:p>
          </table:table-cell>
          <table:table-cell table:formula="of:=[.$D$3]^([.$A10]*[.N$6])*[.N$7]" office:value-type="float" office:value="419430400" calcext:value-type="float">
            <text:p>419430400</text:p>
          </table:table-cell>
          <table:table-cell table:formula="of:=[.$D$3]^([.$A10]*[.O$6])*[.O$7]" office:value-type="float" office:value="1677721600" calcext:value-type="float">
            <text:p>1677721600</text:p>
          </table:table-cell>
          <table:table-cell table:formula="of:=[.$D$3]^([.$A10]*[.P$6])*[.P$7]" office:value-type="float" office:value="6710886400" calcext:value-type="float">
            <text:p>6710886400</text:p>
          </table:table-cell>
          <table:table-cell table:formula="of:=[.$D$3]^([.$A10]*[.Q$6])*[.Q$7]" office:value-type="float" office:value="26843545600" calcext:value-type="float">
            <text:p>26843545600</text:p>
          </table:table-cell>
          <table:table-cell table:formula="of:=[.$D$3]^([.$A10]*[.R$6])*[.R$7]" office:value-type="float" office:value="107374182400" calcext:value-type="float">
            <text:p>107374182400</text:p>
          </table:table-cell>
          <table:table-cell table:formula="of:=[.$D$3]^([.$A10]*[.S$6])*[.S$7]" office:value-type="float" office:value="0" calcext:value-type="float">
            <text:p>0</text:p>
          </table:table-cell>
          <table:table-cell table:formula="of:=[.$D$3]^([.$A10]*[.T$6])*[.T$7]" office:value-type="float" office:value="0" calcext:value-type="float">
            <text:p>0</text:p>
          </table:table-cell>
          <table:table-cell table:formula="of:=[.$D$3]^([.$A10]*[.U$6])*[.U$7]" office:value-type="float" office:value="0" calcext:value-type="float">
            <text:p>0</text:p>
          </table:table-cell>
          <table:table-cell table:formula="of:=[.$D$3]^([.$A10]*[.V$6])*[.V$7]" office:value-type="float" office:value="0" calcext:value-type="float">
            <text:p>0</text:p>
          </table:table-cell>
          <table:table-cell table:formula="of:=[.$D$3]^([.$A10]*[.W$6])*[.W$7]" office:value-type="float" office:value="0" calcext:value-type="float">
            <text:p>0</text:p>
          </table:table-cell>
          <table:table-cell table:formula="of:=[.$D$3]^([.$A10]*[.X$6])*[.X$7]" office:value-type="float" office:value="0" calcext:value-type="float">
            <text:p>0</text:p>
          </table:table-cell>
          <table:table-cell table:formula="of:=[.$D$3]^([.$A10]*[.Y$6])*[.Y$7]" office:value-type="float" office:value="0" calcext:value-type="float">
            <text:p>0</text:p>
          </table:table-cell>
          <table:table-cell table:formula="of:=[.$D$3]^([.$A10]*[.Z$6])*[.Z$7]" office:value-type="float" office:value="0" calcext:value-type="float">
            <text:p>0</text:p>
          </table:table-cell>
          <table:table-cell table:formula="of:=[.$D$3]^([.$A10]*[.AA$6])*[.AA$7]" office:value-type="float" office:value="0" calcext:value-type="float">
            <text:p>0</text:p>
          </table:table-cell>
          <table:table-cell table:formula="of:=[.$D$3]^([.$A10]*[.AB$6])*[.AB$7]" office:value-type="float" office:value="0" calcext:value-type="float">
            <text:p>0</text:p>
          </table:table-cell>
          <table:table-cell table:formula="of:=[.$D$3]^([.$A10]*[.AC$6])*[.AC$7]" office:value-type="float" office:value="0" calcext:value-type="float">
            <text:p>0</text:p>
          </table:table-cell>
          <table:table-cell table:formula="of:=[.$D$3]^([.$A10]*[.AD$6])*[.AD$7]" office:value-type="float" office:value="0" calcext:value-type="float">
            <text:p>0</text:p>
          </table:table-cell>
          <table:table-cell table:formula="of:=[.$D$3]^([.$A10]*[.AE$6])*[.AE$7]" office:value-type="float" office:value="0" calcext:value-type="float">
            <text:p>0</text:p>
          </table:table-cell>
          <table:table-cell table:formula="of:=[.$D$3]^([.$A10]*[.AF$6])*[.AF$7]" office:value-type="float" office:value="0" calcext:value-type="float">
            <text:p>0</text:p>
          </table:table-cell>
          <table:table-cell table:formula="of:=[.$D$3]^([.$A10]*[.AG$6])*[.AG$7]" office:value-type="float" office:value="0" calcext:value-type="float">
            <text:p>0</text:p>
          </table:table-cell>
          <table:table-cell table:formula="of:=[.$D$3]^([.$A10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SUM([.C11:.AH11]);[.$B$3])" office:value-type="float" office:value="13" calcext:value-type="float">
            <text:p>13</text:p>
          </table:table-cell>
          <table:table-cell table:formula="of:=[.$D$3]^([.$A11]*[.C$6])*[.C$7]" office:value-type="float" office:value="1" calcext:value-type="float">
            <text:p>1</text:p>
          </table:table-cell>
          <table:table-cell table:formula="of:=[.$D$3]^([.$A11]*[.D$6])*[.D$7]" office:value-type="float" office:value="0" calcext:value-type="float">
            <text:p>0</text:p>
          </table:table-cell>
          <table:table-cell table:formula="of:=[.$D$3]^([.$A11]*[.E$6])*[.E$7]" office:value-type="float" office:value="0" calcext:value-type="float">
            <text:p>0</text:p>
          </table:table-cell>
          <table:table-cell table:formula="of:=[.$D$3]^([.$A11]*[.F$6])*[.F$7]" office:value-type="float" office:value="0" calcext:value-type="float">
            <text:p>0</text:p>
          </table:table-cell>
          <table:table-cell table:formula="of:=[.$D$3]^([.$A11]*[.G$6])*[.G$7]" office:value-type="float" office:value="0" calcext:value-type="float">
            <text:p>0</text:p>
          </table:table-cell>
          <table:table-cell table:formula="of:=[.$D$3]^([.$A11]*[.H$6])*[.H$7]" office:value-type="float" office:value="3276800" calcext:value-type="float">
            <text:p>3276800</text:p>
          </table:table-cell>
          <table:table-cell table:formula="of:=[.$D$3]^([.$A11]*[.I$6])*[.I$7]" office:value-type="float" office:value="26214400" calcext:value-type="float">
            <text:p>26214400</text:p>
          </table:table-cell>
          <table:table-cell table:formula="of:=[.$D$3]^([.$A11]*[.J$6])*[.J$7]" office:value-type="float" office:value="209715200" calcext:value-type="float">
            <text:p>209715200</text:p>
          </table:table-cell>
          <table:table-cell table:formula="of:=[.$D$3]^([.$A11]*[.K$6])*[.K$7]" office:value-type="float" office:value="1677721600" calcext:value-type="float">
            <text:p>1677721600</text:p>
          </table:table-cell>
          <table:table-cell table:formula="of:=[.$D$3]^([.$A11]*[.L$6])*[.L$7]" office:value-type="float" office:value="13421772800" calcext:value-type="float">
            <text:p>13421772800</text:p>
          </table:table-cell>
          <table:table-cell table:formula="of:=[.$D$3]^([.$A11]*[.M$6])*[.M$7]" office:value-type="float" office:value="107374182400" calcext:value-type="float">
            <text:p>107374182400</text:p>
          </table:table-cell>
          <table:table-cell table:formula="of:=[.$D$3]^([.$A11]*[.N$6])*[.N$7]" office:value-type="float" office:value="858993459200" calcext:value-type="float">
            <text:p>858993459200</text:p>
          </table:table-cell>
          <table:table-cell table:formula="of:=[.$D$3]^([.$A11]*[.O$6])*[.O$7]" office:value-type="float" office:value="6871947673600" calcext:value-type="float">
            <text:p>6871947673600</text:p>
          </table:table-cell>
          <table:table-cell table:formula="of:=[.$D$3]^([.$A11]*[.P$6])*[.P$7]" office:value-type="float" office:value="54975581388800" calcext:value-type="float">
            <text:p>54975581388800</text:p>
          </table:table-cell>
          <table:table-cell table:formula="of:=[.$D$3]^([.$A11]*[.Q$6])*[.Q$7]" office:value-type="float" office:value="439804651110400" calcext:value-type="float">
            <text:p>439804651110400</text:p>
          </table:table-cell>
          <table:table-cell table:formula="of:=[.$D$3]^([.$A11]*[.R$6])*[.R$7]" office:value-type="float" office:value="3518437208883200" calcext:value-type="float">
            <text:p>3518437208883200</text:p>
          </table:table-cell>
          <table:table-cell table:formula="of:=[.$D$3]^([.$A11]*[.S$6])*[.S$7]" office:value-type="float" office:value="0" calcext:value-type="float">
            <text:p>0</text:p>
          </table:table-cell>
          <table:table-cell table:formula="of:=[.$D$3]^([.$A11]*[.T$6])*[.T$7]" office:value-type="float" office:value="0" calcext:value-type="float">
            <text:p>0</text:p>
          </table:table-cell>
          <table:table-cell table:formula="of:=[.$D$3]^([.$A11]*[.U$6])*[.U$7]" office:value-type="float" office:value="0" calcext:value-type="float">
            <text:p>0</text:p>
          </table:table-cell>
          <table:table-cell table:formula="of:=[.$D$3]^([.$A11]*[.V$6])*[.V$7]" office:value-type="float" office:value="0" calcext:value-type="float">
            <text:p>0</text:p>
          </table:table-cell>
          <table:table-cell table:formula="of:=[.$D$3]^([.$A11]*[.W$6])*[.W$7]" office:value-type="float" office:value="0" calcext:value-type="float">
            <text:p>0</text:p>
          </table:table-cell>
          <table:table-cell table:formula="of:=[.$D$3]^([.$A11]*[.X$6])*[.X$7]" office:value-type="float" office:value="0" calcext:value-type="float">
            <text:p>0</text:p>
          </table:table-cell>
          <table:table-cell table:formula="of:=[.$D$3]^([.$A11]*[.Y$6])*[.Y$7]" office:value-type="float" office:value="0" calcext:value-type="float">
            <text:p>0</text:p>
          </table:table-cell>
          <table:table-cell table:formula="of:=[.$D$3]^([.$A11]*[.Z$6])*[.Z$7]" office:value-type="float" office:value="0" calcext:value-type="float">
            <text:p>0</text:p>
          </table:table-cell>
          <table:table-cell table:formula="of:=[.$D$3]^([.$A11]*[.AA$6])*[.AA$7]" office:value-type="float" office:value="0" calcext:value-type="float">
            <text:p>0</text:p>
          </table:table-cell>
          <table:table-cell table:formula="of:=[.$D$3]^([.$A11]*[.AB$6])*[.AB$7]" office:value-type="float" office:value="0" calcext:value-type="float">
            <text:p>0</text:p>
          </table:table-cell>
          <table:table-cell table:formula="of:=[.$D$3]^([.$A11]*[.AC$6])*[.AC$7]" office:value-type="float" office:value="0" calcext:value-type="float">
            <text:p>0</text:p>
          </table:table-cell>
          <table:table-cell table:formula="of:=[.$D$3]^([.$A11]*[.AD$6])*[.AD$7]" office:value-type="float" office:value="0" calcext:value-type="float">
            <text:p>0</text:p>
          </table:table-cell>
          <table:table-cell table:formula="of:=[.$D$3]^([.$A11]*[.AE$6])*[.AE$7]" office:value-type="float" office:value="0" calcext:value-type="float">
            <text:p>0</text:p>
          </table:table-cell>
          <table:table-cell table:formula="of:=[.$D$3]^([.$A11]*[.AF$6])*[.AF$7]" office:value-type="float" office:value="0" calcext:value-type="float">
            <text:p>0</text:p>
          </table:table-cell>
          <table:table-cell table:formula="of:=[.$D$3]^([.$A11]*[.AG$6])*[.AG$7]" office:value-type="float" office:value="0" calcext:value-type="float">
            <text:p>0</text:p>
          </table:table-cell>
          <table:table-cell table:formula="of:=[.$D$3]^([.$A11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SUM([.C12:.AH12]);[.$B$3])" office:value-type="float" office:value="2" calcext:value-type="float">
            <text:p>2</text:p>
          </table:table-cell>
          <table:table-cell table:formula="of:=[.$D$3]^([.$A12]*[.C$6])*[.C$7]" office:value-type="float" office:value="1" calcext:value-type="float">
            <text:p>1</text:p>
          </table:table-cell>
          <table:table-cell table:formula="of:=[.$D$3]^([.$A12]*[.D$6])*[.D$7]" office:value-type="float" office:value="0" calcext:value-type="float">
            <text:p>0</text:p>
          </table:table-cell>
          <table:table-cell table:formula="of:=[.$D$3]^([.$A12]*[.E$6])*[.E$7]" office:value-type="float" office:value="0" calcext:value-type="float">
            <text:p>0</text:p>
          </table:table-cell>
          <table:table-cell table:formula="of:=[.$D$3]^([.$A12]*[.F$6])*[.F$7]" office:value-type="float" office:value="0" calcext:value-type="float">
            <text:p>0</text:p>
          </table:table-cell>
          <table:table-cell table:formula="of:=[.$D$3]^([.$A12]*[.G$6])*[.G$7]" office:value-type="float" office:value="0" calcext:value-type="float">
            <text:p>0</text:p>
          </table:table-cell>
          <table:table-cell table:formula="of:=[.$D$3]^([.$A12]*[.H$6])*[.H$7]" office:value-type="float" office:value="104857600" calcext:value-type="float">
            <text:p>104857600</text:p>
          </table:table-cell>
          <table:table-cell table:formula="of:=[.$D$3]^([.$A12]*[.I$6])*[.I$7]" office:value-type="float" office:value="1677721600" calcext:value-type="float">
            <text:p>1677721600</text:p>
          </table:table-cell>
          <table:table-cell table:formula="of:=[.$D$3]^([.$A12]*[.J$6])*[.J$7]" office:value-type="float" office:value="26843545600" calcext:value-type="float">
            <text:p>26843545600</text:p>
          </table:table-cell>
          <table:table-cell table:formula="of:=[.$D$3]^([.$A12]*[.K$6])*[.K$7]" office:value-type="float" office:value="429496729600" calcext:value-type="float">
            <text:p>429496729600</text:p>
          </table:table-cell>
          <table:table-cell table:formula="of:=[.$D$3]^([.$A12]*[.L$6])*[.L$7]" office:value-type="float" office:value="6871947673600" calcext:value-type="float">
            <text:p>6871947673600</text:p>
          </table:table-cell>
          <table:table-cell table:formula="of:=[.$D$3]^([.$A12]*[.M$6])*[.M$7]" office:value-type="float" office:value="109951162777600" calcext:value-type="float">
            <text:p>109951162777600</text:p>
          </table:table-cell>
          <table:table-cell table:formula="of:=[.$D$3]^([.$A12]*[.N$6])*[.N$7]" office:value-type="float" office:value="1759218604441600" calcext:value-type="float">
            <text:p>1759218604441600</text:p>
          </table:table-cell>
          <table:table-cell table:formula="of:=[.$D$3]^([.$A12]*[.O$6])*[.O$7]" office:value-type="float" office:value="2.81474976710656E+016" calcext:value-type="float">
            <text:p>2,81474976710656E+016</text:p>
          </table:table-cell>
          <table:table-cell table:formula="of:=[.$D$3]^([.$A12]*[.P$6])*[.P$7]" office:value-type="float" office:value="4.5035996273705E+017" calcext:value-type="float">
            <text:p>4,5035996273705E+017</text:p>
          </table:table-cell>
          <table:table-cell table:formula="of:=[.$D$3]^([.$A12]*[.Q$6])*[.Q$7]" office:value-type="float" office:value="7.20575940379279E+018" calcext:value-type="float">
            <text:p>7,20575940379279E+018</text:p>
          </table:table-cell>
          <table:table-cell table:formula="of:=[.$D$3]^([.$A12]*[.R$6])*[.R$7]" office:value-type="float" office:value="1.15292150460685E+020" calcext:value-type="float">
            <text:p>1,15292150460685E+020</text:p>
          </table:table-cell>
          <table:table-cell table:formula="of:=[.$D$3]^([.$A12]*[.S$6])*[.S$7]" office:value-type="float" office:value="0" calcext:value-type="float">
            <text:p>0</text:p>
          </table:table-cell>
          <table:table-cell table:formula="of:=[.$D$3]^([.$A12]*[.T$6])*[.T$7]" office:value-type="float" office:value="0" calcext:value-type="float">
            <text:p>0</text:p>
          </table:table-cell>
          <table:table-cell table:formula="of:=[.$D$3]^([.$A12]*[.U$6])*[.U$7]" office:value-type="float" office:value="0" calcext:value-type="float">
            <text:p>0</text:p>
          </table:table-cell>
          <table:table-cell table:formula="of:=[.$D$3]^([.$A12]*[.V$6])*[.V$7]" office:value-type="float" office:value="0" calcext:value-type="float">
            <text:p>0</text:p>
          </table:table-cell>
          <table:table-cell table:formula="of:=[.$D$3]^([.$A12]*[.W$6])*[.W$7]" office:value-type="float" office:value="0" calcext:value-type="float">
            <text:p>0</text:p>
          </table:table-cell>
          <table:table-cell table:formula="of:=[.$D$3]^([.$A12]*[.X$6])*[.X$7]" office:value-type="float" office:value="0" calcext:value-type="float">
            <text:p>0</text:p>
          </table:table-cell>
          <table:table-cell table:formula="of:=[.$D$3]^([.$A12]*[.Y$6])*[.Y$7]" office:value-type="float" office:value="0" calcext:value-type="float">
            <text:p>0</text:p>
          </table:table-cell>
          <table:table-cell table:formula="of:=[.$D$3]^([.$A12]*[.Z$6])*[.Z$7]" office:value-type="float" office:value="0" calcext:value-type="float">
            <text:p>0</text:p>
          </table:table-cell>
          <table:table-cell table:formula="of:=[.$D$3]^([.$A12]*[.AA$6])*[.AA$7]" office:value-type="float" office:value="0" calcext:value-type="float">
            <text:p>0</text:p>
          </table:table-cell>
          <table:table-cell table:formula="of:=[.$D$3]^([.$A12]*[.AB$6])*[.AB$7]" office:value-type="float" office:value="0" calcext:value-type="float">
            <text:p>0</text:p>
          </table:table-cell>
          <table:table-cell table:formula="of:=[.$D$3]^([.$A12]*[.AC$6])*[.AC$7]" office:value-type="float" office:value="0" calcext:value-type="float">
            <text:p>0</text:p>
          </table:table-cell>
          <table:table-cell table:formula="of:=[.$D$3]^([.$A12]*[.AD$6])*[.AD$7]" office:value-type="float" office:value="0" calcext:value-type="float">
            <text:p>0</text:p>
          </table:table-cell>
          <table:table-cell table:formula="of:=[.$D$3]^([.$A12]*[.AE$6])*[.AE$7]" office:value-type="float" office:value="0" calcext:value-type="float">
            <text:p>0</text:p>
          </table:table-cell>
          <table:table-cell table:formula="of:=[.$D$3]^([.$A12]*[.AF$6])*[.AF$7]" office:value-type="float" office:value="0" calcext:value-type="float">
            <text:p>0</text:p>
          </table:table-cell>
          <table:table-cell table:formula="of:=[.$D$3]^([.$A12]*[.AG$6])*[.AG$7]" office:value-type="float" office:value="0" calcext:value-type="float">
            <text:p>0</text:p>
          </table:table-cell>
          <table:table-cell table:formula="of:=[.$D$3]^([.$A12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SUM([.C13:.AH13]);[.$B$3])" office:value-type="float" office:value="14" calcext:value-type="float">
            <text:p>14</text:p>
          </table:table-cell>
          <table:table-cell table:formula="of:=[.$D$3]^([.$A13]*[.C$6])*[.C$7]" office:value-type="float" office:value="1" calcext:value-type="float">
            <text:p>1</text:p>
          </table:table-cell>
          <table:table-cell table:formula="of:=[.$D$3]^([.$A13]*[.D$6])*[.D$7]" office:value-type="float" office:value="0" calcext:value-type="float">
            <text:p>0</text:p>
          </table:table-cell>
          <table:table-cell table:formula="of:=[.$D$3]^([.$A13]*[.E$6])*[.E$7]" office:value-type="float" office:value="0" calcext:value-type="float">
            <text:p>0</text:p>
          </table:table-cell>
          <table:table-cell table:formula="of:=[.$D$3]^([.$A13]*[.F$6])*[.F$7]" office:value-type="float" office:value="0" calcext:value-type="float">
            <text:p>0</text:p>
          </table:table-cell>
          <table:table-cell table:formula="of:=[.$D$3]^([.$A13]*[.G$6])*[.G$7]" office:value-type="float" office:value="0" calcext:value-type="float">
            <text:p>0</text:p>
          </table:table-cell>
          <table:table-cell table:formula="of:=[.$D$3]^([.$A13]*[.H$6])*[.H$7]" office:value-type="float" office:value="3355443200" calcext:value-type="float">
            <text:p>3355443200</text:p>
          </table:table-cell>
          <table:table-cell table:formula="of:=[.$D$3]^([.$A13]*[.I$6])*[.I$7]" office:value-type="float" office:value="107374182400" calcext:value-type="float">
            <text:p>107374182400</text:p>
          </table:table-cell>
          <table:table-cell table:formula="of:=[.$D$3]^([.$A13]*[.J$6])*[.J$7]" office:value-type="float" office:value="3435973836800" calcext:value-type="float">
            <text:p>3435973836800</text:p>
          </table:table-cell>
          <table:table-cell table:formula="of:=[.$D$3]^([.$A13]*[.K$6])*[.K$7]" office:value-type="float" office:value="109951162777600" calcext:value-type="float">
            <text:p>109951162777600</text:p>
          </table:table-cell>
          <table:table-cell table:formula="of:=[.$D$3]^([.$A13]*[.L$6])*[.L$7]" office:value-type="float" office:value="3518437208883200" calcext:value-type="float">
            <text:p>3518437208883200</text:p>
          </table:table-cell>
          <table:table-cell table:formula="of:=[.$D$3]^([.$A13]*[.M$6])*[.M$7]" office:value-type="float" office:value="1.12589990684262E+017" calcext:value-type="float">
            <text:p>1,12589990684262E+017</text:p>
          </table:table-cell>
          <table:table-cell table:formula="of:=[.$D$3]^([.$A13]*[.N$6])*[.N$7]" office:value-type="float" office:value="3.6028797018964E+018" calcext:value-type="float">
            <text:p>3,6028797018964E+018</text:p>
          </table:table-cell>
          <table:table-cell table:formula="of:=[.$D$3]^([.$A13]*[.O$6])*[.O$7]" office:value-type="float" office:value="1.15292150460685E+020" calcext:value-type="float">
            <text:p>1,15292150460685E+020</text:p>
          </table:table-cell>
          <table:table-cell table:formula="of:=[.$D$3]^([.$A13]*[.P$6])*[.P$7]" office:value-type="float" office:value="3.68934881474191E+021" calcext:value-type="float">
            <text:p>3,68934881474191E+021</text:p>
          </table:table-cell>
          <table:table-cell table:formula="of:=[.$D$3]^([.$A13]*[.Q$6])*[.Q$7]" office:value-type="float" office:value="1.18059162071741E+023" calcext:value-type="float">
            <text:p>1,18059162071741E+023</text:p>
          </table:table-cell>
          <table:table-cell table:formula="of:=[.$D$3]^([.$A13]*[.R$6])*[.R$7]" office:value-type="float" office:value="3.77789318629572E+024" calcext:value-type="float">
            <text:p>3,77789318629572E+024</text:p>
          </table:table-cell>
          <table:table-cell table:formula="of:=[.$D$3]^([.$A13]*[.S$6])*[.S$7]" office:value-type="float" office:value="0" calcext:value-type="float">
            <text:p>0</text:p>
          </table:table-cell>
          <table:table-cell table:formula="of:=[.$D$3]^([.$A13]*[.T$6])*[.T$7]" office:value-type="float" office:value="0" calcext:value-type="float">
            <text:p>0</text:p>
          </table:table-cell>
          <table:table-cell table:formula="of:=[.$D$3]^([.$A13]*[.U$6])*[.U$7]" office:value-type="float" office:value="0" calcext:value-type="float">
            <text:p>0</text:p>
          </table:table-cell>
          <table:table-cell table:formula="of:=[.$D$3]^([.$A13]*[.V$6])*[.V$7]" office:value-type="float" office:value="0" calcext:value-type="float">
            <text:p>0</text:p>
          </table:table-cell>
          <table:table-cell table:formula="of:=[.$D$3]^([.$A13]*[.W$6])*[.W$7]" office:value-type="float" office:value="0" calcext:value-type="float">
            <text:p>0</text:p>
          </table:table-cell>
          <table:table-cell table:formula="of:=[.$D$3]^([.$A13]*[.X$6])*[.X$7]" office:value-type="float" office:value="0" calcext:value-type="float">
            <text:p>0</text:p>
          </table:table-cell>
          <table:table-cell table:formula="of:=[.$D$3]^([.$A13]*[.Y$6])*[.Y$7]" office:value-type="float" office:value="0" calcext:value-type="float">
            <text:p>0</text:p>
          </table:table-cell>
          <table:table-cell table:formula="of:=[.$D$3]^([.$A13]*[.Z$6])*[.Z$7]" office:value-type="float" office:value="0" calcext:value-type="float">
            <text:p>0</text:p>
          </table:table-cell>
          <table:table-cell table:formula="of:=[.$D$3]^([.$A13]*[.AA$6])*[.AA$7]" office:value-type="float" office:value="0" calcext:value-type="float">
            <text:p>0</text:p>
          </table:table-cell>
          <table:table-cell table:formula="of:=[.$D$3]^([.$A13]*[.AB$6])*[.AB$7]" office:value-type="float" office:value="0" calcext:value-type="float">
            <text:p>0</text:p>
          </table:table-cell>
          <table:table-cell table:formula="of:=[.$D$3]^([.$A13]*[.AC$6])*[.AC$7]" office:value-type="float" office:value="0" calcext:value-type="float">
            <text:p>0</text:p>
          </table:table-cell>
          <table:table-cell table:formula="of:=[.$D$3]^([.$A13]*[.AD$6])*[.AD$7]" office:value-type="float" office:value="0" calcext:value-type="float">
            <text:p>0</text:p>
          </table:table-cell>
          <table:table-cell table:formula="of:=[.$D$3]^([.$A13]*[.AE$6])*[.AE$7]" office:value-type="float" office:value="0" calcext:value-type="float">
            <text:p>0</text:p>
          </table:table-cell>
          <table:table-cell table:formula="of:=[.$D$3]^([.$A13]*[.AF$6])*[.AF$7]" office:value-type="float" office:value="0" calcext:value-type="float">
            <text:p>0</text:p>
          </table:table-cell>
          <table:table-cell table:formula="of:=[.$D$3]^([.$A13]*[.AG$6])*[.AG$7]" office:value-type="float" office:value="0" calcext:value-type="float">
            <text:p>0</text:p>
          </table:table-cell>
          <table:table-cell table:formula="of:=[.$D$3]^([.$A13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SUM([.C14:.AH14]);[.$B$3])" office:value-type="float" office:value="9" calcext:value-type="float">
            <text:p>9</text:p>
          </table:table-cell>
          <table:table-cell table:formula="of:=[.$D$3]^([.$A14]*[.C$6])*[.C$7]" office:value-type="float" office:value="1" calcext:value-type="float">
            <text:p>1</text:p>
          </table:table-cell>
          <table:table-cell table:formula="of:=[.$D$3]^([.$A14]*[.D$6])*[.D$7]" office:value-type="float" office:value="0" calcext:value-type="float">
            <text:p>0</text:p>
          </table:table-cell>
          <table:table-cell table:formula="of:=[.$D$3]^([.$A14]*[.E$6])*[.E$7]" office:value-type="float" office:value="0" calcext:value-type="float">
            <text:p>0</text:p>
          </table:table-cell>
          <table:table-cell table:formula="of:=[.$D$3]^([.$A14]*[.F$6])*[.F$7]" office:value-type="float" office:value="0" calcext:value-type="float">
            <text:p>0</text:p>
          </table:table-cell>
          <table:table-cell table:formula="of:=[.$D$3]^([.$A14]*[.G$6])*[.G$7]" office:value-type="float" office:value="0" calcext:value-type="float">
            <text:p>0</text:p>
          </table:table-cell>
          <table:table-cell table:formula="of:=[.$D$3]^([.$A14]*[.H$6])*[.H$7]" office:value-type="float" office:value="107374182400" calcext:value-type="float">
            <text:p>107374182400</text:p>
          </table:table-cell>
          <table:table-cell table:formula="of:=[.$D$3]^([.$A14]*[.I$6])*[.I$7]" office:value-type="float" office:value="6871947673600" calcext:value-type="float">
            <text:p>6871947673600</text:p>
          </table:table-cell>
          <table:table-cell table:formula="of:=[.$D$3]^([.$A14]*[.J$6])*[.J$7]" office:value-type="float" office:value="439804651110400" calcext:value-type="float">
            <text:p>439804651110400</text:p>
          </table:table-cell>
          <table:table-cell table:formula="of:=[.$D$3]^([.$A14]*[.K$6])*[.K$7]" office:value-type="float" office:value="2.81474976710656E+016" calcext:value-type="float">
            <text:p>2,81474976710656E+016</text:p>
          </table:table-cell>
          <table:table-cell table:formula="of:=[.$D$3]^([.$A14]*[.L$6])*[.L$7]" office:value-type="float" office:value="1.8014398509482E+018" calcext:value-type="float">
            <text:p>1,8014398509482E+018</text:p>
          </table:table-cell>
          <table:table-cell table:formula="of:=[.$D$3]^([.$A14]*[.M$6])*[.M$7]" office:value-type="float" office:value="1.15292150460685E+020" calcext:value-type="float">
            <text:p>1,15292150460685E+020</text:p>
          </table:table-cell>
          <table:table-cell table:formula="of:=[.$D$3]^([.$A14]*[.N$6])*[.N$7]" office:value-type="float" office:value="7.37869762948382E+021" calcext:value-type="float">
            <text:p>7,37869762948382E+021</text:p>
          </table:table-cell>
          <table:table-cell table:formula="of:=[.$D$3]^([.$A14]*[.O$6])*[.O$7]" office:value-type="float" office:value="4.72236648286965E+023" calcext:value-type="float">
            <text:p>4,72236648286965E+023</text:p>
          </table:table-cell>
          <table:table-cell table:formula="of:=[.$D$3]^([.$A14]*[.P$6])*[.P$7]" office:value-type="float" office:value="3.02231454903657E+025" calcext:value-type="float">
            <text:p>3,02231454903657E+025</text:p>
          </table:table-cell>
          <table:table-cell table:formula="of:=[.$D$3]^([.$A14]*[.Q$6])*[.Q$7]" office:value-type="float" office:value="1.93428131138341E+027" calcext:value-type="float">
            <text:p>1,93428131138341E+027</text:p>
          </table:table-cell>
          <table:table-cell table:formula="of:=[.$D$3]^([.$A14]*[.R$6])*[.R$7]" office:value-type="float" office:value="1.23794003928538E+029" calcext:value-type="float">
            <text:p>1,23794003928538E+029</text:p>
          </table:table-cell>
          <table:table-cell table:formula="of:=[.$D$3]^([.$A14]*[.S$6])*[.S$7]" office:value-type="float" office:value="0" calcext:value-type="float">
            <text:p>0</text:p>
          </table:table-cell>
          <table:table-cell table:formula="of:=[.$D$3]^([.$A14]*[.T$6])*[.T$7]" office:value-type="float" office:value="0" calcext:value-type="float">
            <text:p>0</text:p>
          </table:table-cell>
          <table:table-cell table:formula="of:=[.$D$3]^([.$A14]*[.U$6])*[.U$7]" office:value-type="float" office:value="0" calcext:value-type="float">
            <text:p>0</text:p>
          </table:table-cell>
          <table:table-cell table:formula="of:=[.$D$3]^([.$A14]*[.V$6])*[.V$7]" office:value-type="float" office:value="0" calcext:value-type="float">
            <text:p>0</text:p>
          </table:table-cell>
          <table:table-cell table:formula="of:=[.$D$3]^([.$A14]*[.W$6])*[.W$7]" office:value-type="float" office:value="0" calcext:value-type="float">
            <text:p>0</text:p>
          </table:table-cell>
          <table:table-cell table:formula="of:=[.$D$3]^([.$A14]*[.X$6])*[.X$7]" office:value-type="float" office:value="0" calcext:value-type="float">
            <text:p>0</text:p>
          </table:table-cell>
          <table:table-cell table:formula="of:=[.$D$3]^([.$A14]*[.Y$6])*[.Y$7]" office:value-type="float" office:value="0" calcext:value-type="float">
            <text:p>0</text:p>
          </table:table-cell>
          <table:table-cell table:formula="of:=[.$D$3]^([.$A14]*[.Z$6])*[.Z$7]" office:value-type="float" office:value="0" calcext:value-type="float">
            <text:p>0</text:p>
          </table:table-cell>
          <table:table-cell table:formula="of:=[.$D$3]^([.$A14]*[.AA$6])*[.AA$7]" office:value-type="float" office:value="0" calcext:value-type="float">
            <text:p>0</text:p>
          </table:table-cell>
          <table:table-cell table:formula="of:=[.$D$3]^([.$A14]*[.AB$6])*[.AB$7]" office:value-type="float" office:value="0" calcext:value-type="float">
            <text:p>0</text:p>
          </table:table-cell>
          <table:table-cell table:formula="of:=[.$D$3]^([.$A14]*[.AC$6])*[.AC$7]" office:value-type="float" office:value="0" calcext:value-type="float">
            <text:p>0</text:p>
          </table:table-cell>
          <table:table-cell table:formula="of:=[.$D$3]^([.$A14]*[.AD$6])*[.AD$7]" office:value-type="float" office:value="0" calcext:value-type="float">
            <text:p>0</text:p>
          </table:table-cell>
          <table:table-cell table:formula="of:=[.$D$3]^([.$A14]*[.AE$6])*[.AE$7]" office:value-type="float" office:value="0" calcext:value-type="float">
            <text:p>0</text:p>
          </table:table-cell>
          <table:table-cell table:formula="of:=[.$D$3]^([.$A14]*[.AF$6])*[.AF$7]" office:value-type="float" office:value="0" calcext:value-type="float">
            <text:p>0</text:p>
          </table:table-cell>
          <table:table-cell table:formula="of:=[.$D$3]^([.$A14]*[.AG$6])*[.AG$7]" office:value-type="float" office:value="0" calcext:value-type="float">
            <text:p>0</text:p>
          </table:table-cell>
          <table:table-cell table:formula="of:=[.$D$3]^([.$A14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SUM([.C15:.AH15]);[.$B$3])" office:value-type="float" office:value="4" calcext:value-type="float">
            <text:p>4</text:p>
          </table:table-cell>
          <table:table-cell table:formula="of:=[.$D$3]^([.$A15]*[.C$6])*[.C$7]" office:value-type="float" office:value="1" calcext:value-type="float">
            <text:p>1</text:p>
          </table:table-cell>
          <table:table-cell table:formula="of:=[.$D$3]^([.$A15]*[.D$6])*[.D$7]" office:value-type="float" office:value="0" calcext:value-type="float">
            <text:p>0</text:p>
          </table:table-cell>
          <table:table-cell table:formula="of:=[.$D$3]^([.$A15]*[.E$6])*[.E$7]" office:value-type="float" office:value="0" calcext:value-type="float">
            <text:p>0</text:p>
          </table:table-cell>
          <table:table-cell table:formula="of:=[.$D$3]^([.$A15]*[.F$6])*[.F$7]" office:value-type="float" office:value="0" calcext:value-type="float">
            <text:p>0</text:p>
          </table:table-cell>
          <table:table-cell table:formula="of:=[.$D$3]^([.$A15]*[.G$6])*[.G$7]" office:value-type="float" office:value="0" calcext:value-type="float">
            <text:p>0</text:p>
          </table:table-cell>
          <table:table-cell table:formula="of:=[.$D$3]^([.$A15]*[.H$6])*[.H$7]" office:value-type="float" office:value="3435973836800" calcext:value-type="float">
            <text:p>3435973836800</text:p>
          </table:table-cell>
          <table:table-cell table:formula="of:=[.$D$3]^([.$A15]*[.I$6])*[.I$7]" office:value-type="float" office:value="439804651110400" calcext:value-type="float">
            <text:p>439804651110400</text:p>
          </table:table-cell>
          <table:table-cell table:formula="of:=[.$D$3]^([.$A15]*[.J$6])*[.J$7]" office:value-type="float" office:value="5.62949953421312E+016" calcext:value-type="float">
            <text:p>5,62949953421312E+016</text:p>
          </table:table-cell>
          <table:table-cell table:formula="of:=[.$D$3]^([.$A15]*[.K$6])*[.K$7]" office:value-type="float" office:value="7.20575940379279E+018" calcext:value-type="float">
            <text:p>7,20575940379279E+018</text:p>
          </table:table-cell>
          <table:table-cell table:formula="of:=[.$D$3]^([.$A15]*[.L$6])*[.L$7]" office:value-type="float" office:value="9.22337203685478E+020" calcext:value-type="float">
            <text:p>9,22337203685478E+020</text:p>
          </table:table-cell>
          <table:table-cell table:formula="of:=[.$D$3]^([.$A15]*[.M$6])*[.M$7]" office:value-type="float" office:value="1.18059162071741E+023" calcext:value-type="float">
            <text:p>1,18059162071741E+023</text:p>
          </table:table-cell>
          <table:table-cell table:formula="of:=[.$D$3]^([.$A15]*[.N$6])*[.N$7]" office:value-type="float" office:value="1.51115727451829E+025" calcext:value-type="float">
            <text:p>1,51115727451829E+025</text:p>
          </table:table-cell>
          <table:table-cell table:formula="of:=[.$D$3]^([.$A15]*[.O$6])*[.O$7]" office:value-type="float" office:value="1.93428131138341E+027" calcext:value-type="float">
            <text:p>1,93428131138341E+027</text:p>
          </table:table-cell>
          <table:table-cell table:formula="of:=[.$D$3]^([.$A15]*[.P$6])*[.P$7]" office:value-type="float" office:value="2.47588007857076E+029" calcext:value-type="float">
            <text:p>2,47588007857076E+029</text:p>
          </table:table-cell>
          <table:table-cell table:formula="of:=[.$D$3]^([.$A15]*[.Q$6])*[.Q$7]" office:value-type="float" office:value="3.16912650057057E+031" calcext:value-type="float">
            <text:p>3,16912650057057E+031</text:p>
          </table:table-cell>
          <table:table-cell table:formula="of:=[.$D$3]^([.$A15]*[.R$6])*[.R$7]" office:value-type="float" office:value="4.05648192073033E+033" calcext:value-type="float">
            <text:p>4,05648192073033E+033</text:p>
          </table:table-cell>
          <table:table-cell table:formula="of:=[.$D$3]^([.$A15]*[.S$6])*[.S$7]" office:value-type="float" office:value="0" calcext:value-type="float">
            <text:p>0</text:p>
          </table:table-cell>
          <table:table-cell table:formula="of:=[.$D$3]^([.$A15]*[.T$6])*[.T$7]" office:value-type="float" office:value="0" calcext:value-type="float">
            <text:p>0</text:p>
          </table:table-cell>
          <table:table-cell table:formula="of:=[.$D$3]^([.$A15]*[.U$6])*[.U$7]" office:value-type="float" office:value="0" calcext:value-type="float">
            <text:p>0</text:p>
          </table:table-cell>
          <table:table-cell table:formula="of:=[.$D$3]^([.$A15]*[.V$6])*[.V$7]" office:value-type="float" office:value="0" calcext:value-type="float">
            <text:p>0</text:p>
          </table:table-cell>
          <table:table-cell table:formula="of:=[.$D$3]^([.$A15]*[.W$6])*[.W$7]" office:value-type="float" office:value="0" calcext:value-type="float">
            <text:p>0</text:p>
          </table:table-cell>
          <table:table-cell table:formula="of:=[.$D$3]^([.$A15]*[.X$6])*[.X$7]" office:value-type="float" office:value="0" calcext:value-type="float">
            <text:p>0</text:p>
          </table:table-cell>
          <table:table-cell table:formula="of:=[.$D$3]^([.$A15]*[.Y$6])*[.Y$7]" office:value-type="float" office:value="0" calcext:value-type="float">
            <text:p>0</text:p>
          </table:table-cell>
          <table:table-cell table:formula="of:=[.$D$3]^([.$A15]*[.Z$6])*[.Z$7]" office:value-type="float" office:value="0" calcext:value-type="float">
            <text:p>0</text:p>
          </table:table-cell>
          <table:table-cell table:formula="of:=[.$D$3]^([.$A15]*[.AA$6])*[.AA$7]" office:value-type="float" office:value="0" calcext:value-type="float">
            <text:p>0</text:p>
          </table:table-cell>
          <table:table-cell table:formula="of:=[.$D$3]^([.$A15]*[.AB$6])*[.AB$7]" office:value-type="float" office:value="0" calcext:value-type="float">
            <text:p>0</text:p>
          </table:table-cell>
          <table:table-cell table:formula="of:=[.$D$3]^([.$A15]*[.AC$6])*[.AC$7]" office:value-type="float" office:value="0" calcext:value-type="float">
            <text:p>0</text:p>
          </table:table-cell>
          <table:table-cell table:formula="of:=[.$D$3]^([.$A15]*[.AD$6])*[.AD$7]" office:value-type="float" office:value="0" calcext:value-type="float">
            <text:p>0</text:p>
          </table:table-cell>
          <table:table-cell table:formula="of:=[.$D$3]^([.$A15]*[.AE$6])*[.AE$7]" office:value-type="float" office:value="0" calcext:value-type="float">
            <text:p>0</text:p>
          </table:table-cell>
          <table:table-cell table:formula="of:=[.$D$3]^([.$A15]*[.AF$6])*[.AF$7]" office:value-type="float" office:value="0" calcext:value-type="float">
            <text:p>0</text:p>
          </table:table-cell>
          <table:table-cell table:formula="of:=[.$D$3]^([.$A15]*[.AG$6])*[.AG$7]" office:value-type="float" office:value="0" calcext:value-type="float">
            <text:p>0</text:p>
          </table:table-cell>
          <table:table-cell table:formula="of:=[.$D$3]^([.$A15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OD(SUM([.C16:.AH16]);[.$B$3])" office:value-type="float" office:value="3" calcext:value-type="float">
            <text:p>3</text:p>
          </table:table-cell>
          <table:table-cell table:formula="of:=[.$D$3]^([.$A16]*[.C$6])*[.C$7]" office:value-type="float" office:value="1" calcext:value-type="float">
            <text:p>1</text:p>
          </table:table-cell>
          <table:table-cell table:formula="of:=[.$D$3]^([.$A16]*[.D$6])*[.D$7]" office:value-type="float" office:value="0" calcext:value-type="float">
            <text:p>0</text:p>
          </table:table-cell>
          <table:table-cell table:formula="of:=[.$D$3]^([.$A16]*[.E$6])*[.E$7]" office:value-type="float" office:value="0" calcext:value-type="float">
            <text:p>0</text:p>
          </table:table-cell>
          <table:table-cell table:formula="of:=[.$D$3]^([.$A16]*[.F$6])*[.F$7]" office:value-type="float" office:value="0" calcext:value-type="float">
            <text:p>0</text:p>
          </table:table-cell>
          <table:table-cell table:formula="of:=[.$D$3]^([.$A16]*[.G$6])*[.G$7]" office:value-type="float" office:value="0" calcext:value-type="float">
            <text:p>0</text:p>
          </table:table-cell>
          <table:table-cell table:formula="of:=[.$D$3]^([.$A16]*[.H$6])*[.H$7]" office:value-type="float" office:value="109951162777600" calcext:value-type="float">
            <text:p>109951162777600</text:p>
          </table:table-cell>
          <table:table-cell table:formula="of:=[.$D$3]^([.$A16]*[.I$6])*[.I$7]" office:value-type="float" office:value="2.81474976710656E+016" calcext:value-type="float">
            <text:p>2,81474976710656E+016</text:p>
          </table:table-cell>
          <table:table-cell table:formula="of:=[.$D$3]^([.$A16]*[.J$6])*[.J$7]" office:value-type="float" office:value="7.20575940379279E+018" calcext:value-type="float">
            <text:p>7,20575940379279E+018</text:p>
          </table:table-cell>
          <table:table-cell table:formula="of:=[.$D$3]^([.$A16]*[.K$6])*[.K$7]" office:value-type="float" office:value="1.84467440737096E+021" calcext:value-type="float">
            <text:p>1,84467440737096E+021</text:p>
          </table:table-cell>
          <table:table-cell table:formula="of:=[.$D$3]^([.$A16]*[.L$6])*[.L$7]" office:value-type="float" office:value="4.72236648286965E+023" calcext:value-type="float">
            <text:p>4,72236648286965E+023</text:p>
          </table:table-cell>
          <table:table-cell table:formula="of:=[.$D$3]^([.$A16]*[.M$6])*[.M$7]" office:value-type="float" office:value="1.20892581961463E+026" calcext:value-type="float">
            <text:p>1,20892581961463E+026</text:p>
          </table:table-cell>
          <table:table-cell table:formula="of:=[.$D$3]^([.$A16]*[.N$6])*[.N$7]" office:value-type="float" office:value="3.09485009821345E+028" calcext:value-type="float">
            <text:p>3,09485009821345E+028</text:p>
          </table:table-cell>
          <table:table-cell table:formula="of:=[.$D$3]^([.$A16]*[.O$6])*[.O$7]" office:value-type="float" office:value="7.92281625142643E+030" calcext:value-type="float">
            <text:p>7,92281625142643E+030</text:p>
          </table:table-cell>
          <table:table-cell table:formula="of:=[.$D$3]^([.$A16]*[.P$6])*[.P$7]" office:value-type="float" office:value="2.02824096036517E+033" calcext:value-type="float">
            <text:p>2,02824096036517E+033</text:p>
          </table:table-cell>
          <table:table-cell table:formula="of:=[.$D$3]^([.$A16]*[.Q$6])*[.Q$7]" office:value-type="float" office:value="5.19229685853483E+035" calcext:value-type="float">
            <text:p>5,19229685853483E+035</text:p>
          </table:table-cell>
          <table:table-cell table:formula="of:=[.$D$3]^([.$A16]*[.R$6])*[.R$7]" office:value-type="float" office:value="1.32922799578492E+038" calcext:value-type="float">
            <text:p>1,32922799578492E+038</text:p>
          </table:table-cell>
          <table:table-cell table:formula="of:=[.$D$3]^([.$A16]*[.S$6])*[.S$7]" office:value-type="float" office:value="0" calcext:value-type="float">
            <text:p>0</text:p>
          </table:table-cell>
          <table:table-cell table:formula="of:=[.$D$3]^([.$A16]*[.T$6])*[.T$7]" office:value-type="float" office:value="0" calcext:value-type="float">
            <text:p>0</text:p>
          </table:table-cell>
          <table:table-cell table:formula="of:=[.$D$3]^([.$A16]*[.U$6])*[.U$7]" office:value-type="float" office:value="0" calcext:value-type="float">
            <text:p>0</text:p>
          </table:table-cell>
          <table:table-cell table:formula="of:=[.$D$3]^([.$A16]*[.V$6])*[.V$7]" office:value-type="float" office:value="0" calcext:value-type="float">
            <text:p>0</text:p>
          </table:table-cell>
          <table:table-cell table:formula="of:=[.$D$3]^([.$A16]*[.W$6])*[.W$7]" office:value-type="float" office:value="0" calcext:value-type="float">
            <text:p>0</text:p>
          </table:table-cell>
          <table:table-cell table:formula="of:=[.$D$3]^([.$A16]*[.X$6])*[.X$7]" office:value-type="float" office:value="0" calcext:value-type="float">
            <text:p>0</text:p>
          </table:table-cell>
          <table:table-cell table:formula="of:=[.$D$3]^([.$A16]*[.Y$6])*[.Y$7]" office:value-type="float" office:value="0" calcext:value-type="float">
            <text:p>0</text:p>
          </table:table-cell>
          <table:table-cell table:formula="of:=[.$D$3]^([.$A16]*[.Z$6])*[.Z$7]" office:value-type="float" office:value="0" calcext:value-type="float">
            <text:p>0</text:p>
          </table:table-cell>
          <table:table-cell table:formula="of:=[.$D$3]^([.$A16]*[.AA$6])*[.AA$7]" office:value-type="float" office:value="0" calcext:value-type="float">
            <text:p>0</text:p>
          </table:table-cell>
          <table:table-cell table:formula="of:=[.$D$3]^([.$A16]*[.AB$6])*[.AB$7]" office:value-type="float" office:value="0" calcext:value-type="float">
            <text:p>0</text:p>
          </table:table-cell>
          <table:table-cell table:formula="of:=[.$D$3]^([.$A16]*[.AC$6])*[.AC$7]" office:value-type="float" office:value="0" calcext:value-type="float">
            <text:p>0</text:p>
          </table:table-cell>
          <table:table-cell table:formula="of:=[.$D$3]^([.$A16]*[.AD$6])*[.AD$7]" office:value-type="float" office:value="0" calcext:value-type="float">
            <text:p>0</text:p>
          </table:table-cell>
          <table:table-cell table:formula="of:=[.$D$3]^([.$A16]*[.AE$6])*[.AE$7]" office:value-type="float" office:value="0" calcext:value-type="float">
            <text:p>0</text:p>
          </table:table-cell>
          <table:table-cell table:formula="of:=[.$D$3]^([.$A16]*[.AF$6])*[.AF$7]" office:value-type="float" office:value="0" calcext:value-type="float">
            <text:p>0</text:p>
          </table:table-cell>
          <table:table-cell table:formula="of:=[.$D$3]^([.$A16]*[.AG$6])*[.AG$7]" office:value-type="float" office:value="0" calcext:value-type="float">
            <text:p>0</text:p>
          </table:table-cell>
          <table:table-cell table:formula="of:=[.$D$3]^([.$A16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OD(SUM([.C17:.AH17]);[.$B$3])" office:value-type="float" office:value="6" calcext:value-type="float">
            <text:p>6</text:p>
          </table:table-cell>
          <table:table-cell table:formula="of:=[.$D$3]^([.$A17]*[.C$6])*[.C$7]" office:value-type="float" office:value="1" calcext:value-type="float">
            <text:p>1</text:p>
          </table:table-cell>
          <table:table-cell table:formula="of:=[.$D$3]^([.$A17]*[.D$6])*[.D$7]" office:value-type="float" office:value="0" calcext:value-type="float">
            <text:p>0</text:p>
          </table:table-cell>
          <table:table-cell table:formula="of:=[.$D$3]^([.$A17]*[.E$6])*[.E$7]" office:value-type="float" office:value="0" calcext:value-type="float">
            <text:p>0</text:p>
          </table:table-cell>
          <table:table-cell table:formula="of:=[.$D$3]^([.$A17]*[.F$6])*[.F$7]" office:value-type="float" office:value="0" calcext:value-type="float">
            <text:p>0</text:p>
          </table:table-cell>
          <table:table-cell table:formula="of:=[.$D$3]^([.$A17]*[.G$6])*[.G$7]" office:value-type="float" office:value="0" calcext:value-type="float">
            <text:p>0</text:p>
          </table:table-cell>
          <table:table-cell table:formula="of:=[.$D$3]^([.$A17]*[.H$6])*[.H$7]" office:value-type="float" office:value="3518437208883200" calcext:value-type="float">
            <text:p>3518437208883200</text:p>
          </table:table-cell>
          <table:table-cell table:formula="of:=[.$D$3]^([.$A17]*[.I$6])*[.I$7]" office:value-type="float" office:value="1.8014398509482E+018" calcext:value-type="float">
            <text:p>1,8014398509482E+018</text:p>
          </table:table-cell>
          <table:table-cell table:formula="of:=[.$D$3]^([.$A17]*[.J$6])*[.J$7]" office:value-type="float" office:value="9.22337203685478E+020" calcext:value-type="float">
            <text:p>9,22337203685478E+020</text:p>
          </table:table-cell>
          <table:table-cell table:formula="of:=[.$D$3]^([.$A17]*[.K$6])*[.K$7]" office:value-type="float" office:value="4.72236648286965E+023" calcext:value-type="float">
            <text:p>4,72236648286965E+023</text:p>
          </table:table-cell>
          <table:table-cell table:formula="of:=[.$D$3]^([.$A17]*[.L$6])*[.L$7]" office:value-type="float" office:value="2.41785163922926E+026" calcext:value-type="float">
            <text:p>2,41785163922926E+026</text:p>
          </table:table-cell>
          <table:table-cell table:formula="of:=[.$D$3]^([.$A17]*[.M$6])*[.M$7]" office:value-type="float" office:value="1.23794003928538E+029" calcext:value-type="float">
            <text:p>1,23794003928538E+029</text:p>
          </table:table-cell>
          <table:table-cell table:formula="of:=[.$D$3]^([.$A17]*[.N$6])*[.N$7]" office:value-type="float" office:value="6.33825300114115E+031" calcext:value-type="float">
            <text:p>6,33825300114115E+031</text:p>
          </table:table-cell>
          <table:table-cell table:formula="of:=[.$D$3]^([.$A17]*[.O$6])*[.O$7]" office:value-type="float" office:value="3.24518553658427E+034" calcext:value-type="float">
            <text:p>3,24518553658427E+034</text:p>
          </table:table-cell>
          <table:table-cell table:formula="of:=[.$D$3]^([.$A17]*[.P$6])*[.P$7]" office:value-type="float" office:value="1.66153499473114E+037" calcext:value-type="float">
            <text:p>1,66153499473114E+037</text:p>
          </table:table-cell>
          <table:table-cell table:formula="of:=[.$D$3]^([.$A17]*[.Q$6])*[.Q$7]" office:value-type="float" office:value="8.50705917302346E+039" calcext:value-type="float">
            <text:p>8,50705917302346E+039</text:p>
          </table:table-cell>
          <table:table-cell table:formula="of:=[.$D$3]^([.$A17]*[.R$6])*[.R$7]" office:value-type="float" office:value="4.35561429658801E+042" calcext:value-type="float">
            <text:p>4,35561429658801E+042</text:p>
          </table:table-cell>
          <table:table-cell table:formula="of:=[.$D$3]^([.$A17]*[.S$6])*[.S$7]" office:value-type="float" office:value="0" calcext:value-type="float">
            <text:p>0</text:p>
          </table:table-cell>
          <table:table-cell table:formula="of:=[.$D$3]^([.$A17]*[.T$6])*[.T$7]" office:value-type="float" office:value="0" calcext:value-type="float">
            <text:p>0</text:p>
          </table:table-cell>
          <table:table-cell table:formula="of:=[.$D$3]^([.$A17]*[.U$6])*[.U$7]" office:value-type="float" office:value="0" calcext:value-type="float">
            <text:p>0</text:p>
          </table:table-cell>
          <table:table-cell table:formula="of:=[.$D$3]^([.$A17]*[.V$6])*[.V$7]" office:value-type="float" office:value="0" calcext:value-type="float">
            <text:p>0</text:p>
          </table:table-cell>
          <table:table-cell table:formula="of:=[.$D$3]^([.$A17]*[.W$6])*[.W$7]" office:value-type="float" office:value="0" calcext:value-type="float">
            <text:p>0</text:p>
          </table:table-cell>
          <table:table-cell table:formula="of:=[.$D$3]^([.$A17]*[.X$6])*[.X$7]" office:value-type="float" office:value="0" calcext:value-type="float">
            <text:p>0</text:p>
          </table:table-cell>
          <table:table-cell table:formula="of:=[.$D$3]^([.$A17]*[.Y$6])*[.Y$7]" office:value-type="float" office:value="0" calcext:value-type="float">
            <text:p>0</text:p>
          </table:table-cell>
          <table:table-cell table:formula="of:=[.$D$3]^([.$A17]*[.Z$6])*[.Z$7]" office:value-type="float" office:value="0" calcext:value-type="float">
            <text:p>0</text:p>
          </table:table-cell>
          <table:table-cell table:formula="of:=[.$D$3]^([.$A17]*[.AA$6])*[.AA$7]" office:value-type="float" office:value="0" calcext:value-type="float">
            <text:p>0</text:p>
          </table:table-cell>
          <table:table-cell table:formula="of:=[.$D$3]^([.$A17]*[.AB$6])*[.AB$7]" office:value-type="float" office:value="0" calcext:value-type="float">
            <text:p>0</text:p>
          </table:table-cell>
          <table:table-cell table:formula="of:=[.$D$3]^([.$A17]*[.AC$6])*[.AC$7]" office:value-type="float" office:value="0" calcext:value-type="float">
            <text:p>0</text:p>
          </table:table-cell>
          <table:table-cell table:formula="of:=[.$D$3]^([.$A17]*[.AD$6])*[.AD$7]" office:value-type="float" office:value="0" calcext:value-type="float">
            <text:p>0</text:p>
          </table:table-cell>
          <table:table-cell table:formula="of:=[.$D$3]^([.$A17]*[.AE$6])*[.AE$7]" office:value-type="float" office:value="0" calcext:value-type="float">
            <text:p>0</text:p>
          </table:table-cell>
          <table:table-cell table:formula="of:=[.$D$3]^([.$A17]*[.AF$6])*[.AF$7]" office:value-type="float" office:value="0" calcext:value-type="float">
            <text:p>0</text:p>
          </table:table-cell>
          <table:table-cell table:formula="of:=[.$D$3]^([.$A17]*[.AG$6])*[.AG$7]" office:value-type="float" office:value="0" calcext:value-type="float">
            <text:p>0</text:p>
          </table:table-cell>
          <table:table-cell table:formula="of:=[.$D$3]^([.$A17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OD(SUM([.C18:.AH18]);[.$B$3])" office:value-type="float" office:value="14" calcext:value-type="float">
            <text:p>14</text:p>
          </table:table-cell>
          <table:table-cell table:formula="of:=[.$D$3]^([.$A18]*[.C$6])*[.C$7]" office:value-type="float" office:value="1" calcext:value-type="float">
            <text:p>1</text:p>
          </table:table-cell>
          <table:table-cell table:formula="of:=[.$D$3]^([.$A18]*[.D$6])*[.D$7]" office:value-type="float" office:value="0" calcext:value-type="float">
            <text:p>0</text:p>
          </table:table-cell>
          <table:table-cell table:formula="of:=[.$D$3]^([.$A18]*[.E$6])*[.E$7]" office:value-type="float" office:value="0" calcext:value-type="float">
            <text:p>0</text:p>
          </table:table-cell>
          <table:table-cell table:formula="of:=[.$D$3]^([.$A18]*[.F$6])*[.F$7]" office:value-type="float" office:value="0" calcext:value-type="float">
            <text:p>0</text:p>
          </table:table-cell>
          <table:table-cell table:formula="of:=[.$D$3]^([.$A18]*[.G$6])*[.G$7]" office:value-type="float" office:value="0" calcext:value-type="float">
            <text:p>0</text:p>
          </table:table-cell>
          <table:table-cell table:formula="of:=[.$D$3]^([.$A18]*[.H$6])*[.H$7]" office:value-type="float" office:value="1.12589990684262E+017" calcext:value-type="float">
            <text:p>1,12589990684262E+017</text:p>
          </table:table-cell>
          <table:table-cell table:formula="of:=[.$D$3]^([.$A18]*[.I$6])*[.I$7]" office:value-type="float" office:value="1.15292150460685E+020" calcext:value-type="float">
            <text:p>1,15292150460685E+020</text:p>
          </table:table-cell>
          <table:table-cell table:formula="of:=[.$D$3]^([.$A18]*[.J$6])*[.J$7]" office:value-type="float" office:value="1.18059162071741E+023" calcext:value-type="float">
            <text:p>1,18059162071741E+023</text:p>
          </table:table-cell>
          <table:table-cell table:formula="of:=[.$D$3]^([.$A18]*[.K$6])*[.K$7]" office:value-type="float" office:value="1.20892581961463E+026" calcext:value-type="float">
            <text:p>1,20892581961463E+026</text:p>
          </table:table-cell>
          <table:table-cell table:formula="of:=[.$D$3]^([.$A18]*[.L$6])*[.L$7]" office:value-type="float" office:value="1.23794003928538E+029" calcext:value-type="float">
            <text:p>1,23794003928538E+029</text:p>
          </table:table-cell>
          <table:table-cell table:formula="of:=[.$D$3]^([.$A18]*[.M$6])*[.M$7]" office:value-type="float" office:value="1.26765060022823E+032" calcext:value-type="float">
            <text:p>1,26765060022823E+032</text:p>
          </table:table-cell>
          <table:table-cell table:formula="of:=[.$D$3]^([.$A18]*[.N$6])*[.N$7]" office:value-type="float" office:value="1.29807421463371E+035" calcext:value-type="float">
            <text:p>1,29807421463371E+035</text:p>
          </table:table-cell>
          <table:table-cell table:formula="of:=[.$D$3]^([.$A18]*[.O$6])*[.O$7]" office:value-type="float" office:value="1.32922799578492E+038" calcext:value-type="float">
            <text:p>1,32922799578492E+038</text:p>
          </table:table-cell>
          <table:table-cell table:formula="of:=[.$D$3]^([.$A18]*[.P$6])*[.P$7]" office:value-type="float" office:value="1.36112946768375E+041" calcext:value-type="float">
            <text:p>1,36112946768375E+041</text:p>
          </table:table-cell>
          <table:table-cell table:formula="of:=[.$D$3]^([.$A18]*[.Q$6])*[.Q$7]" office:value-type="float" office:value="1.39379657490816E+044" calcext:value-type="float">
            <text:p>1,39379657490816E+044</text:p>
          </table:table-cell>
          <table:table-cell table:formula="of:=[.$D$3]^([.$A18]*[.R$6])*[.R$7]" office:value-type="float" office:value="1.42724769270596E+047" calcext:value-type="float">
            <text:p>1,42724769270596E+047</text:p>
          </table:table-cell>
          <table:table-cell table:formula="of:=[.$D$3]^([.$A18]*[.S$6])*[.S$7]" office:value-type="float" office:value="0" calcext:value-type="float">
            <text:p>0</text:p>
          </table:table-cell>
          <table:table-cell table:formula="of:=[.$D$3]^([.$A18]*[.T$6])*[.T$7]" office:value-type="float" office:value="0" calcext:value-type="float">
            <text:p>0</text:p>
          </table:table-cell>
          <table:table-cell table:formula="of:=[.$D$3]^([.$A18]*[.U$6])*[.U$7]" office:value-type="float" office:value="0" calcext:value-type="float">
            <text:p>0</text:p>
          </table:table-cell>
          <table:table-cell table:formula="of:=[.$D$3]^([.$A18]*[.V$6])*[.V$7]" office:value-type="float" office:value="0" calcext:value-type="float">
            <text:p>0</text:p>
          </table:table-cell>
          <table:table-cell table:formula="of:=[.$D$3]^([.$A18]*[.W$6])*[.W$7]" office:value-type="float" office:value="0" calcext:value-type="float">
            <text:p>0</text:p>
          </table:table-cell>
          <table:table-cell table:formula="of:=[.$D$3]^([.$A18]*[.X$6])*[.X$7]" office:value-type="float" office:value="0" calcext:value-type="float">
            <text:p>0</text:p>
          </table:table-cell>
          <table:table-cell table:formula="of:=[.$D$3]^([.$A18]*[.Y$6])*[.Y$7]" office:value-type="float" office:value="0" calcext:value-type="float">
            <text:p>0</text:p>
          </table:table-cell>
          <table:table-cell table:formula="of:=[.$D$3]^([.$A18]*[.Z$6])*[.Z$7]" office:value-type="float" office:value="0" calcext:value-type="float">
            <text:p>0</text:p>
          </table:table-cell>
          <table:table-cell table:formula="of:=[.$D$3]^([.$A18]*[.AA$6])*[.AA$7]" office:value-type="float" office:value="0" calcext:value-type="float">
            <text:p>0</text:p>
          </table:table-cell>
          <table:table-cell table:formula="of:=[.$D$3]^([.$A18]*[.AB$6])*[.AB$7]" office:value-type="float" office:value="0" calcext:value-type="float">
            <text:p>0</text:p>
          </table:table-cell>
          <table:table-cell table:formula="of:=[.$D$3]^([.$A18]*[.AC$6])*[.AC$7]" office:value-type="float" office:value="0" calcext:value-type="float">
            <text:p>0</text:p>
          </table:table-cell>
          <table:table-cell table:formula="of:=[.$D$3]^([.$A18]*[.AD$6])*[.AD$7]" office:value-type="float" office:value="0" calcext:value-type="float">
            <text:p>0</text:p>
          </table:table-cell>
          <table:table-cell table:formula="of:=[.$D$3]^([.$A18]*[.AE$6])*[.AE$7]" office:value-type="float" office:value="0" calcext:value-type="float">
            <text:p>0</text:p>
          </table:table-cell>
          <table:table-cell table:formula="of:=[.$D$3]^([.$A18]*[.AF$6])*[.AF$7]" office:value-type="float" office:value="0" calcext:value-type="float">
            <text:p>0</text:p>
          </table:table-cell>
          <table:table-cell table:formula="of:=[.$D$3]^([.$A18]*[.AG$6])*[.AG$7]" office:value-type="float" office:value="0" calcext:value-type="float">
            <text:p>0</text:p>
          </table:table-cell>
          <table:table-cell table:formula="of:=[.$D$3]^([.$A18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OD(SUM([.C19:.AH19]);[.$B$3])" office:value-type="float" office:value="10" calcext:value-type="float">
            <text:p>10</text:p>
          </table:table-cell>
          <table:table-cell table:formula="of:=[.$D$3]^([.$A19]*[.C$6])*[.C$7]" office:value-type="float" office:value="1" calcext:value-type="float">
            <text:p>1</text:p>
          </table:table-cell>
          <table:table-cell table:formula="of:=[.$D$3]^([.$A19]*[.D$6])*[.D$7]" office:value-type="float" office:value="0" calcext:value-type="float">
            <text:p>0</text:p>
          </table:table-cell>
          <table:table-cell table:formula="of:=[.$D$3]^([.$A19]*[.E$6])*[.E$7]" office:value-type="float" office:value="0" calcext:value-type="float">
            <text:p>0</text:p>
          </table:table-cell>
          <table:table-cell table:formula="of:=[.$D$3]^([.$A19]*[.F$6])*[.F$7]" office:value-type="float" office:value="0" calcext:value-type="float">
            <text:p>0</text:p>
          </table:table-cell>
          <table:table-cell table:formula="of:=[.$D$3]^([.$A19]*[.G$6])*[.G$7]" office:value-type="float" office:value="0" calcext:value-type="float">
            <text:p>0</text:p>
          </table:table-cell>
          <table:table-cell table:formula="of:=[.$D$3]^([.$A19]*[.H$6])*[.H$7]" office:value-type="float" office:value="3.6028797018964E+018" calcext:value-type="float">
            <text:p>3,6028797018964E+018</text:p>
          </table:table-cell>
          <table:table-cell table:formula="of:=[.$D$3]^([.$A19]*[.I$6])*[.I$7]" office:value-type="float" office:value="7.37869762948382E+021" calcext:value-type="float">
            <text:p>7,37869762948382E+021</text:p>
          </table:table-cell>
          <table:table-cell table:formula="of:=[.$D$3]^([.$A19]*[.J$6])*[.J$7]" office:value-type="float" office:value="1.51115727451829E+025" calcext:value-type="float">
            <text:p>1,51115727451829E+025</text:p>
          </table:table-cell>
          <table:table-cell table:formula="of:=[.$D$3]^([.$A19]*[.K$6])*[.K$7]" office:value-type="float" office:value="3.09485009821345E+028" calcext:value-type="float">
            <text:p>3,09485009821345E+028</text:p>
          </table:table-cell>
          <table:table-cell table:formula="of:=[.$D$3]^([.$A19]*[.L$6])*[.L$7]" office:value-type="float" office:value="6.33825300114115E+031" calcext:value-type="float">
            <text:p>6,33825300114115E+031</text:p>
          </table:table-cell>
          <table:table-cell table:formula="of:=[.$D$3]^([.$A19]*[.M$6])*[.M$7]" office:value-type="float" office:value="1.29807421463371E+035" calcext:value-type="float">
            <text:p>1,29807421463371E+035</text:p>
          </table:table-cell>
          <table:table-cell table:formula="of:=[.$D$3]^([.$A19]*[.N$6])*[.N$7]" office:value-type="float" office:value="2.65845599156983E+038" calcext:value-type="float">
            <text:p>2,65845599156983E+038</text:p>
          </table:table-cell>
          <table:table-cell table:formula="of:=[.$D$3]^([.$A19]*[.O$6])*[.O$7]" office:value-type="float" office:value="5.44451787073502E+041" calcext:value-type="float">
            <text:p>5,44451787073502E+041</text:p>
          </table:table-cell>
          <table:table-cell table:formula="of:=[.$D$3]^([.$A19]*[.P$6])*[.P$7]" office:value-type="float" office:value="1.11503725992653E+045" calcext:value-type="float">
            <text:p>1,11503725992653E+045</text:p>
          </table:table-cell>
          <table:table-cell table:formula="of:=[.$D$3]^([.$A19]*[.Q$6])*[.Q$7]" office:value-type="float" office:value="2.28359630832954E+048" calcext:value-type="float">
            <text:p>2,28359630832954E+048</text:p>
          </table:table-cell>
          <table:table-cell table:formula="of:=[.$D$3]^([.$A19]*[.R$6])*[.R$7]" office:value-type="float" office:value="4.67680523945889E+051" calcext:value-type="float">
            <text:p>4,67680523945889E+051</text:p>
          </table:table-cell>
          <table:table-cell table:formula="of:=[.$D$3]^([.$A19]*[.S$6])*[.S$7]" office:value-type="float" office:value="0" calcext:value-type="float">
            <text:p>0</text:p>
          </table:table-cell>
          <table:table-cell table:formula="of:=[.$D$3]^([.$A19]*[.T$6])*[.T$7]" office:value-type="float" office:value="0" calcext:value-type="float">
            <text:p>0</text:p>
          </table:table-cell>
          <table:table-cell table:formula="of:=[.$D$3]^([.$A19]*[.U$6])*[.U$7]" office:value-type="float" office:value="0" calcext:value-type="float">
            <text:p>0</text:p>
          </table:table-cell>
          <table:table-cell table:formula="of:=[.$D$3]^([.$A19]*[.V$6])*[.V$7]" office:value-type="float" office:value="0" calcext:value-type="float">
            <text:p>0</text:p>
          </table:table-cell>
          <table:table-cell table:formula="of:=[.$D$3]^([.$A19]*[.W$6])*[.W$7]" office:value-type="float" office:value="0" calcext:value-type="float">
            <text:p>0</text:p>
          </table:table-cell>
          <table:table-cell table:formula="of:=[.$D$3]^([.$A19]*[.X$6])*[.X$7]" office:value-type="float" office:value="0" calcext:value-type="float">
            <text:p>0</text:p>
          </table:table-cell>
          <table:table-cell table:formula="of:=[.$D$3]^([.$A19]*[.Y$6])*[.Y$7]" office:value-type="float" office:value="0" calcext:value-type="float">
            <text:p>0</text:p>
          </table:table-cell>
          <table:table-cell table:formula="of:=[.$D$3]^([.$A19]*[.Z$6])*[.Z$7]" office:value-type="float" office:value="0" calcext:value-type="float">
            <text:p>0</text:p>
          </table:table-cell>
          <table:table-cell table:formula="of:=[.$D$3]^([.$A19]*[.AA$6])*[.AA$7]" office:value-type="float" office:value="0" calcext:value-type="float">
            <text:p>0</text:p>
          </table:table-cell>
          <table:table-cell table:formula="of:=[.$D$3]^([.$A19]*[.AB$6])*[.AB$7]" office:value-type="float" office:value="0" calcext:value-type="float">
            <text:p>0</text:p>
          </table:table-cell>
          <table:table-cell table:formula="of:=[.$D$3]^([.$A19]*[.AC$6])*[.AC$7]" office:value-type="float" office:value="0" calcext:value-type="float">
            <text:p>0</text:p>
          </table:table-cell>
          <table:table-cell table:formula="of:=[.$D$3]^([.$A19]*[.AD$6])*[.AD$7]" office:value-type="float" office:value="0" calcext:value-type="float">
            <text:p>0</text:p>
          </table:table-cell>
          <table:table-cell table:formula="of:=[.$D$3]^([.$A19]*[.AE$6])*[.AE$7]" office:value-type="float" office:value="0" calcext:value-type="float">
            <text:p>0</text:p>
          </table:table-cell>
          <table:table-cell table:formula="of:=[.$D$3]^([.$A19]*[.AF$6])*[.AF$7]" office:value-type="float" office:value="0" calcext:value-type="float">
            <text:p>0</text:p>
          </table:table-cell>
          <table:table-cell table:formula="of:=[.$D$3]^([.$A19]*[.AG$6])*[.AG$7]" office:value-type="float" office:value="0" calcext:value-type="float">
            <text:p>0</text:p>
          </table:table-cell>
          <table:table-cell table:formula="of:=[.$D$3]^([.$A19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OD(SUM([.C20:.AH20]);[.$B$3])" office:value-type="float" office:value="2" calcext:value-type="float">
            <text:p>2</text:p>
          </table:table-cell>
          <table:table-cell table:formula="of:=[.$D$3]^([.$A20]*[.C$6])*[.C$7]" office:value-type="float" office:value="1" calcext:value-type="float">
            <text:p>1</text:p>
          </table:table-cell>
          <table:table-cell table:formula="of:=[.$D$3]^([.$A20]*[.D$6])*[.D$7]" office:value-type="float" office:value="0" calcext:value-type="float">
            <text:p>0</text:p>
          </table:table-cell>
          <table:table-cell table:formula="of:=[.$D$3]^([.$A20]*[.E$6])*[.E$7]" office:value-type="float" office:value="0" calcext:value-type="float">
            <text:p>0</text:p>
          </table:table-cell>
          <table:table-cell table:formula="of:=[.$D$3]^([.$A20]*[.F$6])*[.F$7]" office:value-type="float" office:value="0" calcext:value-type="float">
            <text:p>0</text:p>
          </table:table-cell>
          <table:table-cell table:formula="of:=[.$D$3]^([.$A20]*[.G$6])*[.G$7]" office:value-type="float" office:value="0" calcext:value-type="float">
            <text:p>0</text:p>
          </table:table-cell>
          <table:table-cell table:formula="of:=[.$D$3]^([.$A20]*[.H$6])*[.H$7]" office:value-type="float" office:value="1.15292150460685E+020" calcext:value-type="float">
            <text:p>1,15292150460685E+020</text:p>
          </table:table-cell>
          <table:table-cell table:formula="of:=[.$D$3]^([.$A20]*[.I$6])*[.I$7]" office:value-type="float" office:value="4.72236648286965E+023" calcext:value-type="float">
            <text:p>4,72236648286965E+023</text:p>
          </table:table-cell>
          <table:table-cell table:formula="of:=[.$D$3]^([.$A20]*[.J$6])*[.J$7]" office:value-type="float" office:value="1.93428131138341E+027" calcext:value-type="float">
            <text:p>1,93428131138341E+027</text:p>
          </table:table-cell>
          <table:table-cell table:formula="of:=[.$D$3]^([.$A20]*[.K$6])*[.K$7]" office:value-type="float" office:value="7.92281625142643E+030" calcext:value-type="float">
            <text:p>7,92281625142643E+030</text:p>
          </table:table-cell>
          <table:table-cell table:formula="of:=[.$D$3]^([.$A20]*[.L$6])*[.L$7]" office:value-type="float" office:value="3.24518553658427E+034" calcext:value-type="float">
            <text:p>3,24518553658427E+034</text:p>
          </table:table-cell>
          <table:table-cell table:formula="of:=[.$D$3]^([.$A20]*[.M$6])*[.M$7]" office:value-type="float" office:value="1.32922799578492E+038" calcext:value-type="float">
            <text:p>1,32922799578492E+038</text:p>
          </table:table-cell>
          <table:table-cell table:formula="of:=[.$D$3]^([.$A20]*[.N$6])*[.N$7]" office:value-type="float" office:value="5.44451787073502E+041" calcext:value-type="float">
            <text:p>5,44451787073502E+041</text:p>
          </table:table-cell>
          <table:table-cell table:formula="of:=[.$D$3]^([.$A20]*[.O$6])*[.O$7]" office:value-type="float" office:value="2.23007451985306E+045" calcext:value-type="float">
            <text:p>2,23007451985306E+045</text:p>
          </table:table-cell>
          <table:table-cell table:formula="of:=[.$D$3]^([.$A20]*[.P$6])*[.P$7]" office:value-type="float" office:value="9.13438523331814E+048" calcext:value-type="float">
            <text:p>9,13438523331814E+048</text:p>
          </table:table-cell>
          <table:table-cell table:formula="of:=[.$D$3]^([.$A20]*[.Q$6])*[.Q$7]" office:value-type="float" office:value="3.74144419156711E+052" calcext:value-type="float">
            <text:p>3,74144419156711E+052</text:p>
          </table:table-cell>
          <table:table-cell table:formula="of:=[.$D$3]^([.$A20]*[.R$6])*[.R$7]" office:value-type="float" office:value="1.53249554086589E+056" calcext:value-type="float">
            <text:p>1,53249554086589E+056</text:p>
          </table:table-cell>
          <table:table-cell table:formula="of:=[.$D$3]^([.$A20]*[.S$6])*[.S$7]" office:value-type="float" office:value="0" calcext:value-type="float">
            <text:p>0</text:p>
          </table:table-cell>
          <table:table-cell table:formula="of:=[.$D$3]^([.$A20]*[.T$6])*[.T$7]" office:value-type="float" office:value="0" calcext:value-type="float">
            <text:p>0</text:p>
          </table:table-cell>
          <table:table-cell table:formula="of:=[.$D$3]^([.$A20]*[.U$6])*[.U$7]" office:value-type="float" office:value="0" calcext:value-type="float">
            <text:p>0</text:p>
          </table:table-cell>
          <table:table-cell table:formula="of:=[.$D$3]^([.$A20]*[.V$6])*[.V$7]" office:value-type="float" office:value="0" calcext:value-type="float">
            <text:p>0</text:p>
          </table:table-cell>
          <table:table-cell table:formula="of:=[.$D$3]^([.$A20]*[.W$6])*[.W$7]" office:value-type="float" office:value="0" calcext:value-type="float">
            <text:p>0</text:p>
          </table:table-cell>
          <table:table-cell table:formula="of:=[.$D$3]^([.$A20]*[.X$6])*[.X$7]" office:value-type="float" office:value="0" calcext:value-type="float">
            <text:p>0</text:p>
          </table:table-cell>
          <table:table-cell table:formula="of:=[.$D$3]^([.$A20]*[.Y$6])*[.Y$7]" office:value-type="float" office:value="0" calcext:value-type="float">
            <text:p>0</text:p>
          </table:table-cell>
          <table:table-cell table:formula="of:=[.$D$3]^([.$A20]*[.Z$6])*[.Z$7]" office:value-type="float" office:value="0" calcext:value-type="float">
            <text:p>0</text:p>
          </table:table-cell>
          <table:table-cell table:formula="of:=[.$D$3]^([.$A20]*[.AA$6])*[.AA$7]" office:value-type="float" office:value="0" calcext:value-type="float">
            <text:p>0</text:p>
          </table:table-cell>
          <table:table-cell table:formula="of:=[.$D$3]^([.$A20]*[.AB$6])*[.AB$7]" office:value-type="float" office:value="0" calcext:value-type="float">
            <text:p>0</text:p>
          </table:table-cell>
          <table:table-cell table:formula="of:=[.$D$3]^([.$A20]*[.AC$6])*[.AC$7]" office:value-type="float" office:value="0" calcext:value-type="float">
            <text:p>0</text:p>
          </table:table-cell>
          <table:table-cell table:formula="of:=[.$D$3]^([.$A20]*[.AD$6])*[.AD$7]" office:value-type="float" office:value="0" calcext:value-type="float">
            <text:p>0</text:p>
          </table:table-cell>
          <table:table-cell table:formula="of:=[.$D$3]^([.$A20]*[.AE$6])*[.AE$7]" office:value-type="float" office:value="0" calcext:value-type="float">
            <text:p>0</text:p>
          </table:table-cell>
          <table:table-cell table:formula="of:=[.$D$3]^([.$A20]*[.AF$6])*[.AF$7]" office:value-type="float" office:value="0" calcext:value-type="float">
            <text:p>0</text:p>
          </table:table-cell>
          <table:table-cell table:formula="of:=[.$D$3]^([.$A20]*[.AG$6])*[.AG$7]" office:value-type="float" office:value="0" calcext:value-type="float">
            <text:p>0</text:p>
          </table:table-cell>
          <table:table-cell table:formula="of:=[.$D$3]^([.$A20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OD(SUM([.C21:.AH21]);[.$B$3])" office:value-type="float" office:value="3" calcext:value-type="float">
            <text:p>3</text:p>
          </table:table-cell>
          <table:table-cell table:formula="of:=[.$D$3]^([.$A21]*[.C$6])*[.C$7]" office:value-type="float" office:value="1" calcext:value-type="float">
            <text:p>1</text:p>
          </table:table-cell>
          <table:table-cell table:formula="of:=[.$D$3]^([.$A21]*[.D$6])*[.D$7]" office:value-type="float" office:value="0" calcext:value-type="float">
            <text:p>0</text:p>
          </table:table-cell>
          <table:table-cell table:formula="of:=[.$D$3]^([.$A21]*[.E$6])*[.E$7]" office:value-type="float" office:value="0" calcext:value-type="float">
            <text:p>0</text:p>
          </table:table-cell>
          <table:table-cell table:formula="of:=[.$D$3]^([.$A21]*[.F$6])*[.F$7]" office:value-type="float" office:value="0" calcext:value-type="float">
            <text:p>0</text:p>
          </table:table-cell>
          <table:table-cell table:formula="of:=[.$D$3]^([.$A21]*[.G$6])*[.G$7]" office:value-type="float" office:value="0" calcext:value-type="float">
            <text:p>0</text:p>
          </table:table-cell>
          <table:table-cell table:formula="of:=[.$D$3]^([.$A21]*[.H$6])*[.H$7]" office:value-type="float" office:value="3.68934881474191E+021" calcext:value-type="float">
            <text:p>3,68934881474191E+021</text:p>
          </table:table-cell>
          <table:table-cell table:formula="of:=[.$D$3]^([.$A21]*[.I$6])*[.I$7]" office:value-type="float" office:value="3.02231454903657E+025" calcext:value-type="float">
            <text:p>3,02231454903657E+025</text:p>
          </table:table-cell>
          <table:table-cell table:formula="of:=[.$D$3]^([.$A21]*[.J$6])*[.J$7]" office:value-type="float" office:value="2.47588007857076E+029" calcext:value-type="float">
            <text:p>2,47588007857076E+029</text:p>
          </table:table-cell>
          <table:table-cell table:formula="of:=[.$D$3]^([.$A21]*[.K$6])*[.K$7]" office:value-type="float" office:value="2.02824096036517E+033" calcext:value-type="float">
            <text:p>2,02824096036517E+033</text:p>
          </table:table-cell>
          <table:table-cell table:formula="of:=[.$D$3]^([.$A21]*[.L$6])*[.L$7]" office:value-type="float" office:value="1.66153499473114E+037" calcext:value-type="float">
            <text:p>1,66153499473114E+037</text:p>
          </table:table-cell>
          <table:table-cell table:formula="of:=[.$D$3]^([.$A21]*[.M$6])*[.M$7]" office:value-type="float" office:value="1.36112946768375E+041" calcext:value-type="float">
            <text:p>1,36112946768375E+041</text:p>
          </table:table-cell>
          <table:table-cell table:formula="of:=[.$D$3]^([.$A21]*[.N$6])*[.N$7]" office:value-type="float" office:value="1.11503725992653E+045" calcext:value-type="float">
            <text:p>1,11503725992653E+045</text:p>
          </table:table-cell>
          <table:table-cell table:formula="of:=[.$D$3]^([.$A21]*[.O$6])*[.O$7]" office:value-type="float" office:value="9.13438523331814E+048" calcext:value-type="float">
            <text:p>9,13438523331814E+048</text:p>
          </table:table-cell>
          <table:table-cell table:formula="of:=[.$D$3]^([.$A21]*[.P$6])*[.P$7]" office:value-type="float" office:value="7.48288838313422E+052" calcext:value-type="float">
            <text:p>7,48288838313422E+052</text:p>
          </table:table-cell>
          <table:table-cell table:formula="of:=[.$D$3]^([.$A21]*[.Q$6])*[.Q$7]" office:value-type="float" office:value="6.12998216346356E+056" calcext:value-type="float">
            <text:p>6,12998216346356E+056</text:p>
          </table:table-cell>
          <table:table-cell table:formula="of:=[.$D$3]^([.$A21]*[.R$6])*[.R$7]" office:value-type="float" office:value="5.02168138830935E+060" calcext:value-type="float">
            <text:p>5,02168138830935E+060</text:p>
          </table:table-cell>
          <table:table-cell table:formula="of:=[.$D$3]^([.$A21]*[.S$6])*[.S$7]" office:value-type="float" office:value="0" calcext:value-type="float">
            <text:p>0</text:p>
          </table:table-cell>
          <table:table-cell table:formula="of:=[.$D$3]^([.$A21]*[.T$6])*[.T$7]" office:value-type="float" office:value="0" calcext:value-type="float">
            <text:p>0</text:p>
          </table:table-cell>
          <table:table-cell table:formula="of:=[.$D$3]^([.$A21]*[.U$6])*[.U$7]" office:value-type="float" office:value="0" calcext:value-type="float">
            <text:p>0</text:p>
          </table:table-cell>
          <table:table-cell table:formula="of:=[.$D$3]^([.$A21]*[.V$6])*[.V$7]" office:value-type="float" office:value="0" calcext:value-type="float">
            <text:p>0</text:p>
          </table:table-cell>
          <table:table-cell table:formula="of:=[.$D$3]^([.$A21]*[.W$6])*[.W$7]" office:value-type="float" office:value="0" calcext:value-type="float">
            <text:p>0</text:p>
          </table:table-cell>
          <table:table-cell table:formula="of:=[.$D$3]^([.$A21]*[.X$6])*[.X$7]" office:value-type="float" office:value="0" calcext:value-type="float">
            <text:p>0</text:p>
          </table:table-cell>
          <table:table-cell table:formula="of:=[.$D$3]^([.$A21]*[.Y$6])*[.Y$7]" office:value-type="float" office:value="0" calcext:value-type="float">
            <text:p>0</text:p>
          </table:table-cell>
          <table:table-cell table:formula="of:=[.$D$3]^([.$A21]*[.Z$6])*[.Z$7]" office:value-type="float" office:value="0" calcext:value-type="float">
            <text:p>0</text:p>
          </table:table-cell>
          <table:table-cell table:formula="of:=[.$D$3]^([.$A21]*[.AA$6])*[.AA$7]" office:value-type="float" office:value="0" calcext:value-type="float">
            <text:p>0</text:p>
          </table:table-cell>
          <table:table-cell table:formula="of:=[.$D$3]^([.$A21]*[.AB$6])*[.AB$7]" office:value-type="float" office:value="0" calcext:value-type="float">
            <text:p>0</text:p>
          </table:table-cell>
          <table:table-cell table:formula="of:=[.$D$3]^([.$A21]*[.AC$6])*[.AC$7]" office:value-type="float" office:value="0" calcext:value-type="float">
            <text:p>0</text:p>
          </table:table-cell>
          <table:table-cell table:formula="of:=[.$D$3]^([.$A21]*[.AD$6])*[.AD$7]" office:value-type="float" office:value="0" calcext:value-type="float">
            <text:p>0</text:p>
          </table:table-cell>
          <table:table-cell table:formula="of:=[.$D$3]^([.$A21]*[.AE$6])*[.AE$7]" office:value-type="float" office:value="0" calcext:value-type="float">
            <text:p>0</text:p>
          </table:table-cell>
          <table:table-cell table:formula="of:=[.$D$3]^([.$A21]*[.AF$6])*[.AF$7]" office:value-type="float" office:value="0" calcext:value-type="float">
            <text:p>0</text:p>
          </table:table-cell>
          <table:table-cell table:formula="of:=[.$D$3]^([.$A21]*[.AG$6])*[.AG$7]" office:value-type="float" office:value="0" calcext:value-type="float">
            <text:p>0</text:p>
          </table:table-cell>
          <table:table-cell table:formula="of:=[.$D$3]^([.$A21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OD(SUM([.C22:.AH22]);[.$B$3])" office:value-type="float" office:value="0" calcext:value-type="float">
            <text:p>0</text:p>
          </table:table-cell>
          <table:table-cell table:formula="of:=[.$D$3]^([.$A22]*[.C$6])*[.C$7]" office:value-type="float" office:value="1" calcext:value-type="float">
            <text:p>1</text:p>
          </table:table-cell>
          <table:table-cell table:formula="of:=[.$D$3]^([.$A22]*[.D$6])*[.D$7]" office:value-type="float" office:value="0" calcext:value-type="float">
            <text:p>0</text:p>
          </table:table-cell>
          <table:table-cell table:formula="of:=[.$D$3]^([.$A22]*[.E$6])*[.E$7]" office:value-type="float" office:value="0" calcext:value-type="float">
            <text:p>0</text:p>
          </table:table-cell>
          <table:table-cell table:formula="of:=[.$D$3]^([.$A22]*[.F$6])*[.F$7]" office:value-type="float" office:value="0" calcext:value-type="float">
            <text:p>0</text:p>
          </table:table-cell>
          <table:table-cell table:formula="of:=[.$D$3]^([.$A22]*[.G$6])*[.G$7]" office:value-type="float" office:value="0" calcext:value-type="float">
            <text:p>0</text:p>
          </table:table-cell>
          <table:table-cell table:formula="of:=[.$D$3]^([.$A22]*[.H$6])*[.H$7]" office:value-type="float" office:value="1.18059162071741E+023" calcext:value-type="float">
            <text:p>1,18059162071741E+023</text:p>
          </table:table-cell>
          <table:table-cell table:formula="of:=[.$D$3]^([.$A22]*[.I$6])*[.I$7]" office:value-type="float" office:value="1.93428131138341E+027" calcext:value-type="float">
            <text:p>1,93428131138341E+027</text:p>
          </table:table-cell>
          <table:table-cell table:formula="of:=[.$D$3]^([.$A22]*[.J$6])*[.J$7]" office:value-type="float" office:value="3.16912650057057E+031" calcext:value-type="float">
            <text:p>3,16912650057057E+031</text:p>
          </table:table-cell>
          <table:table-cell table:formula="of:=[.$D$3]^([.$A22]*[.K$6])*[.K$7]" office:value-type="float" office:value="5.19229685853483E+035" calcext:value-type="float">
            <text:p>5,19229685853483E+035</text:p>
          </table:table-cell>
          <table:table-cell table:formula="of:=[.$D$3]^([.$A22]*[.L$6])*[.L$7]" office:value-type="float" office:value="8.50705917302346E+039" calcext:value-type="float">
            <text:p>8,50705917302346E+039</text:p>
          </table:table-cell>
          <table:table-cell table:formula="of:=[.$D$3]^([.$A22]*[.M$6])*[.M$7]" office:value-type="float" office:value="1.39379657490816E+044" calcext:value-type="float">
            <text:p>1,39379657490816E+044</text:p>
          </table:table-cell>
          <table:table-cell table:formula="of:=[.$D$3]^([.$A22]*[.N$6])*[.N$7]" office:value-type="float" office:value="2.28359630832954E+048" calcext:value-type="float">
            <text:p>2,28359630832954E+048</text:p>
          </table:table-cell>
          <table:table-cell table:formula="of:=[.$D$3]^([.$A22]*[.O$6])*[.O$7]" office:value-type="float" office:value="3.74144419156711E+052" calcext:value-type="float">
            <text:p>3,74144419156711E+052</text:p>
          </table:table-cell>
          <table:table-cell table:formula="of:=[.$D$3]^([.$A22]*[.P$6])*[.P$7]" office:value-type="float" office:value="6.12998216346356E+056" calcext:value-type="float">
            <text:p>6,12998216346356E+056</text:p>
          </table:table-cell>
          <table:table-cell table:formula="of:=[.$D$3]^([.$A22]*[.Q$6])*[.Q$7]" office:value-type="float" office:value="1.00433627766187E+061" calcext:value-type="float">
            <text:p>1,00433627766187E+061</text:p>
          </table:table-cell>
          <table:table-cell table:formula="of:=[.$D$3]^([.$A22]*[.R$6])*[.R$7]" office:value-type="float" office:value="1.64550455732121E+065" calcext:value-type="float">
            <text:p>1,64550455732121E+065</text:p>
          </table:table-cell>
          <table:table-cell table:formula="of:=[.$D$3]^([.$A22]*[.S$6])*[.S$7]" office:value-type="float" office:value="0" calcext:value-type="float">
            <text:p>0</text:p>
          </table:table-cell>
          <table:table-cell table:formula="of:=[.$D$3]^([.$A22]*[.T$6])*[.T$7]" office:value-type="float" office:value="0" calcext:value-type="float">
            <text:p>0</text:p>
          </table:table-cell>
          <table:table-cell table:formula="of:=[.$D$3]^([.$A22]*[.U$6])*[.U$7]" office:value-type="float" office:value="0" calcext:value-type="float">
            <text:p>0</text:p>
          </table:table-cell>
          <table:table-cell table:formula="of:=[.$D$3]^([.$A22]*[.V$6])*[.V$7]" office:value-type="float" office:value="0" calcext:value-type="float">
            <text:p>0</text:p>
          </table:table-cell>
          <table:table-cell table:formula="of:=[.$D$3]^([.$A22]*[.W$6])*[.W$7]" office:value-type="float" office:value="0" calcext:value-type="float">
            <text:p>0</text:p>
          </table:table-cell>
          <table:table-cell table:formula="of:=[.$D$3]^([.$A22]*[.X$6])*[.X$7]" office:value-type="float" office:value="0" calcext:value-type="float">
            <text:p>0</text:p>
          </table:table-cell>
          <table:table-cell table:formula="of:=[.$D$3]^([.$A22]*[.Y$6])*[.Y$7]" office:value-type="float" office:value="0" calcext:value-type="float">
            <text:p>0</text:p>
          </table:table-cell>
          <table:table-cell table:formula="of:=[.$D$3]^([.$A22]*[.Z$6])*[.Z$7]" office:value-type="float" office:value="0" calcext:value-type="float">
            <text:p>0</text:p>
          </table:table-cell>
          <table:table-cell table:formula="of:=[.$D$3]^([.$A22]*[.AA$6])*[.AA$7]" office:value-type="float" office:value="0" calcext:value-type="float">
            <text:p>0</text:p>
          </table:table-cell>
          <table:table-cell table:formula="of:=[.$D$3]^([.$A22]*[.AB$6])*[.AB$7]" office:value-type="float" office:value="0" calcext:value-type="float">
            <text:p>0</text:p>
          </table:table-cell>
          <table:table-cell table:formula="of:=[.$D$3]^([.$A22]*[.AC$6])*[.AC$7]" office:value-type="float" office:value="0" calcext:value-type="float">
            <text:p>0</text:p>
          </table:table-cell>
          <table:table-cell table:formula="of:=[.$D$3]^([.$A22]*[.AD$6])*[.AD$7]" office:value-type="float" office:value="0" calcext:value-type="float">
            <text:p>0</text:p>
          </table:table-cell>
          <table:table-cell table:formula="of:=[.$D$3]^([.$A22]*[.AE$6])*[.AE$7]" office:value-type="float" office:value="0" calcext:value-type="float">
            <text:p>0</text:p>
          </table:table-cell>
          <table:table-cell table:formula="of:=[.$D$3]^([.$A22]*[.AF$6])*[.AF$7]" office:value-type="float" office:value="0" calcext:value-type="float">
            <text:p>0</text:p>
          </table:table-cell>
          <table:table-cell table:formula="of:=[.$D$3]^([.$A22]*[.AG$6])*[.AG$7]" office:value-type="float" office:value="0" calcext:value-type="float">
            <text:p>0</text:p>
          </table:table-cell>
          <table:table-cell table:formula="of:=[.$D$3]^([.$A22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OD(SUM([.C23:.AH23]);[.$B$3])" office:value-type="float" office:value="8" calcext:value-type="float">
            <text:p>8</text:p>
          </table:table-cell>
          <table:table-cell table:formula="of:=[.$D$3]^([.$A23]*[.C$6])*[.C$7]" office:value-type="float" office:value="1" calcext:value-type="float">
            <text:p>1</text:p>
          </table:table-cell>
          <table:table-cell table:formula="of:=[.$D$3]^([.$A23]*[.D$6])*[.D$7]" office:value-type="float" office:value="0" calcext:value-type="float">
            <text:p>0</text:p>
          </table:table-cell>
          <table:table-cell table:formula="of:=[.$D$3]^([.$A23]*[.E$6])*[.E$7]" office:value-type="float" office:value="0" calcext:value-type="float">
            <text:p>0</text:p>
          </table:table-cell>
          <table:table-cell table:formula="of:=[.$D$3]^([.$A23]*[.F$6])*[.F$7]" office:value-type="float" office:value="0" calcext:value-type="float">
            <text:p>0</text:p>
          </table:table-cell>
          <table:table-cell table:formula="of:=[.$D$3]^([.$A23]*[.G$6])*[.G$7]" office:value-type="float" office:value="0" calcext:value-type="float">
            <text:p>0</text:p>
          </table:table-cell>
          <table:table-cell table:formula="of:=[.$D$3]^([.$A23]*[.H$6])*[.H$7]" office:value-type="float" office:value="3.77789318629572E+024" calcext:value-type="float">
            <text:p>3,77789318629572E+024</text:p>
          </table:table-cell>
          <table:table-cell table:formula="of:=[.$D$3]^([.$A23]*[.I$6])*[.I$7]" office:value-type="float" office:value="1.23794003928538E+029" calcext:value-type="float">
            <text:p>1,23794003928538E+029</text:p>
          </table:table-cell>
          <table:table-cell table:formula="of:=[.$D$3]^([.$A23]*[.J$6])*[.J$7]" office:value-type="float" office:value="4.05648192073033E+033" calcext:value-type="float">
            <text:p>4,05648192073033E+033</text:p>
          </table:table-cell>
          <table:table-cell table:formula="of:=[.$D$3]^([.$A23]*[.K$6])*[.K$7]" office:value-type="float" office:value="1.32922799578492E+038" calcext:value-type="float">
            <text:p>1,32922799578492E+038</text:p>
          </table:table-cell>
          <table:table-cell table:formula="of:=[.$D$3]^([.$A23]*[.L$6])*[.L$7]" office:value-type="float" office:value="4.35561429658801E+042" calcext:value-type="float">
            <text:p>4,35561429658801E+042</text:p>
          </table:table-cell>
          <table:table-cell table:formula="of:=[.$D$3]^([.$A23]*[.M$6])*[.M$7]" office:value-type="float" office:value="1.42724769270596E+047" calcext:value-type="float">
            <text:p>1,42724769270596E+047</text:p>
          </table:table-cell>
          <table:table-cell table:formula="of:=[.$D$3]^([.$A23]*[.N$6])*[.N$7]" office:value-type="float" office:value="4.67680523945889E+051" calcext:value-type="float">
            <text:p>4,67680523945889E+051</text:p>
          </table:table-cell>
          <table:table-cell table:formula="of:=[.$D$3]^([.$A23]*[.O$6])*[.O$7]" office:value-type="float" office:value="1.53249554086589E+056" calcext:value-type="float">
            <text:p>1,53249554086589E+056</text:p>
          </table:table-cell>
          <table:table-cell table:formula="of:=[.$D$3]^([.$A23]*[.P$6])*[.P$7]" office:value-type="float" office:value="5.02168138830935E+060" calcext:value-type="float">
            <text:p>5,02168138830935E+060</text:p>
          </table:table-cell>
          <table:table-cell table:formula="of:=[.$D$3]^([.$A23]*[.Q$6])*[.Q$7]" office:value-type="float" office:value="1.64550455732121E+065" calcext:value-type="float">
            <text:p>1,64550455732121E+065</text:p>
          </table:table-cell>
          <table:table-cell table:formula="of:=[.$D$3]^([.$A23]*[.R$6])*[.R$7]" office:value-type="float" office:value="5.39198933343013E+069" calcext:value-type="float">
            <text:p>5,39198933343013E+069</text:p>
          </table:table-cell>
          <table:table-cell table:formula="of:=[.$D$3]^([.$A23]*[.S$6])*[.S$7]" office:value-type="float" office:value="0" calcext:value-type="float">
            <text:p>0</text:p>
          </table:table-cell>
          <table:table-cell table:formula="of:=[.$D$3]^([.$A23]*[.T$6])*[.T$7]" office:value-type="float" office:value="0" calcext:value-type="float">
            <text:p>0</text:p>
          </table:table-cell>
          <table:table-cell table:formula="of:=[.$D$3]^([.$A23]*[.U$6])*[.U$7]" office:value-type="float" office:value="0" calcext:value-type="float">
            <text:p>0</text:p>
          </table:table-cell>
          <table:table-cell table:formula="of:=[.$D$3]^([.$A23]*[.V$6])*[.V$7]" office:value-type="float" office:value="0" calcext:value-type="float">
            <text:p>0</text:p>
          </table:table-cell>
          <table:table-cell table:formula="of:=[.$D$3]^([.$A23]*[.W$6])*[.W$7]" office:value-type="float" office:value="0" calcext:value-type="float">
            <text:p>0</text:p>
          </table:table-cell>
          <table:table-cell table:formula="of:=[.$D$3]^([.$A23]*[.X$6])*[.X$7]" office:value-type="float" office:value="0" calcext:value-type="float">
            <text:p>0</text:p>
          </table:table-cell>
          <table:table-cell table:formula="of:=[.$D$3]^([.$A23]*[.Y$6])*[.Y$7]" office:value-type="float" office:value="0" calcext:value-type="float">
            <text:p>0</text:p>
          </table:table-cell>
          <table:table-cell table:formula="of:=[.$D$3]^([.$A23]*[.Z$6])*[.Z$7]" office:value-type="float" office:value="0" calcext:value-type="float">
            <text:p>0</text:p>
          </table:table-cell>
          <table:table-cell table:formula="of:=[.$D$3]^([.$A23]*[.AA$6])*[.AA$7]" office:value-type="float" office:value="0" calcext:value-type="float">
            <text:p>0</text:p>
          </table:table-cell>
          <table:table-cell table:formula="of:=[.$D$3]^([.$A23]*[.AB$6])*[.AB$7]" office:value-type="float" office:value="0" calcext:value-type="float">
            <text:p>0</text:p>
          </table:table-cell>
          <table:table-cell table:formula="of:=[.$D$3]^([.$A23]*[.AC$6])*[.AC$7]" office:value-type="float" office:value="0" calcext:value-type="float">
            <text:p>0</text:p>
          </table:table-cell>
          <table:table-cell table:formula="of:=[.$D$3]^([.$A23]*[.AD$6])*[.AD$7]" office:value-type="float" office:value="0" calcext:value-type="float">
            <text:p>0</text:p>
          </table:table-cell>
          <table:table-cell table:formula="of:=[.$D$3]^([.$A23]*[.AE$6])*[.AE$7]" office:value-type="float" office:value="0" calcext:value-type="float">
            <text:p>0</text:p>
          </table:table-cell>
          <table:table-cell table:formula="of:=[.$D$3]^([.$A23]*[.AF$6])*[.AF$7]" office:value-type="float" office:value="0" calcext:value-type="float">
            <text:p>0</text:p>
          </table:table-cell>
          <table:table-cell table:formula="of:=[.$D$3]^([.$A23]*[.AG$6])*[.AG$7]" office:value-type="float" office:value="0" calcext:value-type="float">
            <text:p>0</text:p>
          </table:table-cell>
          <table:table-cell table:formula="of:=[.$D$3]^([.$A23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OD(SUM([.C24:.AH24]);[.$B$3])" office:value-type="float" office:value="9" calcext:value-type="float">
            <text:p>9</text:p>
          </table:table-cell>
          <table:table-cell table:formula="of:=[.$D$3]^([.$A24]*[.C$6])*[.C$7]" office:value-type="float" office:value="1" calcext:value-type="float">
            <text:p>1</text:p>
          </table:table-cell>
          <table:table-cell table:formula="of:=[.$D$3]^([.$A24]*[.D$6])*[.D$7]" office:value-type="float" office:value="0" calcext:value-type="float">
            <text:p>0</text:p>
          </table:table-cell>
          <table:table-cell table:formula="of:=[.$D$3]^([.$A24]*[.E$6])*[.E$7]" office:value-type="float" office:value="0" calcext:value-type="float">
            <text:p>0</text:p>
          </table:table-cell>
          <table:table-cell table:formula="of:=[.$D$3]^([.$A24]*[.F$6])*[.F$7]" office:value-type="float" office:value="0" calcext:value-type="float">
            <text:p>0</text:p>
          </table:table-cell>
          <table:table-cell table:formula="of:=[.$D$3]^([.$A24]*[.G$6])*[.G$7]" office:value-type="float" office:value="0" calcext:value-type="float">
            <text:p>0</text:p>
          </table:table-cell>
          <table:table-cell table:formula="of:=[.$D$3]^([.$A24]*[.H$6])*[.H$7]" office:value-type="float" office:value="1.20892581961463E+026" calcext:value-type="float">
            <text:p>1,20892581961463E+026</text:p>
          </table:table-cell>
          <table:table-cell table:formula="of:=[.$D$3]^([.$A24]*[.I$6])*[.I$7]" office:value-type="float" office:value="7.92281625142643E+030" calcext:value-type="float">
            <text:p>7,92281625142643E+030</text:p>
          </table:table-cell>
          <table:table-cell table:formula="of:=[.$D$3]^([.$A24]*[.J$6])*[.J$7]" office:value-type="float" office:value="5.19229685853483E+035" calcext:value-type="float">
            <text:p>5,19229685853483E+035</text:p>
          </table:table-cell>
          <table:table-cell table:formula="of:=[.$D$3]^([.$A24]*[.K$6])*[.K$7]" office:value-type="float" office:value="3.40282366920938E+040" calcext:value-type="float">
            <text:p>3,40282366920938E+040</text:p>
          </table:table-cell>
          <table:table-cell table:formula="of:=[.$D$3]^([.$A24]*[.L$6])*[.L$7]" office:value-type="float" office:value="2.23007451985306E+045" calcext:value-type="float">
            <text:p>2,23007451985306E+045</text:p>
          </table:table-cell>
          <table:table-cell table:formula="of:=[.$D$3]^([.$A24]*[.M$6])*[.M$7]" office:value-type="float" office:value="1.4615016373309E+050" calcext:value-type="float">
            <text:p>1,4615016373309E+050</text:p>
          </table:table-cell>
          <table:table-cell table:formula="of:=[.$D$3]^([.$A24]*[.N$6])*[.N$7]" office:value-type="float" office:value="9.57809713041181E+054" calcext:value-type="float">
            <text:p>9,57809713041181E+054</text:p>
          </table:table-cell>
          <table:table-cell table:formula="of:=[.$D$3]^([.$A24]*[.O$6])*[.O$7]" office:value-type="float" office:value="6.27710173538668E+059" calcext:value-type="float">
            <text:p>6,27710173538668E+059</text:p>
          </table:table-cell>
          <table:table-cell table:formula="of:=[.$D$3]^([.$A24]*[.P$6])*[.P$7]" office:value-type="float" office:value="4.11376139330302E+064" calcext:value-type="float">
            <text:p>4,11376139330302E+064</text:p>
          </table:table-cell>
          <table:table-cell table:formula="of:=[.$D$3]^([.$A24]*[.Q$6])*[.Q$7]" office:value-type="float" office:value="2.69599466671506E+069" calcext:value-type="float">
            <text:p>2,69599466671506E+069</text:p>
          </table:table-cell>
          <table:table-cell table:formula="of:=[.$D$3]^([.$A24]*[.R$6])*[.R$7]" office:value-type="float" office:value="1.76684706477838E+074" calcext:value-type="float">
            <text:p>1,76684706477838E+074</text:p>
          </table:table-cell>
          <table:table-cell table:formula="of:=[.$D$3]^([.$A24]*[.S$6])*[.S$7]" office:value-type="float" office:value="0" calcext:value-type="float">
            <text:p>0</text:p>
          </table:table-cell>
          <table:table-cell table:formula="of:=[.$D$3]^([.$A24]*[.T$6])*[.T$7]" office:value-type="float" office:value="0" calcext:value-type="float">
            <text:p>0</text:p>
          </table:table-cell>
          <table:table-cell table:formula="of:=[.$D$3]^([.$A24]*[.U$6])*[.U$7]" office:value-type="float" office:value="0" calcext:value-type="float">
            <text:p>0</text:p>
          </table:table-cell>
          <table:table-cell table:formula="of:=[.$D$3]^([.$A24]*[.V$6])*[.V$7]" office:value-type="float" office:value="0" calcext:value-type="float">
            <text:p>0</text:p>
          </table:table-cell>
          <table:table-cell table:formula="of:=[.$D$3]^([.$A24]*[.W$6])*[.W$7]" office:value-type="float" office:value="0" calcext:value-type="float">
            <text:p>0</text:p>
          </table:table-cell>
          <table:table-cell table:formula="of:=[.$D$3]^([.$A24]*[.X$6])*[.X$7]" office:value-type="float" office:value="0" calcext:value-type="float">
            <text:p>0</text:p>
          </table:table-cell>
          <table:table-cell table:formula="of:=[.$D$3]^([.$A24]*[.Y$6])*[.Y$7]" office:value-type="float" office:value="0" calcext:value-type="float">
            <text:p>0</text:p>
          </table:table-cell>
          <table:table-cell table:formula="of:=[.$D$3]^([.$A24]*[.Z$6])*[.Z$7]" office:value-type="float" office:value="0" calcext:value-type="float">
            <text:p>0</text:p>
          </table:table-cell>
          <table:table-cell table:formula="of:=[.$D$3]^([.$A24]*[.AA$6])*[.AA$7]" office:value-type="float" office:value="0" calcext:value-type="float">
            <text:p>0</text:p>
          </table:table-cell>
          <table:table-cell table:formula="of:=[.$D$3]^([.$A24]*[.AB$6])*[.AB$7]" office:value-type="float" office:value="0" calcext:value-type="float">
            <text:p>0</text:p>
          </table:table-cell>
          <table:table-cell table:formula="of:=[.$D$3]^([.$A24]*[.AC$6])*[.AC$7]" office:value-type="float" office:value="0" calcext:value-type="float">
            <text:p>0</text:p>
          </table:table-cell>
          <table:table-cell table:formula="of:=[.$D$3]^([.$A24]*[.AD$6])*[.AD$7]" office:value-type="float" office:value="0" calcext:value-type="float">
            <text:p>0</text:p>
          </table:table-cell>
          <table:table-cell table:formula="of:=[.$D$3]^([.$A24]*[.AE$6])*[.AE$7]" office:value-type="float" office:value="0" calcext:value-type="float">
            <text:p>0</text:p>
          </table:table-cell>
          <table:table-cell table:formula="of:=[.$D$3]^([.$A24]*[.AF$6])*[.AF$7]" office:value-type="float" office:value="0" calcext:value-type="float">
            <text:p>0</text:p>
          </table:table-cell>
          <table:table-cell table:formula="of:=[.$D$3]^([.$A24]*[.AG$6])*[.AG$7]" office:value-type="float" office:value="0" calcext:value-type="float">
            <text:p>0</text:p>
          </table:table-cell>
          <table:table-cell table:formula="of:=[.$D$3]^([.$A24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OD(SUM([.C25:.AH25]);[.$B$3])" office:value-type="float" office:value="0" calcext:value-type="float">
            <text:p>0</text:p>
          </table:table-cell>
          <table:table-cell table:formula="of:=[.$D$3]^([.$A25]*[.C$6])*[.C$7]" office:value-type="float" office:value="1" calcext:value-type="float">
            <text:p>1</text:p>
          </table:table-cell>
          <table:table-cell table:formula="of:=[.$D$3]^([.$A25]*[.D$6])*[.D$7]" office:value-type="float" office:value="0" calcext:value-type="float">
            <text:p>0</text:p>
          </table:table-cell>
          <table:table-cell table:formula="of:=[.$D$3]^([.$A25]*[.E$6])*[.E$7]" office:value-type="float" office:value="0" calcext:value-type="float">
            <text:p>0</text:p>
          </table:table-cell>
          <table:table-cell table:formula="of:=[.$D$3]^([.$A25]*[.F$6])*[.F$7]" office:value-type="float" office:value="0" calcext:value-type="float">
            <text:p>0</text:p>
          </table:table-cell>
          <table:table-cell table:formula="of:=[.$D$3]^([.$A25]*[.G$6])*[.G$7]" office:value-type="float" office:value="0" calcext:value-type="float">
            <text:p>0</text:p>
          </table:table-cell>
          <table:table-cell table:formula="of:=[.$D$3]^([.$A25]*[.H$6])*[.H$7]" office:value-type="float" office:value="3.86856262276681E+027" calcext:value-type="float">
            <text:p>3,86856262276681E+027</text:p>
          </table:table-cell>
          <table:table-cell table:formula="of:=[.$D$3]^([.$A25]*[.I$6])*[.I$7]" office:value-type="float" office:value="5.07060240091292E+032" calcext:value-type="float">
            <text:p>5,07060240091292E+032</text:p>
          </table:table-cell>
          <table:table-cell table:formula="of:=[.$D$3]^([.$A25]*[.J$6])*[.J$7]" office:value-type="float" office:value="6.64613997892458E+037" calcext:value-type="float">
            <text:p>6,64613997892458E+037</text:p>
          </table:table-cell>
          <table:table-cell table:formula="of:=[.$D$3]^([.$A25]*[.K$6])*[.K$7]" office:value-type="float" office:value="8.71122859317602E+042" calcext:value-type="float">
            <text:p>8,71122859317602E+042</text:p>
          </table:table-cell>
          <table:table-cell table:formula="of:=[.$D$3]^([.$A25]*[.L$6])*[.L$7]" office:value-type="float" office:value="1.14179815416477E+048" calcext:value-type="float">
            <text:p>1,14179815416477E+048</text:p>
          </table:table-cell>
          <table:table-cell table:formula="of:=[.$D$3]^([.$A25]*[.M$6])*[.M$7]" office:value-type="float" office:value="1.49657767662684E+053" calcext:value-type="float">
            <text:p>1,49657767662684E+053</text:p>
          </table:table-cell>
          <table:table-cell table:formula="of:=[.$D$3]^([.$A25]*[.N$6])*[.N$7]" office:value-type="float" office:value="1.96159429230834E+058" calcext:value-type="float">
            <text:p>1,96159429230834E+058</text:p>
          </table:table-cell>
          <table:table-cell table:formula="of:=[.$D$3]^([.$A25]*[.O$6])*[.O$7]" office:value-type="float" office:value="2.57110087081438E+063" calcext:value-type="float">
            <text:p>2,57110087081438E+063</text:p>
          </table:table-cell>
          <table:table-cell table:formula="of:=[.$D$3]^([.$A25]*[.P$6])*[.P$7]" office:value-type="float" office:value="3.36999333339383E+068" calcext:value-type="float">
            <text:p>3,36999333339383E+068</text:p>
          </table:table-cell>
          <table:table-cell table:formula="of:=[.$D$3]^([.$A25]*[.Q$6])*[.Q$7]" office:value-type="float" office:value="4.41711766194596E+073" calcext:value-type="float">
            <text:p>4,41711766194596E+073</text:p>
          </table:table-cell>
          <table:table-cell table:formula="of:=[.$D$3]^([.$A25]*[.R$6])*[.R$7]" office:value-type="float" office:value="5.78960446186581E+078" calcext:value-type="float">
            <text:p>5,78960446186581E+078</text:p>
          </table:table-cell>
          <table:table-cell table:formula="of:=[.$D$3]^([.$A25]*[.S$6])*[.S$7]" office:value-type="float" office:value="0" calcext:value-type="float">
            <text:p>0</text:p>
          </table:table-cell>
          <table:table-cell table:formula="of:=[.$D$3]^([.$A25]*[.T$6])*[.T$7]" office:value-type="float" office:value="0" calcext:value-type="float">
            <text:p>0</text:p>
          </table:table-cell>
          <table:table-cell table:formula="of:=[.$D$3]^([.$A25]*[.U$6])*[.U$7]" office:value-type="float" office:value="0" calcext:value-type="float">
            <text:p>0</text:p>
          </table:table-cell>
          <table:table-cell table:formula="of:=[.$D$3]^([.$A25]*[.V$6])*[.V$7]" office:value-type="float" office:value="0" calcext:value-type="float">
            <text:p>0</text:p>
          </table:table-cell>
          <table:table-cell table:formula="of:=[.$D$3]^([.$A25]*[.W$6])*[.W$7]" office:value-type="float" office:value="0" calcext:value-type="float">
            <text:p>0</text:p>
          </table:table-cell>
          <table:table-cell table:formula="of:=[.$D$3]^([.$A25]*[.X$6])*[.X$7]" office:value-type="float" office:value="0" calcext:value-type="float">
            <text:p>0</text:p>
          </table:table-cell>
          <table:table-cell table:formula="of:=[.$D$3]^([.$A25]*[.Y$6])*[.Y$7]" office:value-type="float" office:value="0" calcext:value-type="float">
            <text:p>0</text:p>
          </table:table-cell>
          <table:table-cell table:formula="of:=[.$D$3]^([.$A25]*[.Z$6])*[.Z$7]" office:value-type="float" office:value="0" calcext:value-type="float">
            <text:p>0</text:p>
          </table:table-cell>
          <table:table-cell table:formula="of:=[.$D$3]^([.$A25]*[.AA$6])*[.AA$7]" office:value-type="float" office:value="0" calcext:value-type="float">
            <text:p>0</text:p>
          </table:table-cell>
          <table:table-cell table:formula="of:=[.$D$3]^([.$A25]*[.AB$6])*[.AB$7]" office:value-type="float" office:value="0" calcext:value-type="float">
            <text:p>0</text:p>
          </table:table-cell>
          <table:table-cell table:formula="of:=[.$D$3]^([.$A25]*[.AC$6])*[.AC$7]" office:value-type="float" office:value="0" calcext:value-type="float">
            <text:p>0</text:p>
          </table:table-cell>
          <table:table-cell table:formula="of:=[.$D$3]^([.$A25]*[.AD$6])*[.AD$7]" office:value-type="float" office:value="0" calcext:value-type="float">
            <text:p>0</text:p>
          </table:table-cell>
          <table:table-cell table:formula="of:=[.$D$3]^([.$A25]*[.AE$6])*[.AE$7]" office:value-type="float" office:value="0" calcext:value-type="float">
            <text:p>0</text:p>
          </table:table-cell>
          <table:table-cell table:formula="of:=[.$D$3]^([.$A25]*[.AF$6])*[.AF$7]" office:value-type="float" office:value="0" calcext:value-type="float">
            <text:p>0</text:p>
          </table:table-cell>
          <table:table-cell table:formula="of:=[.$D$3]^([.$A25]*[.AG$6])*[.AG$7]" office:value-type="float" office:value="0" calcext:value-type="float">
            <text:p>0</text:p>
          </table:table-cell>
          <table:table-cell table:formula="of:=[.$D$3]^([.$A25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OD(SUM([.C26:.AH26]);[.$B$3])" office:value-type="float" office:value="2" calcext:value-type="float">
            <text:p>2</text:p>
          </table:table-cell>
          <table:table-cell table:formula="of:=[.$D$3]^([.$A26]*[.C$6])*[.C$7]" office:value-type="float" office:value="1" calcext:value-type="float">
            <text:p>1</text:p>
          </table:table-cell>
          <table:table-cell table:formula="of:=[.$D$3]^([.$A26]*[.D$6])*[.D$7]" office:value-type="float" office:value="0" calcext:value-type="float">
            <text:p>0</text:p>
          </table:table-cell>
          <table:table-cell table:formula="of:=[.$D$3]^([.$A26]*[.E$6])*[.E$7]" office:value-type="float" office:value="0" calcext:value-type="float">
            <text:p>0</text:p>
          </table:table-cell>
          <table:table-cell table:formula="of:=[.$D$3]^([.$A26]*[.F$6])*[.F$7]" office:value-type="float" office:value="0" calcext:value-type="float">
            <text:p>0</text:p>
          </table:table-cell>
          <table:table-cell table:formula="of:=[.$D$3]^([.$A26]*[.G$6])*[.G$7]" office:value-type="float" office:value="0" calcext:value-type="float">
            <text:p>0</text:p>
          </table:table-cell>
          <table:table-cell table:formula="of:=[.$D$3]^([.$A26]*[.H$6])*[.H$7]" office:value-type="float" office:value="1.23794003928538E+029" calcext:value-type="float">
            <text:p>1,23794003928538E+029</text:p>
          </table:table-cell>
          <table:table-cell table:formula="of:=[.$D$3]^([.$A26]*[.I$6])*[.I$7]" office:value-type="float" office:value="3.24518553658427E+034" calcext:value-type="float">
            <text:p>3,24518553658427E+034</text:p>
          </table:table-cell>
          <table:table-cell table:formula="of:=[.$D$3]^([.$A26]*[.J$6])*[.J$7]" office:value-type="float" office:value="8.50705917302346E+039" calcext:value-type="float">
            <text:p>8,50705917302346E+039</text:p>
          </table:table-cell>
          <table:table-cell table:formula="of:=[.$D$3]^([.$A26]*[.K$6])*[.K$7]" office:value-type="float" office:value="2.23007451985306E+045" calcext:value-type="float">
            <text:p>2,23007451985306E+045</text:p>
          </table:table-cell>
          <table:table-cell table:formula="of:=[.$D$3]^([.$A26]*[.L$6])*[.L$7]" office:value-type="float" office:value="5.84600654932361E+050" calcext:value-type="float">
            <text:p>5,84600654932361E+050</text:p>
          </table:table-cell>
          <table:table-cell table:formula="of:=[.$D$3]^([.$A26]*[.M$6])*[.M$7]" office:value-type="float" office:value="1.53249554086589E+056" calcext:value-type="float">
            <text:p>1,53249554086589E+056</text:p>
          </table:table-cell>
          <table:table-cell table:formula="of:=[.$D$3]^([.$A26]*[.N$6])*[.N$7]" office:value-type="float" office:value="4.01734511064748E+061" calcext:value-type="float">
            <text:p>4,01734511064748E+061</text:p>
          </table:table-cell>
          <table:table-cell table:formula="of:=[.$D$3]^([.$A26]*[.O$6])*[.O$7]" office:value-type="float" office:value="1.05312291668557E+067" calcext:value-type="float">
            <text:p>1,05312291668557E+067</text:p>
          </table:table-cell>
          <table:table-cell table:formula="of:=[.$D$3]^([.$A26]*[.P$6])*[.P$7]" office:value-type="float" office:value="2.76069853871623E+072" calcext:value-type="float">
            <text:p>2,76069853871623E+072</text:p>
          </table:table-cell>
          <table:table-cell table:formula="of:=[.$D$3]^([.$A26]*[.Q$6])*[.Q$7]" office:value-type="float" office:value="7.23700557733226E+077" calcext:value-type="float">
            <text:p>7,23700557733226E+077</text:p>
          </table:table-cell>
          <table:table-cell table:formula="of:=[.$D$3]^([.$A26]*[.R$6])*[.R$7]" office:value-type="float" office:value="1.89713759006419E+083" calcext:value-type="float">
            <text:p>1,89713759006419E+083</text:p>
          </table:table-cell>
          <table:table-cell table:formula="of:=[.$D$3]^([.$A26]*[.S$6])*[.S$7]" office:value-type="float" office:value="0" calcext:value-type="float">
            <text:p>0</text:p>
          </table:table-cell>
          <table:table-cell table:formula="of:=[.$D$3]^([.$A26]*[.T$6])*[.T$7]" office:value-type="float" office:value="0" calcext:value-type="float">
            <text:p>0</text:p>
          </table:table-cell>
          <table:table-cell table:formula="of:=[.$D$3]^([.$A26]*[.U$6])*[.U$7]" office:value-type="float" office:value="0" calcext:value-type="float">
            <text:p>0</text:p>
          </table:table-cell>
          <table:table-cell table:formula="of:=[.$D$3]^([.$A26]*[.V$6])*[.V$7]" office:value-type="float" office:value="0" calcext:value-type="float">
            <text:p>0</text:p>
          </table:table-cell>
          <table:table-cell table:formula="of:=[.$D$3]^([.$A26]*[.W$6])*[.W$7]" office:value-type="float" office:value="0" calcext:value-type="float">
            <text:p>0</text:p>
          </table:table-cell>
          <table:table-cell table:formula="of:=[.$D$3]^([.$A26]*[.X$6])*[.X$7]" office:value-type="float" office:value="0" calcext:value-type="float">
            <text:p>0</text:p>
          </table:table-cell>
          <table:table-cell table:formula="of:=[.$D$3]^([.$A26]*[.Y$6])*[.Y$7]" office:value-type="float" office:value="0" calcext:value-type="float">
            <text:p>0</text:p>
          </table:table-cell>
          <table:table-cell table:formula="of:=[.$D$3]^([.$A26]*[.Z$6])*[.Z$7]" office:value-type="float" office:value="0" calcext:value-type="float">
            <text:p>0</text:p>
          </table:table-cell>
          <table:table-cell table:formula="of:=[.$D$3]^([.$A26]*[.AA$6])*[.AA$7]" office:value-type="float" office:value="0" calcext:value-type="float">
            <text:p>0</text:p>
          </table:table-cell>
          <table:table-cell table:formula="of:=[.$D$3]^([.$A26]*[.AB$6])*[.AB$7]" office:value-type="float" office:value="0" calcext:value-type="float">
            <text:p>0</text:p>
          </table:table-cell>
          <table:table-cell table:formula="of:=[.$D$3]^([.$A26]*[.AC$6])*[.AC$7]" office:value-type="float" office:value="0" calcext:value-type="float">
            <text:p>0</text:p>
          </table:table-cell>
          <table:table-cell table:formula="of:=[.$D$3]^([.$A26]*[.AD$6])*[.AD$7]" office:value-type="float" office:value="0" calcext:value-type="float">
            <text:p>0</text:p>
          </table:table-cell>
          <table:table-cell table:formula="of:=[.$D$3]^([.$A26]*[.AE$6])*[.AE$7]" office:value-type="float" office:value="0" calcext:value-type="float">
            <text:p>0</text:p>
          </table:table-cell>
          <table:table-cell table:formula="of:=[.$D$3]^([.$A26]*[.AF$6])*[.AF$7]" office:value-type="float" office:value="0" calcext:value-type="float">
            <text:p>0</text:p>
          </table:table-cell>
          <table:table-cell table:formula="of:=[.$D$3]^([.$A26]*[.AG$6])*[.AG$7]" office:value-type="float" office:value="0" calcext:value-type="float">
            <text:p>0</text:p>
          </table:table-cell>
          <table:table-cell table:formula="of:=[.$D$3]^([.$A26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OD(SUM([.C27:.AH27]);[.$B$3])" office:value-type="float" office:value="12" calcext:value-type="float">
            <text:p>12</text:p>
          </table:table-cell>
          <table:table-cell table:formula="of:=[.$D$3]^([.$A27]*[.C$6])*[.C$7]" office:value-type="float" office:value="1" calcext:value-type="float">
            <text:p>1</text:p>
          </table:table-cell>
          <table:table-cell table:formula="of:=[.$D$3]^([.$A27]*[.D$6])*[.D$7]" office:value-type="float" office:value="0" calcext:value-type="float">
            <text:p>0</text:p>
          </table:table-cell>
          <table:table-cell table:formula="of:=[.$D$3]^([.$A27]*[.E$6])*[.E$7]" office:value-type="float" office:value="0" calcext:value-type="float">
            <text:p>0</text:p>
          </table:table-cell>
          <table:table-cell table:formula="of:=[.$D$3]^([.$A27]*[.F$6])*[.F$7]" office:value-type="float" office:value="0" calcext:value-type="float">
            <text:p>0</text:p>
          </table:table-cell>
          <table:table-cell table:formula="of:=[.$D$3]^([.$A27]*[.G$6])*[.G$7]" office:value-type="float" office:value="0" calcext:value-type="float">
            <text:p>0</text:p>
          </table:table-cell>
          <table:table-cell table:formula="of:=[.$D$3]^([.$A27]*[.H$6])*[.H$7]" office:value-type="float" office:value="3.96140812571322E+030" calcext:value-type="float">
            <text:p>3,96140812571322E+030</text:p>
          </table:table-cell>
          <table:table-cell table:formula="of:=[.$D$3]^([.$A27]*[.I$6])*[.I$7]" office:value-type="float" office:value="2.07691874341393E+036" calcext:value-type="float">
            <text:p>2,07691874341393E+036</text:p>
          </table:table-cell>
          <table:table-cell table:formula="of:=[.$D$3]^([.$A27]*[.J$6])*[.J$7]" office:value-type="float" office:value="1.088903574147E+042" calcext:value-type="float">
            <text:p>1,088903574147E+042</text:p>
          </table:table-cell>
          <table:table-cell table:formula="of:=[.$D$3]^([.$A27]*[.K$6])*[.K$7]" office:value-type="float" office:value="5.70899077082384E+047" calcext:value-type="float">
            <text:p>5,70899077082384E+047</text:p>
          </table:table-cell>
          <table:table-cell table:formula="of:=[.$D$3]^([.$A27]*[.L$6])*[.L$7]" office:value-type="float" office:value="2.99315535325369E+053" calcext:value-type="float">
            <text:p>2,99315535325369E+053</text:p>
          </table:table-cell>
          <table:table-cell table:formula="of:=[.$D$3]^([.$A27]*[.M$6])*[.M$7]" office:value-type="float" office:value="1.56927543384667E+059" calcext:value-type="float">
            <text:p>1,56927543384667E+059</text:p>
          </table:table-cell>
          <table:table-cell table:formula="of:=[.$D$3]^([.$A27]*[.N$6])*[.N$7]" office:value-type="float" office:value="8.22752278660603E+064" calcext:value-type="float">
            <text:p>8,22752278660603E+064</text:p>
          </table:table-cell>
          <table:table-cell table:formula="of:=[.$D$3]^([.$A27]*[.O$6])*[.O$7]" office:value-type="float" office:value="4.3135914667441E+070" calcext:value-type="float">
            <text:p>4,3135914667441E+070</text:p>
          </table:table-cell>
          <table:table-cell table:formula="of:=[.$D$3]^([.$A27]*[.P$6])*[.P$7]" office:value-type="float" office:value="2.26156424291633E+076" calcext:value-type="float">
            <text:p>2,26156424291633E+076</text:p>
          </table:table-cell>
          <table:table-cell table:formula="of:=[.$D$3]^([.$A27]*[.Q$6])*[.Q$7]" office:value-type="float" office:value="1.18571099379012E+082" calcext:value-type="float">
            <text:p>1,18571099379012E+082</text:p>
          </table:table-cell>
          <table:table-cell table:formula="of:=[.$D$3]^([.$A27]*[.R$6])*[.R$7]" office:value-type="float" office:value="6.21654045512233E+087" calcext:value-type="float">
            <text:p>6,21654045512233E+087</text:p>
          </table:table-cell>
          <table:table-cell table:formula="of:=[.$D$3]^([.$A27]*[.S$6])*[.S$7]" office:value-type="float" office:value="0" calcext:value-type="float">
            <text:p>0</text:p>
          </table:table-cell>
          <table:table-cell table:formula="of:=[.$D$3]^([.$A27]*[.T$6])*[.T$7]" office:value-type="float" office:value="0" calcext:value-type="float">
            <text:p>0</text:p>
          </table:table-cell>
          <table:table-cell table:formula="of:=[.$D$3]^([.$A27]*[.U$6])*[.U$7]" office:value-type="float" office:value="0" calcext:value-type="float">
            <text:p>0</text:p>
          </table:table-cell>
          <table:table-cell table:formula="of:=[.$D$3]^([.$A27]*[.V$6])*[.V$7]" office:value-type="float" office:value="0" calcext:value-type="float">
            <text:p>0</text:p>
          </table:table-cell>
          <table:table-cell table:formula="of:=[.$D$3]^([.$A27]*[.W$6])*[.W$7]" office:value-type="float" office:value="0" calcext:value-type="float">
            <text:p>0</text:p>
          </table:table-cell>
          <table:table-cell table:formula="of:=[.$D$3]^([.$A27]*[.X$6])*[.X$7]" office:value-type="float" office:value="0" calcext:value-type="float">
            <text:p>0</text:p>
          </table:table-cell>
          <table:table-cell table:formula="of:=[.$D$3]^([.$A27]*[.Y$6])*[.Y$7]" office:value-type="float" office:value="0" calcext:value-type="float">
            <text:p>0</text:p>
          </table:table-cell>
          <table:table-cell table:formula="of:=[.$D$3]^([.$A27]*[.Z$6])*[.Z$7]" office:value-type="float" office:value="0" calcext:value-type="float">
            <text:p>0</text:p>
          </table:table-cell>
          <table:table-cell table:formula="of:=[.$D$3]^([.$A27]*[.AA$6])*[.AA$7]" office:value-type="float" office:value="0" calcext:value-type="float">
            <text:p>0</text:p>
          </table:table-cell>
          <table:table-cell table:formula="of:=[.$D$3]^([.$A27]*[.AB$6])*[.AB$7]" office:value-type="float" office:value="0" calcext:value-type="float">
            <text:p>0</text:p>
          </table:table-cell>
          <table:table-cell table:formula="of:=[.$D$3]^([.$A27]*[.AC$6])*[.AC$7]" office:value-type="float" office:value="0" calcext:value-type="float">
            <text:p>0</text:p>
          </table:table-cell>
          <table:table-cell table:formula="of:=[.$D$3]^([.$A27]*[.AD$6])*[.AD$7]" office:value-type="float" office:value="0" calcext:value-type="float">
            <text:p>0</text:p>
          </table:table-cell>
          <table:table-cell table:formula="of:=[.$D$3]^([.$A27]*[.AE$6])*[.AE$7]" office:value-type="float" office:value="0" calcext:value-type="float">
            <text:p>0</text:p>
          </table:table-cell>
          <table:table-cell table:formula="of:=[.$D$3]^([.$A27]*[.AF$6])*[.AF$7]" office:value-type="float" office:value="0" calcext:value-type="float">
            <text:p>0</text:p>
          </table:table-cell>
          <table:table-cell table:formula="of:=[.$D$3]^([.$A27]*[.AG$6])*[.AG$7]" office:value-type="float" office:value="0" calcext:value-type="float">
            <text:p>0</text:p>
          </table:table-cell>
          <table:table-cell table:formula="of:=[.$D$3]^([.$A27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OD(SUM([.C28:.AH28]);[.$B$3])" office:value-type="float" office:value="2" calcext:value-type="float">
            <text:p>2</text:p>
          </table:table-cell>
          <table:table-cell table:formula="of:=[.$D$3]^([.$A28]*[.C$6])*[.C$7]" office:value-type="float" office:value="1" calcext:value-type="float">
            <text:p>1</text:p>
          </table:table-cell>
          <table:table-cell table:formula="of:=[.$D$3]^([.$A28]*[.D$6])*[.D$7]" office:value-type="float" office:value="0" calcext:value-type="float">
            <text:p>0</text:p>
          </table:table-cell>
          <table:table-cell table:formula="of:=[.$D$3]^([.$A28]*[.E$6])*[.E$7]" office:value-type="float" office:value="0" calcext:value-type="float">
            <text:p>0</text:p>
          </table:table-cell>
          <table:table-cell table:formula="of:=[.$D$3]^([.$A28]*[.F$6])*[.F$7]" office:value-type="float" office:value="0" calcext:value-type="float">
            <text:p>0</text:p>
          </table:table-cell>
          <table:table-cell table:formula="of:=[.$D$3]^([.$A28]*[.G$6])*[.G$7]" office:value-type="float" office:value="0" calcext:value-type="float">
            <text:p>0</text:p>
          </table:table-cell>
          <table:table-cell table:formula="of:=[.$D$3]^([.$A28]*[.H$6])*[.H$7]" office:value-type="float" office:value="1.26765060022823E+032" calcext:value-type="float">
            <text:p>1,26765060022823E+032</text:p>
          </table:table-cell>
          <table:table-cell table:formula="of:=[.$D$3]^([.$A28]*[.I$6])*[.I$7]" office:value-type="float" office:value="1.32922799578492E+038" calcext:value-type="float">
            <text:p>1,32922799578492E+038</text:p>
          </table:table-cell>
          <table:table-cell table:formula="of:=[.$D$3]^([.$A28]*[.J$6])*[.J$7]" office:value-type="float" office:value="1.39379657490816E+044" calcext:value-type="float">
            <text:p>1,39379657490816E+044</text:p>
          </table:table-cell>
          <table:table-cell table:formula="of:=[.$D$3]^([.$A28]*[.K$6])*[.K$7]" office:value-type="float" office:value="1.4615016373309E+050" calcext:value-type="float">
            <text:p>1,4615016373309E+050</text:p>
          </table:table-cell>
          <table:table-cell table:formula="of:=[.$D$3]^([.$A28]*[.L$6])*[.L$7]" office:value-type="float" office:value="1.53249554086589E+056" calcext:value-type="float">
            <text:p>1,53249554086589E+056</text:p>
          </table:table-cell>
          <table:table-cell table:formula="of:=[.$D$3]^([.$A28]*[.M$6])*[.M$7]" office:value-type="float" office:value="1.60693804425899E+062" calcext:value-type="float">
            <text:p>1,60693804425899E+062</text:p>
          </table:table-cell>
          <table:table-cell table:formula="of:=[.$D$3]^([.$A28]*[.N$6])*[.N$7]" office:value-type="float" office:value="1.68499666669692E+068" calcext:value-type="float">
            <text:p>1,68499666669692E+068</text:p>
          </table:table-cell>
          <table:table-cell table:formula="of:=[.$D$3]^([.$A28]*[.O$6])*[.O$7]" office:value-type="float" office:value="1.76684706477838E+074" calcext:value-type="float">
            <text:p>1,76684706477838E+074</text:p>
          </table:table-cell>
          <table:table-cell table:formula="of:=[.$D$3]^([.$A28]*[.P$6])*[.P$7]" office:value-type="float" office:value="1.85267342779706E+080" calcext:value-type="float">
            <text:p>1,85267342779706E+080</text:p>
          </table:table-cell>
          <table:table-cell table:formula="of:=[.$D$3]^([.$A28]*[.Q$6])*[.Q$7]" office:value-type="float" office:value="1.94266889222573E+086" calcext:value-type="float">
            <text:p>1,94266889222573E+086</text:p>
          </table:table-cell>
          <table:table-cell table:formula="of:=[.$D$3]^([.$A28]*[.R$6])*[.R$7]" office:value-type="float" office:value="2.03703597633449E+092" calcext:value-type="float">
            <text:p>2,03703597633449E+092</text:p>
          </table:table-cell>
          <table:table-cell table:formula="of:=[.$D$3]^([.$A28]*[.S$6])*[.S$7]" office:value-type="float" office:value="0" calcext:value-type="float">
            <text:p>0</text:p>
          </table:table-cell>
          <table:table-cell table:formula="of:=[.$D$3]^([.$A28]*[.T$6])*[.T$7]" office:value-type="float" office:value="0" calcext:value-type="float">
            <text:p>0</text:p>
          </table:table-cell>
          <table:table-cell table:formula="of:=[.$D$3]^([.$A28]*[.U$6])*[.U$7]" office:value-type="float" office:value="0" calcext:value-type="float">
            <text:p>0</text:p>
          </table:table-cell>
          <table:table-cell table:formula="of:=[.$D$3]^([.$A28]*[.V$6])*[.V$7]" office:value-type="float" office:value="0" calcext:value-type="float">
            <text:p>0</text:p>
          </table:table-cell>
          <table:table-cell table:formula="of:=[.$D$3]^([.$A28]*[.W$6])*[.W$7]" office:value-type="float" office:value="0" calcext:value-type="float">
            <text:p>0</text:p>
          </table:table-cell>
          <table:table-cell table:formula="of:=[.$D$3]^([.$A28]*[.X$6])*[.X$7]" office:value-type="float" office:value="0" calcext:value-type="float">
            <text:p>0</text:p>
          </table:table-cell>
          <table:table-cell table:formula="of:=[.$D$3]^([.$A28]*[.Y$6])*[.Y$7]" office:value-type="float" office:value="0" calcext:value-type="float">
            <text:p>0</text:p>
          </table:table-cell>
          <table:table-cell table:formula="of:=[.$D$3]^([.$A28]*[.Z$6])*[.Z$7]" office:value-type="float" office:value="0" calcext:value-type="float">
            <text:p>0</text:p>
          </table:table-cell>
          <table:table-cell table:formula="of:=[.$D$3]^([.$A28]*[.AA$6])*[.AA$7]" office:value-type="float" office:value="0" calcext:value-type="float">
            <text:p>0</text:p>
          </table:table-cell>
          <table:table-cell table:formula="of:=[.$D$3]^([.$A28]*[.AB$6])*[.AB$7]" office:value-type="float" office:value="0" calcext:value-type="float">
            <text:p>0</text:p>
          </table:table-cell>
          <table:table-cell table:formula="of:=[.$D$3]^([.$A28]*[.AC$6])*[.AC$7]" office:value-type="float" office:value="0" calcext:value-type="float">
            <text:p>0</text:p>
          </table:table-cell>
          <table:table-cell table:formula="of:=[.$D$3]^([.$A28]*[.AD$6])*[.AD$7]" office:value-type="float" office:value="0" calcext:value-type="float">
            <text:p>0</text:p>
          </table:table-cell>
          <table:table-cell table:formula="of:=[.$D$3]^([.$A28]*[.AE$6])*[.AE$7]" office:value-type="float" office:value="0" calcext:value-type="float">
            <text:p>0</text:p>
          </table:table-cell>
          <table:table-cell table:formula="of:=[.$D$3]^([.$A28]*[.AF$6])*[.AF$7]" office:value-type="float" office:value="0" calcext:value-type="float">
            <text:p>0</text:p>
          </table:table-cell>
          <table:table-cell table:formula="of:=[.$D$3]^([.$A28]*[.AG$6])*[.AG$7]" office:value-type="float" office:value="0" calcext:value-type="float">
            <text:p>0</text:p>
          </table:table-cell>
          <table:table-cell table:formula="of:=[.$D$3]^([.$A28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OD(SUM([.C29:.AH29]);[.$B$3])" office:value-type="float" office:value="5" calcext:value-type="float">
            <text:p>5</text:p>
          </table:table-cell>
          <table:table-cell table:formula="of:=[.$D$3]^([.$A29]*[.C$6])*[.C$7]" office:value-type="float" office:value="1" calcext:value-type="float">
            <text:p>1</text:p>
          </table:table-cell>
          <table:table-cell table:formula="of:=[.$D$3]^([.$A29]*[.D$6])*[.D$7]" office:value-type="float" office:value="0" calcext:value-type="float">
            <text:p>0</text:p>
          </table:table-cell>
          <table:table-cell table:formula="of:=[.$D$3]^([.$A29]*[.E$6])*[.E$7]" office:value-type="float" office:value="0" calcext:value-type="float">
            <text:p>0</text:p>
          </table:table-cell>
          <table:table-cell table:formula="of:=[.$D$3]^([.$A29]*[.F$6])*[.F$7]" office:value-type="float" office:value="0" calcext:value-type="float">
            <text:p>0</text:p>
          </table:table-cell>
          <table:table-cell table:formula="of:=[.$D$3]^([.$A29]*[.G$6])*[.G$7]" office:value-type="float" office:value="0" calcext:value-type="float">
            <text:p>0</text:p>
          </table:table-cell>
          <table:table-cell table:formula="of:=[.$D$3]^([.$A29]*[.H$6])*[.H$7]" office:value-type="float" office:value="4.05648192073033E+033" calcext:value-type="float">
            <text:p>4,05648192073033E+033</text:p>
          </table:table-cell>
          <table:table-cell table:formula="of:=[.$D$3]^([.$A29]*[.I$6])*[.I$7]" office:value-type="float" office:value="8.50705917302346E+039" calcext:value-type="float">
            <text:p>8,50705917302346E+039</text:p>
          </table:table-cell>
          <table:table-cell table:formula="of:=[.$D$3]^([.$A29]*[.J$6])*[.J$7]" office:value-type="float" office:value="1.78405961588245E+046" calcext:value-type="float">
            <text:p>1,78405961588245E+046</text:p>
          </table:table-cell>
          <table:table-cell table:formula="of:=[.$D$3]^([.$A29]*[.K$6])*[.K$7]" office:value-type="float" office:value="3.74144419156711E+052" calcext:value-type="float">
            <text:p>3,74144419156711E+052</text:p>
          </table:table-cell>
          <table:table-cell table:formula="of:=[.$D$3]^([.$A29]*[.L$6])*[.L$7]" office:value-type="float" office:value="7.84637716923335E+058" calcext:value-type="float">
            <text:p>7,84637716923335E+058</text:p>
          </table:table-cell>
          <table:table-cell table:formula="of:=[.$D$3]^([.$A29]*[.M$6])*[.M$7]" office:value-type="float" office:value="1.64550455732121E+065" calcext:value-type="float">
            <text:p>1,64550455732121E+065</text:p>
          </table:table-cell>
          <table:table-cell table:formula="of:=[.$D$3]^([.$A29]*[.N$6])*[.N$7]" office:value-type="float" office:value="3.45087317339528E+071" calcext:value-type="float">
            <text:p>3,45087317339528E+071</text:p>
          </table:table-cell>
          <table:table-cell table:formula="of:=[.$D$3]^([.$A29]*[.O$6])*[.O$7]" office:value-type="float" office:value="7.23700557733226E+077" calcext:value-type="float">
            <text:p>7,23700557733226E+077</text:p>
          </table:table-cell>
          <table:table-cell table:formula="of:=[.$D$3]^([.$A29]*[.P$6])*[.P$7]" office:value-type="float" office:value="1.51771007205135E+084" calcext:value-type="float">
            <text:p>1,51771007205135E+084</text:p>
          </table:table-cell>
          <table:table-cell table:formula="of:=[.$D$3]^([.$A29]*[.Q$6])*[.Q$7]" office:value-type="float" office:value="3.18286871302263E+090" calcext:value-type="float">
            <text:p>3,18286871302263E+090</text:p>
          </table:table-cell>
          <table:table-cell table:formula="of:=[.$D$3]^([.$A29]*[.R$6])*[.R$7]" office:value-type="float" office:value="6.67495948725284E+096" calcext:value-type="float">
            <text:p>6,67495948725284E+096</text:p>
          </table:table-cell>
          <table:table-cell table:formula="of:=[.$D$3]^([.$A29]*[.S$6])*[.S$7]" office:value-type="float" office:value="0" calcext:value-type="float">
            <text:p>0</text:p>
          </table:table-cell>
          <table:table-cell table:formula="of:=[.$D$3]^([.$A29]*[.T$6])*[.T$7]" office:value-type="float" office:value="0" calcext:value-type="float">
            <text:p>0</text:p>
          </table:table-cell>
          <table:table-cell table:formula="of:=[.$D$3]^([.$A29]*[.U$6])*[.U$7]" office:value-type="float" office:value="0" calcext:value-type="float">
            <text:p>0</text:p>
          </table:table-cell>
          <table:table-cell table:formula="of:=[.$D$3]^([.$A29]*[.V$6])*[.V$7]" office:value-type="float" office:value="0" calcext:value-type="float">
            <text:p>0</text:p>
          </table:table-cell>
          <table:table-cell table:formula="of:=[.$D$3]^([.$A29]*[.W$6])*[.W$7]" office:value-type="float" office:value="0" calcext:value-type="float">
            <text:p>0</text:p>
          </table:table-cell>
          <table:table-cell table:formula="of:=[.$D$3]^([.$A29]*[.X$6])*[.X$7]" office:value-type="float" office:value="0" calcext:value-type="float">
            <text:p>0</text:p>
          </table:table-cell>
          <table:table-cell table:formula="of:=[.$D$3]^([.$A29]*[.Y$6])*[.Y$7]" office:value-type="float" office:value="0" calcext:value-type="float">
            <text:p>0</text:p>
          </table:table-cell>
          <table:table-cell table:formula="of:=[.$D$3]^([.$A29]*[.Z$6])*[.Z$7]" office:value-type="float" office:value="0" calcext:value-type="float">
            <text:p>0</text:p>
          </table:table-cell>
          <table:table-cell table:formula="of:=[.$D$3]^([.$A29]*[.AA$6])*[.AA$7]" office:value-type="float" office:value="0" calcext:value-type="float">
            <text:p>0</text:p>
          </table:table-cell>
          <table:table-cell table:formula="of:=[.$D$3]^([.$A29]*[.AB$6])*[.AB$7]" office:value-type="float" office:value="0" calcext:value-type="float">
            <text:p>0</text:p>
          </table:table-cell>
          <table:table-cell table:formula="of:=[.$D$3]^([.$A29]*[.AC$6])*[.AC$7]" office:value-type="float" office:value="0" calcext:value-type="float">
            <text:p>0</text:p>
          </table:table-cell>
          <table:table-cell table:formula="of:=[.$D$3]^([.$A29]*[.AD$6])*[.AD$7]" office:value-type="float" office:value="0" calcext:value-type="float">
            <text:p>0</text:p>
          </table:table-cell>
          <table:table-cell table:formula="of:=[.$D$3]^([.$A29]*[.AE$6])*[.AE$7]" office:value-type="float" office:value="0" calcext:value-type="float">
            <text:p>0</text:p>
          </table:table-cell>
          <table:table-cell table:formula="of:=[.$D$3]^([.$A29]*[.AF$6])*[.AF$7]" office:value-type="float" office:value="0" calcext:value-type="float">
            <text:p>0</text:p>
          </table:table-cell>
          <table:table-cell table:formula="of:=[.$D$3]^([.$A29]*[.AG$6])*[.AG$7]" office:value-type="float" office:value="0" calcext:value-type="float">
            <text:p>0</text:p>
          </table:table-cell>
          <table:table-cell table:formula="of:=[.$D$3]^([.$A29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OD(SUM([.C30:.AH30]);[.$B$3])" office:value-type="float" office:value="2" calcext:value-type="float">
            <text:p>2</text:p>
          </table:table-cell>
          <table:table-cell table:formula="of:=[.$D$3]^([.$A30]*[.C$6])*[.C$7]" office:value-type="float" office:value="1" calcext:value-type="float">
            <text:p>1</text:p>
          </table:table-cell>
          <table:table-cell table:formula="of:=[.$D$3]^([.$A30]*[.D$6])*[.D$7]" office:value-type="float" office:value="0" calcext:value-type="float">
            <text:p>0</text:p>
          </table:table-cell>
          <table:table-cell table:formula="of:=[.$D$3]^([.$A30]*[.E$6])*[.E$7]" office:value-type="float" office:value="0" calcext:value-type="float">
            <text:p>0</text:p>
          </table:table-cell>
          <table:table-cell table:formula="of:=[.$D$3]^([.$A30]*[.F$6])*[.F$7]" office:value-type="float" office:value="0" calcext:value-type="float">
            <text:p>0</text:p>
          </table:table-cell>
          <table:table-cell table:formula="of:=[.$D$3]^([.$A30]*[.G$6])*[.G$7]" office:value-type="float" office:value="0" calcext:value-type="float">
            <text:p>0</text:p>
          </table:table-cell>
          <table:table-cell table:formula="of:=[.$D$3]^([.$A30]*[.H$6])*[.H$7]" office:value-type="float" office:value="1.29807421463371E+035" calcext:value-type="float">
            <text:p>1,29807421463371E+035</text:p>
          </table:table-cell>
          <table:table-cell table:formula="of:=[.$D$3]^([.$A30]*[.I$6])*[.I$7]" office:value-type="float" office:value="5.44451787073502E+041" calcext:value-type="float">
            <text:p>5,44451787073502E+041</text:p>
          </table:table-cell>
          <table:table-cell table:formula="of:=[.$D$3]^([.$A30]*[.J$6])*[.J$7]" office:value-type="float" office:value="2.28359630832954E+048" calcext:value-type="float">
            <text:p>2,28359630832954E+048</text:p>
          </table:table-cell>
          <table:table-cell table:formula="of:=[.$D$3]^([.$A30]*[.K$6])*[.K$7]" office:value-type="float" office:value="9.57809713041181E+054" calcext:value-type="float">
            <text:p>9,57809713041181E+054</text:p>
          </table:table-cell>
          <table:table-cell table:formula="of:=[.$D$3]^([.$A30]*[.L$6])*[.L$7]" office:value-type="float" office:value="4.01734511064748E+061" calcext:value-type="float">
            <text:p>4,01734511064748E+061</text:p>
          </table:table-cell>
          <table:table-cell table:formula="of:=[.$D$3]^([.$A30]*[.M$6])*[.M$7]" office:value-type="float" office:value="1.68499666669692E+068" calcext:value-type="float">
            <text:p>1,68499666669692E+068</text:p>
          </table:table-cell>
          <table:table-cell table:formula="of:=[.$D$3]^([.$A30]*[.N$6])*[.N$7]" office:value-type="float" office:value="7.06738825911354E+074" calcext:value-type="float">
            <text:p>7,06738825911354E+074</text:p>
          </table:table-cell>
          <table:table-cell table:formula="of:=[.$D$3]^([.$A30]*[.O$6])*[.O$7]" office:value-type="float" office:value="2.96427748447529E+081" calcext:value-type="float">
            <text:p>2,96427748447529E+081</text:p>
          </table:table-cell>
          <table:table-cell table:formula="of:=[.$D$3]^([.$A30]*[.P$6])*[.P$7]" office:value-type="float" office:value="1.24330809102447E+088" calcext:value-type="float">
            <text:p>1,24330809102447E+088</text:p>
          </table:table-cell>
          <table:table-cell table:formula="of:=[.$D$3]^([.$A30]*[.Q$6])*[.Q$7]" office:value-type="float" office:value="5.21481209941628E+094" calcext:value-type="float">
            <text:p>5,21481209941628E+094</text:p>
          </table:table-cell>
          <table:table-cell table:formula="of:=[.$D$3]^([.$A30]*[.R$6])*[.R$7]" office:value-type="float" office:value="2.18725072478301E+101" calcext:value-type="float">
            <text:p>2,18725072478301E+101</text:p>
          </table:table-cell>
          <table:table-cell table:formula="of:=[.$D$3]^([.$A30]*[.S$6])*[.S$7]" office:value-type="float" office:value="0" calcext:value-type="float">
            <text:p>0</text:p>
          </table:table-cell>
          <table:table-cell table:formula="of:=[.$D$3]^([.$A30]*[.T$6])*[.T$7]" office:value-type="float" office:value="0" calcext:value-type="float">
            <text:p>0</text:p>
          </table:table-cell>
          <table:table-cell table:formula="of:=[.$D$3]^([.$A30]*[.U$6])*[.U$7]" office:value-type="float" office:value="0" calcext:value-type="float">
            <text:p>0</text:p>
          </table:table-cell>
          <table:table-cell table:formula="of:=[.$D$3]^([.$A30]*[.V$6])*[.V$7]" office:value-type="float" office:value="0" calcext:value-type="float">
            <text:p>0</text:p>
          </table:table-cell>
          <table:table-cell table:formula="of:=[.$D$3]^([.$A30]*[.W$6])*[.W$7]" office:value-type="float" office:value="0" calcext:value-type="float">
            <text:p>0</text:p>
          </table:table-cell>
          <table:table-cell table:formula="of:=[.$D$3]^([.$A30]*[.X$6])*[.X$7]" office:value-type="float" office:value="0" calcext:value-type="float">
            <text:p>0</text:p>
          </table:table-cell>
          <table:table-cell table:formula="of:=[.$D$3]^([.$A30]*[.Y$6])*[.Y$7]" office:value-type="float" office:value="0" calcext:value-type="float">
            <text:p>0</text:p>
          </table:table-cell>
          <table:table-cell table:formula="of:=[.$D$3]^([.$A30]*[.Z$6])*[.Z$7]" office:value-type="float" office:value="0" calcext:value-type="float">
            <text:p>0</text:p>
          </table:table-cell>
          <table:table-cell table:formula="of:=[.$D$3]^([.$A30]*[.AA$6])*[.AA$7]" office:value-type="float" office:value="0" calcext:value-type="float">
            <text:p>0</text:p>
          </table:table-cell>
          <table:table-cell table:formula="of:=[.$D$3]^([.$A30]*[.AB$6])*[.AB$7]" office:value-type="float" office:value="0" calcext:value-type="float">
            <text:p>0</text:p>
          </table:table-cell>
          <table:table-cell table:formula="of:=[.$D$3]^([.$A30]*[.AC$6])*[.AC$7]" office:value-type="float" office:value="0" calcext:value-type="float">
            <text:p>0</text:p>
          </table:table-cell>
          <table:table-cell table:formula="of:=[.$D$3]^([.$A30]*[.AD$6])*[.AD$7]" office:value-type="float" office:value="0" calcext:value-type="float">
            <text:p>0</text:p>
          </table:table-cell>
          <table:table-cell table:formula="of:=[.$D$3]^([.$A30]*[.AE$6])*[.AE$7]" office:value-type="float" office:value="0" calcext:value-type="float">
            <text:p>0</text:p>
          </table:table-cell>
          <table:table-cell table:formula="of:=[.$D$3]^([.$A30]*[.AF$6])*[.AF$7]" office:value-type="float" office:value="0" calcext:value-type="float">
            <text:p>0</text:p>
          </table:table-cell>
          <table:table-cell table:formula="of:=[.$D$3]^([.$A30]*[.AG$6])*[.AG$7]" office:value-type="float" office:value="0" calcext:value-type="float">
            <text:p>0</text:p>
          </table:table-cell>
          <table:table-cell table:formula="of:=[.$D$3]^([.$A30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OD(SUM([.C31:.AH31]);[.$B$3])" office:value-type="float" office:value="6" calcext:value-type="float">
            <text:p>6</text:p>
          </table:table-cell>
          <table:table-cell table:formula="of:=[.$D$3]^([.$A31]*[.C$6])*[.C$7]" office:value-type="float" office:value="1" calcext:value-type="float">
            <text:p>1</text:p>
          </table:table-cell>
          <table:table-cell table:formula="of:=[.$D$3]^([.$A31]*[.D$6])*[.D$7]" office:value-type="float" office:value="0" calcext:value-type="float">
            <text:p>0</text:p>
          </table:table-cell>
          <table:table-cell table:formula="of:=[.$D$3]^([.$A31]*[.E$6])*[.E$7]" office:value-type="float" office:value="0" calcext:value-type="float">
            <text:p>0</text:p>
          </table:table-cell>
          <table:table-cell table:formula="of:=[.$D$3]^([.$A31]*[.F$6])*[.F$7]" office:value-type="float" office:value="0" calcext:value-type="float">
            <text:p>0</text:p>
          </table:table-cell>
          <table:table-cell table:formula="of:=[.$D$3]^([.$A31]*[.G$6])*[.G$7]" office:value-type="float" office:value="0" calcext:value-type="float">
            <text:p>0</text:p>
          </table:table-cell>
          <table:table-cell table:formula="of:=[.$D$3]^([.$A31]*[.H$6])*[.H$7]" office:value-type="float" office:value="4.15383748682786E+036" calcext:value-type="float">
            <text:p>4,15383748682786E+036</text:p>
          </table:table-cell>
          <table:table-cell table:formula="of:=[.$D$3]^([.$A31]*[.I$6])*[.I$7]" office:value-type="float" office:value="3.48449143727041E+043" calcext:value-type="float">
            <text:p>3,48449143727041E+043</text:p>
          </table:table-cell>
          <table:table-cell table:formula="of:=[.$D$3]^([.$A31]*[.J$6])*[.J$7]" office:value-type="float" office:value="2.92300327466181E+050" calcext:value-type="float">
            <text:p>2,92300327466181E+050</text:p>
          </table:table-cell>
          <table:table-cell table:formula="of:=[.$D$3]^([.$A31]*[.K$6])*[.K$7]" office:value-type="float" office:value="2.45199286538542E+057" calcext:value-type="float">
            <text:p>2,45199286538542E+057</text:p>
          </table:table-cell>
          <table:table-cell table:formula="of:=[.$D$3]^([.$A31]*[.L$6])*[.L$7]" office:value-type="float" office:value="2.05688069665151E+064" calcext:value-type="float">
            <text:p>2,05688069665151E+064</text:p>
          </table:table-cell>
          <table:table-cell table:formula="of:=[.$D$3]^([.$A31]*[.M$6])*[.M$7]" office:value-type="float" office:value="1.72543658669764E+071" calcext:value-type="float">
            <text:p>1,72543658669764E+071</text:p>
          </table:table-cell>
          <table:table-cell table:formula="of:=[.$D$3]^([.$A31]*[.N$6])*[.N$7]" office:value-type="float" office:value="1.44740111546645E+078" calcext:value-type="float">
            <text:p>1,44740111546645E+078</text:p>
          </table:table-cell>
          <table:table-cell table:formula="of:=[.$D$3]^([.$A31]*[.O$6])*[.O$7]" office:value-type="float" office:value="1.21416805764108E+085" calcext:value-type="float">
            <text:p>1,21416805764108E+085</text:p>
          </table:table-cell>
          <table:table-cell table:formula="of:=[.$D$3]^([.$A31]*[.P$6])*[.P$7]" office:value-type="float" office:value="1.01851798816724E+092" calcext:value-type="float">
            <text:p>1,01851798816724E+092</text:p>
          </table:table-cell>
          <table:table-cell table:formula="of:=[.$D$3]^([.$A31]*[.Q$6])*[.Q$7]" office:value-type="float" office:value="8.54394814368364E+098" calcext:value-type="float">
            <text:p>8,54394814368364E+098</text:p>
          </table:table-cell>
          <table:table-cell table:formula="of:=[.$D$3]^([.$A31]*[.R$6])*[.R$7]" office:value-type="float" office:value="7.16718317496897E+105" calcext:value-type="float">
            <text:p>7,16718317496897E+105</text:p>
          </table:table-cell>
          <table:table-cell table:formula="of:=[.$D$3]^([.$A31]*[.S$6])*[.S$7]" office:value-type="float" office:value="0" calcext:value-type="float">
            <text:p>0</text:p>
          </table:table-cell>
          <table:table-cell table:formula="of:=[.$D$3]^([.$A31]*[.T$6])*[.T$7]" office:value-type="float" office:value="0" calcext:value-type="float">
            <text:p>0</text:p>
          </table:table-cell>
          <table:table-cell table:formula="of:=[.$D$3]^([.$A31]*[.U$6])*[.U$7]" office:value-type="float" office:value="0" calcext:value-type="float">
            <text:p>0</text:p>
          </table:table-cell>
          <table:table-cell table:formula="of:=[.$D$3]^([.$A31]*[.V$6])*[.V$7]" office:value-type="float" office:value="0" calcext:value-type="float">
            <text:p>0</text:p>
          </table:table-cell>
          <table:table-cell table:formula="of:=[.$D$3]^([.$A31]*[.W$6])*[.W$7]" office:value-type="float" office:value="0" calcext:value-type="float">
            <text:p>0</text:p>
          </table:table-cell>
          <table:table-cell table:formula="of:=[.$D$3]^([.$A31]*[.X$6])*[.X$7]" office:value-type="float" office:value="0" calcext:value-type="float">
            <text:p>0</text:p>
          </table:table-cell>
          <table:table-cell table:formula="of:=[.$D$3]^([.$A31]*[.Y$6])*[.Y$7]" office:value-type="float" office:value="0" calcext:value-type="float">
            <text:p>0</text:p>
          </table:table-cell>
          <table:table-cell table:formula="of:=[.$D$3]^([.$A31]*[.Z$6])*[.Z$7]" office:value-type="float" office:value="0" calcext:value-type="float">
            <text:p>0</text:p>
          </table:table-cell>
          <table:table-cell table:formula="of:=[.$D$3]^([.$A31]*[.AA$6])*[.AA$7]" office:value-type="float" office:value="0" calcext:value-type="float">
            <text:p>0</text:p>
          </table:table-cell>
          <table:table-cell table:formula="of:=[.$D$3]^([.$A31]*[.AB$6])*[.AB$7]" office:value-type="float" office:value="0" calcext:value-type="float">
            <text:p>0</text:p>
          </table:table-cell>
          <table:table-cell table:formula="of:=[.$D$3]^([.$A31]*[.AC$6])*[.AC$7]" office:value-type="float" office:value="0" calcext:value-type="float">
            <text:p>0</text:p>
          </table:table-cell>
          <table:table-cell table:formula="of:=[.$D$3]^([.$A31]*[.AD$6])*[.AD$7]" office:value-type="float" office:value="0" calcext:value-type="float">
            <text:p>0</text:p>
          </table:table-cell>
          <table:table-cell table:formula="of:=[.$D$3]^([.$A31]*[.AE$6])*[.AE$7]" office:value-type="float" office:value="0" calcext:value-type="float">
            <text:p>0</text:p>
          </table:table-cell>
          <table:table-cell table:formula="of:=[.$D$3]^([.$A31]*[.AF$6])*[.AF$7]" office:value-type="float" office:value="0" calcext:value-type="float">
            <text:p>0</text:p>
          </table:table-cell>
          <table:table-cell table:formula="of:=[.$D$3]^([.$A31]*[.AG$6])*[.AG$7]" office:value-type="float" office:value="0" calcext:value-type="float">
            <text:p>0</text:p>
          </table:table-cell>
          <table:table-cell table:formula="of:=[.$D$3]^([.$A31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OD(SUM([.C32:.AH32]);[.$B$3])" office:value-type="float" office:value="11" calcext:value-type="float">
            <text:p>11</text:p>
          </table:table-cell>
          <table:table-cell table:formula="of:=[.$D$3]^([.$A32]*[.C$6])*[.C$7]" office:value-type="float" office:value="1" calcext:value-type="float">
            <text:p>1</text:p>
          </table:table-cell>
          <table:table-cell table:formula="of:=[.$D$3]^([.$A32]*[.D$6])*[.D$7]" office:value-type="float" office:value="0" calcext:value-type="float">
            <text:p>0</text:p>
          </table:table-cell>
          <table:table-cell table:formula="of:=[.$D$3]^([.$A32]*[.E$6])*[.E$7]" office:value-type="float" office:value="0" calcext:value-type="float">
            <text:p>0</text:p>
          </table:table-cell>
          <table:table-cell table:formula="of:=[.$D$3]^([.$A32]*[.F$6])*[.F$7]" office:value-type="float" office:value="0" calcext:value-type="float">
            <text:p>0</text:p>
          </table:table-cell>
          <table:table-cell table:formula="of:=[.$D$3]^([.$A32]*[.G$6])*[.G$7]" office:value-type="float" office:value="0" calcext:value-type="float">
            <text:p>0</text:p>
          </table:table-cell>
          <table:table-cell table:formula="of:=[.$D$3]^([.$A32]*[.H$6])*[.H$7]" office:value-type="float" office:value="1.32922799578492E+038" calcext:value-type="float">
            <text:p>1,32922799578492E+038</text:p>
          </table:table-cell>
          <table:table-cell table:formula="of:=[.$D$3]^([.$A32]*[.I$6])*[.I$7]" office:value-type="float" office:value="2.23007451985306E+045" calcext:value-type="float">
            <text:p>2,23007451985306E+045</text:p>
          </table:table-cell>
          <table:table-cell table:formula="of:=[.$D$3]^([.$A32]*[.J$6])*[.J$7]" office:value-type="float" office:value="3.74144419156711E+052" calcext:value-type="float">
            <text:p>3,74144419156711E+052</text:p>
          </table:table-cell>
          <table:table-cell table:formula="of:=[.$D$3]^([.$A32]*[.K$6])*[.K$7]" office:value-type="float" office:value="6.27710173538668E+059" calcext:value-type="float">
            <text:p>6,27710173538668E+059</text:p>
          </table:table-cell>
          <table:table-cell table:formula="of:=[.$D$3]^([.$A32]*[.L$6])*[.L$7]" office:value-type="float" office:value="1.05312291668557E+067" calcext:value-type="float">
            <text:p>1,05312291668557E+067</text:p>
          </table:table-cell>
          <table:table-cell table:formula="of:=[.$D$3]^([.$A32]*[.M$6])*[.M$7]" office:value-type="float" office:value="1.76684706477838E+074" calcext:value-type="float">
            <text:p>1,76684706477838E+074</text:p>
          </table:table-cell>
          <table:table-cell table:formula="of:=[.$D$3]^([.$A32]*[.N$6])*[.N$7]" office:value-type="float" office:value="2.96427748447529E+081" calcext:value-type="float">
            <text:p>2,96427748447529E+081</text:p>
          </table:table-cell>
          <table:table-cell table:formula="of:=[.$D$3]^([.$A32]*[.O$6])*[.O$7]" office:value-type="float" office:value="4.97323236409787E+088" calcext:value-type="float">
            <text:p>4,97323236409787E+088</text:p>
          </table:table-cell>
          <table:table-cell table:formula="of:=[.$D$3]^([.$A32]*[.P$6])*[.P$7]" office:value-type="float" office:value="8.34369935906605E+095" calcext:value-type="float">
            <text:p>8,34369935906605E+095</text:p>
          </table:table-cell>
          <table:table-cell table:formula="of:=[.$D$3]^([.$A32]*[.Q$6])*[.Q$7]" office:value-type="float" office:value="1.39984046386113E+103" calcext:value-type="float">
            <text:p>1,39984046386113E+103</text:p>
          </table:table-cell>
          <table:table-cell table:formula="of:=[.$D$3]^([.$A32]*[.R$6])*[.R$7]" office:value-type="float" office:value="2.34854258277383E+110" calcext:value-type="float">
            <text:p>2,34854258277383E+110</text:p>
          </table:table-cell>
          <table:table-cell table:formula="of:=[.$D$3]^([.$A32]*[.S$6])*[.S$7]" office:value-type="float" office:value="0" calcext:value-type="float">
            <text:p>0</text:p>
          </table:table-cell>
          <table:table-cell table:formula="of:=[.$D$3]^([.$A32]*[.T$6])*[.T$7]" office:value-type="float" office:value="0" calcext:value-type="float">
            <text:p>0</text:p>
          </table:table-cell>
          <table:table-cell table:formula="of:=[.$D$3]^([.$A32]*[.U$6])*[.U$7]" office:value-type="float" office:value="0" calcext:value-type="float">
            <text:p>0</text:p>
          </table:table-cell>
          <table:table-cell table:formula="of:=[.$D$3]^([.$A32]*[.V$6])*[.V$7]" office:value-type="float" office:value="0" calcext:value-type="float">
            <text:p>0</text:p>
          </table:table-cell>
          <table:table-cell table:formula="of:=[.$D$3]^([.$A32]*[.W$6])*[.W$7]" office:value-type="float" office:value="0" calcext:value-type="float">
            <text:p>0</text:p>
          </table:table-cell>
          <table:table-cell table:formula="of:=[.$D$3]^([.$A32]*[.X$6])*[.X$7]" office:value-type="float" office:value="0" calcext:value-type="float">
            <text:p>0</text:p>
          </table:table-cell>
          <table:table-cell table:formula="of:=[.$D$3]^([.$A32]*[.Y$6])*[.Y$7]" office:value-type="float" office:value="0" calcext:value-type="float">
            <text:p>0</text:p>
          </table:table-cell>
          <table:table-cell table:formula="of:=[.$D$3]^([.$A32]*[.Z$6])*[.Z$7]" office:value-type="float" office:value="0" calcext:value-type="float">
            <text:p>0</text:p>
          </table:table-cell>
          <table:table-cell table:formula="of:=[.$D$3]^([.$A32]*[.AA$6])*[.AA$7]" office:value-type="float" office:value="0" calcext:value-type="float">
            <text:p>0</text:p>
          </table:table-cell>
          <table:table-cell table:formula="of:=[.$D$3]^([.$A32]*[.AB$6])*[.AB$7]" office:value-type="float" office:value="0" calcext:value-type="float">
            <text:p>0</text:p>
          </table:table-cell>
          <table:table-cell table:formula="of:=[.$D$3]^([.$A32]*[.AC$6])*[.AC$7]" office:value-type="float" office:value="0" calcext:value-type="float">
            <text:p>0</text:p>
          </table:table-cell>
          <table:table-cell table:formula="of:=[.$D$3]^([.$A32]*[.AD$6])*[.AD$7]" office:value-type="float" office:value="0" calcext:value-type="float">
            <text:p>0</text:p>
          </table:table-cell>
          <table:table-cell table:formula="of:=[.$D$3]^([.$A32]*[.AE$6])*[.AE$7]" office:value-type="float" office:value="0" calcext:value-type="float">
            <text:p>0</text:p>
          </table:table-cell>
          <table:table-cell table:formula="of:=[.$D$3]^([.$A32]*[.AF$6])*[.AF$7]" office:value-type="float" office:value="0" calcext:value-type="float">
            <text:p>0</text:p>
          </table:table-cell>
          <table:table-cell table:formula="of:=[.$D$3]^([.$A32]*[.AG$6])*[.AG$7]" office:value-type="float" office:value="0" calcext:value-type="float">
            <text:p>0</text:p>
          </table:table-cell>
          <table:table-cell table:formula="of:=[.$D$3]^([.$A32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OD(SUM([.C33:.AH33]);[.$B$3])" office:value-type="float" office:value="2" calcext:value-type="float">
            <text:p>2</text:p>
          </table:table-cell>
          <table:table-cell table:formula="of:=[.$D$3]^([.$A33]*[.C$6])*[.C$7]" office:value-type="float" office:value="1" calcext:value-type="float">
            <text:p>1</text:p>
          </table:table-cell>
          <table:table-cell table:formula="of:=[.$D$3]^([.$A33]*[.D$6])*[.D$7]" office:value-type="float" office:value="0" calcext:value-type="float">
            <text:p>0</text:p>
          </table:table-cell>
          <table:table-cell table:formula="of:=[.$D$3]^([.$A33]*[.E$6])*[.E$7]" office:value-type="float" office:value="0" calcext:value-type="float">
            <text:p>0</text:p>
          </table:table-cell>
          <table:table-cell table:formula="of:=[.$D$3]^([.$A33]*[.F$6])*[.F$7]" office:value-type="float" office:value="0" calcext:value-type="float">
            <text:p>0</text:p>
          </table:table-cell>
          <table:table-cell table:formula="of:=[.$D$3]^([.$A33]*[.G$6])*[.G$7]" office:value-type="float" office:value="0" calcext:value-type="float">
            <text:p>0</text:p>
          </table:table-cell>
          <table:table-cell table:formula="of:=[.$D$3]^([.$A33]*[.H$6])*[.H$7]" office:value-type="float" office:value="4.25352958651173E+039" calcext:value-type="float">
            <text:p>4,25352958651173E+039</text:p>
          </table:table-cell>
          <table:table-cell table:formula="of:=[.$D$3]^([.$A33]*[.I$6])*[.I$7]" office:value-type="float" office:value="1.42724769270596E+047" calcext:value-type="float">
            <text:p>1,42724769270596E+047</text:p>
          </table:table-cell>
          <table:table-cell table:formula="of:=[.$D$3]^([.$A33]*[.J$6])*[.J$7]" office:value-type="float" office:value="4.7890485652059E+054" calcext:value-type="float">
            <text:p>4,7890485652059E+054</text:p>
          </table:table-cell>
          <table:table-cell table:formula="of:=[.$D$3]^([.$A33]*[.K$6])*[.K$7]" office:value-type="float" office:value="1.60693804425899E+062" calcext:value-type="float">
            <text:p>1,60693804425899E+062</text:p>
          </table:table-cell>
          <table:table-cell table:formula="of:=[.$D$3]^([.$A33]*[.L$6])*[.L$7]" office:value-type="float" office:value="5.39198933343013E+069" calcext:value-type="float">
            <text:p>5,39198933343013E+069</text:p>
          </table:table-cell>
          <table:table-cell table:formula="of:=[.$D$3]^([.$A33]*[.M$6])*[.M$7]" office:value-type="float" office:value="1.80925139433307E+077" calcext:value-type="float">
            <text:p>1,80925139433307E+077</text:p>
          </table:table-cell>
          <table:table-cell table:formula="of:=[.$D$3]^([.$A33]*[.N$6])*[.N$7]" office:value-type="float" office:value="6.0708402882054E+084" calcext:value-type="float">
            <text:p>6,0708402882054E+084</text:p>
          </table:table-cell>
          <table:table-cell table:formula="of:=[.$D$3]^([.$A33]*[.O$6])*[.O$7]" office:value-type="float" office:value="2.03703597633449E+092" calcext:value-type="float">
            <text:p>2,03703597633449E+092</text:p>
          </table:table-cell>
          <table:table-cell table:formula="of:=[.$D$3]^([.$A33]*[.P$6])*[.P$7]" office:value-type="float" office:value="6.83515851494691E+099" calcext:value-type="float">
            <text:p>6,83515851494691E+099</text:p>
          </table:table-cell>
          <table:table-cell table:formula="of:=[.$D$3]^([.$A33]*[.Q$6])*[.Q$7]" office:value-type="float" office:value="2.29349861599007E+107" calcext:value-type="float">
            <text:p>2,29349861599007E+107</text:p>
          </table:table-cell>
          <table:table-cell table:formula="of:=[.$D$3]^([.$A33]*[.R$6])*[.R$7]" office:value-type="float" office:value="7.6957043352333E+114" calcext:value-type="float">
            <text:p>7,6957043352333E+114</text:p>
          </table:table-cell>
          <table:table-cell table:formula="of:=[.$D$3]^([.$A33]*[.S$6])*[.S$7]" office:value-type="float" office:value="0" calcext:value-type="float">
            <text:p>0</text:p>
          </table:table-cell>
          <table:table-cell table:formula="of:=[.$D$3]^([.$A33]*[.T$6])*[.T$7]" office:value-type="float" office:value="0" calcext:value-type="float">
            <text:p>0</text:p>
          </table:table-cell>
          <table:table-cell table:formula="of:=[.$D$3]^([.$A33]*[.U$6])*[.U$7]" office:value-type="float" office:value="0" calcext:value-type="float">
            <text:p>0</text:p>
          </table:table-cell>
          <table:table-cell table:formula="of:=[.$D$3]^([.$A33]*[.V$6])*[.V$7]" office:value-type="float" office:value="0" calcext:value-type="float">
            <text:p>0</text:p>
          </table:table-cell>
          <table:table-cell table:formula="of:=[.$D$3]^([.$A33]*[.W$6])*[.W$7]" office:value-type="float" office:value="0" calcext:value-type="float">
            <text:p>0</text:p>
          </table:table-cell>
          <table:table-cell table:formula="of:=[.$D$3]^([.$A33]*[.X$6])*[.X$7]" office:value-type="float" office:value="0" calcext:value-type="float">
            <text:p>0</text:p>
          </table:table-cell>
          <table:table-cell table:formula="of:=[.$D$3]^([.$A33]*[.Y$6])*[.Y$7]" office:value-type="float" office:value="0" calcext:value-type="float">
            <text:p>0</text:p>
          </table:table-cell>
          <table:table-cell table:formula="of:=[.$D$3]^([.$A33]*[.Z$6])*[.Z$7]" office:value-type="float" office:value="0" calcext:value-type="float">
            <text:p>0</text:p>
          </table:table-cell>
          <table:table-cell table:formula="of:=[.$D$3]^([.$A33]*[.AA$6])*[.AA$7]" office:value-type="float" office:value="0" calcext:value-type="float">
            <text:p>0</text:p>
          </table:table-cell>
          <table:table-cell table:formula="of:=[.$D$3]^([.$A33]*[.AB$6])*[.AB$7]" office:value-type="float" office:value="0" calcext:value-type="float">
            <text:p>0</text:p>
          </table:table-cell>
          <table:table-cell table:formula="of:=[.$D$3]^([.$A33]*[.AC$6])*[.AC$7]" office:value-type="float" office:value="0" calcext:value-type="float">
            <text:p>0</text:p>
          </table:table-cell>
          <table:table-cell table:formula="of:=[.$D$3]^([.$A33]*[.AD$6])*[.AD$7]" office:value-type="float" office:value="0" calcext:value-type="float">
            <text:p>0</text:p>
          </table:table-cell>
          <table:table-cell table:formula="of:=[.$D$3]^([.$A33]*[.AE$6])*[.AE$7]" office:value-type="float" office:value="0" calcext:value-type="float">
            <text:p>0</text:p>
          </table:table-cell>
          <table:table-cell table:formula="of:=[.$D$3]^([.$A33]*[.AF$6])*[.AF$7]" office:value-type="float" office:value="0" calcext:value-type="float">
            <text:p>0</text:p>
          </table:table-cell>
          <table:table-cell table:formula="of:=[.$D$3]^([.$A33]*[.AG$6])*[.AG$7]" office:value-type="float" office:value="0" calcext:value-type="float">
            <text:p>0</text:p>
          </table:table-cell>
          <table:table-cell table:formula="of:=[.$D$3]^([.$A33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MOD(SUM([.C34:.AH34]);[.$B$3])" office:value-type="float" office:value="12" calcext:value-type="float">
            <text:p>12</text:p>
          </table:table-cell>
          <table:table-cell table:formula="of:=[.$D$3]^([.$A34]*[.C$6])*[.C$7]" office:value-type="float" office:value="1" calcext:value-type="float">
            <text:p>1</text:p>
          </table:table-cell>
          <table:table-cell table:formula="of:=[.$D$3]^([.$A34]*[.D$6])*[.D$7]" office:value-type="float" office:value="0" calcext:value-type="float">
            <text:p>0</text:p>
          </table:table-cell>
          <table:table-cell table:formula="of:=[.$D$3]^([.$A34]*[.E$6])*[.E$7]" office:value-type="float" office:value="0" calcext:value-type="float">
            <text:p>0</text:p>
          </table:table-cell>
          <table:table-cell table:formula="of:=[.$D$3]^([.$A34]*[.F$6])*[.F$7]" office:value-type="float" office:value="0" calcext:value-type="float">
            <text:p>0</text:p>
          </table:table-cell>
          <table:table-cell table:formula="of:=[.$D$3]^([.$A34]*[.G$6])*[.G$7]" office:value-type="float" office:value="0" calcext:value-type="float">
            <text:p>0</text:p>
          </table:table-cell>
          <table:table-cell table:formula="of:=[.$D$3]^([.$A34]*[.H$6])*[.H$7]" office:value-type="float" office:value="1.36112946768375E+041" calcext:value-type="float">
            <text:p>1,36112946768375E+041</text:p>
          </table:table-cell>
          <table:table-cell table:formula="of:=[.$D$3]^([.$A34]*[.I$6])*[.I$7]" office:value-type="float" office:value="9.13438523331814E+048" calcext:value-type="float">
            <text:p>9,13438523331814E+048</text:p>
          </table:table-cell>
          <table:table-cell table:formula="of:=[.$D$3]^([.$A34]*[.J$6])*[.J$7]" office:value-type="float" office:value="6.12998216346356E+056" calcext:value-type="float">
            <text:p>6,12998216346356E+056</text:p>
          </table:table-cell>
          <table:table-cell table:formula="of:=[.$D$3]^([.$A34]*[.K$6])*[.K$7]" office:value-type="float" office:value="4.11376139330302E+064" calcext:value-type="float">
            <text:p>4,11376139330302E+064</text:p>
          </table:table-cell>
          <table:table-cell table:formula="of:=[.$D$3]^([.$A34]*[.L$6])*[.L$7]" office:value-type="float" office:value="2.76069853871623E+072" calcext:value-type="float">
            <text:p>2,76069853871623E+072</text:p>
          </table:table-cell>
          <table:table-cell table:formula="of:=[.$D$3]^([.$A34]*[.M$6])*[.M$7]" office:value-type="float" office:value="1.85267342779706E+080" calcext:value-type="float">
            <text:p>1,85267342779706E+080</text:p>
          </table:table-cell>
          <table:table-cell table:formula="of:=[.$D$3]^([.$A34]*[.N$6])*[.N$7]" office:value-type="float" office:value="1.24330809102447E+088" calcext:value-type="float">
            <text:p>1,24330809102447E+088</text:p>
          </table:table-cell>
          <table:table-cell table:formula="of:=[.$D$3]^([.$A34]*[.O$6])*[.O$7]" office:value-type="float" office:value="8.34369935906605E+095" calcext:value-type="float">
            <text:p>8,34369935906605E+095</text:p>
          </table:table-cell>
          <table:table-cell table:formula="of:=[.$D$3]^([.$A34]*[.P$6])*[.P$7]" office:value-type="float" office:value="5.59936185544451E+103" calcext:value-type="float">
            <text:p>5,59936185544451E+103</text:p>
          </table:table-cell>
          <table:table-cell table:formula="of:=[.$D$3]^([.$A34]*[.Q$6])*[.Q$7]" office:value-type="float" office:value="3.75766813243813E+111" calcext:value-type="float">
            <text:p>3,75766813243813E+111</text:p>
          </table:table-cell>
          <table:table-cell table:formula="of:=[.$D$3]^([.$A34]*[.R$6])*[.R$7]" office:value-type="float" office:value="2.52172839656925E+119" calcext:value-type="float">
            <text:p>2,52172839656925E+119</text:p>
          </table:table-cell>
          <table:table-cell table:formula="of:=[.$D$3]^([.$A34]*[.S$6])*[.S$7]" office:value-type="float" office:value="0" calcext:value-type="float">
            <text:p>0</text:p>
          </table:table-cell>
          <table:table-cell table:formula="of:=[.$D$3]^([.$A34]*[.T$6])*[.T$7]" office:value-type="float" office:value="0" calcext:value-type="float">
            <text:p>0</text:p>
          </table:table-cell>
          <table:table-cell table:formula="of:=[.$D$3]^([.$A34]*[.U$6])*[.U$7]" office:value-type="float" office:value="0" calcext:value-type="float">
            <text:p>0</text:p>
          </table:table-cell>
          <table:table-cell table:formula="of:=[.$D$3]^([.$A34]*[.V$6])*[.V$7]" office:value-type="float" office:value="0" calcext:value-type="float">
            <text:p>0</text:p>
          </table:table-cell>
          <table:table-cell table:formula="of:=[.$D$3]^([.$A34]*[.W$6])*[.W$7]" office:value-type="float" office:value="0" calcext:value-type="float">
            <text:p>0</text:p>
          </table:table-cell>
          <table:table-cell table:formula="of:=[.$D$3]^([.$A34]*[.X$6])*[.X$7]" office:value-type="float" office:value="0" calcext:value-type="float">
            <text:p>0</text:p>
          </table:table-cell>
          <table:table-cell table:formula="of:=[.$D$3]^([.$A34]*[.Y$6])*[.Y$7]" office:value-type="float" office:value="0" calcext:value-type="float">
            <text:p>0</text:p>
          </table:table-cell>
          <table:table-cell table:formula="of:=[.$D$3]^([.$A34]*[.Z$6])*[.Z$7]" office:value-type="float" office:value="0" calcext:value-type="float">
            <text:p>0</text:p>
          </table:table-cell>
          <table:table-cell table:formula="of:=[.$D$3]^([.$A34]*[.AA$6])*[.AA$7]" office:value-type="float" office:value="0" calcext:value-type="float">
            <text:p>0</text:p>
          </table:table-cell>
          <table:table-cell table:formula="of:=[.$D$3]^([.$A34]*[.AB$6])*[.AB$7]" office:value-type="float" office:value="0" calcext:value-type="float">
            <text:p>0</text:p>
          </table:table-cell>
          <table:table-cell table:formula="of:=[.$D$3]^([.$A34]*[.AC$6])*[.AC$7]" office:value-type="float" office:value="0" calcext:value-type="float">
            <text:p>0</text:p>
          </table:table-cell>
          <table:table-cell table:formula="of:=[.$D$3]^([.$A34]*[.AD$6])*[.AD$7]" office:value-type="float" office:value="0" calcext:value-type="float">
            <text:p>0</text:p>
          </table:table-cell>
          <table:table-cell table:formula="of:=[.$D$3]^([.$A34]*[.AE$6])*[.AE$7]" office:value-type="float" office:value="0" calcext:value-type="float">
            <text:p>0</text:p>
          </table:table-cell>
          <table:table-cell table:formula="of:=[.$D$3]^([.$A34]*[.AF$6])*[.AF$7]" office:value-type="float" office:value="0" calcext:value-type="float">
            <text:p>0</text:p>
          </table:table-cell>
          <table:table-cell table:formula="of:=[.$D$3]^([.$A34]*[.AG$6])*[.AG$7]" office:value-type="float" office:value="0" calcext:value-type="float">
            <text:p>0</text:p>
          </table:table-cell>
          <table:table-cell table:formula="of:=[.$D$3]^([.$A34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OD(SUM([.C35:.AH35]);[.$B$3])" office:value-type="float" office:value="13" calcext:value-type="float">
            <text:p>13</text:p>
          </table:table-cell>
          <table:table-cell table:formula="of:=[.$D$3]^([.$A35]*[.C$6])*[.C$7]" office:value-type="float" office:value="1" calcext:value-type="float">
            <text:p>1</text:p>
          </table:table-cell>
          <table:table-cell table:formula="of:=[.$D$3]^([.$A35]*[.D$6])*[.D$7]" office:value-type="float" office:value="0" calcext:value-type="float">
            <text:p>0</text:p>
          </table:table-cell>
          <table:table-cell table:formula="of:=[.$D$3]^([.$A35]*[.E$6])*[.E$7]" office:value-type="float" office:value="0" calcext:value-type="float">
            <text:p>0</text:p>
          </table:table-cell>
          <table:table-cell table:formula="of:=[.$D$3]^([.$A35]*[.F$6])*[.F$7]" office:value-type="float" office:value="0" calcext:value-type="float">
            <text:p>0</text:p>
          </table:table-cell>
          <table:table-cell table:formula="of:=[.$D$3]^([.$A35]*[.G$6])*[.G$7]" office:value-type="float" office:value="0" calcext:value-type="float">
            <text:p>0</text:p>
          </table:table-cell>
          <table:table-cell table:formula="of:=[.$D$3]^([.$A35]*[.H$6])*[.H$7]" office:value-type="float" office:value="4.35561429658801E+042" calcext:value-type="float">
            <text:p>4,35561429658801E+042</text:p>
          </table:table-cell>
          <table:table-cell table:formula="of:=[.$D$3]^([.$A35]*[.I$6])*[.I$7]" office:value-type="float" office:value="5.84600654932361E+050" calcext:value-type="float">
            <text:p>5,84600654932361E+050</text:p>
          </table:table-cell>
          <table:table-cell table:formula="of:=[.$D$3]^([.$A35]*[.J$6])*[.J$7]" office:value-type="float" office:value="7.84637716923335E+058" calcext:value-type="float">
            <text:p>7,84637716923335E+058</text:p>
          </table:table-cell>
          <table:table-cell table:formula="of:=[.$D$3]^([.$A35]*[.K$6])*[.K$7]" office:value-type="float" office:value="1.05312291668557E+067" calcext:value-type="float">
            <text:p>1,05312291668557E+067</text:p>
          </table:table-cell>
          <table:table-cell table:formula="of:=[.$D$3]^([.$A35]*[.L$6])*[.L$7]" office:value-type="float" office:value="1.41347765182271E+075" calcext:value-type="float">
            <text:p>1,41347765182271E+075</text:p>
          </table:table-cell>
          <table:table-cell table:formula="of:=[.$D$3]^([.$A35]*[.M$6])*[.M$7]" office:value-type="float" office:value="1.89713759006419E+083" calcext:value-type="float">
            <text:p>1,89713759006419E+083</text:p>
          </table:table-cell>
          <table:table-cell table:formula="of:=[.$D$3]^([.$A35]*[.N$6])*[.N$7]" office:value-type="float" office:value="2.54629497041811E+091" calcext:value-type="float">
            <text:p>2,54629497041811E+091</text:p>
          </table:table-cell>
          <table:table-cell table:formula="of:=[.$D$3]^([.$A35]*[.O$6])*[.O$7]" office:value-type="float" office:value="3.41757925747346E+099" calcext:value-type="float">
            <text:p>3,41757925747346E+099</text:p>
          </table:table-cell>
          <table:table-cell table:formula="of:=[.$D$3]^([.$A35]*[.P$6])*[.P$7]" office:value-type="float" office:value="4.58699723198014E+107" calcext:value-type="float">
            <text:p>4,58699723198014E+107</text:p>
          </table:table-cell>
          <table:table-cell table:formula="of:=[.$D$3]^([.$A35]*[.Q$6])*[.Q$7]" office:value-type="float" office:value="6.15656346818664E+115" calcext:value-type="float">
            <text:p>6,15656346818664E+115</text:p>
          </table:table-cell>
          <table:table-cell table:formula="of:=[.$D$3]^([.$A35]*[.R$6])*[.R$7]" office:value-type="float" office:value="8.26319960987811E+123" calcext:value-type="float">
            <text:p>8,26319960987811E+123</text:p>
          </table:table-cell>
          <table:table-cell table:formula="of:=[.$D$3]^([.$A35]*[.S$6])*[.S$7]" office:value-type="float" office:value="0" calcext:value-type="float">
            <text:p>0</text:p>
          </table:table-cell>
          <table:table-cell table:formula="of:=[.$D$3]^([.$A35]*[.T$6])*[.T$7]" office:value-type="float" office:value="0" calcext:value-type="float">
            <text:p>0</text:p>
          </table:table-cell>
          <table:table-cell table:formula="of:=[.$D$3]^([.$A35]*[.U$6])*[.U$7]" office:value-type="float" office:value="0" calcext:value-type="float">
            <text:p>0</text:p>
          </table:table-cell>
          <table:table-cell table:formula="of:=[.$D$3]^([.$A35]*[.V$6])*[.V$7]" office:value-type="float" office:value="0" calcext:value-type="float">
            <text:p>0</text:p>
          </table:table-cell>
          <table:table-cell table:formula="of:=[.$D$3]^([.$A35]*[.W$6])*[.W$7]" office:value-type="float" office:value="0" calcext:value-type="float">
            <text:p>0</text:p>
          </table:table-cell>
          <table:table-cell table:formula="of:=[.$D$3]^([.$A35]*[.X$6])*[.X$7]" office:value-type="float" office:value="0" calcext:value-type="float">
            <text:p>0</text:p>
          </table:table-cell>
          <table:table-cell table:formula="of:=[.$D$3]^([.$A35]*[.Y$6])*[.Y$7]" office:value-type="float" office:value="0" calcext:value-type="float">
            <text:p>0</text:p>
          </table:table-cell>
          <table:table-cell table:formula="of:=[.$D$3]^([.$A35]*[.Z$6])*[.Z$7]" office:value-type="float" office:value="0" calcext:value-type="float">
            <text:p>0</text:p>
          </table:table-cell>
          <table:table-cell table:formula="of:=[.$D$3]^([.$A35]*[.AA$6])*[.AA$7]" office:value-type="float" office:value="0" calcext:value-type="float">
            <text:p>0</text:p>
          </table:table-cell>
          <table:table-cell table:formula="of:=[.$D$3]^([.$A35]*[.AB$6])*[.AB$7]" office:value-type="float" office:value="0" calcext:value-type="float">
            <text:p>0</text:p>
          </table:table-cell>
          <table:table-cell table:formula="of:=[.$D$3]^([.$A35]*[.AC$6])*[.AC$7]" office:value-type="float" office:value="0" calcext:value-type="float">
            <text:p>0</text:p>
          </table:table-cell>
          <table:table-cell table:formula="of:=[.$D$3]^([.$A35]*[.AD$6])*[.AD$7]" office:value-type="float" office:value="0" calcext:value-type="float">
            <text:p>0</text:p>
          </table:table-cell>
          <table:table-cell table:formula="of:=[.$D$3]^([.$A35]*[.AE$6])*[.AE$7]" office:value-type="float" office:value="0" calcext:value-type="float">
            <text:p>0</text:p>
          </table:table-cell>
          <table:table-cell table:formula="of:=[.$D$3]^([.$A35]*[.AF$6])*[.AF$7]" office:value-type="float" office:value="0" calcext:value-type="float">
            <text:p>0</text:p>
          </table:table-cell>
          <table:table-cell table:formula="of:=[.$D$3]^([.$A35]*[.AG$6])*[.AG$7]" office:value-type="float" office:value="0" calcext:value-type="float">
            <text:p>0</text:p>
          </table:table-cell>
          <table:table-cell table:formula="of:=[.$D$3]^([.$A35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OD(SUM([.C36:.AH36]);[.$B$3])" office:value-type="float" office:value="0" calcext:value-type="float">
            <text:p>0</text:p>
          </table:table-cell>
          <table:table-cell table:formula="of:=[.$D$3]^([.$A36]*[.C$6])*[.C$7]" office:value-type="float" office:value="1" calcext:value-type="float">
            <text:p>1</text:p>
          </table:table-cell>
          <table:table-cell table:formula="of:=[.$D$3]^([.$A36]*[.D$6])*[.D$7]" office:value-type="float" office:value="0" calcext:value-type="float">
            <text:p>0</text:p>
          </table:table-cell>
          <table:table-cell table:formula="of:=[.$D$3]^([.$A36]*[.E$6])*[.E$7]" office:value-type="float" office:value="0" calcext:value-type="float">
            <text:p>0</text:p>
          </table:table-cell>
          <table:table-cell table:formula="of:=[.$D$3]^([.$A36]*[.F$6])*[.F$7]" office:value-type="float" office:value="0" calcext:value-type="float">
            <text:p>0</text:p>
          </table:table-cell>
          <table:table-cell table:formula="of:=[.$D$3]^([.$A36]*[.G$6])*[.G$7]" office:value-type="float" office:value="0" calcext:value-type="float">
            <text:p>0</text:p>
          </table:table-cell>
          <table:table-cell table:formula="of:=[.$D$3]^([.$A36]*[.H$6])*[.H$7]" office:value-type="float" office:value="1.39379657490816E+044" calcext:value-type="float">
            <text:p>1,39379657490816E+044</text:p>
          </table:table-cell>
          <table:table-cell table:formula="of:=[.$D$3]^([.$A36]*[.I$6])*[.I$7]" office:value-type="float" office:value="3.74144419156711E+052" calcext:value-type="float">
            <text:p>3,74144419156711E+052</text:p>
          </table:table-cell>
          <table:table-cell table:formula="of:=[.$D$3]^([.$A36]*[.J$6])*[.J$7]" office:value-type="float" office:value="1.00433627766187E+061" calcext:value-type="float">
            <text:p>1,00433627766187E+061</text:p>
          </table:table-cell>
          <table:table-cell table:formula="of:=[.$D$3]^([.$A36]*[.K$6])*[.K$7]" office:value-type="float" office:value="2.69599466671506E+069" calcext:value-type="float">
            <text:p>2,69599466671506E+069</text:p>
          </table:table-cell>
          <table:table-cell table:formula="of:=[.$D$3]^([.$A36]*[.L$6])*[.L$7]" office:value-type="float" office:value="7.23700557733226E+077" calcext:value-type="float">
            <text:p>7,23700557733226E+077</text:p>
          </table:table-cell>
          <table:table-cell table:formula="of:=[.$D$3]^([.$A36]*[.M$6])*[.M$7]" office:value-type="float" office:value="1.94266889222573E+086" calcext:value-type="float">
            <text:p>1,94266889222573E+086</text:p>
          </table:table-cell>
          <table:table-cell table:formula="of:=[.$D$3]^([.$A36]*[.N$6])*[.N$7]" office:value-type="float" office:value="5.21481209941628E+094" calcext:value-type="float">
            <text:p>5,21481209941628E+094</text:p>
          </table:table-cell>
          <table:table-cell table:formula="of:=[.$D$3]^([.$A36]*[.O$6])*[.O$7]" office:value-type="float" office:value="1.39984046386113E+103" calcext:value-type="float">
            <text:p>1,39984046386113E+103</text:p>
          </table:table-cell>
          <table:table-cell table:formula="of:=[.$D$3]^([.$A36]*[.P$6])*[.P$7]" office:value-type="float" office:value="3.75766813243813E+111" calcext:value-type="float">
            <text:p>3,75766813243813E+111</text:p>
          </table:table-cell>
          <table:table-cell table:formula="of:=[.$D$3]^([.$A36]*[.Q$6])*[.Q$7]" office:value-type="float" office:value="1.0086913586277E+120" calcext:value-type="float">
            <text:p>1,0086913586277E+120</text:p>
          </table:table-cell>
          <table:table-cell table:formula="of:=[.$D$3]^([.$A36]*[.R$6])*[.R$7]" office:value-type="float" office:value="2.70768524816486E+128" calcext:value-type="float">
            <text:p>2,70768524816486E+128</text:p>
          </table:table-cell>
          <table:table-cell table:formula="of:=[.$D$3]^([.$A36]*[.S$6])*[.S$7]" office:value-type="float" office:value="0" calcext:value-type="float">
            <text:p>0</text:p>
          </table:table-cell>
          <table:table-cell table:formula="of:=[.$D$3]^([.$A36]*[.T$6])*[.T$7]" office:value-type="float" office:value="0" calcext:value-type="float">
            <text:p>0</text:p>
          </table:table-cell>
          <table:table-cell table:formula="of:=[.$D$3]^([.$A36]*[.U$6])*[.U$7]" office:value-type="float" office:value="0" calcext:value-type="float">
            <text:p>0</text:p>
          </table:table-cell>
          <table:table-cell table:formula="of:=[.$D$3]^([.$A36]*[.V$6])*[.V$7]" office:value-type="float" office:value="0" calcext:value-type="float">
            <text:p>0</text:p>
          </table:table-cell>
          <table:table-cell table:formula="of:=[.$D$3]^([.$A36]*[.W$6])*[.W$7]" office:value-type="float" office:value="0" calcext:value-type="float">
            <text:p>0</text:p>
          </table:table-cell>
          <table:table-cell table:formula="of:=[.$D$3]^([.$A36]*[.X$6])*[.X$7]" office:value-type="float" office:value="0" calcext:value-type="float">
            <text:p>0</text:p>
          </table:table-cell>
          <table:table-cell table:formula="of:=[.$D$3]^([.$A36]*[.Y$6])*[.Y$7]" office:value-type="float" office:value="0" calcext:value-type="float">
            <text:p>0</text:p>
          </table:table-cell>
          <table:table-cell table:formula="of:=[.$D$3]^([.$A36]*[.Z$6])*[.Z$7]" office:value-type="float" office:value="0" calcext:value-type="float">
            <text:p>0</text:p>
          </table:table-cell>
          <table:table-cell table:formula="of:=[.$D$3]^([.$A36]*[.AA$6])*[.AA$7]" office:value-type="float" office:value="0" calcext:value-type="float">
            <text:p>0</text:p>
          </table:table-cell>
          <table:table-cell table:formula="of:=[.$D$3]^([.$A36]*[.AB$6])*[.AB$7]" office:value-type="float" office:value="0" calcext:value-type="float">
            <text:p>0</text:p>
          </table:table-cell>
          <table:table-cell table:formula="of:=[.$D$3]^([.$A36]*[.AC$6])*[.AC$7]" office:value-type="float" office:value="0" calcext:value-type="float">
            <text:p>0</text:p>
          </table:table-cell>
          <table:table-cell table:formula="of:=[.$D$3]^([.$A36]*[.AD$6])*[.AD$7]" office:value-type="float" office:value="0" calcext:value-type="float">
            <text:p>0</text:p>
          </table:table-cell>
          <table:table-cell table:formula="of:=[.$D$3]^([.$A36]*[.AE$6])*[.AE$7]" office:value-type="float" office:value="0" calcext:value-type="float">
            <text:p>0</text:p>
          </table:table-cell>
          <table:table-cell table:formula="of:=[.$D$3]^([.$A36]*[.AF$6])*[.AF$7]" office:value-type="float" office:value="0" calcext:value-type="float">
            <text:p>0</text:p>
          </table:table-cell>
          <table:table-cell table:formula="of:=[.$D$3]^([.$A36]*[.AG$6])*[.AG$7]" office:value-type="float" office:value="0" calcext:value-type="float">
            <text:p>0</text:p>
          </table:table-cell>
          <table:table-cell table:formula="of:=[.$D$3]^([.$A36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OD(SUM([.C37:.AH37]);[.$B$3])" office:value-type="float" office:value="9" calcext:value-type="float">
            <text:p>9</text:p>
          </table:table-cell>
          <table:table-cell table:formula="of:=[.$D$3]^([.$A37]*[.C$6])*[.C$7]" office:value-type="float" office:value="1" calcext:value-type="float">
            <text:p>1</text:p>
          </table:table-cell>
          <table:table-cell table:formula="of:=[.$D$3]^([.$A37]*[.D$6])*[.D$7]" office:value-type="float" office:value="0" calcext:value-type="float">
            <text:p>0</text:p>
          </table:table-cell>
          <table:table-cell table:formula="of:=[.$D$3]^([.$A37]*[.E$6])*[.E$7]" office:value-type="float" office:value="0" calcext:value-type="float">
            <text:p>0</text:p>
          </table:table-cell>
          <table:table-cell table:formula="of:=[.$D$3]^([.$A37]*[.F$6])*[.F$7]" office:value-type="float" office:value="0" calcext:value-type="float">
            <text:p>0</text:p>
          </table:table-cell>
          <table:table-cell table:formula="of:=[.$D$3]^([.$A37]*[.G$6])*[.G$7]" office:value-type="float" office:value="0" calcext:value-type="float">
            <text:p>0</text:p>
          </table:table-cell>
          <table:table-cell table:formula="of:=[.$D$3]^([.$A37]*[.H$6])*[.H$7]" office:value-type="float" office:value="4.46014903970613E+045" calcext:value-type="float">
            <text:p>4,46014903970613E+045</text:p>
          </table:table-cell>
          <table:table-cell table:formula="of:=[.$D$3]^([.$A37]*[.I$6])*[.I$7]" office:value-type="float" office:value="2.39452428260295E+054" calcext:value-type="float">
            <text:p>2,39452428260295E+054</text:p>
          </table:table-cell>
          <table:table-cell table:formula="of:=[.$D$3]^([.$A37]*[.J$6])*[.J$7]" office:value-type="float" office:value="1.28555043540719E+063" calcext:value-type="float">
            <text:p>1,28555043540719E+063</text:p>
          </table:table-cell>
          <table:table-cell table:formula="of:=[.$D$3]^([.$A37]*[.K$6])*[.K$7]" office:value-type="float" office:value="6.90174634679056E+071" calcext:value-type="float">
            <text:p>6,90174634679056E+071</text:p>
          </table:table-cell>
          <table:table-cell table:formula="of:=[.$D$3]^([.$A37]*[.L$6])*[.L$7]" office:value-type="float" office:value="3.70534685559412E+080" calcext:value-type="float">
            <text:p>3,70534685559412E+080</text:p>
          </table:table-cell>
          <table:table-cell table:formula="of:=[.$D$3]^([.$A37]*[.M$6])*[.M$7]" office:value-type="float" office:value="1.98929294563915E+089" calcext:value-type="float">
            <text:p>1,98929294563915E+089</text:p>
          </table:table-cell>
          <table:table-cell table:formula="of:=[.$D$3]^([.$A37]*[.N$6])*[.N$7]" office:value-type="float" office:value="1.06799351796046E+098" calcext:value-type="float">
            <text:p>1,06799351796046E+098</text:p>
          </table:table-cell>
          <table:table-cell table:formula="of:=[.$D$3]^([.$A37]*[.O$6])*[.O$7]" office:value-type="float" office:value="5.73374653997518E+106" calcext:value-type="float">
            <text:p>5,73374653997518E+106</text:p>
          </table:table-cell>
          <table:table-cell table:formula="of:=[.$D$3]^([.$A37]*[.P$6])*[.P$7]" office:value-type="float" office:value="3.07828173409332E+115" calcext:value-type="float">
            <text:p>3,07828173409332E+115</text:p>
          </table:table-cell>
          <table:table-cell table:formula="of:=[.$D$3]^([.$A37]*[.Q$6])*[.Q$7]" office:value-type="float" office:value="1.65263992197562E+124" calcext:value-type="float">
            <text:p>1,65263992197562E+124</text:p>
          </table:table-cell>
          <table:table-cell table:formula="of:=[.$D$3]^([.$A37]*[.R$6])*[.R$7]" office:value-type="float" office:value="8.87254302118661E+132" calcext:value-type="float">
            <text:p>8,87254302118661E+132</text:p>
          </table:table-cell>
          <table:table-cell table:formula="of:=[.$D$3]^([.$A37]*[.S$6])*[.S$7]" office:value-type="float" office:value="0" calcext:value-type="float">
            <text:p>0</text:p>
          </table:table-cell>
          <table:table-cell table:formula="of:=[.$D$3]^([.$A37]*[.T$6])*[.T$7]" office:value-type="float" office:value="0" calcext:value-type="float">
            <text:p>0</text:p>
          </table:table-cell>
          <table:table-cell table:formula="of:=[.$D$3]^([.$A37]*[.U$6])*[.U$7]" office:value-type="float" office:value="0" calcext:value-type="float">
            <text:p>0</text:p>
          </table:table-cell>
          <table:table-cell table:formula="of:=[.$D$3]^([.$A37]*[.V$6])*[.V$7]" office:value-type="float" office:value="0" calcext:value-type="float">
            <text:p>0</text:p>
          </table:table-cell>
          <table:table-cell table:formula="of:=[.$D$3]^([.$A37]*[.W$6])*[.W$7]" office:value-type="float" office:value="0" calcext:value-type="float">
            <text:p>0</text:p>
          </table:table-cell>
          <table:table-cell table:formula="of:=[.$D$3]^([.$A37]*[.X$6])*[.X$7]" office:value-type="float" office:value="0" calcext:value-type="float">
            <text:p>0</text:p>
          </table:table-cell>
          <table:table-cell table:formula="of:=[.$D$3]^([.$A37]*[.Y$6])*[.Y$7]" office:value-type="float" office:value="0" calcext:value-type="float">
            <text:p>0</text:p>
          </table:table-cell>
          <table:table-cell table:formula="of:=[.$D$3]^([.$A37]*[.Z$6])*[.Z$7]" office:value-type="float" office:value="0" calcext:value-type="float">
            <text:p>0</text:p>
          </table:table-cell>
          <table:table-cell table:formula="of:=[.$D$3]^([.$A37]*[.AA$6])*[.AA$7]" office:value-type="float" office:value="0" calcext:value-type="float">
            <text:p>0</text:p>
          </table:table-cell>
          <table:table-cell table:formula="of:=[.$D$3]^([.$A37]*[.AB$6])*[.AB$7]" office:value-type="float" office:value="0" calcext:value-type="float">
            <text:p>0</text:p>
          </table:table-cell>
          <table:table-cell table:formula="of:=[.$D$3]^([.$A37]*[.AC$6])*[.AC$7]" office:value-type="float" office:value="0" calcext:value-type="float">
            <text:p>0</text:p>
          </table:table-cell>
          <table:table-cell table:formula="of:=[.$D$3]^([.$A37]*[.AD$6])*[.AD$7]" office:value-type="float" office:value="0" calcext:value-type="float">
            <text:p>0</text:p>
          </table:table-cell>
          <table:table-cell table:formula="of:=[.$D$3]^([.$A37]*[.AE$6])*[.AE$7]" office:value-type="float" office:value="0" calcext:value-type="float">
            <text:p>0</text:p>
          </table:table-cell>
          <table:table-cell table:formula="of:=[.$D$3]^([.$A37]*[.AF$6])*[.AF$7]" office:value-type="float" office:value="0" calcext:value-type="float">
            <text:p>0</text:p>
          </table:table-cell>
          <table:table-cell table:formula="of:=[.$D$3]^([.$A37]*[.AG$6])*[.AG$7]" office:value-type="float" office:value="0" calcext:value-type="float">
            <text:p>0</text:p>
          </table:table-cell>
          <table:table-cell table:formula="of:=[.$D$3]^([.$A37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SUM([.C38:.AH38]);[.$B$3])" office:value-type="float" office:value="11" calcext:value-type="float">
            <text:p>11</text:p>
          </table:table-cell>
          <table:table-cell table:formula="of:=[.$D$3]^([.$A38]*[.C$6])*[.C$7]" office:value-type="float" office:value="1" calcext:value-type="float">
            <text:p>1</text:p>
          </table:table-cell>
          <table:table-cell table:formula="of:=[.$D$3]^([.$A38]*[.D$6])*[.D$7]" office:value-type="float" office:value="0" calcext:value-type="float">
            <text:p>0</text:p>
          </table:table-cell>
          <table:table-cell table:formula="of:=[.$D$3]^([.$A38]*[.E$6])*[.E$7]" office:value-type="float" office:value="0" calcext:value-type="float">
            <text:p>0</text:p>
          </table:table-cell>
          <table:table-cell table:formula="of:=[.$D$3]^([.$A38]*[.F$6])*[.F$7]" office:value-type="float" office:value="0" calcext:value-type="float">
            <text:p>0</text:p>
          </table:table-cell>
          <table:table-cell table:formula="of:=[.$D$3]^([.$A38]*[.G$6])*[.G$7]" office:value-type="float" office:value="0" calcext:value-type="float">
            <text:p>0</text:p>
          </table:table-cell>
          <table:table-cell table:formula="of:=[.$D$3]^([.$A38]*[.H$6])*[.H$7]" office:value-type="float" office:value="1.42724769270596E+047" calcext:value-type="float">
            <text:p>1,42724769270596E+047</text:p>
          </table:table-cell>
          <table:table-cell table:formula="of:=[.$D$3]^([.$A38]*[.I$6])*[.I$7]" office:value-type="float" office:value="1.53249554086589E+056" calcext:value-type="float">
            <text:p>1,53249554086589E+056</text:p>
          </table:table-cell>
          <table:table-cell table:formula="of:=[.$D$3]^([.$A38]*[.J$6])*[.J$7]" office:value-type="float" office:value="1.64550455732121E+065" calcext:value-type="float">
            <text:p>1,64550455732121E+065</text:p>
          </table:table-cell>
          <table:table-cell table:formula="of:=[.$D$3]^([.$A38]*[.K$6])*[.K$7]" office:value-type="float" office:value="1.76684706477838E+074" calcext:value-type="float">
            <text:p>1,76684706477838E+074</text:p>
          </table:table-cell>
          <table:table-cell table:formula="of:=[.$D$3]^([.$A38]*[.L$6])*[.L$7]" office:value-type="float" office:value="1.89713759006419E+083" calcext:value-type="float">
            <text:p>1,89713759006419E+083</text:p>
          </table:table-cell>
          <table:table-cell table:formula="of:=[.$D$3]^([.$A38]*[.M$6])*[.M$7]" office:value-type="float" office:value="2.03703597633449E+092" calcext:value-type="float">
            <text:p>2,03703597633449E+092</text:p>
          </table:table-cell>
          <table:table-cell table:formula="of:=[.$D$3]^([.$A38]*[.N$6])*[.N$7]" office:value-type="float" office:value="2.18725072478301E+101" calcext:value-type="float">
            <text:p>2,18725072478301E+101</text:p>
          </table:table-cell>
          <table:table-cell table:formula="of:=[.$D$3]^([.$A38]*[.O$6])*[.O$7]" office:value-type="float" office:value="2.34854258277383E+110" calcext:value-type="float">
            <text:p>2,34854258277383E+110</text:p>
          </table:table-cell>
          <table:table-cell table:formula="of:=[.$D$3]^([.$A38]*[.P$6])*[.P$7]" office:value-type="float" office:value="2.52172839656925E+119" calcext:value-type="float">
            <text:p>2,52172839656925E+119</text:p>
          </table:table-cell>
          <table:table-cell table:formula="of:=[.$D$3]^([.$A38]*[.Q$6])*[.Q$7]" office:value-type="float" office:value="2.70768524816486E+128" calcext:value-type="float">
            <text:p>2,70768524816486E+128</text:p>
          </table:table-cell>
          <table:table-cell table:formula="of:=[.$D$3]^([.$A38]*[.R$6])*[.R$7]" office:value-type="float" office:value="2.90735489718243E+137" calcext:value-type="float">
            <text:p>2,90735489718243E+137</text:p>
          </table:table-cell>
          <table:table-cell table:formula="of:=[.$D$3]^([.$A38]*[.S$6])*[.S$7]" office:value-type="float" office:value="0" calcext:value-type="float">
            <text:p>0</text:p>
          </table:table-cell>
          <table:table-cell table:formula="of:=[.$D$3]^([.$A38]*[.T$6])*[.T$7]" office:value-type="float" office:value="0" calcext:value-type="float">
            <text:p>0</text:p>
          </table:table-cell>
          <table:table-cell table:formula="of:=[.$D$3]^([.$A38]*[.U$6])*[.U$7]" office:value-type="float" office:value="0" calcext:value-type="float">
            <text:p>0</text:p>
          </table:table-cell>
          <table:table-cell table:formula="of:=[.$D$3]^([.$A38]*[.V$6])*[.V$7]" office:value-type="float" office:value="0" calcext:value-type="float">
            <text:p>0</text:p>
          </table:table-cell>
          <table:table-cell table:formula="of:=[.$D$3]^([.$A38]*[.W$6])*[.W$7]" office:value-type="float" office:value="0" calcext:value-type="float">
            <text:p>0</text:p>
          </table:table-cell>
          <table:table-cell table:formula="of:=[.$D$3]^([.$A38]*[.X$6])*[.X$7]" office:value-type="float" office:value="0" calcext:value-type="float">
            <text:p>0</text:p>
          </table:table-cell>
          <table:table-cell table:formula="of:=[.$D$3]^([.$A38]*[.Y$6])*[.Y$7]" office:value-type="float" office:value="0" calcext:value-type="float">
            <text:p>0</text:p>
          </table:table-cell>
          <table:table-cell table:formula="of:=[.$D$3]^([.$A38]*[.Z$6])*[.Z$7]" office:value-type="float" office:value="0" calcext:value-type="float">
            <text:p>0</text:p>
          </table:table-cell>
          <table:table-cell table:formula="of:=[.$D$3]^([.$A38]*[.AA$6])*[.AA$7]" office:value-type="float" office:value="0" calcext:value-type="float">
            <text:p>0</text:p>
          </table:table-cell>
          <table:table-cell table:formula="of:=[.$D$3]^([.$A38]*[.AB$6])*[.AB$7]" office:value-type="float" office:value="0" calcext:value-type="float">
            <text:p>0</text:p>
          </table:table-cell>
          <table:table-cell table:formula="of:=[.$D$3]^([.$A38]*[.AC$6])*[.AC$7]" office:value-type="float" office:value="0" calcext:value-type="float">
            <text:p>0</text:p>
          </table:table-cell>
          <table:table-cell table:formula="of:=[.$D$3]^([.$A38]*[.AD$6])*[.AD$7]" office:value-type="float" office:value="0" calcext:value-type="float">
            <text:p>0</text:p>
          </table:table-cell>
          <table:table-cell table:formula="of:=[.$D$3]^([.$A38]*[.AE$6])*[.AE$7]" office:value-type="float" office:value="0" calcext:value-type="float">
            <text:p>0</text:p>
          </table:table-cell>
          <table:table-cell table:formula="of:=[.$D$3]^([.$A38]*[.AF$6])*[.AF$7]" office:value-type="float" office:value="0" calcext:value-type="float">
            <text:p>0</text:p>
          </table:table-cell>
          <table:table-cell table:formula="of:=[.$D$3]^([.$A38]*[.AG$6])*[.AG$7]" office:value-type="float" office:value="0" calcext:value-type="float">
            <text:p>0</text:p>
          </table:table-cell>
          <table:table-cell table:formula="of:=[.$D$3]^([.$A38]*[.AH$6])*[.AH$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OD(SUM([.C39:.AH39]);[.$B$3])" office:value-type="float" office:value="5" calcext:value-type="float">
            <text:p>5</text:p>
          </table:table-cell>
          <table:table-cell table:formula="of:=[.$D$3]^([.$A39]*[.C$6])*[.C$7]" office:value-type="float" office:value="1" calcext:value-type="float">
            <text:p>1</text:p>
          </table:table-cell>
          <table:table-cell table:formula="of:=[.$D$3]^([.$A39]*[.D$6])*[.D$7]" office:value-type="float" office:value="0" calcext:value-type="float">
            <text:p>0</text:p>
          </table:table-cell>
          <table:table-cell table:formula="of:=[.$D$3]^([.$A39]*[.E$6])*[.E$7]" office:value-type="float" office:value="0" calcext:value-type="float">
            <text:p>0</text:p>
          </table:table-cell>
          <table:table-cell table:formula="of:=[.$D$3]^([.$A39]*[.F$6])*[.F$7]" office:value-type="float" office:value="0" calcext:value-type="float">
            <text:p>0</text:p>
          </table:table-cell>
          <table:table-cell table:formula="of:=[.$D$3]^([.$A39]*[.G$6])*[.G$7]" office:value-type="float" office:value="0" calcext:value-type="float">
            <text:p>0</text:p>
          </table:table-cell>
          <table:table-cell table:formula="of:=[.$D$3]^([.$A39]*[.H$6])*[.H$7]" office:value-type="float" office:value="4.56719261665907E+048" calcext:value-type="float">
            <text:p>4,56719261665907E+048</text:p>
          </table:table-cell>
          <table:table-cell table:formula="of:=[.$D$3]^([.$A39]*[.I$6])*[.I$7]" office:value-type="float" office:value="9.80797146154169E+057" calcext:value-type="float">
            <text:p>9,80797146154169E+057</text:p>
          </table:table-cell>
          <table:table-cell table:formula="of:=[.$D$3]^([.$A39]*[.J$6])*[.J$7]" office:value-type="float" office:value="2.10624583337114E+067" calcext:value-type="float">
            <text:p>2,10624583337114E+067</text:p>
          </table:table-cell>
          <table:table-cell table:formula="of:=[.$D$3]^([.$A39]*[.K$6])*[.K$7]" office:value-type="float" office:value="4.52312848583266E+076" calcext:value-type="float">
            <text:p>4,52312848583266E+076</text:p>
          </table:table-cell>
          <table:table-cell table:formula="of:=[.$D$3]^([.$A39]*[.L$6])*[.L$7]" office:value-type="float" office:value="9.71334446112865E+085" calcext:value-type="float">
            <text:p>9,71334446112865E+085</text:p>
          </table:table-cell>
          <table:table-cell table:formula="of:=[.$D$3]^([.$A39]*[.M$6])*[.M$7]" office:value-type="float" office:value="2.08592483976651E+095" calcext:value-type="float">
            <text:p>2,08592483976651E+095</text:p>
          </table:table-cell>
          <table:table-cell table:formula="of:=[.$D$3]^([.$A39]*[.N$6])*[.N$7]" office:value-type="float" office:value="4.47948948435561E+104" calcext:value-type="float">
            <text:p>4,47948948435561E+104</text:p>
          </table:table-cell>
          <table:table-cell table:formula="of:=[.$D$3]^([.$A39]*[.O$6])*[.O$7]" office:value-type="float" office:value="9.61963041904162E+113" calcext:value-type="float">
            <text:p>9,61963041904162E+113</text:p>
          </table:table-cell>
          <table:table-cell table:formula="of:=[.$D$3]^([.$A39]*[.P$6])*[.P$7]" office:value-type="float" office:value="2.06579990246953E+123" calcext:value-type="float">
            <text:p>2,06579990246953E+123</text:p>
          </table:table-cell>
          <table:table-cell table:formula="of:=[.$D$3]^([.$A39]*[.Q$6])*[.Q$7]" office:value-type="float" office:value="4.4362715105933E+132" calcext:value-type="float">
            <text:p>4,4362715105933E+132</text:p>
          </table:table-cell>
          <table:table-cell table:formula="of:=[.$D$3]^([.$A39]*[.R$6])*[.R$7]" office:value-type="float" office:value="9.52682052708738E+141" calcext:value-type="float">
            <text:p>9,52682052708738E+141</text:p>
          </table:table-cell>
          <table:table-cell table:formula="of:=[.$D$3]^([.$A39]*[.S$6])*[.S$7]" office:value-type="float" office:value="0" calcext:value-type="float">
            <text:p>0</text:p>
          </table:table-cell>
          <table:table-cell table:formula="of:=[.$D$3]^([.$A39]*[.T$6])*[.T$7]" office:value-type="float" office:value="0" calcext:value-type="float">
            <text:p>0</text:p>
          </table:table-cell>
          <table:table-cell table:formula="of:=[.$D$3]^([.$A39]*[.U$6])*[.U$7]" office:value-type="float" office:value="0" calcext:value-type="float">
            <text:p>0</text:p>
          </table:table-cell>
          <table:table-cell table:formula="of:=[.$D$3]^([.$A39]*[.V$6])*[.V$7]" office:value-type="float" office:value="0" calcext:value-type="float">
            <text:p>0</text:p>
          </table:table-cell>
          <table:table-cell table:formula="of:=[.$D$3]^([.$A39]*[.W$6])*[.W$7]" office:value-type="float" office:value="0" calcext:value-type="float">
            <text:p>0</text:p>
          </table:table-cell>
          <table:table-cell table:formula="of:=[.$D$3]^([.$A39]*[.X$6])*[.X$7]" office:value-type="float" office:value="0" calcext:value-type="float">
            <text:p>0</text:p>
          </table:table-cell>
          <table:table-cell table:formula="of:=[.$D$3]^([.$A39]*[.Y$6])*[.Y$7]" office:value-type="float" office:value="0" calcext:value-type="float">
            <text:p>0</text:p>
          </table:table-cell>
          <table:table-cell table:formula="of:=[.$D$3]^([.$A39]*[.Z$6])*[.Z$7]" office:value-type="float" office:value="0" calcext:value-type="float">
            <text:p>0</text:p>
          </table:table-cell>
          <table:table-cell table:formula="of:=[.$D$3]^([.$A39]*[.AA$6])*[.AA$7]" office:value-type="float" office:value="0" calcext:value-type="float">
            <text:p>0</text:p>
          </table:table-cell>
          <table:table-cell table:formula="of:=[.$D$3]^([.$A39]*[.AB$6])*[.AB$7]" office:value-type="float" office:value="0" calcext:value-type="float">
            <text:p>0</text:p>
          </table:table-cell>
          <table:table-cell table:formula="of:=[.$D$3]^([.$A39]*[.AC$6])*[.AC$7]" office:value-type="float" office:value="0" calcext:value-type="float">
            <text:p>0</text:p>
          </table:table-cell>
          <table:table-cell table:formula="of:=[.$D$3]^([.$A39]*[.AD$6])*[.AD$7]" office:value-type="float" office:value="0" calcext:value-type="float">
            <text:p>0</text:p>
          </table:table-cell>
          <table:table-cell table:formula="of:=[.$D$3]^([.$A39]*[.AE$6])*[.AE$7]" office:value-type="float" office:value="0" calcext:value-type="float">
            <text:p>0</text:p>
          </table:table-cell>
          <table:table-cell table:formula="of:=[.$D$3]^([.$A39]*[.AF$6])*[.AF$7]" office:value-type="float" office:value="0" calcext:value-type="float">
            <text:p>0</text:p>
          </table:table-cell>
          <table:table-cell table:formula="of:=[.$D$3]^([.$A39]*[.AG$6])*[.AG$7]" office:value-type="float" office:value="0" calcext:value-type="float">
            <text:p>0</text:p>
          </table:table-cell>
          <table:table-cell table:formula="of:=[.$D$3]^([.$A39]*[.AH$6])*[.AH$7]" office:value-type="float" office:value="0" calcext:value-type="float">
            <text:p>0</text:p>
          </table:table-cell>
          <table:table-cell table:number-columns-repeated="16"/>
        </table:table-row>
      </table:table>
      <table:table table:name="Inverse FNT" table:style-name="ta1">
        <table:table-column table:style-name="co1" table:default-cell-style-name="ce1"/>
        <table:table-column table:style-name="co10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9" table:number-columns-repeated="16" table:default-cell-style-name="Default"/>
        <table:table-column table:style-name="co1" table:default-cell-style-name="Default"/>
        <table:table-column table:style-name="co8" table:number-columns-repeated="15" table:default-cell-style-name="Default"/>
        <table:table-row table:style-name="ro1">
          <table:table-cell table:style-name="Default" table:number-columns-repeated="2"/>
          <table:table-cell table:number-columns-repeated="48"/>
        </table:table-row>
        <table:table-row table:style-name="ro1">
          <table:table-cell table:style-name="Default" office:value-type="string" calcext:value-type="string">
            <text:p>Współczynniki:</text:p>
          </table:table-cell>
          <table:table-cell table:style-name="Default"/>
          <table:table-cell table:number-columns-repeated="3"/>
          <table:table-cell office:value-type="string" calcext:value-type="string">
            <text:p>Długość wektora:</text:p>
          </table:table-cell>
          <table:table-cell table:number-columns-repeated="44"/>
        </table:table-row>
        <table:table-row table:style-name="ro1">
          <table:table-cell table:style-name="Default" office:value-type="string" calcext:value-type="string">
            <text:p>F_t:</text:p>
          </table:table-cell>
          <table:table-cell table:style-name="Default" table:formula="of:=2^(2^[.B4])+1" office:value-type="float" office:value="65537" calcext:value-type="float">
            <text:p>65537</text:p>
          </table:table-cell>
          <table:table-cell office:value-type="string" calcext:value-type="string">
            <text:p>Alfa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:</text:p>
          </table:table-cell>
          <table:table-cell office:value-type="float" office:value="32" calcext:value-type="float">
            <text:p>32</text:p>
          </table:table-cell>
          <table:table-cell table:number-columns-repeated="44"/>
        </table:table-row>
        <table:table-row table:style-name="ro1">
          <table:table-cell table:style-name="Default" office:value-type="string" calcext:value-type="string">
            <text:p>t: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Element „transforumjacy”:</text:p>
          </table:table-cell>
          <table:table-cell table:number-columns-repeated="45"/>
        </table:table-row>
        <table:table-row table:style-name="ro1">
          <table:table-cell table:style-name="Default"/>
          <table:table-cell table:style-name="Default" office:value-type="string" calcext:value-type="string">
            <text:p>Dane iterowane(k):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16"/>
        </table:table-row>
        <table:table-row table:style-name="ro1">
          <table:table-cell table:style-name="Default" office:value-type="string" calcext:value-type="string">
            <text:p>Wektor wejściowy(j)</text:p>
          </table:table-cell>
          <table:table-cell table:style-name="Default"/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65337" calcext:value-type="float">
            <text:p>653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146" calcext:value-type="float">
            <text:p>56146</text:p>
          </table:table-cell>
          <table:table-cell table:style-name="ce1" office:value-type="float" office:value="5468" calcext:value-type="float">
            <text:p>5468</text:p>
          </table:table-cell>
          <table:table-cell table:style-name="ce1" office:value-type="float" office:value="60777" calcext:value-type="float">
            <text:p>60777</text:p>
          </table:table-cell>
          <table:table-cell table:style-name="ce1" office:value-type="float" office:value="1497" calcext:value-type="float">
            <text:p>1497</text:p>
          </table:table-cell>
          <table:table-cell table:style-name="ce1" office:value-type="float" office:value="54393" calcext:value-type="float">
            <text:p>54393</text:p>
          </table:table-cell>
          <table:table-cell table:style-name="ce1" office:value-type="float" office:value="65437" calcext:value-type="float">
            <text:p>65437</text:p>
          </table:table-cell>
          <table:table-cell table:style-name="ce1" office:value-type="float" office:value="55477" calcext:value-type="float">
            <text:p>55477</text:p>
          </table:table-cell>
          <table:table-cell table:style-name="ce1" office:value-type="float" office:value="51826" calcext:value-type="float">
            <text:p>51826</text:p>
          </table:table-cell>
          <table:table-cell table:style-name="ce1" office:value-type="float" office:value="47761" calcext:value-type="float">
            <text:p>47761</text:p>
          </table:table-cell>
          <table:table-cell table:style-name="ce1" office:value-type="float" office:value="9122" calcext:value-type="float">
            <text:p>9122</text:p>
          </table:table-cell>
          <table:table-cell table:style-name="ce1" office:value-type="float" office:value="29158" calcext:value-type="float">
            <text:p>29158</text:p>
          </table:table-cell>
          <table:table-cell table:style-name="ce1" office:value-type="float" office:value="20400" calcext:value-type="float">
            <text:p>20400</text:p>
          </table:table-cell>
          <table:table-cell table:style-name="ce1" office:value-type="float" office:value="64537" calcext:value-type="float">
            <text:p>645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800" calcext:value-type="float">
            <text:p>32800</text:p>
          </table:table-cell>
          <table:table-cell table:style-name="ce1" office:value-type="float" office:value="20460" calcext:value-type="float">
            <text:p>20460</text:p>
          </table:table-cell>
          <table:table-cell table:style-name="ce1" office:value-type="float" office:value="56844" calcext:value-type="float">
            <text:p>56844</text:p>
          </table:table-cell>
          <table:table-cell table:style-name="ce1" office:value-type="float" office:value="57915" calcext:value-type="float">
            <text:p>57915</text:p>
          </table:table-cell>
          <table:table-cell table:style-name="ce1" office:value-type="float" office:value="63548" calcext:value-type="float">
            <text:p>63548</text:p>
          </table:table-cell>
          <table:table-cell table:style-name="ce1" office:value-type="float" office:value="35288" calcext:value-type="float">
            <text:p>35288</text:p>
          </table:table-cell>
          <table:table-cell table:style-name="ce1" office:value-type="float" office:value="22926" calcext:value-type="float">
            <text:p>22926</text:p>
          </table:table-cell>
          <table:table-cell table:style-name="ce1" office:value-type="float" office:value="65437" calcext:value-type="float">
            <text:p>65437</text:p>
          </table:table-cell>
          <table:table-cell table:style-name="ce1" office:value-type="float" office:value="55834" calcext:value-type="float">
            <text:p>55834</text:p>
          </table:table-cell>
          <table:table-cell table:style-name="ce1" office:value-type="float" office:value="22266" calcext:value-type="float">
            <text:p>22266</text:p>
          </table:table-cell>
          <table:table-cell table:style-name="ce1" office:value-type="float" office:value="25474" calcext:value-type="float">
            <text:p>25474</text:p>
          </table:table-cell>
          <table:table-cell table:style-name="ce1" office:value-type="float" office:value="27200" calcext:value-type="float">
            <text:p>27200</text:p>
          </table:table-cell>
          <table:table-cell table:style-name="ce1" office:value-type="float" office:value="58337" calcext:value-type="float">
            <text:p>58337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64937" calcext:value-type="float">
            <text:p>64937</text:p>
          </table:table-cell>
          <table:table-cell table:style-name="ce1" office:value-type="string" calcext:value-type="string">
            <text:p>Wektor wyjściowy:</text:p>
          </table:table-cell>
          <table:table-cell table:style-name="ce1"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formula="of:=[.$D$3]^(-[.$A8]*[.C$6])*[.C$7]" office:value-type="float" office:value="1600" calcext:value-type="float">
            <text:p>1600</text:p>
          </table:table-cell>
          <table:table-cell table:formula="of:=[.$D$3]^(-[.$A8]*[.D$6])*[.D$7]" office:value-type="float" office:value="65337" calcext:value-type="float">
            <text:p>65337</text:p>
          </table:table-cell>
          <table:table-cell table:formula="of:=[.$D$3]^(-[.$A8]*[.E$6])*[.E$7]" office:value-type="float" office:value="0" calcext:value-type="float">
            <text:p>0</text:p>
          </table:table-cell>
          <table:table-cell table:formula="of:=[.$D$3]^(-[.$A8]*[.F$6])*[.F$7]" office:value-type="float" office:value="56146" calcext:value-type="float">
            <text:p>56146</text:p>
          </table:table-cell>
          <table:table-cell table:formula="of:=[.$D$3]^(-[.$A8]*[.G$6])*[.G$7]" office:value-type="float" office:value="5468" calcext:value-type="float">
            <text:p>5468</text:p>
          </table:table-cell>
          <table:table-cell table:formula="of:=[.$D$3]^(-[.$A8]*[.H$6])*[.H$7]" office:value-type="float" office:value="60777" calcext:value-type="float">
            <text:p>60777</text:p>
          </table:table-cell>
          <table:table-cell table:formula="of:=[.$D$3]^(-[.$A8]*[.I$6])*[.I$7]" office:value-type="float" office:value="1497" calcext:value-type="float">
            <text:p>1497</text:p>
          </table:table-cell>
          <table:table-cell table:formula="of:=[.$D$3]^(-[.$A8]*[.J$6])*[.J$7]" office:value-type="float" office:value="54393" calcext:value-type="float">
            <text:p>54393</text:p>
          </table:table-cell>
          <table:table-cell table:formula="of:=[.$D$3]^(-[.$A8]*[.K$6])*[.K$7]" office:value-type="float" office:value="65437" calcext:value-type="float">
            <text:p>65437</text:p>
          </table:table-cell>
          <table:table-cell table:formula="of:=[.$D$3]^(-[.$A8]*[.L$6])*[.L$7]" office:value-type="float" office:value="55477" calcext:value-type="float">
            <text:p>55477</text:p>
          </table:table-cell>
          <table:table-cell table:formula="of:=[.$D$3]^(-[.$A8]*[.M$6])*[.M$7]" office:value-type="float" office:value="51826" calcext:value-type="float">
            <text:p>51826</text:p>
          </table:table-cell>
          <table:table-cell table:formula="of:=[.$D$3]^(-[.$A8]*[.N$6])*[.N$7]" office:value-type="float" office:value="47761" calcext:value-type="float">
            <text:p>47761</text:p>
          </table:table-cell>
          <table:table-cell table:formula="of:=[.$D$3]^(-[.$A8]*[.O$6])*[.O$7]" office:value-type="float" office:value="9122" calcext:value-type="float">
            <text:p>9122</text:p>
          </table:table-cell>
          <table:table-cell table:formula="of:=[.$D$3]^(-[.$A8]*[.P$6])*[.P$7]" office:value-type="float" office:value="29158" calcext:value-type="float">
            <text:p>29158</text:p>
          </table:table-cell>
          <table:table-cell table:formula="of:=[.$D$3]^(-[.$A8]*[.Q$6])*[.Q$7]" office:value-type="float" office:value="20400" calcext:value-type="float">
            <text:p>20400</text:p>
          </table:table-cell>
          <table:table-cell table:formula="of:=[.$D$3]^(-[.$A8]*[.R$6])*[.R$7]" office:value-type="float" office:value="64537" calcext:value-type="float">
            <text:p>64537</text:p>
          </table:table-cell>
          <table:table-cell table:formula="of:=[.$D$3]^(-[.$A8]*[.S$6])*[.S$7]" office:value-type="float" office:value="0" calcext:value-type="float">
            <text:p>0</text:p>
          </table:table-cell>
          <table:table-cell table:formula="of:=[.$D$3]^(-[.$A8]*[.T$6])*[.T$7]" office:value-type="float" office:value="32800" calcext:value-type="float">
            <text:p>32800</text:p>
          </table:table-cell>
          <table:table-cell table:formula="of:=[.$D$3]^(-[.$A8]*[.U$6])*[.U$7]" office:value-type="float" office:value="20460" calcext:value-type="float">
            <text:p>20460</text:p>
          </table:table-cell>
          <table:table-cell table:formula="of:=[.$D$3]^(-[.$A8]*[.V$6])*[.V$7]" office:value-type="float" office:value="56844" calcext:value-type="float">
            <text:p>56844</text:p>
          </table:table-cell>
          <table:table-cell table:formula="of:=[.$D$3]^(-[.$A8]*[.W$6])*[.W$7]" office:value-type="float" office:value="57915" calcext:value-type="float">
            <text:p>57915</text:p>
          </table:table-cell>
          <table:table-cell table:formula="of:=[.$D$3]^(-[.$A8]*[.X$6])*[.X$7]" office:value-type="float" office:value="63548" calcext:value-type="float">
            <text:p>63548</text:p>
          </table:table-cell>
          <table:table-cell table:formula="of:=[.$D$3]^(-[.$A8]*[.Y$6])*[.Y$7]" office:value-type="float" office:value="35288" calcext:value-type="float">
            <text:p>35288</text:p>
          </table:table-cell>
          <table:table-cell table:formula="of:=[.$D$3]^(-[.$A8]*[.Z$6])*[.Z$7]" office:value-type="float" office:value="22926" calcext:value-type="float">
            <text:p>22926</text:p>
          </table:table-cell>
          <table:table-cell table:formula="of:=[.$D$3]^(-[.$A8]*[.AA$6])*[.AA$7]" office:value-type="float" office:value="65437" calcext:value-type="float">
            <text:p>65437</text:p>
          </table:table-cell>
          <table:table-cell table:formula="of:=[.$D$3]^(-[.$A8]*[.AB$6])*[.AB$7]" office:value-type="float" office:value="55834" calcext:value-type="float">
            <text:p>55834</text:p>
          </table:table-cell>
          <table:table-cell table:formula="of:=[.$D$3]^(-[.$A8]*[.AC$6])*[.AC$7]" office:value-type="float" office:value="22266" calcext:value-type="float">
            <text:p>22266</text:p>
          </table:table-cell>
          <table:table-cell table:formula="of:=[.$D$3]^(-[.$A8]*[.AD$6])*[.AD$7]" office:value-type="float" office:value="25474" calcext:value-type="float">
            <text:p>25474</text:p>
          </table:table-cell>
          <table:table-cell table:formula="of:=[.$D$3]^(-[.$A8]*[.AE$6])*[.AE$7]" office:value-type="float" office:value="27200" calcext:value-type="float">
            <text:p>27200</text:p>
          </table:table-cell>
          <table:table-cell table:formula="of:=[.$D$3]^(-[.$A8]*[.AF$6])*[.AF$7]" office:value-type="float" office:value="58337" calcext:value-type="float">
            <text:p>58337</text:p>
          </table:table-cell>
          <table:table-cell table:formula="of:=[.$D$3]^(-[.$A8]*[.AG$6])*[.AG$7]" office:value-type="float" office:value="2000" calcext:value-type="float">
            <text:p>2000</text:p>
          </table:table-cell>
          <table:table-cell table:formula="of:=[.$D$3]^(-[.$A8]*[.AH$6])*[.AH$7]" office:value-type="float" office:value="64937" calcext:value-type="float">
            <text:p>64937</text:p>
          </table:table-cell>
          <table:table-cell table:formula="of:=MOD(1/[.$F$3]*SUM([.C8:.AH8]);[.$B$3])" office:value-type="float" office:value="37506.3125" calcext:value-type="float">
            <text:p>37506,312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337" calcext:value-type="float">
            <text:p>65337</text:p>
          </table:table-cell>
          <table:table-cell table:formula="of:=[.$D$3]^(-[.$A9]*[.C$6])*[.C$7]" office:value-type="float" office:value="1600" calcext:value-type="float">
            <text:p>1600</text:p>
          </table:table-cell>
          <table:table-cell table:formula="of:=[.$D$3]^(-[.$A9]*[.D$6])*[.D$7]" office:value-type="float" office:value="32668.5" calcext:value-type="float">
            <text:p>32668,5</text:p>
          </table:table-cell>
          <table:table-cell table:formula="of:=[.$D$3]^(-[.$A9]*[.E$6])*[.E$7]" office:value-type="float" office:value="0" calcext:value-type="float">
            <text:p>0</text:p>
          </table:table-cell>
          <table:table-cell table:formula="of:=[.$D$3]^(-[.$A9]*[.F$6])*[.F$7]" office:value-type="float" office:value="7018.25" calcext:value-type="float">
            <text:p>7018,25</text:p>
          </table:table-cell>
          <table:table-cell table:formula="of:=[.$D$3]^(-[.$A9]*[.G$6])*[.G$7]" office:value-type="float" office:value="341.75" calcext:value-type="float">
            <text:p>341,75</text:p>
          </table:table-cell>
          <table:table-cell table:formula="of:=[.$D$3]^(-[.$A9]*[.H$6])*[.H$7]" office:value-type="float" office:value="1899.28125" calcext:value-type="float">
            <text:p>1899,28125</text:p>
          </table:table-cell>
          <table:table-cell table:formula="of:=[.$D$3]^(-[.$A9]*[.I$6])*[.I$7]" office:value-type="float" office:value="23.390625" calcext:value-type="float">
            <text:p>23,390625</text:p>
          </table:table-cell>
          <table:table-cell table:formula="of:=[.$D$3]^(-[.$A9]*[.J$6])*[.J$7]" office:value-type="float" office:value="424.9453125" calcext:value-type="float">
            <text:p>424,9453125</text:p>
          </table:table-cell>
          <table:table-cell table:formula="of:=[.$D$3]^(-[.$A9]*[.K$6])*[.K$7]" office:value-type="float" office:value="255.61328125" calcext:value-type="float">
            <text:p>255,61328125</text:p>
          </table:table-cell>
          <table:table-cell table:formula="of:=[.$D$3]^(-[.$A9]*[.L$6])*[.L$7]" office:value-type="float" office:value="108.353515625" calcext:value-type="float">
            <text:p>108,353515625</text:p>
          </table:table-cell>
          <table:table-cell table:formula="of:=[.$D$3]^(-[.$A9]*[.M$6])*[.M$7]" office:value-type="float" office:value="50.611328125" calcext:value-type="float">
            <text:p>50,611328125</text:p>
          </table:table-cell>
          <table:table-cell table:formula="of:=[.$D$3]^(-[.$A9]*[.N$6])*[.N$7]" office:value-type="float" office:value="23.32080078125" calcext:value-type="float">
            <text:p>23,3208007813</text:p>
          </table:table-cell>
          <table:table-cell table:formula="of:=[.$D$3]^(-[.$A9]*[.O$6])*[.O$7]" office:value-type="float" office:value="2.22705078125" calcext:value-type="float">
            <text:p>2,2270507813</text:p>
          </table:table-cell>
          <table:table-cell table:formula="of:=[.$D$3]^(-[.$A9]*[.P$6])*[.P$7]" office:value-type="float" office:value="3.559326171875" calcext:value-type="float">
            <text:p>3,5593261719</text:p>
          </table:table-cell>
          <table:table-cell table:formula="of:=[.$D$3]^(-[.$A9]*[.Q$6])*[.Q$7]" office:value-type="float" office:value="1.2451171875" calcext:value-type="float">
            <text:p>1,2451171875</text:p>
          </table:table-cell>
          <table:table-cell table:formula="of:=[.$D$3]^(-[.$A9]*[.R$6])*[.R$7]" office:value-type="float" office:value="1.96951293945313" calcext:value-type="float">
            <text:p>1,9695129395</text:p>
          </table:table-cell>
          <table:table-cell table:formula="of:=[.$D$3]^(-[.$A9]*[.S$6])*[.S$7]" office:value-type="float" office:value="0" calcext:value-type="float">
            <text:p>0</text:p>
          </table:table-cell>
          <table:table-cell table:formula="of:=[.$D$3]^(-[.$A9]*[.T$6])*[.T$7]" office:value-type="float" office:value="0.250244140625" calcext:value-type="float">
            <text:p>0,2502441406</text:p>
          </table:table-cell>
          <table:table-cell table:formula="of:=[.$D$3]^(-[.$A9]*[.U$6])*[.U$7]" office:value-type="float" office:value="0.0780487060546875" calcext:value-type="float">
            <text:p>0,0780487061</text:p>
          </table:table-cell>
          <table:table-cell table:formula="of:=[.$D$3]^(-[.$A9]*[.V$6])*[.V$7]" office:value-type="float" office:value="0.108421325683594" calcext:value-type="float">
            <text:p>0,1084213257</text:p>
          </table:table-cell>
          <table:table-cell table:formula="of:=[.$D$3]^(-[.$A9]*[.W$6])*[.W$7]" office:value-type="float" office:value="0.055232048034668" calcext:value-type="float">
            <text:p>0,055232048</text:p>
          </table:table-cell>
          <table:table-cell table:formula="of:=[.$D$3]^(-[.$A9]*[.X$6])*[.X$7]" office:value-type="float" office:value="0.0303020477294922" calcext:value-type="float">
            <text:p>0,0303020477</text:p>
          </table:table-cell>
          <table:table-cell table:formula="of:=[.$D$3]^(-[.$A9]*[.Y$6])*[.Y$7]" office:value-type="float" office:value="0.00841331481933594" calcext:value-type="float">
            <text:p>0,0084133148</text:p>
          </table:table-cell>
          <table:table-cell table:formula="of:=[.$D$3]^(-[.$A9]*[.Z$6])*[.Z$7]" office:value-type="float" office:value="0.00273299217224121" calcext:value-type="float">
            <text:p>0,0027329922</text:p>
          </table:table-cell>
          <table:table-cell table:formula="of:=[.$D$3]^(-[.$A9]*[.AA$6])*[.AA$7]" office:value-type="float" office:value="0.00390034914016724" calcext:value-type="float">
            <text:p>0,0039003491</text:p>
          </table:table-cell>
          <table:table-cell table:formula="of:=[.$D$3]^(-[.$A9]*[.AB$6])*[.AB$7]" office:value-type="float" office:value="0.00166398286819458" calcext:value-type="float">
            <text:p>0,0016639829</text:p>
          </table:table-cell>
          <table:table-cell table:formula="of:=[.$D$3]^(-[.$A9]*[.AC$6])*[.AC$7]" office:value-type="float" office:value="0.000331789255142212" calcext:value-type="float">
            <text:p>0,0003317893</text:p>
          </table:table-cell>
          <table:table-cell table:formula="of:=[.$D$3]^(-[.$A9]*[.AD$6])*[.AD$7]" office:value-type="float" office:value="0.000189796090126038" calcext:value-type="float">
            <text:p>0,0001897961</text:p>
          </table:table-cell>
          <table:table-cell table:formula="of:=[.$D$3]^(-[.$A9]*[.AE$6])*[.AE$7]" office:value-type="float" office:value="0.000101327896118164" calcext:value-type="float">
            <text:p>0,0001013279</text:p>
          </table:table-cell>
          <table:table-cell table:formula="of:=[.$D$3]^(-[.$A9]*[.AF$6])*[.AF$7]" office:value-type="float" office:value="0.000108661130070686" calcext:value-type="float">
            <text:p>0,0001086611</text:p>
          </table:table-cell>
          <table:table-cell table:formula="of:=[.$D$3]^(-[.$A9]*[.AG$6])*[.AG$7]" office:value-type="float" office:value="0.00000186264514923096" calcext:value-type="float">
            <text:p>1,86264514923096E-06</text:p>
          </table:table-cell>
          <table:table-cell table:formula="of:=[.$D$3]^(-[.$A9]*[.AH$6])*[.AH$7]" office:value-type="float" office:value="0.0000302386470139027" calcext:value-type="float">
            <text:p>3,02386470139027E-05</text:p>
          </table:table-cell>
          <table:table-cell table:formula="of:=MOD(1/[.$F$3]*SUM([.C9:.AH9]);[.$B$3])" office:value-type="float" office:value="1388.236151342" calcext:value-type="float">
            <text:p>1388,23615134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D$3]^(-[.$A10]*[.C$6])*[.C$7]" office:value-type="float" office:value="1600" calcext:value-type="float">
            <text:p>1600</text:p>
          </table:table-cell>
          <table:table-cell table:formula="of:=[.$D$3]^(-[.$A10]*[.D$6])*[.D$7]" office:value-type="float" office:value="16334.25" calcext:value-type="float">
            <text:p>16334,25</text:p>
          </table:table-cell>
          <table:table-cell table:formula="of:=[.$D$3]^(-[.$A10]*[.E$6])*[.E$7]" office:value-type="float" office:value="0" calcext:value-type="float">
            <text:p>0</text:p>
          </table:table-cell>
          <table:table-cell table:formula="of:=[.$D$3]^(-[.$A10]*[.F$6])*[.F$7]" office:value-type="float" office:value="877.28125" calcext:value-type="float">
            <text:p>877,28125</text:p>
          </table:table-cell>
          <table:table-cell table:formula="of:=[.$D$3]^(-[.$A10]*[.G$6])*[.G$7]" office:value-type="float" office:value="21.359375" calcext:value-type="float">
            <text:p>21,359375</text:p>
          </table:table-cell>
          <table:table-cell table:formula="of:=[.$D$3]^(-[.$A10]*[.H$6])*[.H$7]" office:value-type="float" office:value="59.3525390625" calcext:value-type="float">
            <text:p>59,3525390625</text:p>
          </table:table-cell>
          <table:table-cell table:formula="of:=[.$D$3]^(-[.$A10]*[.I$6])*[.I$7]" office:value-type="float" office:value="0.365478515625" calcext:value-type="float">
            <text:p>0,3654785156</text:p>
          </table:table-cell>
          <table:table-cell table:formula="of:=[.$D$3]^(-[.$A10]*[.J$6])*[.J$7]" office:value-type="float" office:value="3.31988525390625" calcext:value-type="float">
            <text:p>3,3198852539</text:p>
          </table:table-cell>
          <table:table-cell table:formula="of:=[.$D$3]^(-[.$A10]*[.K$6])*[.K$7]" office:value-type="float" office:value="0.998489379882813" calcext:value-type="float">
            <text:p>0,9984893799</text:p>
          </table:table-cell>
          <table:table-cell table:formula="of:=[.$D$3]^(-[.$A10]*[.L$6])*[.L$7]" office:value-type="float" office:value="0.211627960205078" calcext:value-type="float">
            <text:p>0,2116279602</text:p>
          </table:table-cell>
          <table:table-cell table:formula="of:=[.$D$3]^(-[.$A10]*[.M$6])*[.M$7]" office:value-type="float" office:value="0.0494251251220703" calcext:value-type="float">
            <text:p>0,0494251251</text:p>
          </table:table-cell>
          <table:table-cell table:formula="of:=[.$D$3]^(-[.$A10]*[.N$6])*[.N$7]" office:value-type="float" office:value="0.0113871097564697" calcext:value-type="float">
            <text:p>0,0113871098</text:p>
          </table:table-cell>
          <table:table-cell table:formula="of:=[.$D$3]^(-[.$A10]*[.O$6])*[.O$7]" office:value-type="float" office:value="0.000543713569641113" calcext:value-type="float">
            <text:p>0,0005437136</text:p>
          </table:table-cell>
          <table:table-cell table:formula="of:=[.$D$3]^(-[.$A10]*[.P$6])*[.P$7]" office:value-type="float" office:value="0.00043448805809021" calcext:value-type="float">
            <text:p>0,0004344881</text:p>
          </table:table-cell>
          <table:table-cell table:formula="of:=[.$D$3]^(-[.$A10]*[.Q$6])*[.Q$7]" office:value-type="float" office:value="0.000075995922088623" calcext:value-type="float">
            <text:p>7,5995922088623E-05</text:p>
          </table:table-cell>
          <table:table-cell table:formula="of:=[.$D$3]^(-[.$A10]*[.R$6])*[.R$7]" office:value-type="float" office:value="0.0000601047649979591" calcext:value-type="float">
            <text:p>6,01047649979591E-05</text:p>
          </table:table-cell>
          <table:table-cell table:formula="of:=[.$D$3]^(-[.$A10]*[.S$6])*[.S$7]" office:value-type="float" office:value="0" calcext:value-type="float">
            <text:p>0</text:p>
          </table:table-cell>
          <table:table-cell table:formula="of:=[.$D$3]^(-[.$A10]*[.T$6])*[.T$7]" office:value-type="float" office:value="0.00000190921127796173" calcext:value-type="float">
            <text:p>1,90921127796173E-06</text:p>
          </table:table-cell>
          <table:table-cell table:formula="of:=[.$D$3]^(-[.$A10]*[.U$6])*[.U$7]" office:value-type="float" office:value="0.000000297732185572386" calcext:value-type="float">
            <text:p>2,97732185572386E-07</text:p>
          </table:table-cell>
          <table:table-cell table:formula="of:=[.$D$3]^(-[.$A10]*[.V$6])*[.V$7]" office:value-type="float" office:value="0.000000206797267310321" calcext:value-type="float">
            <text:p>2,06797267310321E-07</text:p>
          </table:table-cell>
          <table:table-cell table:formula="of:=[.$D$3]^(-[.$A10]*[.W$6])*[.W$7]" office:value-type="float" office:value="0.0000000526733856531791" calcext:value-type="float">
            <text:p>5,26733856531791E-08</text:p>
          </table:table-cell>
          <table:table-cell table:formula="of:=[.$D$3]^(-[.$A10]*[.X$6])*[.X$7]" office:value-type="float" office:value="0.0000000144491423270665" calcext:value-type="float">
            <text:p>1,44491423270665E-08</text:p>
          </table:table-cell>
          <table:table-cell table:formula="of:=[.$D$3]^(-[.$A10]*[.Y$6])*[.Y$7]" office:value-type="float" office:value="0.00000000200589056476019" calcext:value-type="float">
            <text:p>0,000000002</text:p>
          </table:table-cell>
          <table:table-cell table:formula="of:=[.$D$3]^(-[.$A10]*[.Z$6])*[.Z$7]" office:value-type="float" office:value="0.000000000325798055200721" calcext:value-type="float">
            <text:p>3,25798055200721E-10</text:p>
          </table:table-cell>
          <table:table-cell table:formula="of:=[.$D$3]^(-[.$A10]*[.AA$6])*[.AA$7]" office:value-type="float" office:value="0.000000000232478924999668" calcext:value-type="float">
            <text:p>2,32478924999668E-10</text:p>
          </table:table-cell>
          <table:table-cell table:formula="of:=[.$D$3]^(-[.$A10]*[.AB$6])*[.AB$7]" office:value-type="float" office:value="0.0000000000495905538855368" calcext:value-type="float">
            <text:p>4,95905538855368E-11</text:p>
          </table:table-cell>
          <table:table-cell table:formula="of:=[.$D$3]^(-[.$A10]*[.AC$6])*[.AC$7]" office:value-type="float" office:value="0.00000000000494404517326075" calcext:value-type="float">
            <text:p>4,94404517326075E-12</text:p>
          </table:table-cell>
          <table:table-cell table:formula="of:=[.$D$3]^(-[.$A10]*[.AD$6])*[.AD$7]" office:value-type="float" office:value="0.00000000000141409106646506" calcext:value-type="float">
            <text:p>1,41409106646506E-12</text:p>
          </table:table-cell>
          <table:table-cell table:formula="of:=[.$D$3]^(-[.$A10]*[.AE$6])*[.AE$7]" office:value-type="float" office:value="0.000000000000377475828372553" calcext:value-type="float">
            <text:p>3,77475828372553E-13</text:p>
          </table:table-cell>
          <table:table-cell table:formula="of:=[.$D$3]^(-[.$A10]*[.AF$6])*[.AF$7]" office:value-type="float" office:value="0.000000000000202397126836118" calcext:value-type="float">
            <text:p>2,02397126836118E-13</text:p>
          </table:table-cell>
          <table:table-cell table:formula="of:=[.$D$3]^(-[.$A10]*[.AG$6])*[.AG$7]" office:value-type="float" office:value="1.73472347597681E-015" calcext:value-type="float">
            <text:p>1,73472347597681E-15</text:p>
          </table:table-cell>
          <table:table-cell table:formula="of:=[.$D$3]^(-[.$A10]*[.AH$6])*[.AH$7]" office:value-type="float" office:value="0.0000000000000140809672949382" calcext:value-type="float">
            <text:p>1,40809672949382E-14</text:p>
          </table:table-cell>
          <table:table-cell table:formula="of:=MOD(1/[.$F$3]*SUM([.C10:.AH10]);[.$B$3])" office:value-type="float" office:value="590.537517943525" calcext:value-type="float">
            <text:p>590,537517943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146" calcext:value-type="float">
            <text:p>56146</text:p>
          </table:table-cell>
          <table:table-cell table:formula="of:=[.$D$3]^(-[.$A11]*[.C$6])*[.C$7]" office:value-type="float" office:value="1600" calcext:value-type="float">
            <text:p>1600</text:p>
          </table:table-cell>
          <table:table-cell table:formula="of:=[.$D$3]^(-[.$A11]*[.D$6])*[.D$7]" office:value-type="float" office:value="8167.125" calcext:value-type="float">
            <text:p>8167,125</text:p>
          </table:table-cell>
          <table:table-cell table:formula="of:=[.$D$3]^(-[.$A11]*[.E$6])*[.E$7]" office:value-type="float" office:value="0" calcext:value-type="float">
            <text:p>0</text:p>
          </table:table-cell>
          <table:table-cell table:formula="of:=[.$D$3]^(-[.$A11]*[.F$6])*[.F$7]" office:value-type="float" office:value="109.66015625" calcext:value-type="float">
            <text:p>109,66015625</text:p>
          </table:table-cell>
          <table:table-cell table:formula="of:=[.$D$3]^(-[.$A11]*[.G$6])*[.G$7]" office:value-type="float" office:value="1.3349609375" calcext:value-type="float">
            <text:p>1,3349609375</text:p>
          </table:table-cell>
          <table:table-cell table:formula="of:=[.$D$3]^(-[.$A11]*[.H$6])*[.H$7]" office:value-type="float" office:value="1.85476684570313" calcext:value-type="float">
            <text:p>1,8547668457</text:p>
          </table:table-cell>
          <table:table-cell table:formula="of:=[.$D$3]^(-[.$A11]*[.I$6])*[.I$7]" office:value-type="float" office:value="0.00571060180664063" calcext:value-type="float">
            <text:p>0,0057106018</text:p>
          </table:table-cell>
          <table:table-cell table:formula="of:=[.$D$3]^(-[.$A11]*[.J$6])*[.J$7]" office:value-type="float" office:value="0.0259366035461426" calcext:value-type="float">
            <text:p>0,0259366035</text:p>
          </table:table-cell>
          <table:table-cell table:formula="of:=[.$D$3]^(-[.$A11]*[.K$6])*[.K$7]" office:value-type="float" office:value="0.00390034914016724" calcext:value-type="float">
            <text:p>0,0039003491</text:p>
          </table:table-cell>
          <table:table-cell table:formula="of:=[.$D$3]^(-[.$A11]*[.L$6])*[.L$7]" office:value-type="float" office:value="0.000413335859775543" calcext:value-type="float">
            <text:p>0,0004133359</text:p>
          </table:table-cell>
          <table:table-cell table:formula="of:=[.$D$3]^(-[.$A11]*[.M$6])*[.M$7]" office:value-type="float" office:value="0.0000482667237520218" calcext:value-type="float">
            <text:p>4,82667237520218E-05</text:p>
          </table:table-cell>
          <table:table-cell table:formula="of:=[.$D$3]^(-[.$A11]*[.N$6])*[.N$7]" office:value-type="float" office:value="0.00000556011218577623" calcext:value-type="float">
            <text:p>5,56011218577623E-06</text:p>
          </table:table-cell>
          <table:table-cell table:formula="of:=[.$D$3]^(-[.$A11]*[.O$6])*[.O$7]" office:value-type="float" office:value="0.000000132742570713162" calcext:value-type="float">
            <text:p>1,32742570713162E-07</text:p>
          </table:table-cell>
          <table:table-cell table:formula="of:=[.$D$3]^(-[.$A11]*[.P$6])*[.P$7]" office:value-type="float" office:value="0.0000000530380930285901" calcext:value-type="float">
            <text:p>0,000000053</text:p>
          </table:table-cell>
          <table:table-cell table:formula="of:=[.$D$3]^(-[.$A11]*[.Q$6])*[.Q$7]" office:value-type="float" office:value="0.00000000463842297904193" calcext:value-type="float">
            <text:p>4,63842297904193E-09</text:p>
          </table:table-cell>
          <table:table-cell table:formula="of:=[.$D$3]^(-[.$A11]*[.R$6])*[.R$7]" office:value-type="float" office:value="0.00000000183425186150998" calcext:value-type="float">
            <text:p>1,83425186150998E-09</text:p>
          </table:table-cell>
          <table:table-cell table:formula="of:=[.$D$3]^(-[.$A11]*[.S$6])*[.S$7]" office:value-type="float" office:value="0" calcext:value-type="float">
            <text:p>0</text:p>
          </table:table-cell>
          <table:table-cell table:formula="of:=[.$D$3]^(-[.$A11]*[.T$6])*[.T$7]" office:value-type="float" office:value="0.0000000000145661260830821" calcext:value-type="float">
            <text:p>1,45661260830821E-11</text:p>
          </table:table-cell>
          <table:table-cell table:formula="of:=[.$D$3]^(-[.$A11]*[.U$6])*[.U$7]" office:value-type="float" office:value="0.00000000000113575815419154" calcext:value-type="float">
            <text:p>1,13575815419154E-12</text:p>
          </table:table-cell>
          <table:table-cell table:formula="of:=[.$D$3]^(-[.$A11]*[.V$6])*[.V$7]" office:value-type="float" office:value="0.000000000000394434485073702" calcext:value-type="float">
            <text:p>3,94434485073702E-13</text:p>
          </table:table-cell>
          <table:table-cell table:formula="of:=[.$D$3]^(-[.$A11]*[.W$6])*[.W$7]" office:value-type="float" office:value="0.0000000000000502332550555984" calcext:value-type="float">
            <text:p>5,02332550555984E-14</text:p>
          </table:table-cell>
          <table:table-cell table:formula="of:=[.$D$3]^(-[.$A11]*[.X$6])*[.X$7]" office:value-type="float" office:value="6.88988796571088E-015" calcext:value-type="float">
            <text:p>6,88988796571088E-15</text:p>
          </table:table-cell>
          <table:table-cell table:formula="of:=[.$D$3]^(-[.$A11]*[.Y$6])*[.Y$7]" office:value-type="float" office:value="4.78241578283356E-016" calcext:value-type="float">
            <text:p>4,78241578283356E-16</text:p>
          </table:table-cell>
          <table:table-cell table:formula="of:=[.$D$3]^(-[.$A11]*[.Z$6])*[.Z$7]" office:value-type="float" office:value="3.88381546975042E-017" calcext:value-type="float">
            <text:p>3,88381546975042E-17</text:p>
          </table:table-cell>
          <table:table-cell table:formula="of:=[.$D$3]^(-[.$A11]*[.AA$6])*[.AA$7]" office:value-type="float" office:value="1.38568237423699E-017" calcext:value-type="float">
            <text:p>1,38568237423699E-17</text:p>
          </table:table-cell>
          <table:table-cell table:formula="of:=[.$D$3]^(-[.$A11]*[.AB$6])*[.AB$7]" office:value-type="float" office:value="1.47791367428114E-018" calcext:value-type="float">
            <text:p>1,47791367428114E-18</text:p>
          </table:table-cell>
          <table:table-cell table:formula="of:=[.$D$3]^(-[.$A11]*[.AC$6])*[.AC$7]" office:value-type="float" office:value="7.36720140764229E-020" calcext:value-type="float">
            <text:p>7,36720140764229E-20</text:p>
          </table:table-cell>
          <table:table-cell table:formula="of:=[.$D$3]^(-[.$A11]*[.AD$6])*[.AD$7]" office:value-type="float" office:value="1.05357994620879E-020" calcext:value-type="float">
            <text:p>1,05357994620879E-20</text:p>
          </table:table-cell>
          <table:table-cell table:formula="of:=[.$D$3]^(-[.$A11]*[.AE$6])*[.AE$7]" office:value-type="float" office:value="1.40620704134015E-021" calcext:value-type="float">
            <text:p>1,40620704134015E-21</text:p>
          </table:table-cell>
          <table:table-cell table:formula="of:=[.$D$3]^(-[.$A11]*[.AF$6])*[.AF$7]" office:value-type="float" office:value="3.76994026519578E-022" calcext:value-type="float">
            <text:p>3,76994026519578E-22</text:p>
          </table:table-cell>
          <table:table-cell table:formula="of:=[.$D$3]^(-[.$A11]*[.AG$6])*[.AG$7]" office:value-type="float" office:value="1.61558713389263E-024" calcext:value-type="float">
            <text:p>1,61558713389263E-24</text:p>
          </table:table-cell>
          <table:table-cell table:formula="of:=[.$D$3]^(-[.$A11]*[.AH$6])*[.AH$7]" office:value-type="float" office:value="6.55696135709912E-024" calcext:value-type="float">
            <text:p>6,55696135709912E-24</text:p>
          </table:table-cell>
          <table:table-cell table:formula="of:=MOD(1/[.$F$3]*SUM([.C11:.AH11]);[.$B$3])" office:value-type="float" office:value="308.750340591958" calcext:value-type="float">
            <text:p>308,750340592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8" calcext:value-type="float">
            <text:p>5468</text:p>
          </table:table-cell>
          <table:table-cell table:formula="of:=[.$D$3]^(-[.$A12]*[.C$6])*[.C$7]" office:value-type="float" office:value="1600" calcext:value-type="float">
            <text:p>1600</text:p>
          </table:table-cell>
          <table:table-cell table:formula="of:=[.$D$3]^(-[.$A12]*[.D$6])*[.D$7]" office:value-type="float" office:value="4083.5625" calcext:value-type="float">
            <text:p>4083,5625</text:p>
          </table:table-cell>
          <table:table-cell table:formula="of:=[.$D$3]^(-[.$A12]*[.E$6])*[.E$7]" office:value-type="float" office:value="0" calcext:value-type="float">
            <text:p>0</text:p>
          </table:table-cell>
          <table:table-cell table:formula="of:=[.$D$3]^(-[.$A12]*[.F$6])*[.F$7]" office:value-type="float" office:value="13.70751953125" calcext:value-type="float">
            <text:p>13,7075195313</text:p>
          </table:table-cell>
          <table:table-cell table:formula="of:=[.$D$3]^(-[.$A12]*[.G$6])*[.G$7]" office:value-type="float" office:value="0.08343505859375" calcext:value-type="float">
            <text:p>0,0834350586</text:p>
          </table:table-cell>
          <table:table-cell table:formula="of:=[.$D$3]^(-[.$A12]*[.H$6])*[.H$7]" office:value-type="float" office:value="0.0579614639282227" calcext:value-type="float">
            <text:p>0,0579614639</text:p>
          </table:table-cell>
          <table:table-cell table:formula="of:=[.$D$3]^(-[.$A12]*[.I$6])*[.I$7]" office:value-type="float" office:value="0.0000892281532287598" calcext:value-type="float">
            <text:p>8,92281532287598E-05</text:p>
          </table:table-cell>
          <table:table-cell table:formula="of:=[.$D$3]^(-[.$A12]*[.J$6])*[.J$7]" office:value-type="float" office:value="0.000202629715204239" calcext:value-type="float">
            <text:p>0,0002026297</text:p>
          </table:table-cell>
          <table:table-cell table:formula="of:=[.$D$3]^(-[.$A12]*[.K$6])*[.K$7]" office:value-type="float" office:value="0.0000152357388287783" calcext:value-type="float">
            <text:p>1,52357388287783E-05</text:p>
          </table:table-cell>
          <table:table-cell table:formula="of:=[.$D$3]^(-[.$A12]*[.L$6])*[.L$7]" office:value-type="float" office:value="0.000000807296601124108" calcext:value-type="float">
            <text:p>8,07296601124108E-07</text:p>
          </table:table-cell>
          <table:table-cell table:formula="of:=[.$D$3]^(-[.$A12]*[.M$6])*[.M$7]" office:value-type="float" office:value="0.0000000471354724140838" calcext:value-type="float">
            <text:p>4,71354724140838E-08</text:p>
          </table:table-cell>
          <table:table-cell table:formula="of:=[.$D$3]^(-[.$A12]*[.N$6])*[.N$7]" office:value-type="float" office:value="0.00000000271489852821105" calcext:value-type="float">
            <text:p>2,71489852821105E-09</text:p>
          </table:table-cell>
          <table:table-cell table:formula="of:=[.$D$3]^(-[.$A12]*[.O$6])*[.O$7]" office:value-type="float" office:value="0.0000000000324078541780182" calcext:value-type="float">
            <text:p>3,24078541780182E-11</text:p>
          </table:table-cell>
          <table:table-cell table:formula="of:=[.$D$3]^(-[.$A12]*[.P$6])*[.P$7]" office:value-type="float" office:value="0.00000000000647437659040406" calcext:value-type="float">
            <text:p>6,47437659040406E-12</text:p>
          </table:table-cell>
          <table:table-cell table:formula="of:=[.$D$3]^(-[.$A12]*[.Q$6])*[.Q$7]" office:value-type="float" office:value="0.000000000000283106871279415" calcext:value-type="float">
            <text:p>2,83106871279415E-13</text:p>
          </table:table-cell>
          <table:table-cell table:formula="of:=[.$D$3]^(-[.$A12]*[.R$6])*[.R$7]" office:value-type="float" office:value="0.0000000000000559769244845576" calcext:value-type="float">
            <text:p>5,59769244845576E-14</text:p>
          </table:table-cell>
          <table:table-cell table:formula="of:=[.$D$3]^(-[.$A12]*[.S$6])*[.S$7]" office:value-type="float" office:value="0" calcext:value-type="float">
            <text:p>0</text:p>
          </table:table-cell>
          <table:table-cell table:formula="of:=[.$D$3]^(-[.$A12]*[.T$6])*[.T$7]" office:value-type="float" office:value="1.11130722679764E-016" calcext:value-type="float">
            <text:p>1,11130722679764E-16</text:p>
          </table:table-cell>
          <table:table-cell table:formula="of:=[.$D$3]^(-[.$A12]*[.U$6])*[.U$7]" office:value-type="float" office:value="4.33257352520575E-018" calcext:value-type="float">
            <text:p>4,33257352520575E-18</text:p>
          </table:table-cell>
          <table:table-cell table:formula="of:=[.$D$3]^(-[.$A12]*[.V$6])*[.V$7]" office:value-type="float" office:value="7.52324075839429E-019" calcext:value-type="float">
            <text:p>7,52324075839429E-19</text:p>
          </table:table-cell>
          <table:table-cell table:formula="of:=[.$D$3]^(-[.$A12]*[.W$6])*[.W$7]" office:value-type="float" office:value="4.79061651760086E-020" calcext:value-type="float">
            <text:p>4,79061651760086E-20</text:p>
          </table:table-cell>
          <table:table-cell table:formula="of:=[.$D$3]^(-[.$A12]*[.X$6])*[.X$7]" office:value-type="float" office:value="3.28535459790749E-021" calcext:value-type="float">
            <text:p>3,28535459790749E-21</text:p>
          </table:table-cell>
          <table:table-cell table:formula="of:=[.$D$3]^(-[.$A12]*[.Y$6])*[.Y$7]" office:value-type="float" office:value="1.14021677561606E-022" calcext:value-type="float">
            <text:p>1,14021677561606E-22</text:p>
          </table:table-cell>
          <table:table-cell table:formula="of:=[.$D$3]^(-[.$A12]*[.Z$6])*[.Z$7]" office:value-type="float" office:value="4.62986882895281E-024" calcext:value-type="float">
            <text:p>4,62986882895281E-24</text:p>
          </table:table-cell>
          <table:table-cell table:formula="of:=[.$D$3]^(-[.$A12]*[.AA$6])*[.AA$7]" office:value-type="float" office:value="8.25931056879158E-025" calcext:value-type="float">
            <text:p>8,25931056879158E-25</text:p>
          </table:table-cell>
          <table:table-cell table:formula="of:=[.$D$3]^(-[.$A12]*[.AB$6])*[.AB$7]" office:value-type="float" office:value="4.404525978211E-026" calcext:value-type="float">
            <text:p>4,404525978211E-26</text:p>
          </table:table-cell>
          <table:table-cell table:formula="of:=[.$D$3]^(-[.$A12]*[.AC$6])*[.AC$7]" office:value-type="float" office:value="1.09779855722819E-027" calcext:value-type="float">
            <text:p>1,09779855722819E-27</text:p>
          </table:table-cell>
          <table:table-cell table:formula="of:=[.$D$3]^(-[.$A12]*[.AD$6])*[.AD$7]" office:value-type="float" office:value="7.84978230453127E-029" calcext:value-type="float">
            <text:p>7,84978230453127E-29</text:p>
          </table:table-cell>
          <table:table-cell table:formula="of:=[.$D$3]^(-[.$A12]*[.AE$6])*[.AE$7]" office:value-type="float" office:value="5.23852944873328E-030" calcext:value-type="float">
            <text:p>5,23852944873328E-30</text:p>
          </table:table-cell>
          <table:table-cell table:formula="of:=[.$D$3]^(-[.$A12]*[.AF$6])*[.AF$7]" office:value-type="float" office:value="7.02206094785739E-031" calcext:value-type="float">
            <text:p>7,02206094785739E-31</text:p>
          </table:table-cell>
          <table:table-cell table:formula="of:=[.$D$3]^(-[.$A12]*[.AG$6])*[.AG$7]" office:value-type="float" office:value="1.50463276905253E-033" calcext:value-type="float">
            <text:p>1,50463276905253E-33</text:p>
          </table:table-cell>
          <table:table-cell table:formula="of:=[.$D$3]^(-[.$A12]*[.AH$6])*[.AH$7]" office:value-type="float" office:value="3.05332306637387E-033" calcext:value-type="float">
            <text:p>3,05332306637387E-33</text:p>
          </table:table-cell>
          <table:table-cell table:formula="of:=MOD(1/[.$F$3]*SUM([.C12:.AH12]);[.$B$3])" office:value-type="float" office:value="178.044116375143" calcext:value-type="float">
            <text:p>178,0441163751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777" calcext:value-type="float">
            <text:p>60777</text:p>
          </table:table-cell>
          <table:table-cell table:formula="of:=[.$D$3]^(-[.$A13]*[.C$6])*[.C$7]" office:value-type="float" office:value="1600" calcext:value-type="float">
            <text:p>1600</text:p>
          </table:table-cell>
          <table:table-cell table:formula="of:=[.$D$3]^(-[.$A13]*[.D$6])*[.D$7]" office:value-type="float" office:value="2041.78125" calcext:value-type="float">
            <text:p>2041,78125</text:p>
          </table:table-cell>
          <table:table-cell table:formula="of:=[.$D$3]^(-[.$A13]*[.E$6])*[.E$7]" office:value-type="float" office:value="0" calcext:value-type="float">
            <text:p>0</text:p>
          </table:table-cell>
          <table:table-cell table:formula="of:=[.$D$3]^(-[.$A13]*[.F$6])*[.F$7]" office:value-type="float" office:value="1.71343994140625" calcext:value-type="float">
            <text:p>1,7134399414</text:p>
          </table:table-cell>
          <table:table-cell table:formula="of:=[.$D$3]^(-[.$A13]*[.G$6])*[.G$7]" office:value-type="float" office:value="0.00521469116210938" calcext:value-type="float">
            <text:p>0,0052146912</text:p>
          </table:table-cell>
          <table:table-cell table:formula="of:=[.$D$3]^(-[.$A13]*[.H$6])*[.H$7]" office:value-type="float" office:value="0.00181129574775696" calcext:value-type="float">
            <text:p>0,0018112957</text:p>
          </table:table-cell>
          <table:table-cell table:formula="of:=[.$D$3]^(-[.$A13]*[.I$6])*[.I$7]" office:value-type="float" office:value="0.00000139418989419937" calcext:value-type="float">
            <text:p>1,39418989419937E-06</text:p>
          </table:table-cell>
          <table:table-cell table:formula="of:=[.$D$3]^(-[.$A13]*[.J$6])*[.J$7]" office:value-type="float" office:value="0.00000158304465003312" calcext:value-type="float">
            <text:p>0,000001583</text:p>
          </table:table-cell>
          <table:table-cell table:formula="of:=[.$D$3]^(-[.$A13]*[.K$6])*[.K$7]" office:value-type="float" office:value="0.0000000595146047999151" calcext:value-type="float">
            <text:p>5,95146047999151E-08</text:p>
          </table:table-cell>
          <table:table-cell table:formula="of:=[.$D$3]^(-[.$A13]*[.L$6])*[.L$7]" office:value-type="float" office:value="0.00000000157675117407052" calcext:value-type="float">
            <text:p>1,57675117407052E-09</text:p>
          </table:table-cell>
          <table:table-cell table:formula="of:=[.$D$3]^(-[.$A13]*[.M$6])*[.M$7]" office:value-type="float" office:value="0.0000000000460307347793787" calcext:value-type="float">
            <text:p>4,60307347793787E-11</text:p>
          </table:table-cell>
          <table:table-cell table:formula="of:=[.$D$3]^(-[.$A13]*[.N$6])*[.N$7]" office:value-type="float" office:value="0.00000000000132563404697805" calcext:value-type="float">
            <text:p>1,32563404697805E-12</text:p>
          </table:table-cell>
          <table:table-cell table:formula="of:=[.$D$3]^(-[.$A13]*[.O$6])*[.O$7]" office:value-type="float" office:value="7.91207377393022E-015" calcext:value-type="float">
            <text:p>7,91207377393022E-15</text:p>
          </table:table-cell>
          <table:table-cell table:formula="of:=[.$D$3]^(-[.$A13]*[.P$6])*[.P$7]" office:value-type="float" office:value="7.90329173633308E-016" calcext:value-type="float">
            <text:p>7,90329173633308E-16</text:p>
          </table:table-cell>
          <table:table-cell table:formula="of:=[.$D$3]^(-[.$A13]*[.Q$6])*[.Q$7]" office:value-type="float" office:value="1.72794721239877E-017" calcext:value-type="float">
            <text:p>1,72794721239877E-17</text:p>
          </table:table-cell>
          <table:table-cell table:formula="of:=[.$D$3]^(-[.$A13]*[.R$6])*[.R$7]" office:value-type="float" office:value="1.70828016615471E-018" calcext:value-type="float">
            <text:p>1,70828016615471E-18</text:p>
          </table:table-cell>
          <table:table-cell table:formula="of:=[.$D$3]^(-[.$A13]*[.S$6])*[.S$7]" office:value-type="float" office:value="0" calcext:value-type="float">
            <text:p>0</text:p>
          </table:table-cell>
          <table:table-cell table:formula="of:=[.$D$3]^(-[.$A13]*[.T$6])*[.T$7]" office:value-type="float" office:value="8.47860127866853E-022" calcext:value-type="float">
            <text:p>8,47860127866853E-22</text:p>
          </table:table-cell>
          <table:table-cell table:formula="of:=[.$D$3]^(-[.$A13]*[.U$6])*[.U$7]" office:value-type="float" office:value="1.65274563797216E-023" calcext:value-type="float">
            <text:p>1,65274563797216E-23</text:p>
          </table:table-cell>
          <table:table-cell table:formula="of:=[.$D$3]^(-[.$A13]*[.V$6])*[.V$7]" office:value-type="float" office:value="1.43494429748426E-024" calcext:value-type="float">
            <text:p>1,43494429748426E-24</text:p>
          </table:table-cell>
          <table:table-cell table:formula="of:=[.$D$3]^(-[.$A13]*[.W$6])*[.W$7]" office:value-type="float" office:value="4.56868793258749E-026" calcext:value-type="float">
            <text:p>4,56868793258749E-26</text:p>
          </table:table-cell>
          <table:table-cell table:formula="of:=[.$D$3]^(-[.$A13]*[.X$6])*[.X$7]" office:value-type="float" office:value="1.56657915015578E-027" calcext:value-type="float">
            <text:p>1,56657915015578E-27</text:p>
          </table:table-cell>
          <table:table-cell table:formula="of:=[.$D$3]^(-[.$A13]*[.Y$6])*[.Y$7]" office:value-type="float" office:value="2.71848863510147E-029" calcext:value-type="float">
            <text:p>2,71848863510147E-29</text:p>
          </table:table-cell>
          <table:table-cell table:formula="of:=[.$D$3]^(-[.$A13]*[.Z$6])*[.Z$7]" office:value-type="float" office:value="5.51923373812772E-031" calcext:value-type="float">
            <text:p>5,51923373812772E-31</text:p>
          </table:table-cell>
          <table:table-cell table:formula="of:=[.$D$3]^(-[.$A13]*[.AA$6])*[.AA$7]" office:value-type="float" office:value="4.92293272542451E-032" calcext:value-type="float">
            <text:p>4,92293272542451E-32</text:p>
          </table:table-cell>
          <table:table-cell table:formula="of:=[.$D$3]^(-[.$A13]*[.AB$6])*[.AB$7]" office:value-type="float" office:value="1.31265103167623E-033" calcext:value-type="float">
            <text:p>1,31265103167623E-33</text:p>
          </table:table-cell>
          <table:table-cell table:formula="of:=[.$D$3]^(-[.$A13]*[.AC$6])*[.AC$7]" office:value-type="float" office:value="1.63584732596307E-035" calcext:value-type="float">
            <text:p>1,63584732596307E-35</text:p>
          </table:table-cell>
          <table:table-cell table:formula="of:=[.$D$3]^(-[.$A13]*[.AD$6])*[.AD$7]" office:value-type="float" office:value="5.84854357282167E-037" calcext:value-type="float">
            <text:p>5,84854357282167E-37</text:p>
          </table:table-cell>
          <table:table-cell table:formula="of:=[.$D$3]^(-[.$A13]*[.AE$6])*[.AE$7]" office:value-type="float" office:value="1.95150429335731E-038" calcext:value-type="float">
            <text:p>1,95150429335731E-38</text:p>
          </table:table-cell>
          <table:table-cell table:formula="of:=[.$D$3]^(-[.$A13]*[.AF$6])*[.AF$7]" office:value-type="float" office:value="1.30796077621307E-039" calcext:value-type="float">
            <text:p>1,30796077621307E-39</text:p>
          </table:table-cell>
          <table:table-cell table:formula="of:=[.$D$3]^(-[.$A13]*[.AG$6])*[.AG$7]" office:value-type="float" office:value="1.40129846432482E-042" calcext:value-type="float">
            <text:p>1,40129846432482E-42</text:p>
          </table:table-cell>
          <table:table-cell table:formula="of:=[.$D$3]^(-[.$A13]*[.AH$6])*[.AH$7]" office:value-type="float" office:value="1.42181434965407E-042" calcext:value-type="float">
            <text:p>1,42181434965407E-42</text:p>
          </table:table-cell>
          <table:table-cell table:formula="of:=MOD(1/[.$F$3]*SUM([.C13:.AH13]);[.$B$3])" office:value-type="float" office:value="113.859428717709" calcext:value-type="float">
            <text:p>113,8594287177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7" calcext:value-type="float">
            <text:p>1497</text:p>
          </table:table-cell>
          <table:table-cell table:formula="of:=[.$D$3]^(-[.$A14]*[.C$6])*[.C$7]" office:value-type="float" office:value="1600" calcext:value-type="float">
            <text:p>1600</text:p>
          </table:table-cell>
          <table:table-cell table:formula="of:=[.$D$3]^(-[.$A14]*[.D$6])*[.D$7]" office:value-type="float" office:value="1020.890625" calcext:value-type="float">
            <text:p>1020,890625</text:p>
          </table:table-cell>
          <table:table-cell table:formula="of:=[.$D$3]^(-[.$A14]*[.E$6])*[.E$7]" office:value-type="float" office:value="0" calcext:value-type="float">
            <text:p>0</text:p>
          </table:table-cell>
          <table:table-cell table:formula="of:=[.$D$3]^(-[.$A14]*[.F$6])*[.F$7]" office:value-type="float" office:value="0.214179992675781" calcext:value-type="float">
            <text:p>0,2141799927</text:p>
          </table:table-cell>
          <table:table-cell table:formula="of:=[.$D$3]^(-[.$A14]*[.G$6])*[.G$7]" office:value-type="float" office:value="0.000325918197631836" calcext:value-type="float">
            <text:p>0,0003259182</text:p>
          </table:table-cell>
          <table:table-cell table:formula="of:=[.$D$3]^(-[.$A14]*[.H$6])*[.H$7]" office:value-type="float" office:value="0.0000566029921174049" calcext:value-type="float">
            <text:p>0,000056603</text:p>
          </table:table-cell>
          <table:table-cell table:formula="of:=[.$D$3]^(-[.$A14]*[.I$6])*[.I$7]" office:value-type="float" office:value="0.0000000217842170968652" calcext:value-type="float">
            <text:p>2,17842170968652E-08</text:p>
          </table:table-cell>
          <table:table-cell table:formula="of:=[.$D$3]^(-[.$A14]*[.J$6])*[.J$7]" office:value-type="float" office:value="0.0000000123675363283837" calcext:value-type="float">
            <text:p>1,23675363283837E-08</text:p>
          </table:table-cell>
          <table:table-cell table:formula="of:=[.$D$3]^(-[.$A14]*[.K$6])*[.K$7]" office:value-type="float" office:value="0.000000000232478924999668" calcext:value-type="float">
            <text:p>2,32478924999668E-10</text:p>
          </table:table-cell>
          <table:table-cell table:formula="of:=[.$D$3]^(-[.$A14]*[.L$6])*[.L$7]" office:value-type="float" office:value="0.00000000000307959213685649" calcext:value-type="float">
            <text:p>3,07959213685649E-12</text:p>
          </table:table-cell>
          <table:table-cell table:formula="of:=[.$D$3]^(-[.$A14]*[.M$6])*[.M$7]" office:value-type="float" office:value="0.000000000000044951889432987" calcext:value-type="float">
            <text:p>4,4951889432987E-14</text:p>
          </table:table-cell>
          <table:table-cell table:formula="of:=[.$D$3]^(-[.$A14]*[.N$6])*[.N$7]" office:value-type="float" office:value="6.47282249501002E-016" calcext:value-type="float">
            <text:p>6,47282249501002E-16</text:p>
          </table:table-cell>
          <table:table-cell table:formula="of:=[.$D$3]^(-[.$A14]*[.O$6])*[.O$7]" office:value-type="float" office:value="1.93165863621343E-018" calcext:value-type="float">
            <text:p>1,93165863621343E-18</text:p>
          </table:table-cell>
          <table:table-cell table:formula="of:=[.$D$3]^(-[.$A14]*[.P$6])*[.P$7]" office:value-type="float" office:value="9.64757292032847E-020" calcext:value-type="float">
            <text:p>9,64757292032847E-20</text:p>
          </table:table-cell>
          <table:table-cell table:formula="of:=[.$D$3]^(-[.$A14]*[.Q$6])*[.Q$7]" office:value-type="float" office:value="1.05465528100511E-021" calcext:value-type="float">
            <text:p>1,05465528100511E-21</text:p>
          </table:table-cell>
          <table:table-cell table:formula="of:=[.$D$3]^(-[.$A14]*[.R$6])*[.R$7]" office:value-type="float" office:value="5.21325734300144E-023" calcext:value-type="float">
            <text:p>5,21325734300144E-23</text:p>
          </table:table-cell>
          <table:table-cell table:formula="of:=[.$D$3]^(-[.$A14]*[.S$6])*[.S$7]" office:value-type="float" office:value="0" calcext:value-type="float">
            <text:p>0</text:p>
          </table:table-cell>
          <table:table-cell table:formula="of:=[.$D$3]^(-[.$A14]*[.T$6])*[.T$7]" office:value-type="float" office:value="6.4686594228123E-027" calcext:value-type="float">
            <text:p>6,4686594228123E-27</text:p>
          </table:table-cell>
          <table:table-cell table:formula="of:=[.$D$3]^(-[.$A14]*[.U$6])*[.U$7]" office:value-type="float" office:value="6.30472426594606E-029" calcext:value-type="float">
            <text:p>6,30472426594606E-29</text:p>
          </table:table-cell>
          <table:table-cell table:formula="of:=[.$D$3]^(-[.$A14]*[.V$6])*[.V$7]" office:value-type="float" office:value="2.7369390439687E-030" calcext:value-type="float">
            <text:p>2,7369390439687E-30</text:p>
          </table:table-cell>
          <table:table-cell table:formula="of:=[.$D$3]^(-[.$A14]*[.W$6])*[.W$7]" office:value-type="float" office:value="4.35704034098386E-032" calcext:value-type="float">
            <text:p>4,35704034098386E-32</text:p>
          </table:table-cell>
          <table:table-cell table:formula="of:=[.$D$3]^(-[.$A14]*[.X$6])*[.X$7]" office:value-type="float" office:value="7.47003150060547E-034" calcext:value-type="float">
            <text:p>7,47003150060547E-34</text:p>
          </table:table-cell>
          <table:table-cell table:formula="of:=[.$D$3]^(-[.$A14]*[.Y$6])*[.Y$7]" office:value-type="float" office:value="6.48138197684639E-036" calcext:value-type="float">
            <text:p>6,48138197684639E-36</text:p>
          </table:table-cell>
          <table:table-cell table:formula="of:=[.$D$3]^(-[.$A14]*[.Z$6])*[.Z$7]" office:value-type="float" office:value="6.57943932786908E-038" calcext:value-type="float">
            <text:p>6,57943932786908E-38</text:p>
          </table:table-cell>
          <table:table-cell table:formula="of:=[.$D$3]^(-[.$A14]*[.AA$6])*[.AA$7]" office:value-type="float" office:value="2.93429656352074E-039" calcext:value-type="float">
            <text:p>2,93429656352074E-39</text:p>
          </table:table-cell>
          <table:table-cell table:formula="of:=[.$D$3]^(-[.$A14]*[.AB$6])*[.AB$7]" office:value-type="float" office:value="3.91200492285559E-041" calcext:value-type="float">
            <text:p>3,91200492285559E-41</text:p>
          </table:table-cell>
          <table:table-cell table:formula="of:=[.$D$3]^(-[.$A14]*[.AC$6])*[.AC$7]" office:value-type="float" office:value="2.43760246927003E-043" calcext:value-type="float">
            <text:p>2,43760246927003E-43</text:p>
          </table:table-cell>
          <table:table-cell table:formula="of:=[.$D$3]^(-[.$A14]*[.AD$6])*[.AD$7]" office:value-type="float" office:value="4.35750452639287E-045" calcext:value-type="float">
            <text:p>4,35750452639287E-45</text:p>
          </table:table-cell>
          <table:table-cell table:formula="of:=[.$D$3]^(-[.$A14]*[.AE$6])*[.AE$7]" office:value-type="float" office:value="7.26992001145077E-047" calcext:value-type="float">
            <text:p>7,26992001145077E-47</text:p>
          </table:table-cell>
          <table:table-cell table:formula="of:=[.$D$3]^(-[.$A14]*[.AF$6])*[.AF$7]" office:value-type="float" office:value="2.43626679519763E-048" calcext:value-type="float">
            <text:p>2,43626679519763E-48</text:p>
          </table:table-cell>
          <table:table-cell table:formula="of:=[.$D$3]^(-[.$A14]*[.AG$6])*[.AG$7]" office:value-type="float" office:value="1.3050608935997E-051" calcext:value-type="float">
            <text:p>1,3050608935997E-51</text:p>
          </table:table-cell>
          <table:table-cell table:formula="of:=[.$D$3]^(-[.$A14]*[.AH$6])*[.AH$7]" office:value-type="float" office:value="6.62083900372532E-052" calcext:value-type="float">
            <text:p>6,62083900372532E-52</text:p>
          </table:table-cell>
          <table:table-cell table:formula="of:=MOD(1/[.$F$3]*SUM([.C14:.AH14]);[.$B$3])" office:value-type="float" office:value="81.9095371108829" calcext:value-type="float">
            <text:p>81,9095371109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393" calcext:value-type="float">
            <text:p>54393</text:p>
          </table:table-cell>
          <table:table-cell table:formula="of:=[.$D$3]^(-[.$A15]*[.C$6])*[.C$7]" office:value-type="float" office:value="1600" calcext:value-type="float">
            <text:p>1600</text:p>
          </table:table-cell>
          <table:table-cell table:formula="of:=[.$D$3]^(-[.$A15]*[.D$6])*[.D$7]" office:value-type="float" office:value="510.4453125" calcext:value-type="float">
            <text:p>510,4453125</text:p>
          </table:table-cell>
          <table:table-cell table:formula="of:=[.$D$3]^(-[.$A15]*[.E$6])*[.E$7]" office:value-type="float" office:value="0" calcext:value-type="float">
            <text:p>0</text:p>
          </table:table-cell>
          <table:table-cell table:formula="of:=[.$D$3]^(-[.$A15]*[.F$6])*[.F$7]" office:value-type="float" office:value="0.0267724990844727" calcext:value-type="float">
            <text:p>0,0267724991</text:p>
          </table:table-cell>
          <table:table-cell table:formula="of:=[.$D$3]^(-[.$A15]*[.G$6])*[.G$7]" office:value-type="float" office:value="0.0000203698873519897" calcext:value-type="float">
            <text:p>2,03698873519897E-05</text:p>
          </table:table-cell>
          <table:table-cell table:formula="of:=[.$D$3]^(-[.$A15]*[.H$6])*[.H$7]" office:value-type="float" office:value="0.0000017688435036689" calcext:value-type="float">
            <text:p>1,7688435036689E-06</text:p>
          </table:table-cell>
          <table:table-cell table:formula="of:=[.$D$3]^(-[.$A15]*[.I$6])*[.I$7]" office:value-type="float" office:value="0.000000000340378392138518" calcext:value-type="float">
            <text:p>3,40378392138518E-10</text:p>
          </table:table-cell>
          <table:table-cell table:formula="of:=[.$D$3]^(-[.$A15]*[.J$6])*[.J$7]" office:value-type="float" office:value="0.0000000000966213775654978" calcext:value-type="float">
            <text:p>9,66213775654978E-11</text:p>
          </table:table-cell>
          <table:table-cell table:formula="of:=[.$D$3]^(-[.$A15]*[.K$6])*[.K$7]" office:value-type="float" office:value="0.000000000000908120800779955" calcext:value-type="float">
            <text:p>9,08120800779955E-13</text:p>
          </table:table-cell>
          <table:table-cell table:formula="of:=[.$D$3]^(-[.$A15]*[.L$6])*[.L$7]" office:value-type="float" office:value="6.01482839229783E-015" calcext:value-type="float">
            <text:p>6,01482839229783E-15</text:p>
          </table:table-cell>
          <table:table-cell table:formula="of:=[.$D$3]^(-[.$A15]*[.M$6])*[.M$7]" office:value-type="float" office:value="4.38983295244014E-017" calcext:value-type="float">
            <text:p>4,38983295244014E-17</text:p>
          </table:table-cell>
          <table:table-cell table:formula="of:=[.$D$3]^(-[.$A15]*[.N$6])*[.N$7]" office:value-type="float" office:value="3.16055785889161E-019" calcext:value-type="float">
            <text:p>3,16055785889161E-19</text:p>
          </table:table-cell>
          <table:table-cell table:formula="of:=[.$D$3]^(-[.$A15]*[.O$6])*[.O$7]" office:value-type="float" office:value="4.71596346731795E-022" calcext:value-type="float">
            <text:p>4,71596346731795E-22</text:p>
          </table:table-cell>
          <table:table-cell table:formula="of:=[.$D$3]^(-[.$A15]*[.P$6])*[.P$7]" office:value-type="float" office:value="1.17768224125103E-023" calcext:value-type="float">
            <text:p>1,17768224125103E-23</text:p>
          </table:table-cell>
          <table:table-cell table:formula="of:=[.$D$3]^(-[.$A15]*[.Q$6])*[.Q$7]" office:value-type="float" office:value="6.43710498660346E-026" calcext:value-type="float">
            <text:p>6,43710498660346E-26</text:p>
          </table:table-cell>
          <table:table-cell table:formula="of:=[.$D$3]^(-[.$A15]*[.R$6])*[.R$7]" office:value-type="float" office:value="1.59095988250776E-027" calcext:value-type="float">
            <text:p>1,59095988250776E-27</text:p>
          </table:table-cell>
          <table:table-cell table:formula="of:=[.$D$3]^(-[.$A15]*[.S$6])*[.S$7]" office:value-type="float" office:value="0" calcext:value-type="float">
            <text:p>0</text:p>
          </table:table-cell>
          <table:table-cell table:formula="of:=[.$D$3]^(-[.$A15]*[.T$6])*[.T$7]" office:value-type="float" office:value="4.93519548249229E-032" calcext:value-type="float">
            <text:p>4,93519548249229E-32</text:p>
          </table:table-cell>
          <table:table-cell table:formula="of:=[.$D$3]^(-[.$A15]*[.U$6])*[.U$7]" office:value-type="float" office:value="2.4050614417824E-034" calcext:value-type="float">
            <text:p>2,4050614417824E-34</text:p>
          </table:table-cell>
          <table:table-cell table:formula="of:=[.$D$3]^(-[.$A15]*[.V$6])*[.V$7]" office:value-type="float" office:value="5.22029694360485E-036" calcext:value-type="float">
            <text:p>5,22029694360485E-36</text:p>
          </table:table-cell>
          <table:table-cell table:formula="of:=[.$D$3]^(-[.$A15]*[.W$6])*[.W$7]" office:value-type="float" office:value="4.15519746874224E-038" calcext:value-type="float">
            <text:p>4,15519746874224E-38</text:p>
          </table:table-cell>
          <table:table-cell table:formula="of:=[.$D$3]^(-[.$A15]*[.X$6])*[.X$7]" office:value-type="float" office:value="3.56198859243654E-040" calcext:value-type="float">
            <text:p>3,56198859243654E-40</text:p>
          </table:table-cell>
          <table:table-cell table:formula="of:=[.$D$3]^(-[.$A15]*[.Y$6])*[.Y$7]" office:value-type="float" office:value="1.54528188153419E-042" calcext:value-type="float">
            <text:p>1,54528188153419E-42</text:p>
          </table:table-cell>
          <table:table-cell table:formula="of:=[.$D$3]^(-[.$A15]*[.Z$6])*[.Z$7]" office:value-type="float" office:value="7.84330287917743E-045" calcext:value-type="float">
            <text:p>7,84330287917743E-45</text:p>
          </table:table-cell>
          <table:table-cell table:formula="of:=[.$D$3]^(-[.$A15]*[.AA$6])*[.AA$7]" office:value-type="float" office:value="1.74897704334303E-046" calcext:value-type="float">
            <text:p>1,74897704334303E-46</text:p>
          </table:table-cell>
          <table:table-cell table:formula="of:=[.$D$3]^(-[.$A15]*[.AB$6])*[.AB$7]" office:value-type="float" office:value="1.16586831893193E-048" calcext:value-type="float">
            <text:p>1,16586831893193E-48</text:p>
          </table:table-cell>
          <table:table-cell table:formula="of:=[.$D$3]^(-[.$A15]*[.AC$6])*[.AC$7]" office:value-type="float" office:value="3.63231073211138E-051" calcext:value-type="float">
            <text:p>3,63231073211138E-51</text:p>
          </table:table-cell>
          <table:table-cell table:formula="of:=[.$D$3]^(-[.$A15]*[.AD$6])*[.AD$7]" office:value-type="float" office:value="3.24659386753505E-053" calcext:value-type="float">
            <text:p>3,24659386753505E-53</text:p>
          </table:table-cell>
          <table:table-cell table:formula="of:=[.$D$3]^(-[.$A15]*[.AE$6])*[.AE$7]" office:value-type="float" office:value="2.70825624892517E-055" calcext:value-type="float">
            <text:p>2,70825624892517E-55</text:p>
          </table:table-cell>
          <table:table-cell table:formula="of:=[.$D$3]^(-[.$A15]*[.AF$6])*[.AF$7]" office:value-type="float" office:value="4.53790052830732E-057" calcext:value-type="float">
            <text:p>4,53790052830732E-57</text:p>
          </table:table-cell>
          <table:table-cell table:formula="of:=[.$D$3]^(-[.$A15]*[.AG$6])*[.AG$7]" office:value-type="float" office:value="1.21543267145725E-060" calcext:value-type="float">
            <text:p>1,21543267145725E-60</text:p>
          </table:table-cell>
          <table:table-cell table:formula="of:=[.$D$3]^(-[.$A15]*[.AH$6])*[.AH$7]" office:value-type="float" office:value="3.08306841353202E-061" calcext:value-type="float">
            <text:p>3,08306841353202E-61</text:p>
          </table:table-cell>
          <table:table-cell table:formula="of:=MOD(1/[.$F$3]*SUM([.C15:.AH15]);[.$B$3])" office:value-type="float" office:value="65.9522533480704" calcext:value-type="float">
            <text:p>65,9522533481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437" calcext:value-type="float">
            <text:p>65437</text:p>
          </table:table-cell>
          <table:table-cell table:formula="of:=[.$D$3]^(-[.$A16]*[.C$6])*[.C$7]" office:value-type="float" office:value="1600" calcext:value-type="float">
            <text:p>1600</text:p>
          </table:table-cell>
          <table:table-cell table:formula="of:=[.$D$3]^(-[.$A16]*[.D$6])*[.D$7]" office:value-type="float" office:value="255.22265625" calcext:value-type="float">
            <text:p>255,22265625</text:p>
          </table:table-cell>
          <table:table-cell table:formula="of:=[.$D$3]^(-[.$A16]*[.E$6])*[.E$7]" office:value-type="float" office:value="0" calcext:value-type="float">
            <text:p>0</text:p>
          </table:table-cell>
          <table:table-cell table:formula="of:=[.$D$3]^(-[.$A16]*[.F$6])*[.F$7]" office:value-type="float" office:value="0.00334656238555908" calcext:value-type="float">
            <text:p>0,0033465624</text:p>
          </table:table-cell>
          <table:table-cell table:formula="of:=[.$D$3]^(-[.$A16]*[.G$6])*[.G$7]" office:value-type="float" office:value="0.00000127311795949936" calcext:value-type="float">
            <text:p>1,27311795949936E-06</text:p>
          </table:table-cell>
          <table:table-cell table:formula="of:=[.$D$3]^(-[.$A16]*[.H$6])*[.H$7]" office:value-type="float" office:value="0.0000000552763594896533" calcext:value-type="float">
            <text:p>5,52763594896533E-08</text:p>
          </table:table-cell>
          <table:table-cell table:formula="of:=[.$D$3]^(-[.$A16]*[.I$6])*[.I$7]" office:value-type="float" office:value="0.00000000000531841237716435" calcext:value-type="float">
            <text:p>5,31841237716435E-12</text:p>
          </table:table-cell>
          <table:table-cell table:formula="of:=[.$D$3]^(-[.$A16]*[.J$6])*[.J$7]" office:value-type="float" office:value="0.000000000000754854512230452" calcext:value-type="float">
            <text:p>7,54854512230452E-13</text:p>
          </table:table-cell>
          <table:table-cell table:formula="of:=[.$D$3]^(-[.$A16]*[.K$6])*[.K$7]" office:value-type="float" office:value="3.5473468780467E-015" calcext:value-type="float">
            <text:p>3,5473468780467E-15</text:p>
          </table:table-cell>
          <table:table-cell table:formula="of:=[.$D$3]^(-[.$A16]*[.L$6])*[.L$7]" office:value-type="float" office:value="1.17477117037067E-017" calcext:value-type="float">
            <text:p>1,17477117037067E-17</text:p>
          </table:table-cell>
          <table:table-cell table:formula="of:=[.$D$3]^(-[.$A16]*[.M$6])*[.M$7]" office:value-type="float" office:value="4.28694624261732E-020" calcext:value-type="float">
            <text:p>4,28694624261732E-20</text:p>
          </table:table-cell>
          <table:table-cell table:formula="of:=[.$D$3]^(-[.$A16]*[.N$6])*[.N$7]" office:value-type="float" office:value="1.54324114203692E-022" calcext:value-type="float">
            <text:p>1,54324114203692E-22</text:p>
          </table:table-cell>
          <table:table-cell table:formula="of:=[.$D$3]^(-[.$A16]*[.O$6])*[.O$7]" office:value-type="float" office:value="1.15135826838817E-025" calcext:value-type="float">
            <text:p>1,15135826838817E-25</text:p>
          </table:table-cell>
          <table:table-cell table:formula="of:=[.$D$3]^(-[.$A16]*[.P$6])*[.P$7]" office:value-type="float" office:value="1.43760039215214E-027" calcext:value-type="float">
            <text:p>1,43760039215214E-27</text:p>
          </table:table-cell>
          <table:table-cell table:formula="of:=[.$D$3]^(-[.$A16]*[.Q$6])*[.Q$7]" office:value-type="float" office:value="3.92889708654996E-030" calcext:value-type="float">
            <text:p>3,92889708654996E-30</text:p>
          </table:table-cell>
          <table:table-cell table:formula="of:=[.$D$3]^(-[.$A16]*[.R$6])*[.R$7]" office:value-type="float" office:value="4.85522425081715E-032" calcext:value-type="float">
            <text:p>4,85522425081715E-32</text:p>
          </table:table-cell>
          <table:table-cell table:formula="of:=[.$D$3]^(-[.$A16]*[.S$6])*[.S$7]" office:value-type="float" office:value="0" calcext:value-type="float">
            <text:p>0</text:p>
          </table:table-cell>
          <table:table-cell table:formula="of:=[.$D$3]^(-[.$A16]*[.T$6])*[.T$7]" office:value-type="float" office:value="3.76525534247764E-037" calcext:value-type="float">
            <text:p>3,76525534247764E-37</text:p>
          </table:table-cell>
          <table:table-cell table:formula="of:=[.$D$3]^(-[.$A16]*[.U$6])*[.U$7]" office:value-type="float" office:value="9.17458130562744E-040" calcext:value-type="float">
            <text:p>9,17458130562744E-40</text:p>
          </table:table-cell>
          <table:table-cell table:formula="of:=[.$D$3]^(-[.$A16]*[.V$6])*[.V$7]" office:value-type="float" office:value="9.95692623825999E-042" calcext:value-type="float">
            <text:p>9,95692623825999E-42</text:p>
          </table:table-cell>
          <table:table-cell table:formula="of:=[.$D$3]^(-[.$A16]*[.W$6])*[.W$7]" office:value-type="float" office:value="3.96270510553573E-044" calcext:value-type="float">
            <text:p>3,96270510553573E-44</text:p>
          </table:table-cell>
          <table:table-cell table:formula="of:=[.$D$3]^(-[.$A16]*[.X$6])*[.X$7]" office:value-type="float" office:value="1.69848851796939E-046" calcext:value-type="float">
            <text:p>1,69848851796939E-46</text:p>
          </table:table-cell>
          <table:table-cell table:formula="of:=[.$D$3]^(-[.$A16]*[.Y$6])*[.Y$7]" office:value-type="float" office:value="3.68423910506771E-049" calcext:value-type="float">
            <text:p>3,68423910506771E-49</text:p>
          </table:table-cell>
          <table:table-cell table:formula="of:=[.$D$3]^(-[.$A16]*[.Z$6])*[.Z$7]" office:value-type="float" office:value="9.34994563958339E-052" calcext:value-type="float">
            <text:p>9,34994563958339E-52</text:p>
          </table:table-cell>
          <table:table-cell table:formula="of:=[.$D$3]^(-[.$A16]*[.AA$6])*[.AA$7]" office:value-type="float" office:value="1.04247155388774E-053" calcext:value-type="float">
            <text:p>1,04247155388774E-53</text:p>
          </table:table-cell>
          <table:table-cell table:formula="of:=[.$D$3]^(-[.$A16]*[.AB$6])*[.AB$7]" office:value-type="float" office:value="3.47455835024099E-056" calcext:value-type="float">
            <text:p>3,47455835024099E-56</text:p>
          </table:table-cell>
          <table:table-cell table:formula="of:=[.$D$3]^(-[.$A16]*[.AC$6])*[.AC$7]" office:value-type="float" office:value="5.41256477253344E-059" calcext:value-type="float">
            <text:p>5,41256477253344E-59</text:p>
          </table:table-cell>
          <table:table-cell table:formula="of:=[.$D$3]^(-[.$A16]*[.AD$6])*[.AD$7]" office:value-type="float" office:value="2.41890092755485E-061" calcext:value-type="float">
            <text:p>2,41890092755485E-61</text:p>
          </table:table-cell>
          <table:table-cell table:formula="of:=[.$D$3]^(-[.$A16]*[.AE$6])*[.AE$7]" office:value-type="float" office:value="1.00890407298698E-063" calcext:value-type="float">
            <text:p>1,00890407298698E-63</text:p>
          </table:table-cell>
          <table:table-cell table:formula="of:=[.$D$3]^(-[.$A16]*[.AF$6])*[.AF$7]" office:value-type="float" office:value="8.45249840674422E-066" calcext:value-type="float">
            <text:p>8,45249840674422E-66</text:p>
          </table:table-cell>
          <table:table-cell table:formula="of:=[.$D$3]^(-[.$A16]*[.AG$6])*[.AG$7]" office:value-type="float" office:value="1.13195988485334E-069" calcext:value-type="float">
            <text:p>1,13195988485334E-69</text:p>
          </table:table-cell>
          <table:table-cell table:formula="of:=[.$D$3]^(-[.$A16]*[.AH$6])*[.AH$7]" office:value-type="float" office:value="1.43566560630315E-070" calcext:value-type="float">
            <text:p>1,43566560630315E-70</text:p>
          </table:table-cell>
          <table:table-cell table:formula="of:=MOD(1/[.$F$3]*SUM([.C16:.AH16]);[.$B$3])" office:value-type="float" office:value="57.9758126293996" calcext:value-type="float">
            <text:p>57,9758126294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477" calcext:value-type="float">
            <text:p>55477</text:p>
          </table:table-cell>
          <table:table-cell table:formula="of:=[.$D$3]^(-[.$A17]*[.C$6])*[.C$7]" office:value-type="float" office:value="1600" calcext:value-type="float">
            <text:p>1600</text:p>
          </table:table-cell>
          <table:table-cell table:formula="of:=[.$D$3]^(-[.$A17]*[.D$6])*[.D$7]" office:value-type="float" office:value="127.611328125" calcext:value-type="float">
            <text:p>127,611328125</text:p>
          </table:table-cell>
          <table:table-cell table:formula="of:=[.$D$3]^(-[.$A17]*[.E$6])*[.E$7]" office:value-type="float" office:value="0" calcext:value-type="float">
            <text:p>0</text:p>
          </table:table-cell>
          <table:table-cell table:formula="of:=[.$D$3]^(-[.$A17]*[.F$6])*[.F$7]" office:value-type="float" office:value="0.000418320298194885" calcext:value-type="float">
            <text:p>0,0004183203</text:p>
          </table:table-cell>
          <table:table-cell table:formula="of:=[.$D$3]^(-[.$A17]*[.G$6])*[.G$7]" office:value-type="float" office:value="0.0000000795698724687099" calcext:value-type="float">
            <text:p>7,95698724687099E-08</text:p>
          </table:table-cell>
          <table:table-cell table:formula="of:=[.$D$3]^(-[.$A17]*[.H$6])*[.H$7]" office:value-type="float" office:value="0.00000000172738623405166" calcext:value-type="float">
            <text:p>1,72738623405166E-09</text:p>
          </table:table-cell>
          <table:table-cell table:formula="of:=[.$D$3]^(-[.$A17]*[.I$6])*[.I$7]" office:value-type="float" office:value="0.000000000000083100193393193" calcext:value-type="float">
            <text:p>8,3100193393193E-14</text:p>
          </table:table-cell>
          <table:table-cell table:formula="of:=[.$D$3]^(-[.$A17]*[.J$6])*[.J$7]" office:value-type="float" office:value="5.8973008768004E-015" calcext:value-type="float">
            <text:p>5,8973008768004E-15</text:p>
          </table:table-cell>
          <table:table-cell table:formula="of:=[.$D$3]^(-[.$A17]*[.K$6])*[.K$7]" office:value-type="float" office:value="1.38568237423699E-017" calcext:value-type="float">
            <text:p>1,38568237423699E-17</text:p>
          </table:table-cell>
          <table:table-cell table:formula="of:=[.$D$3]^(-[.$A17]*[.L$6])*[.L$7]" office:value-type="float" office:value="2.29447494213022E-020" calcext:value-type="float">
            <text:p>2,29447494213022E-20</text:p>
          </table:table-cell>
          <table:table-cell table:formula="of:=[.$D$3]^(-[.$A17]*[.M$6])*[.M$7]" office:value-type="float" office:value="4.18647094005598E-023" calcext:value-type="float">
            <text:p>4,18647094005598E-23</text:p>
          </table:table-cell>
          <table:table-cell table:formula="of:=[.$D$3]^(-[.$A17]*[.N$6])*[.N$7]" office:value-type="float" office:value="7.53535713885215E-026" calcext:value-type="float">
            <text:p>7,53535713885215E-26</text:p>
          </table:table-cell>
          <table:table-cell table:formula="of:=[.$D$3]^(-[.$A17]*[.O$6])*[.O$7]" office:value-type="float" office:value="2.81093327243206E-029" calcext:value-type="float">
            <text:p>2,81093327243206E-29</text:p>
          </table:table-cell>
          <table:table-cell table:formula="of:=[.$D$3]^(-[.$A17]*[.P$6])*[.P$7]" office:value-type="float" office:value="1.75488329120134E-031" calcext:value-type="float">
            <text:p>1,75488329120134E-31</text:p>
          </table:table-cell>
          <table:table-cell table:formula="of:=[.$D$3]^(-[.$A17]*[.Q$6])*[.Q$7]" office:value-type="float" office:value="2.39800847567747E-034" calcext:value-type="float">
            <text:p>2,39800847567747E-34</text:p>
          </table:table-cell>
          <table:table-cell table:formula="of:=[.$D$3]^(-[.$A17]*[.R$6])*[.R$7]" office:value-type="float" office:value="1.48169685388707E-036" calcext:value-type="float">
            <text:p>1,48169685388707E-36</text:p>
          </table:table-cell>
          <table:table-cell table:formula="of:=[.$D$3]^(-[.$A17]*[.S$6])*[.S$7]" office:value-type="float" office:value="0" calcext:value-type="float">
            <text:p>0</text:p>
          </table:table-cell>
          <table:table-cell table:formula="of:=[.$D$3]^(-[.$A17]*[.T$6])*[.T$7]" office:value-type="float" office:value="2.87266185186587E-042" calcext:value-type="float">
            <text:p>2,87266185186587E-42</text:p>
          </table:table-cell>
          <table:table-cell table:formula="of:=[.$D$3]^(-[.$A17]*[.U$6])*[.U$7]" office:value-type="float" office:value="3.49982502198312E-045" calcext:value-type="float">
            <text:p>3,49982502198312E-45</text:p>
          </table:table-cell>
          <table:table-cell table:formula="of:=[.$D$3]^(-[.$A17]*[.V$6])*[.V$7]" office:value-type="float" office:value="1.89913296475601E-047" calcext:value-type="float">
            <text:p>1,89913296475601E-47</text:p>
          </table:table-cell>
          <table:table-cell table:formula="of:=[.$D$3]^(-[.$A17]*[.W$6])*[.W$7]" office:value-type="float" office:value="3.77913008264135E-050" calcext:value-type="float">
            <text:p>3,77913008264135E-50</text:p>
          </table:table-cell>
          <table:table-cell table:formula="of:=[.$D$3]^(-[.$A17]*[.X$6])*[.X$7]" office:value-type="float" office:value="8.09902438149161E-053" calcext:value-type="float">
            <text:p>8,09902438149161E-53</text:p>
          </table:table-cell>
          <table:table-cell table:formula="of:=[.$D$3]^(-[.$A17]*[.Y$6])*[.Y$7]" office:value-type="float" office:value="8.78391052500656E-056" calcext:value-type="float">
            <text:p>8,78391052500656E-56</text:p>
          </table:table-cell>
          <table:table-cell table:formula="of:=[.$D$3]^(-[.$A17]*[.Z$6])*[.Z$7]" office:value-type="float" office:value="1.11460037703316E-058" calcext:value-type="float">
            <text:p>1,11460037703316E-58</text:p>
          </table:table-cell>
          <table:table-cell table:formula="of:=[.$D$3]^(-[.$A17]*[.AA$6])*[.AA$7]" office:value-type="float" office:value="6.21361466579284E-061" calcext:value-type="float">
            <text:p>6,21361466579284E-61</text:p>
          </table:table-cell>
          <table:table-cell table:formula="of:=[.$D$3]^(-[.$A17]*[.AB$6])*[.AB$7]" office:value-type="float" office:value="1.03549908108741E-063" calcext:value-type="float">
            <text:p>1,03549908108741E-63</text:p>
          </table:table-cell>
          <table:table-cell table:formula="of:=[.$D$3]^(-[.$A17]*[.AC$6])*[.AC$7]" office:value-type="float" office:value="8.06535001476622E-067" calcext:value-type="float">
            <text:p>8,06535001476622E-67</text:p>
          </table:table-cell>
          <table:table-cell table:formula="of:=[.$D$3]^(-[.$A17]*[.AD$6])*[.AD$7]" office:value-type="float" office:value="1.80222163167212E-069" calcext:value-type="float">
            <text:p>1,80222163167212E-69</text:p>
          </table:table-cell>
          <table:table-cell table:formula="of:=[.$D$3]^(-[.$A17]*[.AE$6])*[.AE$7]" office:value-type="float" office:value="3.7584605551771E-072" calcext:value-type="float">
            <text:p>3,7584605551771E-72</text:p>
          </table:table-cell>
          <table:table-cell table:formula="of:=[.$D$3]^(-[.$A17]*[.AF$6])*[.AF$7]" office:value-type="float" office:value="1.57440051562045E-074" calcext:value-type="float">
            <text:p>1,57440051562045E-74</text:p>
          </table:table-cell>
          <table:table-cell table:formula="of:=[.$D$3]^(-[.$A17]*[.AG$6])*[.AG$7]" office:value-type="float" office:value="1.05421979432305E-078" calcext:value-type="float">
            <text:p>1,05421979432305E-78</text:p>
          </table:table-cell>
          <table:table-cell table:formula="of:=[.$D$3]^(-[.$A17]*[.AH$6])*[.AH$7]" office:value-type="float" office:value="6.68533894374571E-080" calcext:value-type="float">
            <text:p>6,68533894374571E-80</text:p>
          </table:table-cell>
          <table:table-cell table:formula="of:=MOD(1/[.$F$3]*SUM([.C17:.AH17]);[.$B$3])" office:value-type="float" office:value="53.9878670789561" calcext:value-type="float">
            <text:p>53,987867079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826" calcext:value-type="float">
            <text:p>51826</text:p>
          </table:table-cell>
          <table:table-cell table:formula="of:=[.$D$3]^(-[.$A18]*[.C$6])*[.C$7]" office:value-type="float" office:value="1600" calcext:value-type="float">
            <text:p>1600</text:p>
          </table:table-cell>
          <table:table-cell table:formula="of:=[.$D$3]^(-[.$A18]*[.D$6])*[.D$7]" office:value-type="float" office:value="63.8056640625" calcext:value-type="float">
            <text:p>63,8056640625</text:p>
          </table:table-cell>
          <table:table-cell table:formula="of:=[.$D$3]^(-[.$A18]*[.E$6])*[.E$7]" office:value-type="float" office:value="0" calcext:value-type="float">
            <text:p>0</text:p>
          </table:table-cell>
          <table:table-cell table:formula="of:=[.$D$3]^(-[.$A18]*[.F$6])*[.F$7]" office:value-type="float" office:value="0.0000522900372743607" calcext:value-type="float">
            <text:p>0,00005229</text:p>
          </table:table-cell>
          <table:table-cell table:formula="of:=[.$D$3]^(-[.$A18]*[.G$6])*[.G$7]" office:value-type="float" office:value="0.00000000497311702929437" calcext:value-type="float">
            <text:p>0,000000005</text:p>
          </table:table-cell>
          <table:table-cell table:formula="of:=[.$D$3]^(-[.$A18]*[.H$6])*[.H$7]" office:value-type="float" office:value="0.0000000000539808198141145" calcext:value-type="float">
            <text:p>5,39808198141145E-11</text:p>
          </table:table-cell>
          <table:table-cell table:formula="of:=[.$D$3]^(-[.$A18]*[.I$6])*[.I$7]" office:value-type="float" office:value="1.29844052176864E-015" calcext:value-type="float">
            <text:p>1,29844052176864E-15</text:p>
          </table:table-cell>
          <table:table-cell table:formula="of:=[.$D$3]^(-[.$A18]*[.J$6])*[.J$7]" office:value-type="float" office:value="4.60726631000032E-017" calcext:value-type="float">
            <text:p>4,60726631000032E-17</text:p>
          </table:table-cell>
          <table:table-cell table:formula="of:=[.$D$3]^(-[.$A18]*[.K$6])*[.K$7]" office:value-type="float" office:value="5.41282177436325E-020" calcext:value-type="float">
            <text:p>5,41282177436325E-20</text:p>
          </table:table-cell>
          <table:table-cell table:formula="of:=[.$D$3]^(-[.$A18]*[.L$6])*[.L$7]" office:value-type="float" office:value="4.48139637134808E-023" calcext:value-type="float">
            <text:p>4,48139637134808E-23</text:p>
          </table:table-cell>
          <table:table-cell table:formula="of:=[.$D$3]^(-[.$A18]*[.M$6])*[.M$7]" office:value-type="float" office:value="4.08835052739842E-026" calcext:value-type="float">
            <text:p>4,08835052739842E-26</text:p>
          </table:table-cell>
          <table:table-cell table:formula="of:=[.$D$3]^(-[.$A18]*[.N$6])*[.N$7]" office:value-type="float" office:value="3.67937360295515E-029" calcext:value-type="float">
            <text:p>3,67937360295515E-29</text:p>
          </table:table-cell>
          <table:table-cell table:formula="of:=[.$D$3]^(-[.$A18]*[.O$6])*[.O$7]" office:value-type="float" office:value="6.86263005964858E-033" calcext:value-type="float">
            <text:p>6,86263005964858E-33</text:p>
          </table:table-cell>
          <table:table-cell table:formula="of:=[.$D$3]^(-[.$A18]*[.P$6])*[.P$7]" office:value-type="float" office:value="2.14219151757977E-035" calcext:value-type="float">
            <text:p>2,14219151757977E-35</text:p>
          </table:table-cell>
          <table:table-cell table:formula="of:=[.$D$3]^(-[.$A18]*[.Q$6])*[.Q$7]" office:value-type="float" office:value="1.46362822001799E-038" calcext:value-type="float">
            <text:p>1,46362822001799E-38</text:p>
          </table:table-cell>
          <table:table-cell table:formula="of:=[.$D$3]^(-[.$A18]*[.R$6])*[.R$7]" office:value-type="float" office:value="4.52177994960654E-041" calcext:value-type="float">
            <text:p>4,52177994960654E-41</text:p>
          </table:table-cell>
          <table:table-cell table:formula="of:=[.$D$3]^(-[.$A18]*[.S$6])*[.S$7]" office:value-type="float" office:value="0" calcext:value-type="float">
            <text:p>0</text:p>
          </table:table-cell>
          <table:table-cell table:formula="of:=[.$D$3]^(-[.$A18]*[.T$6])*[.T$7]" office:value-type="float" office:value="2.1916670622756E-047" calcext:value-type="float">
            <text:p>2,1916670622756E-47</text:p>
          </table:table-cell>
          <table:table-cell table:formula="of:=[.$D$3]^(-[.$A18]*[.U$6])*[.U$7]" office:value-type="float" office:value="1.3350772941525E-050" calcext:value-type="float">
            <text:p>1,3350772941525E-50</text:p>
          </table:table-cell>
          <table:table-cell table:formula="of:=[.$D$3]^(-[.$A18]*[.V$6])*[.V$7]" office:value-type="float" office:value="3.62230866385652E-053" calcext:value-type="float">
            <text:p>3,62230866385652E-53</text:p>
          </table:table-cell>
          <table:table-cell table:formula="of:=[.$D$3]^(-[.$A18]*[.W$6])*[.W$7]" office:value-type="float" office:value="3.60405929817328E-056" calcext:value-type="float">
            <text:p>3,60405929817328E-56</text:p>
          </table:table-cell>
          <table:table-cell table:formula="of:=[.$D$3]^(-[.$A18]*[.X$6])*[.X$7]" office:value-type="float" office:value="3.86191577028828E-059" calcext:value-type="float">
            <text:p>3,86191577028828E-59</text:p>
          </table:table-cell>
          <table:table-cell table:formula="of:=[.$D$3]^(-[.$A18]*[.Y$6])*[.Y$7]" office:value-type="float" office:value="2.09424746632732E-062" calcext:value-type="float">
            <text:p>2,09424746632732E-62</text:p>
          </table:table-cell>
          <table:table-cell table:formula="of:=[.$D$3]^(-[.$A18]*[.Z$6])*[.Z$7]" office:value-type="float" office:value="1.32870719079156E-065" calcext:value-type="float">
            <text:p>1,32870719079156E-65</text:p>
          </table:table-cell>
          <table:table-cell table:formula="of:=[.$D$3]^(-[.$A18]*[.AA$6])*[.AA$7]" office:value-type="float" office:value="3.7036029492574E-068" calcext:value-type="float">
            <text:p>3,7036029492574E-68</text:p>
          </table:table-cell>
          <table:table-cell table:formula="of:=[.$D$3]^(-[.$A18]*[.AB$6])*[.AB$7]" office:value-type="float" office:value="3.08602774467292E-071" calcext:value-type="float">
            <text:p>3,08602774467292E-71</text:p>
          </table:table-cell>
          <table:table-cell table:formula="of:=[.$D$3]^(-[.$A18]*[.AC$6])*[.AC$7]" office:value-type="float" office:value="1.20183080654833E-074" calcext:value-type="float">
            <text:p>1,20183080654833E-74</text:p>
          </table:table-cell>
          <table:table-cell table:formula="of:=[.$D$3]^(-[.$A18]*[.AD$6])*[.AD$7]" office:value-type="float" office:value="1.34275975202927E-077" calcext:value-type="float">
            <text:p>1,34275975202927E-77</text:p>
          </table:table-cell>
          <table:table-cell table:formula="of:=[.$D$3]^(-[.$A18]*[.AE$6])*[.AE$7]" office:value-type="float" office:value="1.4001356643353E-080" calcext:value-type="float">
            <text:p>1,4001356643353E-80</text:p>
          </table:table-cell>
          <table:table-cell table:formula="of:=[.$D$3]^(-[.$A18]*[.AF$6])*[.AF$7]" office:value-type="float" office:value="2.93254948336715E-083" calcext:value-type="float">
            <text:p>2,93254948336715E-83</text:p>
          </table:table-cell>
          <table:table-cell table:formula="of:=[.$D$3]^(-[.$A18]*[.AG$6])*[.AG$7]" office:value-type="float" office:value="9.81818693059545E-088" calcext:value-type="float">
            <text:p>9,81818693059545E-88</text:p>
          </table:table-cell>
          <table:table-cell table:formula="of:=[.$D$3]^(-[.$A18]*[.AH$6])*[.AH$7]" office:value-type="float" office:value="3.11310353863319E-089" calcext:value-type="float">
            <text:p>3,11310353863319E-89</text:p>
          </table:table-cell>
          <table:table-cell table:formula="of:=MOD(1/[.$F$3]*SUM([.C18:.AH18]);[.$B$3])" office:value-type="float" office:value="51.9939286361739" calcext:value-type="float">
            <text:p>51,9939286362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761" calcext:value-type="float">
            <text:p>47761</text:p>
          </table:table-cell>
          <table:table-cell table:formula="of:=[.$D$3]^(-[.$A19]*[.C$6])*[.C$7]" office:value-type="float" office:value="1600" calcext:value-type="float">
            <text:p>1600</text:p>
          </table:table-cell>
          <table:table-cell table:formula="of:=[.$D$3]^(-[.$A19]*[.D$6])*[.D$7]" office:value-type="float" office:value="31.90283203125" calcext:value-type="float">
            <text:p>31,9028320313</text:p>
          </table:table-cell>
          <table:table-cell table:formula="of:=[.$D$3]^(-[.$A19]*[.E$6])*[.E$7]" office:value-type="float" office:value="0" calcext:value-type="float">
            <text:p>0</text:p>
          </table:table-cell>
          <table:table-cell table:formula="of:=[.$D$3]^(-[.$A19]*[.F$6])*[.F$7]" office:value-type="float" office:value="0.00000653625465929508" calcext:value-type="float">
            <text:p>6,53625465929508E-06</text:p>
          </table:table-cell>
          <table:table-cell table:formula="of:=[.$D$3]^(-[.$A19]*[.G$6])*[.G$7]" office:value-type="float" office:value="0.000000000310819814330898" calcext:value-type="float">
            <text:p>3,10819814330898E-10</text:p>
          </table:table-cell>
          <table:table-cell table:formula="of:=[.$D$3]^(-[.$A19]*[.H$6])*[.H$7]" office:value-type="float" office:value="0.00000000000168690061919108" calcext:value-type="float">
            <text:p>1,68690061919108E-12</text:p>
          </table:table-cell>
          <table:table-cell table:formula="of:=[.$D$3]^(-[.$A19]*[.I$6])*[.I$7]" office:value-type="float" office:value="2.0288133152635E-017" calcext:value-type="float">
            <text:p>2,0288133152635E-17</text:p>
          </table:table-cell>
          <table:table-cell table:formula="of:=[.$D$3]^(-[.$A19]*[.J$6])*[.J$7]" office:value-type="float" office:value="3.59942680468775E-019" calcext:value-type="float">
            <text:p>3,59942680468775E-19</text:p>
          </table:table-cell>
          <table:table-cell table:formula="of:=[.$D$3]^(-[.$A19]*[.K$6])*[.K$7]" office:value-type="float" office:value="2.11438350561064E-022" calcext:value-type="float">
            <text:p>2,11438350561064E-22</text:p>
          </table:table-cell>
          <table:table-cell table:formula="of:=[.$D$3]^(-[.$A19]*[.L$6])*[.L$7]" office:value-type="float" office:value="8.75272728778922E-026" calcext:value-type="float">
            <text:p>8,75272728778922E-26</text:p>
          </table:table-cell>
          <table:table-cell table:formula="of:=[.$D$3]^(-[.$A19]*[.M$6])*[.M$7]" office:value-type="float" office:value="3.99252981191252E-029" calcext:value-type="float">
            <text:p>3,99252981191252E-29</text:p>
          </table:table-cell>
          <table:table-cell table:formula="of:=[.$D$3]^(-[.$A19]*[.N$6])*[.N$7]" office:value-type="float" office:value="1.79656914206794E-032" calcext:value-type="float">
            <text:p>1,79656914206794E-32</text:p>
          </table:table-cell>
          <table:table-cell table:formula="of:=[.$D$3]^(-[.$A19]*[.O$6])*[.O$7]" office:value-type="float" office:value="1.67544679190639E-036" calcext:value-type="float">
            <text:p>1,67544679190639E-36</text:p>
          </table:table-cell>
          <table:table-cell table:formula="of:=[.$D$3]^(-[.$A19]*[.P$6])*[.P$7]" office:value-type="float" office:value="2.61497987985811E-039" calcext:value-type="float">
            <text:p>2,61497987985811E-39</text:p>
          </table:table-cell>
          <table:table-cell table:formula="of:=[.$D$3]^(-[.$A19]*[.Q$6])*[.Q$7]" office:value-type="float" office:value="8.93327771007071E-043" calcext:value-type="float">
            <text:p>8,93327771007071E-43</text:p>
          </table:table-cell>
          <table:table-cell table:formula="of:=[.$D$3]^(-[.$A19]*[.R$6])*[.R$7]" office:value-type="float" office:value="1.37993772876176E-045" calcext:value-type="float">
            <text:p>1,37993772876176E-45</text:p>
          </table:table-cell>
          <table:table-cell table:formula="of:=[.$D$3]^(-[.$A19]*[.S$6])*[.S$7]" office:value-type="float" office:value="0" calcext:value-type="float">
            <text:p>0</text:p>
          </table:table-cell>
          <table:table-cell table:formula="of:=[.$D$3]^(-[.$A19]*[.T$6])*[.T$7]" office:value-type="float" office:value="1.67210926992462E-052" calcext:value-type="float">
            <text:p>1,67210926992462E-52</text:p>
          </table:table-cell>
          <table:table-cell table:formula="of:=[.$D$3]^(-[.$A19]*[.U$6])*[.U$7]" office:value-type="float" office:value="5.09291570340156E-056" calcext:value-type="float">
            <text:p>5,09291570340156E-56</text:p>
          </table:table-cell>
          <table:table-cell table:formula="of:=[.$D$3]^(-[.$A19]*[.V$6])*[.V$7]" office:value-type="float" office:value="6.90900547763162E-059" calcext:value-type="float">
            <text:p>6,90900547763162E-59</text:p>
          </table:table-cell>
          <table:table-cell table:formula="of:=[.$D$3]^(-[.$A19]*[.W$6])*[.W$7]" office:value-type="float" office:value="3.43709878747299E-062" calcext:value-type="float">
            <text:p>3,43709878747299E-62</text:p>
          </table:table-cell>
          <table:table-cell table:formula="of:=[.$D$3]^(-[.$A19]*[.X$6])*[.X$7]" office:value-type="float" office:value="1.8415049411241E-065" calcext:value-type="float">
            <text:p>1,8415049411241E-65</text:p>
          </table:table-cell>
          <table:table-cell table:formula="of:=[.$D$3]^(-[.$A19]*[.Y$6])*[.Y$7]" office:value-type="float" office:value="4.99307505208808E-069" calcext:value-type="float">
            <text:p>4,99307505208808E-69</text:p>
          </table:table-cell>
          <table:table-cell table:formula="of:=[.$D$3]^(-[.$A19]*[.Z$6])*[.Z$7]" office:value-type="float" office:value="1.58394240235276E-072" calcext:value-type="float">
            <text:p>1,58394240235276E-72</text:p>
          </table:table-cell>
          <table:table-cell table:formula="of:=[.$D$3]^(-[.$A19]*[.AA$6])*[.AA$7]" office:value-type="float" office:value="2.20751938179576E-075" calcext:value-type="float">
            <text:p>2,20751938179576E-75</text:p>
          </table:table-cell>
          <table:table-cell table:formula="of:=[.$D$3]^(-[.$A19]*[.AB$6])*[.AB$7]" office:value-type="float" office:value="9.19707937441145E-079" calcext:value-type="float">
            <text:p>9,19707937441145E-79</text:p>
          </table:table-cell>
          <table:table-cell table:formula="of:=[.$D$3]^(-[.$A19]*[.AC$6])*[.AC$7]" office:value-type="float" office:value="1.79086745761086E-082" calcext:value-type="float">
            <text:p>1,79086745761086E-82</text:p>
          </table:table-cell>
          <table:table-cell table:formula="of:=[.$D$3]^(-[.$A19]*[.AD$6])*[.AD$7]" office:value-type="float" office:value="1.00043397547995E-085" calcext:value-type="float">
            <text:p>1,00043397547995E-85</text:p>
          </table:table-cell>
          <table:table-cell table:formula="of:=[.$D$3]^(-[.$A19]*[.AE$6])*[.AE$7]" office:value-type="float" office:value="5.21591180687883E-089" calcext:value-type="float">
            <text:p>5,21591180687883E-89</text:p>
          </table:table-cell>
          <table:table-cell table:formula="of:=[.$D$3]^(-[.$A19]*[.AF$6])*[.AF$7]" office:value-type="float" office:value="5.46229907007358E-092" calcext:value-type="float">
            <text:p>5,46229907007358E-92</text:p>
          </table:table-cell>
          <table:table-cell table:formula="of:=[.$D$3]^(-[.$A19]*[.AG$6])*[.AG$7]" office:value-type="float" office:value="9.1438991302582E-097" calcext:value-type="float">
            <text:p>9,1438991302582E-97</text:p>
          </table:table-cell>
          <table:table-cell table:formula="of:=[.$D$3]^(-[.$A19]*[.AH$6])*[.AH$7]" office:value-type="float" office:value="1.44965180132221E-098" calcext:value-type="float">
            <text:p>1,44965180132221E-98</text:p>
          </table:table-cell>
          <table:table-cell table:formula="of:=MOD(1/[.$F$3]*SUM([.C19:.AH19]);[.$B$3])" office:value-type="float" office:value="50.9969637052443" calcext:value-type="float">
            <text:p>50,9969637052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22" calcext:value-type="float">
            <text:p>9122</text:p>
          </table:table-cell>
          <table:table-cell table:formula="of:=[.$D$3]^(-[.$A20]*[.C$6])*[.C$7]" office:value-type="float" office:value="1600" calcext:value-type="float">
            <text:p>1600</text:p>
          </table:table-cell>
          <table:table-cell table:formula="of:=[.$D$3]^(-[.$A20]*[.D$6])*[.D$7]" office:value-type="float" office:value="15.951416015625" calcext:value-type="float">
            <text:p>15,9514160156</text:p>
          </table:table-cell>
          <table:table-cell table:formula="of:=[.$D$3]^(-[.$A20]*[.E$6])*[.E$7]" office:value-type="float" office:value="0" calcext:value-type="float">
            <text:p>0</text:p>
          </table:table-cell>
          <table:table-cell table:formula="of:=[.$D$3]^(-[.$A20]*[.F$6])*[.F$7]" office:value-type="float" office:value="0.000000817031832411885" calcext:value-type="float">
            <text:p>0,000000817</text:p>
          </table:table-cell>
          <table:table-cell table:formula="of:=[.$D$3]^(-[.$A20]*[.G$6])*[.G$7]" office:value-type="float" office:value="0.0000000000194262383956811" calcext:value-type="float">
            <text:p>1,94262383956811E-11</text:p>
          </table:table-cell>
          <table:table-cell table:formula="of:=[.$D$3]^(-[.$A20]*[.H$6])*[.H$7]" office:value-type="float" office:value="0.0000000000000527156443497212" calcext:value-type="float">
            <text:p>5,27156443497212E-14</text:p>
          </table:table-cell>
          <table:table-cell table:formula="of:=[.$D$3]^(-[.$A20]*[.I$6])*[.I$7]" office:value-type="float" office:value="3.17002080509922E-019" calcext:value-type="float">
            <text:p>3,17002080509922E-19</text:p>
          </table:table-cell>
          <table:table-cell table:formula="of:=[.$D$3]^(-[.$A20]*[.J$6])*[.J$7]" office:value-type="float" office:value="2.8120521911623E-021" calcext:value-type="float">
            <text:p>2,8120521911623E-21</text:p>
          </table:table-cell>
          <table:table-cell table:formula="of:=[.$D$3]^(-[.$A20]*[.K$6])*[.K$7]" office:value-type="float" office:value="8.25931056879158E-025" calcext:value-type="float">
            <text:p>8,25931056879158E-25</text:p>
          </table:table-cell>
          <table:table-cell table:formula="of:=[.$D$3]^(-[.$A20]*[.L$6])*[.L$7]" office:value-type="float" office:value="1.70951704839633E-028" calcext:value-type="float">
            <text:p>1,70951704839633E-28</text:p>
          </table:table-cell>
          <table:table-cell table:formula="of:=[.$D$3]^(-[.$A20]*[.M$6])*[.M$7]" office:value-type="float" office:value="3.89895489444582E-032" calcext:value-type="float">
            <text:p>3,89895489444582E-32</text:p>
          </table:table-cell>
          <table:table-cell table:formula="of:=[.$D$3]^(-[.$A20]*[.N$6])*[.N$7]" office:value-type="float" office:value="8.77231026400364E-036" calcext:value-type="float">
            <text:p>8,77231026400364E-36</text:p>
          </table:table-cell>
          <table:table-cell table:formula="of:=[.$D$3]^(-[.$A20]*[.O$6])*[.O$7]" office:value-type="float" office:value="4.09044626930271E-040" calcext:value-type="float">
            <text:p>4,09044626930271E-40</text:p>
          </table:table-cell>
          <table:table-cell table:formula="of:=[.$D$3]^(-[.$A20]*[.P$6])*[.P$7]" office:value-type="float" office:value="3.19211411115492E-043" calcext:value-type="float">
            <text:p>3,19211411115492E-43</text:p>
          </table:table-cell>
          <table:table-cell table:formula="of:=[.$D$3]^(-[.$A20]*[.Q$6])*[.Q$7]" office:value-type="float" office:value="5.45244000858808E-047" calcext:value-type="float">
            <text:p>5,45244000858808E-47</text:p>
          </table:table-cell>
          <table:table-cell table:formula="of:=[.$D$3]^(-[.$A20]*[.R$6])*[.R$7]" office:value-type="float" office:value="4.21123574451221E-050" calcext:value-type="float">
            <text:p>4,21123574451221E-50</text:p>
          </table:table-cell>
          <table:table-cell table:formula="of:=[.$D$3]^(-[.$A20]*[.S$6])*[.S$7]" office:value-type="float" office:value="0" calcext:value-type="float">
            <text:p>0</text:p>
          </table:table-cell>
          <table:table-cell table:formula="of:=[.$D$3]^(-[.$A20]*[.T$6])*[.T$7]" office:value-type="float" office:value="1.27571813196153E-057" calcext:value-type="float">
            <text:p>1,27571813196153E-57</text:p>
          </table:table-cell>
          <table:table-cell table:formula="of:=[.$D$3]^(-[.$A20]*[.U$6])*[.U$7]" office:value-type="float" office:value="1.94279316078245E-061" calcext:value-type="float">
            <text:p>1,94279316078245E-61</text:p>
          </table:table-cell>
          <table:table-cell table:formula="of:=[.$D$3]^(-[.$A20]*[.V$6])*[.V$7]" office:value-type="float" office:value="1.31778821518547E-064" calcext:value-type="float">
            <text:p>1,31778821518547E-64</text:p>
          </table:table-cell>
          <table:table-cell table:formula="of:=[.$D$3]^(-[.$A20]*[.W$6])*[.W$7]" office:value-type="float" office:value="3.27787283656406E-068" calcext:value-type="float">
            <text:p>3,27787283656406E-68</text:p>
          </table:table-cell>
          <table:table-cell table:formula="of:=[.$D$3]^(-[.$A20]*[.X$6])*[.X$7]" office:value-type="float" office:value="8.78097982942627E-072" calcext:value-type="float">
            <text:p>8,78097982942627E-72</text:p>
          </table:table-cell>
          <table:table-cell table:formula="of:=[.$D$3]^(-[.$A20]*[.Y$6])*[.Y$7]" office:value-type="float" office:value="1.1904418592663E-075" calcext:value-type="float">
            <text:p>1,1904418592663E-75</text:p>
          </table:table-cell>
          <table:table-cell table:formula="of:=[.$D$3]^(-[.$A20]*[.Z$6])*[.Z$7]" office:value-type="float" office:value="1.8882064847383E-079" calcext:value-type="float">
            <text:p>1,8882064847383E-79</text:p>
          </table:table-cell>
          <table:table-cell table:formula="of:=[.$D$3]^(-[.$A20]*[.AA$6])*[.AA$7]" office:value-type="float" office:value="1.31578408586726E-082" calcext:value-type="float">
            <text:p>1,31578408586726E-82</text:p>
          </table:table-cell>
          <table:table-cell table:formula="of:=[.$D$3]^(-[.$A20]*[.AB$6])*[.AB$7]" office:value-type="float" office:value="2.74094324541433E-086" calcext:value-type="float">
            <text:p>2,74094324541433E-86</text:p>
          </table:table-cell>
          <table:table-cell table:formula="of:=[.$D$3]^(-[.$A20]*[.AC$6])*[.AC$7]" office:value-type="float" office:value="2.66860046626756E-090" calcext:value-type="float">
            <text:p>2,66860046626756E-90</text:p>
          </table:table-cell>
          <table:table-cell table:formula="of:=[.$D$3]^(-[.$A20]*[.AD$6])*[.AD$7]" office:value-type="float" office:value="7.45381396621432E-094" calcext:value-type="float">
            <text:p>7,45381396621432E-94</text:p>
          </table:table-cell>
          <table:table-cell table:formula="of:=[.$D$3]^(-[.$A20]*[.AE$6])*[.AE$7]" office:value-type="float" office:value="1.94307856517987E-097" calcext:value-type="float">
            <text:p>1,94307856517987E-97</text:p>
          </table:table-cell>
          <table:table-cell table:formula="of:=[.$D$3]^(-[.$A20]*[.AF$6])*[.AF$7]" office:value-type="float" office:value="1.01743248665213E-100" calcext:value-type="float">
            <text:p>1,01743248665213E-100</text:p>
          </table:table-cell>
          <table:table-cell table:formula="of:=[.$D$3]^(-[.$A20]*[.AG$6])*[.AG$7]" office:value-type="float" office:value="8.5159196800163E-106" calcext:value-type="float">
            <text:p>8,5159196800163E-106</text:p>
          </table:table-cell>
          <table:table-cell table:formula="of:=[.$D$3]^(-[.$A20]*[.AH$6])*[.AH$7]" office:value-type="float" office:value="6.75046723951683E-108" calcext:value-type="float">
            <text:p>6,75046723951683E-108</text:p>
          </table:table-cell>
          <table:table-cell table:formula="of:=MOD(1/[.$F$3]*SUM([.C20:.AH20]);[.$B$3])" office:value-type="float" office:value="50.4984817760211" calcext:value-type="float">
            <text:p>50,498481776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158" calcext:value-type="float">
            <text:p>29158</text:p>
          </table:table-cell>
          <table:table-cell table:formula="of:=[.$D$3]^(-[.$A21]*[.C$6])*[.C$7]" office:value-type="float" office:value="1600" calcext:value-type="float">
            <text:p>1600</text:p>
          </table:table-cell>
          <table:table-cell table:formula="of:=[.$D$3]^(-[.$A21]*[.D$6])*[.D$7]" office:value-type="float" office:value="7.9757080078125" calcext:value-type="float">
            <text:p>7,9757080078</text:p>
          </table:table-cell>
          <table:table-cell table:formula="of:=[.$D$3]^(-[.$A21]*[.E$6])*[.E$7]" office:value-type="float" office:value="0" calcext:value-type="float">
            <text:p>0</text:p>
          </table:table-cell>
          <table:table-cell table:formula="of:=[.$D$3]^(-[.$A21]*[.F$6])*[.F$7]" office:value-type="float" office:value="0.000000102128979051486" calcext:value-type="float">
            <text:p>1,02128979051486E-07</text:p>
          </table:table-cell>
          <table:table-cell table:formula="of:=[.$D$3]^(-[.$A21]*[.G$6])*[.G$7]" office:value-type="float" office:value="0.00000000000121413989973007" calcext:value-type="float">
            <text:p>1,21413989973007E-12</text:p>
          </table:table-cell>
          <table:table-cell table:formula="of:=[.$D$3]^(-[.$A21]*[.H$6])*[.H$7]" office:value-type="float" office:value="1.64736388592879E-015" calcext:value-type="float">
            <text:p>1,64736388592879E-15</text:p>
          </table:table-cell>
          <table:table-cell table:formula="of:=[.$D$3]^(-[.$A21]*[.I$6])*[.I$7]" office:value-type="float" office:value="4.95315750796753E-021" calcext:value-type="float">
            <text:p>4,95315750796753E-21</text:p>
          </table:table-cell>
          <table:table-cell table:formula="of:=[.$D$3]^(-[.$A21]*[.J$6])*[.J$7]" office:value-type="float" office:value="2.19691577434555E-023" calcext:value-type="float">
            <text:p>2,19691577434555E-23</text:p>
          </table:table-cell>
          <table:table-cell table:formula="of:=[.$D$3]^(-[.$A21]*[.K$6])*[.K$7]" office:value-type="float" office:value="3.22629319093421E-027" calcext:value-type="float">
            <text:p>3,22629319093421E-27</text:p>
          </table:table-cell>
          <table:table-cell table:formula="of:=[.$D$3]^(-[.$A21]*[.L$6])*[.L$7]" office:value-type="float" office:value="3.33890048514908E-031" calcext:value-type="float">
            <text:p>3,33890048514908E-31</text:p>
          </table:table-cell>
          <table:table-cell table:formula="of:=[.$D$3]^(-[.$A21]*[.M$6])*[.M$7]" office:value-type="float" office:value="3.80757313910724E-035" calcext:value-type="float">
            <text:p>3,80757313910724E-35</text:p>
          </table:table-cell>
          <table:table-cell table:formula="of:=[.$D$3]^(-[.$A21]*[.N$6])*[.N$7]" office:value-type="float" office:value="4.28335462109553E-039" calcext:value-type="float">
            <text:p>4,28335462109553E-39</text:p>
          </table:table-cell>
          <table:table-cell table:formula="of:=[.$D$3]^(-[.$A21]*[.O$6])*[.O$7]" office:value-type="float" office:value="9.98644108716483E-044" calcext:value-type="float">
            <text:p>9,98644108716483E-44</text:p>
          </table:table-cell>
          <table:table-cell table:formula="of:=[.$D$3]^(-[.$A21]*[.P$6])*[.P$7]" office:value-type="float" office:value="3.89662367084341E-047" calcext:value-type="float">
            <text:p>3,89662367084341E-47</text:p>
          </table:table-cell>
          <table:table-cell table:formula="of:=[.$D$3]^(-[.$A21]*[.Q$6])*[.Q$7]" office:value-type="float" office:value="3.32790527867925E-051" calcext:value-type="float">
            <text:p>3,32790527867925E-51</text:p>
          </table:table-cell>
          <table:table-cell table:formula="of:=[.$D$3]^(-[.$A21]*[.R$6])*[.R$7]" office:value-type="float" office:value="1.28516715835944E-054" calcext:value-type="float">
            <text:p>1,28516715835944E-54</text:p>
          </table:table-cell>
          <table:table-cell table:formula="of:=[.$D$3]^(-[.$A21]*[.S$6])*[.S$7]" office:value-type="float" office:value="0" calcext:value-type="float">
            <text:p>0</text:p>
          </table:table-cell>
          <table:table-cell table:formula="of:=[.$D$3]^(-[.$A21]*[.T$6])*[.T$7]" office:value-type="float" office:value="9.73295693940379E-063" calcext:value-type="float">
            <text:p>9,73295693940379E-63</text:p>
          </table:table-cell>
          <table:table-cell table:formula="of:=[.$D$3]^(-[.$A21]*[.U$6])*[.U$7]" office:value-type="float" office:value="7.41116775811178E-067" calcext:value-type="float">
            <text:p>7,41116775811178E-67</text:p>
          </table:table-cell>
          <table:table-cell table:formula="of:=[.$D$3]^(-[.$A21]*[.V$6])*[.V$7]" office:value-type="float" office:value="2.51348155057044E-070" calcext:value-type="float">
            <text:p>2,51348155057044E-70</text:p>
          </table:table-cell>
          <table:table-cell table:formula="of:=[.$D$3]^(-[.$A21]*[.W$6])*[.W$7]" office:value-type="float" office:value="3.12602313667684E-074" calcext:value-type="float">
            <text:p>3,12602313667684E-74</text:p>
          </table:table-cell>
          <table:table-cell table:formula="of:=[.$D$3]^(-[.$A21]*[.X$6])*[.X$7]" office:value-type="float" office:value="4.18709746810258E-078" calcext:value-type="float">
            <text:p>4,18709746810258E-78</text:p>
          </table:table-cell>
          <table:table-cell table:formula="of:=[.$D$3]^(-[.$A21]*[.Y$6])*[.Y$7]" office:value-type="float" office:value="2.83823456589293E-082" calcext:value-type="float">
            <text:p>2,83823456589293E-82</text:p>
          </table:table-cell>
          <table:table-cell table:formula="of:=[.$D$3]^(-[.$A21]*[.Z$6])*[.Z$7]" office:value-type="float" office:value="2.25091753570831E-086" calcext:value-type="float">
            <text:p>2,25091753570831E-86</text:p>
          </table:table-cell>
          <table:table-cell table:formula="of:=[.$D$3]^(-[.$A21]*[.AA$6])*[.AA$7]" office:value-type="float" office:value="7.84268430392303E-090" calcext:value-type="float">
            <text:p>7,84268430392303E-90</text:p>
          </table:table-cell>
          <table:table-cell table:formula="of:=[.$D$3]^(-[.$A21]*[.AB$6])*[.AB$7]" office:value-type="float" office:value="8.16864742462138E-094" calcext:value-type="float">
            <text:p>8,16864742462138E-94</text:p>
          </table:table-cell>
          <table:table-cell table:formula="of:=[.$D$3]^(-[.$A21]*[.AC$6])*[.AC$7]" office:value-type="float" office:value="3.97652457098299E-098" calcext:value-type="float">
            <text:p>3,97652457098299E-98</text:p>
          </table:table-cell>
          <table:table-cell table:formula="of:=[.$D$3]^(-[.$A21]*[.AD$6])*[.AD$7]" office:value-type="float" office:value="5.55352417097562E-102" calcext:value-type="float">
            <text:p>5,55352417097562E-102</text:p>
          </table:table-cell>
          <table:table-cell table:formula="of:=[.$D$3]^(-[.$A21]*[.AE$6])*[.AE$7]" office:value-type="float" office:value="7.23853172801386E-106" calcext:value-type="float">
            <text:p>7,23853172801386E-106</text:p>
          </table:table-cell>
          <table:table-cell table:formula="of:=[.$D$3]^(-[.$A21]*[.AF$6])*[.AF$7]" office:value-type="float" office:value="1.89511568593258E-109" calcext:value-type="float">
            <text:p>1,89511568593258E-109</text:p>
          </table:table-cell>
          <table:table-cell table:formula="of:=[.$D$3]^(-[.$A21]*[.AG$6])*[.AG$7]" office:value-type="float" office:value="7.9310682416114E-115" calcext:value-type="float">
            <text:p>7,9310682416114E-115</text:p>
          </table:table-cell>
          <table:table-cell table:formula="of:=[.$D$3]^(-[.$A21]*[.AH$6])*[.AH$7]" office:value-type="float" office:value="3.14343126468213E-117" calcext:value-type="float">
            <text:p>3,14343126468213E-117</text:p>
          </table:table-cell>
          <table:table-cell table:formula="of:=MOD(1/[.$F$3]*SUM([.C21:.AH21]);[.$B$3])" office:value-type="float" office:value="50.2492408784357" calcext:value-type="float">
            <text:p>50,2492408784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400" calcext:value-type="float">
            <text:p>20400</text:p>
          </table:table-cell>
          <table:table-cell table:formula="of:=[.$D$3]^(-[.$A22]*[.C$6])*[.C$7]" office:value-type="float" office:value="1600" calcext:value-type="float">
            <text:p>1600</text:p>
          </table:table-cell>
          <table:table-cell table:formula="of:=[.$D$3]^(-[.$A22]*[.D$6])*[.D$7]" office:value-type="float" office:value="3.98785400390625" calcext:value-type="float">
            <text:p>3,9878540039</text:p>
          </table:table-cell>
          <table:table-cell table:formula="of:=[.$D$3]^(-[.$A22]*[.E$6])*[.E$7]" office:value-type="float" office:value="0" calcext:value-type="float">
            <text:p>0</text:p>
          </table:table-cell>
          <table:table-cell table:formula="of:=[.$D$3]^(-[.$A22]*[.F$6])*[.F$7]" office:value-type="float" office:value="0.0000000127661223814357" calcext:value-type="float">
            <text:p>1,27661223814357E-08</text:p>
          </table:table-cell>
          <table:table-cell table:formula="of:=[.$D$3]^(-[.$A22]*[.G$6])*[.G$7]" office:value-type="float" office:value="0.0000000000000758837437331295" calcext:value-type="float">
            <text:p>7,58837437331295E-14</text:p>
          </table:table-cell>
          <table:table-cell table:formula="of:=[.$D$3]^(-[.$A22]*[.H$6])*[.H$7]" office:value-type="float" office:value="5.14801214352746E-017" calcext:value-type="float">
            <text:p>5,14801214352746E-17</text:p>
          </table:table-cell>
          <table:table-cell table:formula="of:=[.$D$3]^(-[.$A22]*[.I$6])*[.I$7]" office:value-type="float" office:value="7.73930860619927E-023" calcext:value-type="float">
            <text:p>7,73930860619927E-23</text:p>
          </table:table-cell>
          <table:table-cell table:formula="of:=[.$D$3]^(-[.$A22]*[.J$6])*[.J$7]" office:value-type="float" office:value="1.71634044870746E-025" calcext:value-type="float">
            <text:p>1,71634044870746E-25</text:p>
          </table:table-cell>
          <table:table-cell table:formula="of:=[.$D$3]^(-[.$A22]*[.K$6])*[.K$7]" office:value-type="float" office:value="1.26027077770868E-029" calcext:value-type="float">
            <text:p>1,26027077770868E-29</text:p>
          </table:table-cell>
          <table:table-cell table:formula="of:=[.$D$3]^(-[.$A22]*[.L$6])*[.L$7]" office:value-type="float" office:value="6.52129001005681E-034" calcext:value-type="float">
            <text:p>6,52129001005681E-34</text:p>
          </table:table-cell>
          <table:table-cell table:formula="of:=[.$D$3]^(-[.$A22]*[.M$6])*[.M$7]" office:value-type="float" office:value="3.71833314365942E-038" calcext:value-type="float">
            <text:p>3,71833314365942E-38</text:p>
          </table:table-cell>
          <table:table-cell table:formula="of:=[.$D$3]^(-[.$A22]*[.N$6])*[.N$7]" office:value-type="float" office:value="2.0914817485818E-042" calcext:value-type="float">
            <text:p>2,0914817485818E-42</text:p>
          </table:table-cell>
          <table:table-cell table:formula="of:=[.$D$3]^(-[.$A22]*[.O$6])*[.O$7]" office:value-type="float" office:value="2.4380959685461E-047" calcext:value-type="float">
            <text:p>2,4380959685461E-47</text:p>
          </table:table-cell>
          <table:table-cell table:formula="of:=[.$D$3]^(-[.$A22]*[.P$6])*[.P$7]" office:value-type="float" office:value="4.75662069194752E-051" calcext:value-type="float">
            <text:p>4,75662069194752E-51</text:p>
          </table:table-cell>
          <table:table-cell table:formula="of:=[.$D$3]^(-[.$A22]*[.Q$6])*[.Q$7]" office:value-type="float" office:value="2.03119218669388E-055" calcext:value-type="float">
            <text:p>2,03119218669388E-55</text:p>
          </table:table-cell>
          <table:table-cell table:formula="of:=[.$D$3]^(-[.$A22]*[.R$6])*[.R$7]" office:value-type="float" office:value="3.92201891589184E-059" calcext:value-type="float">
            <text:p>3,92201891589184E-59</text:p>
          </table:table-cell>
          <table:table-cell table:formula="of:=[.$D$3]^(-[.$A22]*[.S$6])*[.S$7]" office:value-type="float" office:value="0" calcext:value-type="float">
            <text:p>0</text:p>
          </table:table-cell>
          <table:table-cell table:formula="of:=[.$D$3]^(-[.$A22]*[.T$6])*[.T$7]" office:value-type="float" office:value="7.4256568446379E-068" calcext:value-type="float">
            <text:p>7,4256568446379E-68</text:p>
          </table:table-cell>
          <table:table-cell table:formula="of:=[.$D$3]^(-[.$A22]*[.U$6])*[.U$7]" office:value-type="float" office:value="2.82713613819572E-072" calcext:value-type="float">
            <text:p>2,82713613819572E-72</text:p>
          </table:table-cell>
          <table:table-cell table:formula="of:=[.$D$3]^(-[.$A22]*[.V$6])*[.V$7]" office:value-type="float" office:value="4.79408559907997E-076" calcext:value-type="float">
            <text:p>4,79408559907997E-76</text:p>
          </table:table-cell>
          <table:table-cell table:formula="of:=[.$D$3]^(-[.$A22]*[.W$6])*[.W$7]" office:value-type="float" office:value="2.98120797794041E-080" calcext:value-type="float">
            <text:p>2,98120797794041E-80</text:p>
          </table:table-cell>
          <table:table-cell table:formula="of:=[.$D$3]^(-[.$A22]*[.X$6])*[.X$7]" office:value-type="float" office:value="1.99656365780954E-084" calcext:value-type="float">
            <text:p>1,99656365780954E-84</text:p>
          </table:table-cell>
          <table:table-cell table:formula="of:=[.$D$3]^(-[.$A22]*[.Y$6])*[.Y$7]" office:value-type="float" office:value="6.76687852357134E-089" calcext:value-type="float">
            <text:p>6,76687852357134E-89</text:p>
          </table:table-cell>
          <table:table-cell table:formula="of:=[.$D$3]^(-[.$A22]*[.Z$6])*[.Z$7]" office:value-type="float" office:value="2.68330280269183E-093" calcext:value-type="float">
            <text:p>2,68330280269183E-93</text:p>
          </table:table-cell>
          <table:table-cell table:formula="of:=[.$D$3]^(-[.$A22]*[.AA$6])*[.AA$7]" office:value-type="float" office:value="4.67460412020864E-097" calcext:value-type="float">
            <text:p>4,67460412020864E-97</text:p>
          </table:table-cell>
          <table:table-cell table:formula="of:=[.$D$3]^(-[.$A22]*[.AB$6])*[.AB$7]" office:value-type="float" office:value="2.43444664019983E-101" calcext:value-type="float">
            <text:p>2,43444664019983E-101</text:p>
          </table:table-cell>
          <table:table-cell table:formula="of:=[.$D$3]^(-[.$A22]*[.AC$6])*[.AC$7]" office:value-type="float" office:value="5.92548336235134E-106" calcext:value-type="float">
            <text:p>5,92548336235134E-106</text:p>
          </table:table-cell>
          <table:table-cell table:formula="of:=[.$D$3]^(-[.$A22]*[.AD$6])*[.AD$7]" office:value-type="float" office:value="4.13769794328185E-110" calcext:value-type="float">
            <text:p>4,13769794328185E-110</text:p>
          </table:table-cell>
          <table:table-cell table:formula="of:=[.$D$3]^(-[.$A22]*[.AE$6])*[.AE$7]" office:value-type="float" office:value="2.69656320214788E-114" calcext:value-type="float">
            <text:p>2,69656320214788E-114</text:p>
          </table:table-cell>
          <table:table-cell table:formula="of:=[.$D$3]^(-[.$A22]*[.AF$6])*[.AF$7]" office:value-type="float" office:value="3.52992803963382E-118" calcext:value-type="float">
            <text:p>3,52992803963382E-118</text:p>
          </table:table-cell>
          <table:table-cell table:formula="of:=[.$D$3]^(-[.$A22]*[.AG$6])*[.AG$7]" office:value-type="float" office:value="7.38638289422859E-124" calcext:value-type="float">
            <text:p>7,38638289422859E-124</text:p>
          </table:table-cell>
          <table:table-cell table:formula="of:=[.$D$3]^(-[.$A22]*[.AH$6])*[.AH$7]" office:value-type="float" office:value="1.46377424927527E-126" calcext:value-type="float">
            <text:p>1,46377424927527E-126</text:p>
          </table:table-cell>
          <table:table-cell table:formula="of:=MOD(1/[.$F$3]*SUM([.C22:.AH22]);[.$B$3])" office:value-type="float" office:value="50.124620438021" calcext:value-type="float">
            <text:p>50,124620438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537" calcext:value-type="float">
            <text:p>64537</text:p>
          </table:table-cell>
          <table:table-cell table:formula="of:=[.$D$3]^(-[.$A23]*[.C$6])*[.C$7]" office:value-type="float" office:value="1600" calcext:value-type="float">
            <text:p>1600</text:p>
          </table:table-cell>
          <table:table-cell table:formula="of:=[.$D$3]^(-[.$A23]*[.D$6])*[.D$7]" office:value-type="float" office:value="1.99392700195313" calcext:value-type="float">
            <text:p>1,993927002</text:p>
          </table:table-cell>
          <table:table-cell table:formula="of:=[.$D$3]^(-[.$A23]*[.E$6])*[.E$7]" office:value-type="float" office:value="0" calcext:value-type="float">
            <text:p>0</text:p>
          </table:table-cell>
          <table:table-cell table:formula="of:=[.$D$3]^(-[.$A23]*[.F$6])*[.F$7]" office:value-type="float" office:value="0.00000000159576529767946" calcext:value-type="float">
            <text:p>1,59576529767946E-09</text:p>
          </table:table-cell>
          <table:table-cell table:formula="of:=[.$D$3]^(-[.$A23]*[.G$6])*[.G$7]" office:value-type="float" office:value="4.74273398332059E-015" calcext:value-type="float">
            <text:p>4,74273398332059E-15</text:p>
          </table:table-cell>
          <table:table-cell table:formula="of:=[.$D$3]^(-[.$A23]*[.H$6])*[.H$7]" office:value-type="float" office:value="1.60875379485233E-018" calcext:value-type="float">
            <text:p>1,60875379485233E-18</text:p>
          </table:table-cell>
          <table:table-cell table:formula="of:=[.$D$3]^(-[.$A23]*[.I$6])*[.I$7]" office:value-type="float" office:value="1.20926696971864E-024" calcext:value-type="float">
            <text:p>1,20926696971864E-24</text:p>
          </table:table-cell>
          <table:table-cell table:formula="of:=[.$D$3]^(-[.$A23]*[.J$6])*[.J$7]" office:value-type="float" office:value="1.3408909755527E-027" calcext:value-type="float">
            <text:p>1,3408909755527E-27</text:p>
          </table:table-cell>
          <table:table-cell table:formula="of:=[.$D$3]^(-[.$A23]*[.K$6])*[.K$7]" office:value-type="float" office:value="4.92293272542451E-032" calcext:value-type="float">
            <text:p>4,92293272542451E-32</text:p>
          </table:table-cell>
          <table:table-cell table:formula="of:=[.$D$3]^(-[.$A23]*[.L$6])*[.L$7]" office:value-type="float" office:value="1.27368945508922E-036" calcext:value-type="float">
            <text:p>1,27368945508922E-36</text:p>
          </table:table-cell>
          <table:table-cell table:formula="of:=[.$D$3]^(-[.$A23]*[.M$6])*[.M$7]" office:value-type="float" office:value="3.6311847106049E-041" calcext:value-type="float">
            <text:p>3,6311847106049E-41</text:p>
          </table:table-cell>
          <table:table-cell table:formula="of:=[.$D$3]^(-[.$A23]*[.N$6])*[.N$7]" office:value-type="float" office:value="1.02123132254971E-045" calcext:value-type="float">
            <text:p>1,02123132254971E-45</text:p>
          </table:table-cell>
          <table:table-cell table:formula="of:=[.$D$3]^(-[.$A23]*[.O$6])*[.O$7]" office:value-type="float" office:value="5.95238273570825E-051" calcext:value-type="float">
            <text:p>5,95238273570825E-51</text:p>
          </table:table-cell>
          <table:table-cell table:formula="of:=[.$D$3]^(-[.$A23]*[.P$6])*[.P$7]" office:value-type="float" office:value="5.80642174310001E-055" calcext:value-type="float">
            <text:p>5,80642174310001E-55</text:p>
          </table:table-cell>
          <table:table-cell table:formula="of:=[.$D$3]^(-[.$A23]*[.Q$6])*[.Q$7]" office:value-type="float" office:value="1.2397413248864E-059" calcext:value-type="float">
            <text:p>1,2397413248864E-59</text:p>
          </table:table-cell>
          <table:table-cell table:formula="of:=[.$D$3]^(-[.$A23]*[.R$6])*[.R$7]" office:value-type="float" office:value="1.19690518673457E-063" calcext:value-type="float">
            <text:p>1,19690518673457E-63</text:p>
          </table:table-cell>
          <table:table-cell table:formula="of:=[.$D$3]^(-[.$A23]*[.S$6])*[.S$7]" office:value-type="float" office:value="0" calcext:value-type="float">
            <text:p>0</text:p>
          </table:table-cell>
          <table:table-cell table:formula="of:=[.$D$3]^(-[.$A23]*[.T$6])*[.T$7]" office:value-type="float" office:value="5.66532657214196E-073" calcext:value-type="float">
            <text:p>5,66532657214196E-73</text:p>
          </table:table-cell>
          <table:table-cell table:formula="of:=[.$D$3]^(-[.$A23]*[.U$6])*[.U$7]" office:value-type="float" office:value="1.07846684959248E-077" calcext:value-type="float">
            <text:p>1,07846684959248E-77</text:p>
          </table:table-cell>
          <table:table-cell table:formula="of:=[.$D$3]^(-[.$A23]*[.V$6])*[.V$7]" office:value-type="float" office:value="9.14399261299127E-082" calcext:value-type="float">
            <text:p>9,14399261299127E-82</text:p>
          </table:table-cell>
          <table:table-cell table:formula="of:=[.$D$3]^(-[.$A23]*[.W$6])*[.W$7]" office:value-type="float" office:value="2.84310148042718E-086" calcext:value-type="float">
            <text:p>2,84310148042718E-86</text:p>
          </table:table-cell>
          <table:table-cell table:formula="of:=[.$D$3]^(-[.$A23]*[.X$6])*[.X$7]" office:value-type="float" office:value="9.52035740761535E-091" calcext:value-type="float">
            <text:p>9,52035740761535E-91</text:p>
          </table:table-cell>
          <table:table-cell table:formula="of:=[.$D$3]^(-[.$A23]*[.Y$6])*[.Y$7]" office:value-type="float" office:value="1.61334956254276E-095" calcext:value-type="float">
            <text:p>1,61334956254276E-95</text:p>
          </table:table-cell>
          <table:table-cell table:formula="of:=[.$D$3]^(-[.$A23]*[.Z$6])*[.Z$7]" office:value-type="float" office:value="3.19874620758514E-100" calcext:value-type="float">
            <text:p>3,19874620758514E-100</text:p>
          </table:table-cell>
          <table:table-cell table:formula="of:=[.$D$3]^(-[.$A23]*[.AA$6])*[.AA$7]" office:value-type="float" office:value="2.78628118050613E-104" calcext:value-type="float">
            <text:p>2,78628118050613E-104</text:p>
          </table:table-cell>
          <table:table-cell table:formula="of:=[.$D$3]^(-[.$A23]*[.AB$6])*[.AB$7]" office:value-type="float" office:value="7.25521636068772E-109" calcext:value-type="float">
            <text:p>7,25521636068772E-109</text:p>
          </table:table-cell>
          <table:table-cell table:formula="of:=[.$D$3]^(-[.$A23]*[.AC$6])*[.AC$7]" office:value-type="float" office:value="8.82965827338598E-114" calcext:value-type="float">
            <text:p>8,82965827338598E-114</text:p>
          </table:table-cell>
          <table:table-cell table:formula="of:=[.$D$3]^(-[.$A23]*[.AD$6])*[.AD$7]" office:value-type="float" office:value="3.08282520121474E-118" calcext:value-type="float">
            <text:p>3,08282520121474E-118</text:p>
          </table:table-cell>
          <table:table-cell table:formula="of:=[.$D$3]^(-[.$A23]*[.AE$6])*[.AE$7]" office:value-type="float" office:value="1.00454807361509E-122" calcext:value-type="float">
            <text:p>1,00454807361509E-122</text:p>
          </table:table-cell>
          <table:table-cell table:formula="of:=[.$D$3]^(-[.$A23]*[.AF$6])*[.AF$7]" office:value-type="float" office:value="6.57500334015828E-127" calcext:value-type="float">
            <text:p>6,57500334015828E-127</text:p>
          </table:table-cell>
          <table:table-cell table:formula="of:=[.$D$3]^(-[.$A23]*[.AG$6])*[.AG$7]" office:value-type="float" office:value="6.8791051341487E-133" calcext:value-type="float">
            <text:p>6,8791051341487E-133</text:p>
          </table:table-cell>
          <table:table-cell table:formula="of:=[.$D$3]^(-[.$A23]*[.AH$6])*[.AH$7]" office:value-type="float" office:value="6.81623001245444E-136" calcext:value-type="float">
            <text:p>6,81623001245444E-136</text:p>
          </table:table-cell>
          <table:table-cell table:formula="of:=MOD(1/[.$F$3]*SUM([.C23:.AH23]);[.$B$3])" office:value-type="float" office:value="50.0623102188609" calcext:value-type="float">
            <text:p>50,0623102189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$D$3]^(-[.$A24]*[.C$6])*[.C$7]" office:value-type="float" office:value="1600" calcext:value-type="float">
            <text:p>1600</text:p>
          </table:table-cell>
          <table:table-cell table:formula="of:=[.$D$3]^(-[.$A24]*[.D$6])*[.D$7]" office:value-type="float" office:value="0.996963500976563" calcext:value-type="float">
            <text:p>0,996963501</text:p>
          </table:table-cell>
          <table:table-cell table:formula="of:=[.$D$3]^(-[.$A24]*[.E$6])*[.E$7]" office:value-type="float" office:value="0" calcext:value-type="float">
            <text:p>0</text:p>
          </table:table-cell>
          <table:table-cell table:formula="of:=[.$D$3]^(-[.$A24]*[.F$6])*[.F$7]" office:value-type="float" office:value="0.000000000199470662209933" calcext:value-type="float">
            <text:p>1,99470662209933E-10</text:p>
          </table:table-cell>
          <table:table-cell table:formula="of:=[.$D$3]^(-[.$A24]*[.G$6])*[.G$7]" office:value-type="float" office:value="2.96420873957537E-016" calcext:value-type="float">
            <text:p>2,96420873957537E-16</text:p>
          </table:table-cell>
          <table:table-cell table:formula="of:=[.$D$3]^(-[.$A24]*[.H$6])*[.H$7]" office:value-type="float" office:value="5.02735560891354E-020" calcext:value-type="float">
            <text:p>5,02735560891354E-20</text:p>
          </table:table-cell>
          <table:table-cell table:formula="of:=[.$D$3]^(-[.$A24]*[.I$6])*[.I$7]" office:value-type="float" office:value="1.88947964018537E-026" calcext:value-type="float">
            <text:p>1,88947964018537E-26</text:p>
          </table:table-cell>
          <table:table-cell table:formula="of:=[.$D$3]^(-[.$A24]*[.J$6])*[.J$7]" office:value-type="float" office:value="1.04757107465055E-029" calcext:value-type="float">
            <text:p>1,04757107465055E-29</text:p>
          </table:table-cell>
          <table:table-cell table:formula="of:=[.$D$3]^(-[.$A24]*[.K$6])*[.K$7]" office:value-type="float" office:value="1.92302059586895E-034" calcext:value-type="float">
            <text:p>1,92302059586895E-34</text:p>
          </table:table-cell>
          <table:table-cell table:formula="of:=[.$D$3]^(-[.$A24]*[.L$6])*[.L$7]" office:value-type="float" office:value="2.48767471697113E-039" calcext:value-type="float">
            <text:p>2,48767471697113E-39</text:p>
          </table:table-cell>
          <table:table-cell table:formula="of:=[.$D$3]^(-[.$A24]*[.M$6])*[.M$7]" office:value-type="float" office:value="3.5460788189501E-044" calcext:value-type="float">
            <text:p>3,5460788189501E-44</text:p>
          </table:table-cell>
          <table:table-cell table:formula="of:=[.$D$3]^(-[.$A24]*[.N$6])*[.N$7]" office:value-type="float" office:value="4.98648106713724E-049" calcext:value-type="float">
            <text:p>4,98648106713724E-49</text:p>
          </table:table-cell>
          <table:table-cell table:formula="of:=[.$D$3]^(-[.$A24]*[.O$6])*[.O$7]" office:value-type="float" office:value="1.45321844133502E-054" calcext:value-type="float">
            <text:p>1,45321844133502E-54</text:p>
          </table:table-cell>
          <table:table-cell table:formula="of:=[.$D$3]^(-[.$A24]*[.P$6])*[.P$7]" office:value-type="float" office:value="7.08791716687012E-059" calcext:value-type="float">
            <text:p>7,08791716687012E-59</text:p>
          </table:table-cell>
          <table:table-cell table:formula="of:=[.$D$3]^(-[.$A24]*[.Q$6])*[.Q$7]" office:value-type="float" office:value="7.56678054740234E-064" calcext:value-type="float">
            <text:p>7,56678054740234E-64</text:p>
          </table:table-cell>
          <table:table-cell table:formula="of:=[.$D$3]^(-[.$A24]*[.R$6])*[.R$7]" office:value-type="float" office:value="3.652664754439E-068" calcext:value-type="float">
            <text:p>3,652664754439E-68</text:p>
          </table:table-cell>
          <table:table-cell table:formula="of:=[.$D$3]^(-[.$A24]*[.S$6])*[.S$7]" office:value-type="float" office:value="0" calcext:value-type="float">
            <text:p>0</text:p>
          </table:table-cell>
          <table:table-cell table:formula="of:=[.$D$3]^(-[.$A24]*[.T$6])*[.T$7]" office:value-type="float" office:value="4.32230115672451E-078" calcext:value-type="float">
            <text:p>4,32230115672451E-78</text:p>
          </table:table-cell>
          <table:table-cell table:formula="of:=[.$D$3]^(-[.$A24]*[.U$6])*[.U$7]" office:value-type="float" office:value="4.11402454220765E-083" calcext:value-type="float">
            <text:p>4,11402454220765E-83</text:p>
          </table:table-cell>
          <table:table-cell table:formula="of:=[.$D$3]^(-[.$A24]*[.V$6])*[.V$7]" office:value-type="float" office:value="1.74407818088365E-087" calcext:value-type="float">
            <text:p>1,74407818088365E-87</text:p>
          </table:table-cell>
          <table:table-cell table:formula="of:=[.$D$3]^(-[.$A24]*[.W$6])*[.W$7]" office:value-type="float" office:value="2.71139286081999E-092" calcext:value-type="float">
            <text:p>2,71139286081999E-92</text:p>
          </table:table-cell>
          <table:table-cell table:formula="of:=[.$D$3]^(-[.$A24]*[.X$6])*[.X$7]" office:value-type="float" office:value="4.53966017132538E-097" calcext:value-type="float">
            <text:p>4,53966017132538E-97</text:p>
          </table:table-cell>
          <table:table-cell table:formula="of:=[.$D$3]^(-[.$A24]*[.Y$6])*[.Y$7]" office:value-type="float" office:value="3.84652510295572E-102" calcext:value-type="float">
            <text:p>3,84652510295572E-102</text:p>
          </table:table-cell>
          <table:table-cell table:formula="of:=[.$D$3]^(-[.$A24]*[.Z$6])*[.Z$7]" office:value-type="float" office:value="3.8132026285948E-107" calcext:value-type="float">
            <text:p>3,8132026285948E-107</text:p>
          </table:table-cell>
          <table:table-cell table:formula="of:=[.$D$3]^(-[.$A24]*[.AA$6])*[.AA$7]" office:value-type="float" office:value="1.66075300008424E-111" calcext:value-type="float">
            <text:p>1,66075300008424E-111</text:p>
          </table:table-cell>
          <table:table-cell table:formula="of:=[.$D$3]^(-[.$A24]*[.AB$6])*[.AB$7]" office:value-type="float" office:value="2.16222296973697E-116" calcext:value-type="float">
            <text:p>2,16222296973697E-116</text:p>
          </table:table-cell>
          <table:table-cell table:formula="of:=[.$D$3]^(-[.$A24]*[.AC$6])*[.AC$7]" office:value-type="float" office:value="1.31572161218315E-121" calcext:value-type="float">
            <text:p>1,31572161218315E-121</text:p>
          </table:table-cell>
          <table:table-cell table:formula="of:=[.$D$3]^(-[.$A24]*[.AD$6])*[.AD$7]" office:value-type="float" office:value="2.29688376278783E-126" calcext:value-type="float">
            <text:p>2,29688376278783E-126</text:p>
          </table:table-cell>
          <table:table-cell table:formula="of:=[.$D$3]^(-[.$A24]*[.AE$6])*[.AE$7]" office:value-type="float" office:value="3.74223319297689E-131" calcext:value-type="float">
            <text:p>3,74223319297689E-131</text:p>
          </table:table-cell>
          <table:table-cell table:formula="of:=[.$D$3]^(-[.$A24]*[.AF$6])*[.AF$7]" office:value-type="float" office:value="1.22468980777232E-135" calcext:value-type="float">
            <text:p>1,22468980777232E-135</text:p>
          </table:table-cell>
          <table:table-cell table:formula="of:=[.$D$3]^(-[.$A24]*[.AG$6])*[.AG$7]" office:value-type="float" office:value="6.40666590458592E-142" calcext:value-type="float">
            <text:p>6,40666590458592E-142</text:p>
          </table:table-cell>
          <table:table-cell table:formula="of:=[.$D$3]^(-[.$A24]*[.AH$6])*[.AH$7]" office:value-type="float" office:value="3.17405444218518E-145" calcext:value-type="float">
            <text:p>3,17405444218518E-145</text:p>
          </table:table-cell>
          <table:table-cell table:formula="of:=MOD(1/[.$F$3]*SUM([.C24:.AH24]);[.$B$3])" office:value-type="float" office:value="50.0311551094118" calcext:value-type="float">
            <text:p>50,0311551094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800" calcext:value-type="float">
            <text:p>32800</text:p>
          </table:table-cell>
          <table:table-cell table:formula="of:=[.$D$3]^(-[.$A25]*[.C$6])*[.C$7]" office:value-type="float" office:value="1600" calcext:value-type="float">
            <text:p>1600</text:p>
          </table:table-cell>
          <table:table-cell table:formula="of:=[.$D$3]^(-[.$A25]*[.D$6])*[.D$7]" office:value-type="float" office:value="0.498481750488281" calcext:value-type="float">
            <text:p>0,4984817505</text:p>
          </table:table-cell>
          <table:table-cell table:formula="of:=[.$D$3]^(-[.$A25]*[.E$6])*[.E$7]" office:value-type="float" office:value="0" calcext:value-type="float">
            <text:p>0</text:p>
          </table:table-cell>
          <table:table-cell table:formula="of:=[.$D$3]^(-[.$A25]*[.F$6])*[.F$7]" office:value-type="float" office:value="0.0000000000249338327762416" calcext:value-type="float">
            <text:p>2,49338327762416E-11</text:p>
          </table:table-cell>
          <table:table-cell table:formula="of:=[.$D$3]^(-[.$A25]*[.G$6])*[.G$7]" office:value-type="float" office:value="1.85263046223461E-017" calcext:value-type="float">
            <text:p>1,85263046223461E-17</text:p>
          </table:table-cell>
          <table:table-cell table:formula="of:=[.$D$3]^(-[.$A25]*[.H$6])*[.H$7]" office:value-type="float" office:value="1.57104862778548E-021" calcext:value-type="float">
            <text:p>1,57104862778548E-21</text:p>
          </table:table-cell>
          <table:table-cell table:formula="of:=[.$D$3]^(-[.$A25]*[.I$6])*[.I$7]" office:value-type="float" office:value="2.95231193778964E-028" calcext:value-type="float">
            <text:p>2,95231193778964E-28</text:p>
          </table:table-cell>
          <table:table-cell table:formula="of:=[.$D$3]^(-[.$A25]*[.J$6])*[.J$7]" office:value-type="float" office:value="8.18414902070742E-032" calcext:value-type="float">
            <text:p>8,18414902070742E-32</text:p>
          </table:table-cell>
          <table:table-cell table:formula="of:=[.$D$3]^(-[.$A25]*[.K$6])*[.K$7]" office:value-type="float" office:value="7.51179920261309E-037" calcext:value-type="float">
            <text:p>7,51179920261309E-37</text:p>
          </table:table-cell>
          <table:table-cell table:formula="of:=[.$D$3]^(-[.$A25]*[.L$6])*[.L$7]" office:value-type="float" office:value="4.85873968158424E-042" calcext:value-type="float">
            <text:p>4,85873968158424E-42</text:p>
          </table:table-cell>
          <table:table-cell table:formula="of:=[.$D$3]^(-[.$A25]*[.M$6])*[.M$7]" office:value-type="float" office:value="3.46296759663095E-047" calcext:value-type="float">
            <text:p>3,46296759663095E-47</text:p>
          </table:table-cell>
          <table:table-cell table:formula="of:=[.$D$3]^(-[.$A25]*[.N$6])*[.N$7]" office:value-type="float" office:value="2.43480520856311E-052" calcext:value-type="float">
            <text:p>2,43480520856311E-52</text:p>
          </table:table-cell>
          <table:table-cell table:formula="of:=[.$D$3]^(-[.$A25]*[.O$6])*[.O$7]" office:value-type="float" office:value="3.54789658529058E-058" calcext:value-type="float">
            <text:p>3,54789658529058E-58</text:p>
          </table:table-cell>
          <table:table-cell table:formula="of:=[.$D$3]^(-[.$A25]*[.P$6])*[.P$7]" office:value-type="float" office:value="8.65224263533951E-063" calcext:value-type="float">
            <text:p>8,65224263533951E-63</text:p>
          </table:table-cell>
          <table:table-cell table:formula="of:=[.$D$3]^(-[.$A25]*[.Q$6])*[.Q$7]" office:value-type="float" office:value="4.61839633020162E-068" calcext:value-type="float">
            <text:p>4,61839633020162E-68</text:p>
          </table:table-cell>
          <table:table-cell table:formula="of:=[.$D$3]^(-[.$A25]*[.R$6])*[.R$7]" office:value-type="float" office:value="1.11470482008026E-072" calcext:value-type="float">
            <text:p>1,11470482008026E-72</text:p>
          </table:table-cell>
          <table:table-cell table:formula="of:=[.$D$3]^(-[.$A25]*[.S$6])*[.S$7]" office:value-type="float" office:value="0" calcext:value-type="float">
            <text:p>0</text:p>
          </table:table-cell>
          <table:table-cell table:formula="of:=[.$D$3]^(-[.$A25]*[.T$6])*[.T$7]" office:value-type="float" office:value="3.29765408075296E-083" calcext:value-type="float">
            <text:p>3,29765408075296E-83</text:p>
          </table:table-cell>
          <table:table-cell table:formula="of:=[.$D$3]^(-[.$A25]*[.U$6])*[.U$7]" office:value-type="float" office:value="1.56937581718737E-088" calcext:value-type="float">
            <text:p>1,56937581718737E-88</text:p>
          </table:table-cell>
          <table:table-cell table:formula="of:=[.$D$3]^(-[.$A25]*[.V$6])*[.V$7]" office:value-type="float" office:value="3.32656513382654E-093" calcext:value-type="float">
            <text:p>3,32656513382654E-93</text:p>
          </table:table-cell>
          <table:table-cell table:formula="of:=[.$D$3]^(-[.$A25]*[.W$6])*[.W$7]" office:value-type="float" office:value="2.58578573305129E-098" calcext:value-type="float">
            <text:p>2,58578573305129E-98</text:p>
          </table:table-cell>
          <table:table-cell table:formula="of:=[.$D$3]^(-[.$A25]*[.X$6])*[.X$7]" office:value-type="float" office:value="2.1646786553027E-103" calcext:value-type="float">
            <text:p>2,1646786553027E-103</text:p>
          </table:table-cell>
          <table:table-cell table:formula="of:=[.$D$3]^(-[.$A25]*[.Y$6])*[.Y$7]" office:value-type="float" office:value="9.17083049525193E-109" calcext:value-type="float">
            <text:p>9,17083049525193E-109</text:p>
          </table:table-cell>
          <table:table-cell table:formula="of:=[.$D$3]^(-[.$A25]*[.Z$6])*[.Z$7]" office:value-type="float" office:value="4.54569176267958E-114" calcext:value-type="float">
            <text:p>4,54569176267958E-114</text:p>
          </table:table-cell>
          <table:table-cell table:formula="of:=[.$D$3]^(-[.$A25]*[.AA$6])*[.AA$7]" office:value-type="float" office:value="9.89885926296855E-119" calcext:value-type="float">
            <text:p>9,89885926296855E-119</text:p>
          </table:table-cell>
          <table:table-cell table:formula="of:=[.$D$3]^(-[.$A25]*[.AB$6])*[.AB$7]" office:value-type="float" office:value="6.44392660181811E-124" calcext:value-type="float">
            <text:p>6,44392660181811E-124</text:p>
          </table:table-cell>
          <table:table-cell table:formula="of:=[.$D$3]^(-[.$A25]*[.AC$6])*[.AC$7]" office:value-type="float" office:value="1.96057798293702E-129" calcext:value-type="float">
            <text:p>1,96057798293702E-129</text:p>
          </table:table-cell>
          <table:table-cell table:formula="of:=[.$D$3]^(-[.$A25]*[.AD$6])*[.AD$7]" office:value-type="float" office:value="1.71131175964164E-134" calcext:value-type="float">
            <text:p>1,71131175964164E-134</text:p>
          </table:table-cell>
          <table:table-cell table:formula="of:=[.$D$3]^(-[.$A25]*[.AE$6])*[.AE$7]" office:value-type="float" office:value="1.3940905008379E-139" calcext:value-type="float">
            <text:p>1,3940905008379E-139</text:p>
          </table:table-cell>
          <table:table-cell table:formula="of:=[.$D$3]^(-[.$A25]*[.AF$6])*[.AF$7]" office:value-type="float" office:value="2.2811625297597E-144" calcext:value-type="float">
            <text:p>2,2811625297597E-144</text:p>
          </table:table-cell>
          <table:table-cell table:formula="of:=[.$D$3]^(-[.$A25]*[.AG$6])*[.AG$7]" office:value-type="float" office:value="5.96667258496017E-151" calcext:value-type="float">
            <text:p>5,96667258496017E-151</text:p>
          </table:table-cell>
          <table:table-cell table:formula="of:=[.$D$3]^(-[.$A25]*[.AH$6])*[.AH$7]" office:value-type="float" office:value="1.4780342775328E-154" calcext:value-type="float">
            <text:p>1,4780342775328E-154</text:p>
          </table:table-cell>
          <table:table-cell table:formula="of:=MOD(1/[.$F$3]*SUM([.C25:.AH25]);[.$B$3])" office:value-type="float" office:value="50.0155775547035" calcext:value-type="float">
            <text:p>50,0155775547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460" calcext:value-type="float">
            <text:p>20460</text:p>
          </table:table-cell>
          <table:table-cell table:formula="of:=[.$D$3]^(-[.$A26]*[.C$6])*[.C$7]" office:value-type="float" office:value="1600" calcext:value-type="float">
            <text:p>1600</text:p>
          </table:table-cell>
          <table:table-cell table:formula="of:=[.$D$3]^(-[.$A26]*[.D$6])*[.D$7]" office:value-type="float" office:value="0.249240875244141" calcext:value-type="float">
            <text:p>0,2492408752</text:p>
          </table:table-cell>
          <table:table-cell table:formula="of:=[.$D$3]^(-[.$A26]*[.E$6])*[.E$7]" office:value-type="float" office:value="0" calcext:value-type="float">
            <text:p>0</text:p>
          </table:table-cell>
          <table:table-cell table:formula="of:=[.$D$3]^(-[.$A26]*[.F$6])*[.F$7]" office:value-type="float" office:value="0.0000000000031167290970302" calcext:value-type="float">
            <text:p>3,1167290970302E-12</text:p>
          </table:table-cell>
          <table:table-cell table:formula="of:=[.$D$3]^(-[.$A26]*[.G$6])*[.G$7]" office:value-type="float" office:value="1.15789403889663E-018" calcext:value-type="float">
            <text:p>1,15789403889663E-18</text:p>
          </table:table-cell>
          <table:table-cell table:formula="of:=[.$D$3]^(-[.$A26]*[.H$6])*[.H$7]" office:value-type="float" office:value="4.90952696182963E-023" calcext:value-type="float">
            <text:p>4,90952696182963E-23</text:p>
          </table:table-cell>
          <table:table-cell table:formula="of:=[.$D$3]^(-[.$A26]*[.I$6])*[.I$7]" office:value-type="float" office:value="4.61298740279631E-030" calcext:value-type="float">
            <text:p>4,61298740279631E-30</text:p>
          </table:table-cell>
          <table:table-cell table:formula="of:=[.$D$3]^(-[.$A26]*[.J$6])*[.J$7]" office:value-type="float" office:value="6.39386642242767E-034" calcext:value-type="float">
            <text:p>6,39386642242767E-34</text:p>
          </table:table-cell>
          <table:table-cell table:formula="of:=[.$D$3]^(-[.$A26]*[.K$6])*[.K$7]" office:value-type="float" office:value="2.93429656352074E-039" calcext:value-type="float">
            <text:p>2,93429656352074E-39</text:p>
          </table:table-cell>
          <table:table-cell table:formula="of:=[.$D$3]^(-[.$A26]*[.L$6])*[.L$7]" office:value-type="float" office:value="9.48972594059422E-045" calcext:value-type="float">
            <text:p>9,48972594059422E-45</text:p>
          </table:table-cell>
          <table:table-cell table:formula="of:=[.$D$3]^(-[.$A26]*[.M$6])*[.M$7]" office:value-type="float" office:value="3.38180429358492E-050" calcext:value-type="float">
            <text:p>3,38180429358492E-50</text:p>
          </table:table-cell>
          <table:table-cell table:formula="of:=[.$D$3]^(-[.$A26]*[.N$6])*[.N$7]" office:value-type="float" office:value="1.1888697307437E-055" calcext:value-type="float">
            <text:p>1,1888697307437E-55</text:p>
          </table:table-cell>
          <table:table-cell table:formula="of:=[.$D$3]^(-[.$A26]*[.O$6])*[.O$7]" office:value-type="float" office:value="8.66185689768209E-062" calcext:value-type="float">
            <text:p>8,66185689768209E-62</text:p>
          </table:table-cell>
          <table:table-cell table:formula="of:=[.$D$3]^(-[.$A26]*[.P$6])*[.P$7]" office:value-type="float" office:value="1.05618196232172E-066" calcext:value-type="float">
            <text:p>1,05618196232172E-66</text:p>
          </table:table-cell>
          <table:table-cell table:formula="of:=[.$D$3]^(-[.$A26]*[.Q$6])*[.Q$7]" office:value-type="float" office:value="2.81884541638283E-072" calcext:value-type="float">
            <text:p>2,81884541638283E-72</text:p>
          </table:table-cell>
          <table:table-cell table:formula="of:=[.$D$3]^(-[.$A26]*[.R$6])*[.R$7]" office:value-type="float" office:value="3.40180914331134E-077" calcext:value-type="float">
            <text:p>3,40180914331134E-77</text:p>
          </table:table-cell>
          <table:table-cell table:formula="of:=[.$D$3]^(-[.$A26]*[.S$6])*[.S$7]" office:value-type="float" office:value="0" calcext:value-type="float">
            <text:p>0</text:p>
          </table:table-cell>
          <table:table-cell table:formula="of:=[.$D$3]^(-[.$A26]*[.T$6])*[.T$7]" office:value-type="float" office:value="2.51591040096508E-088" calcext:value-type="float">
            <text:p>2,51591040096508E-88</text:p>
          </table:table-cell>
          <table:table-cell table:formula="of:=[.$D$3]^(-[.$A26]*[.U$6])*[.U$7]" office:value-type="float" office:value="5.98669363856265E-094" calcext:value-type="float">
            <text:p>5,98669363856265E-94</text:p>
          </table:table-cell>
          <table:table-cell table:formula="of:=[.$D$3]^(-[.$A26]*[.V$6])*[.V$7]" office:value-type="float" office:value="6.34491945996578E-099" calcext:value-type="float">
            <text:p>6,34491945996578E-99</text:p>
          </table:table-cell>
          <table:table-cell table:formula="of:=[.$D$3]^(-[.$A26]*[.W$6])*[.W$7]" office:value-type="float" office:value="2.46599744134072E-104" calcext:value-type="float">
            <text:p>2,46599744134072E-104</text:p>
          </table:table-cell>
          <table:table-cell table:formula="of:=[.$D$3]^(-[.$A26]*[.X$6])*[.X$7]" office:value-type="float" office:value="1.0321992184175E-109" calcext:value-type="float">
            <text:p>1,0321992184175E-109</text:p>
          </table:table-cell>
          <table:table-cell table:formula="of:=[.$D$3]^(-[.$A26]*[.Y$6])*[.Y$7]" office:value-type="float" office:value="2.18649637585924E-115" calcext:value-type="float">
            <text:p>2,18649637585924E-115</text:p>
          </table:table-cell>
          <table:table-cell table:formula="of:=[.$D$3]^(-[.$A26]*[.Z$6])*[.Z$7]" office:value-type="float" office:value="5.41888685545871E-121" calcext:value-type="float">
            <text:p>5,41888685545871E-121</text:p>
          </table:table-cell>
          <table:table-cell table:formula="of:=[.$D$3]^(-[.$A26]*[.AA$6])*[.AA$7]" office:value-type="float" office:value="5.90017990050825E-126" calcext:value-type="float">
            <text:p>5,90017990050825E-126</text:p>
          </table:table-cell>
          <table:table-cell table:formula="of:=[.$D$3]^(-[.$A26]*[.AB$6])*[.AB$7]" office:value-type="float" office:value="1.92043978030029E-131" calcext:value-type="float">
            <text:p>1,92043978030029E-131</text:p>
          </table:table-cell>
          <table:table-cell table:formula="of:=[.$D$3]^(-[.$A26]*[.AC$6])*[.AC$7]" office:value-type="float" office:value="2.92148885568533E-137" calcext:value-type="float">
            <text:p>2,92148885568533E-137</text:p>
          </table:table-cell>
          <table:table-cell table:formula="of:=[.$D$3]^(-[.$A26]*[.AD$6])*[.AD$7]" office:value-type="float" office:value="1.27502661916736E-142" calcext:value-type="float">
            <text:p>1,27502661916736E-142</text:p>
          </table:table-cell>
          <table:table-cell table:formula="of:=[.$D$3]^(-[.$A26]*[.AE$6])*[.AE$7]" office:value-type="float" office:value="5.19339181794933E-148" calcext:value-type="float">
            <text:p>5,19339181794933E-148</text:p>
          </table:table-cell>
          <table:table-cell table:formula="of:=[.$D$3]^(-[.$A26]*[.AF$6])*[.AF$7]" office:value-type="float" office:value="4.24899632066432E-153" calcext:value-type="float">
            <text:p>4,24899632066432E-153</text:p>
          </table:table-cell>
          <table:table-cell table:formula="of:=[.$D$3]^(-[.$A26]*[.AG$6])*[.AG$7]" office:value-type="float" office:value="5.55689687371269E-160" calcext:value-type="float">
            <text:p>5,55689687371269E-160</text:p>
          </table:table-cell>
          <table:table-cell table:formula="of:=[.$D$3]^(-[.$A26]*[.AH$6])*[.AH$7]" office:value-type="float" office:value="6.88263344360888E-164" calcext:value-type="float">
            <text:p>6,88263344360888E-164</text:p>
          </table:table-cell>
          <table:table-cell table:formula="of:=MOD(1/[.$F$3]*SUM([.C26:.AH26]);[.$B$3])" office:value-type="float" office:value="50.0077887773515" calcext:value-type="float">
            <text:p>50,0077887774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844" calcext:value-type="float">
            <text:p>56844</text:p>
          </table:table-cell>
          <table:table-cell table:formula="of:=[.$D$3]^(-[.$A27]*[.C$6])*[.C$7]" office:value-type="float" office:value="1600" calcext:value-type="float">
            <text:p>1600</text:p>
          </table:table-cell>
          <table:table-cell table:formula="of:=[.$D$3]^(-[.$A27]*[.D$6])*[.D$7]" office:value-type="float" office:value="0.12462043762207" calcext:value-type="float">
            <text:p>0,1246204376</text:p>
          </table:table-cell>
          <table:table-cell table:formula="of:=[.$D$3]^(-[.$A27]*[.E$6])*[.E$7]" office:value-type="float" office:value="0" calcext:value-type="float">
            <text:p>0</text:p>
          </table:table-cell>
          <table:table-cell table:formula="of:=[.$D$3]^(-[.$A27]*[.F$6])*[.F$7]" office:value-type="float" office:value="0.000000000000389591137128775" calcext:value-type="float">
            <text:p>3,89591137128775E-13</text:p>
          </table:table-cell>
          <table:table-cell table:formula="of:=[.$D$3]^(-[.$A27]*[.G$6])*[.G$7]" office:value-type="float" office:value="7.23683774310393E-020" calcext:value-type="float">
            <text:p>7,23683774310393E-20</text:p>
          </table:table-cell>
          <table:table-cell table:formula="of:=[.$D$3]^(-[.$A27]*[.H$6])*[.H$7]" office:value-type="float" office:value="1.53422717557176E-024" calcext:value-type="float">
            <text:p>1,53422717557176E-24</text:p>
          </table:table-cell>
          <table:table-cell table:formula="of:=[.$D$3]^(-[.$A27]*[.I$6])*[.I$7]" office:value-type="float" office:value="7.20779281686923E-032" calcext:value-type="float">
            <text:p>7,20779281686923E-32</text:p>
          </table:table-cell>
          <table:table-cell table:formula="of:=[.$D$3]^(-[.$A27]*[.J$6])*[.J$7]" office:value-type="float" office:value="4.99520814252162E-036" calcext:value-type="float">
            <text:p>4,99520814252162E-36</text:p>
          </table:table-cell>
          <table:table-cell table:formula="of:=[.$D$3]^(-[.$A27]*[.K$6])*[.K$7]" office:value-type="float" office:value="1.14620959512529E-041" calcext:value-type="float">
            <text:p>1,14620959512529E-41</text:p>
          </table:table-cell>
          <table:table-cell table:formula="of:=[.$D$3]^(-[.$A27]*[.L$6])*[.L$7]" office:value-type="float" office:value="1.85346209777231E-047" calcext:value-type="float">
            <text:p>1,85346209777231E-47</text:p>
          </table:table-cell>
          <table:table-cell table:formula="of:=[.$D$3]^(-[.$A27]*[.M$6])*[.M$7]" office:value-type="float" office:value="3.30254325545402E-053" calcext:value-type="float">
            <text:p>3,30254325545402E-53</text:p>
          </table:table-cell>
          <table:table-cell table:formula="of:=[.$D$3]^(-[.$A27]*[.N$6])*[.N$7]" office:value-type="float" office:value="5.80502798214699E-059" calcext:value-type="float">
            <text:p>5,80502798214699E-59</text:p>
          </table:table-cell>
          <table:table-cell table:formula="of:=[.$D$3]^(-[.$A27]*[.O$6])*[.O$7]" office:value-type="float" office:value="2.11471115666067E-065" calcext:value-type="float">
            <text:p>2,11471115666067E-65</text:p>
          </table:table-cell>
          <table:table-cell table:formula="of:=[.$D$3]^(-[.$A27]*[.P$6])*[.P$7]" office:value-type="float" office:value="1.28928462197475E-070" calcext:value-type="float">
            <text:p>1,28928462197475E-70</text:p>
          </table:table-cell>
          <table:table-cell table:formula="of:=[.$D$3]^(-[.$A27]*[.Q$6])*[.Q$7]" office:value-type="float" office:value="1.72048670433522E-076" calcext:value-type="float">
            <text:p>1,72048670433522E-76</text:p>
          </table:table-cell>
          <table:table-cell table:formula="of:=[.$D$3]^(-[.$A27]*[.R$6])*[.R$7]" office:value-type="float" office:value="1.03814976297343E-081" calcext:value-type="float">
            <text:p>1,03814976297343E-81</text:p>
          </table:table-cell>
          <table:table-cell table:formula="of:=[.$D$3]^(-[.$A27]*[.S$6])*[.S$7]" office:value-type="float" office:value="0" calcext:value-type="float">
            <text:p>0</text:p>
          </table:table-cell>
          <table:table-cell table:formula="of:=[.$D$3]^(-[.$A27]*[.T$6])*[.T$7]" office:value-type="float" office:value="1.9194873054238E-093" calcext:value-type="float">
            <text:p>1,9194873054238E-93</text:p>
          </table:table-cell>
          <table:table-cell table:formula="of:=[.$D$3]^(-[.$A27]*[.U$6])*[.U$7]" office:value-type="float" office:value="2.28374238531595E-099" calcext:value-type="float">
            <text:p>2,28374238531595E-99</text:p>
          </table:table-cell>
          <table:table-cell table:formula="of:=[.$D$3]^(-[.$A27]*[.V$6])*[.V$7]" office:value-type="float" office:value="1.21019734572712E-104" calcext:value-type="float">
            <text:p>1,21019734572712E-104</text:p>
          </table:table-cell>
          <table:table-cell table:formula="of:=[.$D$3]^(-[.$A27]*[.W$6])*[.W$7]" office:value-type="float" office:value="2.35175842413017E-110" calcext:value-type="float">
            <text:p>2,35175842413017E-110</text:p>
          </table:table-cell>
          <table:table-cell table:formula="of:=[.$D$3]^(-[.$A27]*[.X$6])*[.X$7]" office:value-type="float" office:value="4.92190942009689E-116" calcext:value-type="float">
            <text:p>4,92190942009689E-116</text:p>
          </table:table-cell>
          <table:table-cell table:formula="of:=[.$D$3]^(-[.$A27]*[.Y$6])*[.Y$7]" office:value-type="float" office:value="5.21301359143077E-122" calcext:value-type="float">
            <text:p>5,21301359143077E-122</text:p>
          </table:table-cell>
          <table:table-cell table:formula="of:=[.$D$3]^(-[.$A27]*[.Z$6])*[.Z$7]" office:value-type="float" office:value="6.459816521953E-128" calcext:value-type="float">
            <text:p>6,459816521953E-128</text:p>
          </table:table-cell>
          <table:table-cell table:formula="of:=[.$D$3]^(-[.$A27]*[.AA$6])*[.AA$7]" office:value-type="float" office:value="3.51678127080694E-133" calcext:value-type="float">
            <text:p>3,51678127080694E-133</text:p>
          </table:table-cell>
          <table:table-cell table:formula="of:=[.$D$3]^(-[.$A27]*[.AB$6])*[.AB$7]" office:value-type="float" office:value="5.72335654586641E-139" calcext:value-type="float">
            <text:p>5,72335654586641E-139</text:p>
          </table:table-cell>
          <table:table-cell table:formula="of:=[.$D$3]^(-[.$A27]*[.AC$6])*[.AC$7]" office:value-type="float" office:value="4.35335763645966E-145" calcext:value-type="float">
            <text:p>4,35335763645966E-145</text:p>
          </table:table-cell>
          <table:table-cell table:formula="of:=[.$D$3]^(-[.$A27]*[.AD$6])*[.AD$7]" office:value-type="float" office:value="9.4996885893297E-151" calcext:value-type="float">
            <text:p>9,4996885893297E-151</text:p>
          </table:table-cell>
          <table:table-cell table:formula="of:=[.$D$3]^(-[.$A27]*[.AE$6])*[.AE$7]" office:value-type="float" office:value="1.93468921555181E-156" calcext:value-type="float">
            <text:p>1,93468921555181E-156</text:p>
          </table:table-cell>
          <table:table-cell table:formula="of:=[.$D$3]^(-[.$A27]*[.AF$6])*[.AF$7]" office:value-type="float" office:value="7.91437238578558E-162" calcext:value-type="float">
            <text:p>7,91437238578558E-162</text:p>
          </table:table-cell>
          <table:table-cell table:formula="of:=[.$D$3]^(-[.$A27]*[.AG$6])*[.AG$7]" office:value-type="float" office:value="5.17526350329881E-169" calcext:value-type="float">
            <text:p>5,17526350329881E-169</text:p>
          </table:table-cell>
          <table:table-cell table:formula="of:=[.$D$3]^(-[.$A27]*[.AH$6])*[.AH$7]" office:value-type="float" office:value="3.20497594941821E-173" calcext:value-type="float">
            <text:p>3,20497594941821E-173</text:p>
          </table:table-cell>
          <table:table-cell table:formula="of:=MOD(1/[.$F$3]*SUM([.C27:.AH27]);[.$B$3])" office:value-type="float" office:value="50.0038943886757" calcext:value-type="float">
            <text:p>50,0038943887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915" calcext:value-type="float">
            <text:p>57915</text:p>
          </table:table-cell>
          <table:table-cell table:formula="of:=[.$D$3]^(-[.$A28]*[.C$6])*[.C$7]" office:value-type="float" office:value="1600" calcext:value-type="float">
            <text:p>1600</text:p>
          </table:table-cell>
          <table:table-cell table:formula="of:=[.$D$3]^(-[.$A28]*[.D$6])*[.D$7]" office:value-type="float" office:value="0.0623102188110352" calcext:value-type="float">
            <text:p>0,0623102188</text:p>
          </table:table-cell>
          <table:table-cell table:formula="of:=[.$D$3]^(-[.$A28]*[.E$6])*[.E$7]" office:value-type="float" office:value="0" calcext:value-type="float">
            <text:p>0</text:p>
          </table:table-cell>
          <table:table-cell table:formula="of:=[.$D$3]^(-[.$A28]*[.F$6])*[.F$7]" office:value-type="float" office:value="0.0000000000000486988921410969" calcext:value-type="float">
            <text:p>4,86988921410969E-14</text:p>
          </table:table-cell>
          <table:table-cell table:formula="of:=[.$D$3]^(-[.$A28]*[.G$6])*[.G$7]" office:value-type="float" office:value="4.52302358943996E-021" calcext:value-type="float">
            <text:p>4,52302358943996E-21</text:p>
          </table:table-cell>
          <table:table-cell table:formula="of:=[.$D$3]^(-[.$A28]*[.H$6])*[.H$7]" office:value-type="float" office:value="4.79445992366174E-026" calcext:value-type="float">
            <text:p>4,79445992366174E-26</text:p>
          </table:table-cell>
          <table:table-cell table:formula="of:=[.$D$3]^(-[.$A28]*[.I$6])*[.I$7]" office:value-type="float" office:value="1.12621762763582E-033" calcext:value-type="float">
            <text:p>1,12621762763582E-33</text:p>
          </table:table-cell>
          <table:table-cell table:formula="of:=[.$D$3]^(-[.$A28]*[.J$6])*[.J$7]" office:value-type="float" office:value="3.90250636134501E-038" calcext:value-type="float">
            <text:p>3,90250636134501E-38</text:p>
          </table:table-cell>
          <table:table-cell table:formula="of:=[.$D$3]^(-[.$A28]*[.K$6])*[.K$7]" office:value-type="float" office:value="4.47738123095816E-044" calcext:value-type="float">
            <text:p>4,47738123095816E-44</text:p>
          </table:table-cell>
          <table:table-cell table:formula="of:=[.$D$3]^(-[.$A28]*[.L$6])*[.L$7]" office:value-type="float" office:value="3.62004315971154E-050" calcext:value-type="float">
            <text:p>3,62004315971154E-50</text:p>
          </table:table-cell>
          <table:table-cell table:formula="of:=[.$D$3]^(-[.$A28]*[.M$6])*[.M$7]" office:value-type="float" office:value="3.22513989790432E-056" calcext:value-type="float">
            <text:p>3,22513989790432E-56</text:p>
          </table:table-cell>
          <table:table-cell table:formula="of:=[.$D$3]^(-[.$A28]*[.N$6])*[.N$7]" office:value-type="float" office:value="2.83448631940771E-062" calcext:value-type="float">
            <text:p>2,83448631940771E-62</text:p>
          </table:table-cell>
          <table:table-cell table:formula="of:=[.$D$3]^(-[.$A28]*[.O$6])*[.O$7]" office:value-type="float" office:value="5.16286903481608E-069" calcext:value-type="float">
            <text:p>5,16286903481608E-69</text:p>
          </table:table-cell>
          <table:table-cell table:formula="of:=[.$D$3]^(-[.$A28]*[.P$6])*[.P$7]" office:value-type="float" office:value="1.57383376705902E-074" calcext:value-type="float">
            <text:p>1,57383376705902E-74</text:p>
          </table:table-cell>
          <table:table-cell table:formula="of:=[.$D$3]^(-[.$A28]*[.Q$6])*[.Q$7]" office:value-type="float" office:value="1.05010174825148E-080" calcext:value-type="float">
            <text:p>1,05010174825148E-80</text:p>
          </table:table-cell>
          <table:table-cell table:formula="of:=[.$D$3]^(-[.$A28]*[.R$6])*[.R$7]" office:value-type="float" office:value="3.16818164969919E-086" calcext:value-type="float">
            <text:p>3,16818164969919E-86</text:p>
          </table:table-cell>
          <table:table-cell table:formula="of:=[.$D$3]^(-[.$A28]*[.S$6])*[.S$7]" office:value-type="float" office:value="0" calcext:value-type="float">
            <text:p>0</text:p>
          </table:table-cell>
          <table:table-cell table:formula="of:=[.$D$3]^(-[.$A28]*[.T$6])*[.T$7]" office:value-type="float" office:value="1.46445259508041E-098" calcext:value-type="float">
            <text:p>1,46445259508041E-98</text:p>
          </table:table-cell>
          <table:table-cell table:formula="of:=[.$D$3]^(-[.$A28]*[.U$6])*[.U$7]" office:value-type="float" office:value="8.71178583265668E-105" calcext:value-type="float">
            <text:p>8,71178583265668E-105</text:p>
          </table:table-cell>
          <table:table-cell table:formula="of:=[.$D$3]^(-[.$A28]*[.V$6])*[.V$7]" office:value-type="float" office:value="2.30826825280593E-110" calcext:value-type="float">
            <text:p>2,30826825280593E-110</text:p>
          </table:table-cell>
          <table:table-cell table:formula="of:=[.$D$3]^(-[.$A28]*[.W$6])*[.W$7]" office:value-type="float" office:value="2.24281160748498E-116" calcext:value-type="float">
            <text:p>2,24281160748498E-116</text:p>
          </table:table-cell>
          <table:table-cell table:formula="of:=[.$D$3]^(-[.$A28]*[.X$6])*[.X$7]" office:value-type="float" office:value="2.34694930081219E-122" calcext:value-type="float">
            <text:p>2,34694930081219E-122</text:p>
          </table:table-cell>
          <table:table-cell table:formula="of:=[.$D$3]^(-[.$A28]*[.Y$6])*[.Y$7]" office:value-type="float" office:value="1.24287929330606E-128" calcext:value-type="float">
            <text:p>1,24287929330606E-128</text:p>
          </table:table-cell>
          <table:table-cell table:formula="of:=[.$D$3]^(-[.$A28]*[.Z$6])*[.Z$7]" office:value-type="float" office:value="7.70070138210415E-135" calcext:value-type="float">
            <text:p>7,70070138210415E-135</text:p>
          </table:table-cell>
          <table:table-cell table:formula="of:=[.$D$3]^(-[.$A28]*[.AA$6])*[.AA$7]" office:value-type="float" office:value="2.09616498399195E-140" calcext:value-type="float">
            <text:p>2,09616498399195E-140</text:p>
          </table:table-cell>
          <table:table-cell table:formula="of:=[.$D$3]^(-[.$A28]*[.AB$6])*[.AB$7]" office:value-type="float" office:value="1.70569316919637E-146" calcext:value-type="float">
            <text:p>1,70569316919637E-146</text:p>
          </table:table-cell>
          <table:table-cell table:formula="of:=[.$D$3]^(-[.$A28]*[.AC$6])*[.AC$7]" office:value-type="float" office:value="6.4870083875353E-153" calcext:value-type="float">
            <text:p>6,4870083875353E-153</text:p>
          </table:table-cell>
          <table:table-cell table:formula="of:=[.$D$3]^(-[.$A28]*[.AD$6])*[.AD$7]" office:value-type="float" office:value="7.07781954804786E-159" calcext:value-type="float">
            <text:p>7,07781954804786E-159</text:p>
          </table:table-cell>
          <table:table-cell table:formula="of:=[.$D$3]^(-[.$A28]*[.AE$6])*[.AE$7]" office:value-type="float" office:value="7.20727896523405E-165" calcext:value-type="float">
            <text:p>7,20727896523405E-165</text:p>
          </table:table-cell>
          <table:table-cell table:formula="of:=[.$D$3]^(-[.$A28]*[.AF$6])*[.AF$7]" office:value-type="float" office:value="1.4741667333591E-170" calcext:value-type="float">
            <text:p>1,4741667333591E-170</text:p>
          </table:table-cell>
          <table:table-cell table:formula="of:=[.$D$3]^(-[.$A28]*[.AG$6])*[.AG$7]" office:value-type="float" office:value="4.81983973020577E-178" calcext:value-type="float">
            <text:p>4,81983973020577E-178</text:p>
          </table:table-cell>
          <table:table-cell table:formula="of:=[.$D$3]^(-[.$A28]*[.AH$6])*[.AH$7]" office:value-type="float" office:value="1.49243322639643E-182" calcext:value-type="float">
            <text:p>1,49243322639643E-182</text:p>
          </table:table-cell>
          <table:table-cell table:formula="of:=MOD(1/[.$F$3]*SUM([.C28:.AH28]);[.$B$3])" office:value-type="float" office:value="50.0019471943378" calcext:value-type="float">
            <text:p>50,001947194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548" calcext:value-type="float">
            <text:p>63548</text:p>
          </table:table-cell>
          <table:table-cell table:formula="of:=[.$D$3]^(-[.$A29]*[.C$6])*[.C$7]" office:value-type="float" office:value="1600" calcext:value-type="float">
            <text:p>1600</text:p>
          </table:table-cell>
          <table:table-cell table:formula="of:=[.$D$3]^(-[.$A29]*[.D$6])*[.D$7]" office:value-type="float" office:value="0.0311551094055176" calcext:value-type="float">
            <text:p>0,0311551094</text:p>
          </table:table-cell>
          <table:table-cell table:formula="of:=[.$D$3]^(-[.$A29]*[.E$6])*[.E$7]" office:value-type="float" office:value="0" calcext:value-type="float">
            <text:p>0</text:p>
          </table:table-cell>
          <table:table-cell table:formula="of:=[.$D$3]^(-[.$A29]*[.F$6])*[.F$7]" office:value-type="float" office:value="6.08736151763711E-015" calcext:value-type="float">
            <text:p>6,08736151763711E-15</text:p>
          </table:table-cell>
          <table:table-cell table:formula="of:=[.$D$3]^(-[.$A29]*[.G$6])*[.G$7]" office:value-type="float" office:value="2.82688974339997E-022" calcext:value-type="float">
            <text:p>2,82688974339997E-22</text:p>
          </table:table-cell>
          <table:table-cell table:formula="of:=[.$D$3]^(-[.$A29]*[.H$6])*[.H$7]" office:value-type="float" office:value="1.49826872614429E-027" calcext:value-type="float">
            <text:p>1,49826872614429E-27</text:p>
          </table:table-cell>
          <table:table-cell table:formula="of:=[.$D$3]^(-[.$A29]*[.I$6])*[.I$7]" office:value-type="float" office:value="1.75971504318096E-035" calcext:value-type="float">
            <text:p>1,75971504318096E-35</text:p>
          </table:table-cell>
          <table:table-cell table:formula="of:=[.$D$3]^(-[.$A29]*[.J$6])*[.J$7]" office:value-type="float" office:value="3.04883309480079E-040" calcext:value-type="float">
            <text:p>3,04883309480079E-40</text:p>
          </table:table-cell>
          <table:table-cell table:formula="of:=[.$D$3]^(-[.$A29]*[.K$6])*[.K$7]" office:value-type="float" office:value="1.74897704334303E-046" calcext:value-type="float">
            <text:p>1,74897704334303E-46</text:p>
          </table:table-cell>
          <table:table-cell table:formula="of:=[.$D$3]^(-[.$A29]*[.L$6])*[.L$7]" office:value-type="float" office:value="7.0703967963116E-053" calcext:value-type="float">
            <text:p>7,0703967963116E-53</text:p>
          </table:table-cell>
          <table:table-cell table:formula="of:=[.$D$3]^(-[.$A29]*[.M$6])*[.M$7]" office:value-type="float" office:value="3.14955068154718E-059" calcext:value-type="float">
            <text:p>3,14955068154718E-59</text:p>
          </table:table-cell>
          <table:table-cell table:formula="of:=[.$D$3]^(-[.$A29]*[.N$6])*[.N$7]" office:value-type="float" office:value="1.3840265231483E-065" calcext:value-type="float">
            <text:p>1,3840265231483E-65</text:p>
          </table:table-cell>
          <table:table-cell table:formula="of:=[.$D$3]^(-[.$A29]*[.O$6])*[.O$7]" office:value-type="float" office:value="1.26046607295314E-072" calcext:value-type="float">
            <text:p>1,26046607295314E-72</text:p>
          </table:table-cell>
          <table:table-cell table:formula="of:=[.$D$3]^(-[.$A29]*[.P$6])*[.P$7]" office:value-type="float" office:value="1.92118379767947E-078" calcext:value-type="float">
            <text:p>1,92118379767947E-78</text:p>
          </table:table-cell>
          <table:table-cell table:formula="of:=[.$D$3]^(-[.$A29]*[.Q$6])*[.Q$7]" office:value-type="float" office:value="6.40931242829271E-085" calcext:value-type="float">
            <text:p>6,40931242829271E-85</text:p>
          </table:table-cell>
          <table:table-cell table:formula="of:=[.$D$3]^(-[.$A29]*[.R$6])*[.R$7]" office:value-type="float" office:value="9.66852310088865E-091" calcext:value-type="float">
            <text:p>9,66852310088865E-91</text:p>
          </table:table-cell>
          <table:table-cell table:formula="of:=[.$D$3]^(-[.$A29]*[.S$6])*[.S$7]" office:value-type="float" office:value="0" calcext:value-type="float">
            <text:p>0</text:p>
          </table:table-cell>
          <table:table-cell table:formula="of:=[.$D$3]^(-[.$A29]*[.T$6])*[.T$7]" office:value-type="float" office:value="1.11728866201814E-103" calcext:value-type="float">
            <text:p>1,11728866201814E-103</text:p>
          </table:table-cell>
          <table:table-cell table:formula="of:=[.$D$3]^(-[.$A29]*[.U$6])*[.U$7]" office:value-type="float" office:value="3.3232825594546E-110" calcext:value-type="float">
            <text:p>3,3232825594546E-110</text:p>
          </table:table-cell>
          <table:table-cell table:formula="of:=[.$D$3]^(-[.$A29]*[.V$6])*[.V$7]" office:value-type="float" office:value="4.40267229615389E-116" calcext:value-type="float">
            <text:p>4,40267229615389E-116</text:p>
          </table:table-cell>
          <table:table-cell table:formula="of:=[.$D$3]^(-[.$A29]*[.W$6])*[.W$7]" office:value-type="float" office:value="2.13891182659624E-122" calcext:value-type="float">
            <text:p>2,13891182659624E-122</text:p>
          </table:table-cell>
          <table:table-cell table:formula="of:=[.$D$3]^(-[.$A29]*[.X$6])*[.X$7]" office:value-type="float" office:value="1.1191126350461E-128" calcext:value-type="float">
            <text:p>1,1191126350461E-128</text:p>
          </table:table-cell>
          <table:table-cell table:formula="of:=[.$D$3]^(-[.$A29]*[.Y$6])*[.Y$7]" office:value-type="float" office:value="2.96325515104784E-135" calcext:value-type="float">
            <text:p>2,96325515104784E-135</text:p>
          </table:table-cell>
          <table:table-cell table:formula="of:=[.$D$3]^(-[.$A29]*[.Z$6])*[.Z$7]" office:value-type="float" office:value="9.17995140803355E-142" calcext:value-type="float">
            <text:p>9,17995140803355E-142</text:p>
          </table:table-cell>
          <table:table-cell table:formula="of:=[.$D$3]^(-[.$A29]*[.AA$6])*[.AA$7]" office:value-type="float" office:value="1.24941169261452E-147" calcext:value-type="float">
            <text:p>1,24941169261452E-147</text:p>
          </table:table-cell>
          <table:table-cell table:formula="of:=[.$D$3]^(-[.$A29]*[.AB$6])*[.AB$7]" office:value-type="float" office:value="5.08336177228799E-154" calcext:value-type="float">
            <text:p>5,08336177228799E-154</text:p>
          </table:table-cell>
          <table:table-cell table:formula="of:=[.$D$3]^(-[.$A29]*[.AC$6])*[.AC$7]" office:value-type="float" office:value="9.66639576485053E-161" calcext:value-type="float">
            <text:p>9,66639576485053E-161</text:p>
          </table:table-cell>
          <table:table-cell table:formula="of:=[.$D$3]^(-[.$A29]*[.AD$6])*[.AD$7]" office:value-type="float" office:value="5.27338649932136E-167" calcext:value-type="float">
            <text:p>5,27338649932136E-167</text:p>
          </table:table-cell>
          <table:table-cell table:formula="of:=[.$D$3]^(-[.$A29]*[.AE$6])*[.AE$7]" office:value-type="float" office:value="2.6849206407495E-173" calcext:value-type="float">
            <text:p>2,6849206407495E-173</text:p>
          </table:table-cell>
          <table:table-cell table:formula="of:=[.$D$3]^(-[.$A29]*[.AF$6])*[.AF$7]" office:value-type="float" office:value="2.74584951504896E-179" calcext:value-type="float">
            <text:p>2,74584951504896E-179</text:p>
          </table:table-cell>
          <table:table-cell table:formula="of:=[.$D$3]^(-[.$A29]*[.AG$6])*[.AG$7]" office:value-type="float" office:value="4.48882554676921E-187" calcext:value-type="float">
            <text:p>4,48882554676921E-187</text:p>
          </table:table-cell>
          <table:table-cell table:formula="of:=[.$D$3]^(-[.$A29]*[.AH$6])*[.AH$7]" office:value-type="float" office:value="6.94968377424603E-192" calcext:value-type="float">
            <text:p>6,94968377424603E-192</text:p>
          </table:table-cell>
          <table:table-cell table:formula="of:=MOD(1/[.$F$3]*SUM([.C29:.AH29]);[.$B$3])" office:value-type="float" office:value="50.0009735971689" calcext:value-type="float">
            <text:p>50,0009735972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288" calcext:value-type="float">
            <text:p>35288</text:p>
          </table:table-cell>
          <table:table-cell table:formula="of:=[.$D$3]^(-[.$A30]*[.C$6])*[.C$7]" office:value-type="float" office:value="1600" calcext:value-type="float">
            <text:p>1600</text:p>
          </table:table-cell>
          <table:table-cell table:formula="of:=[.$D$3]^(-[.$A30]*[.D$6])*[.D$7]" office:value-type="float" office:value="0.0155775547027588" calcext:value-type="float">
            <text:p>0,0155775547</text:p>
          </table:table-cell>
          <table:table-cell table:formula="of:=[.$D$3]^(-[.$A30]*[.E$6])*[.E$7]" office:value-type="float" office:value="0" calcext:value-type="float">
            <text:p>0</text:p>
          </table:table-cell>
          <table:table-cell table:formula="of:=[.$D$3]^(-[.$A30]*[.F$6])*[.F$7]" office:value-type="float" office:value="7.60920189704639E-016" calcext:value-type="float">
            <text:p>7,60920189704639E-16</text:p>
          </table:table-cell>
          <table:table-cell table:formula="of:=[.$D$3]^(-[.$A30]*[.G$6])*[.G$7]" office:value-type="float" office:value="1.76680608962498E-023" calcext:value-type="float">
            <text:p>1,76680608962498E-23</text:p>
          </table:table-cell>
          <table:table-cell table:formula="of:=[.$D$3]^(-[.$A30]*[.H$6])*[.H$7]" office:value-type="float" office:value="4.68208976920092E-029" calcext:value-type="float">
            <text:p>4,68208976920092E-29</text:p>
          </table:table-cell>
          <table:table-cell table:formula="of:=[.$D$3]^(-[.$A30]*[.I$6])*[.I$7]" office:value-type="float" office:value="2.74955475497026E-037" calcext:value-type="float">
            <text:p>2,74955475497026E-37</text:p>
          </table:table-cell>
          <table:table-cell table:formula="of:=[.$D$3]^(-[.$A30]*[.J$6])*[.J$7]" office:value-type="float" office:value="2.38190085531312E-042" calcext:value-type="float">
            <text:p>2,38190085531312E-42</text:p>
          </table:table-cell>
          <table:table-cell table:formula="of:=[.$D$3]^(-[.$A30]*[.K$6])*[.K$7]" office:value-type="float" office:value="6.83194157555871E-049" calcext:value-type="float">
            <text:p>6,83194157555871E-49</text:p>
          </table:table-cell>
          <table:table-cell table:formula="of:=[.$D$3]^(-[.$A30]*[.L$6])*[.L$7]" office:value-type="float" office:value="1.38093687427961E-055" calcext:value-type="float">
            <text:p>1,38093687427961E-55</text:p>
          </table:table-cell>
          <table:table-cell table:formula="of:=[.$D$3]^(-[.$A30]*[.M$6])*[.M$7]" office:value-type="float" office:value="3.07573308744842E-062" calcext:value-type="float">
            <text:p>3,07573308744842E-62</text:p>
          </table:table-cell>
          <table:table-cell table:formula="of:=[.$D$3]^(-[.$A30]*[.N$6])*[.N$7]" office:value-type="float" office:value="6.75794200756004E-069" calcext:value-type="float">
            <text:p>6,75794200756004E-69</text:p>
          </table:table-cell>
          <table:table-cell table:formula="of:=[.$D$3]^(-[.$A30]*[.O$6])*[.O$7]" office:value-type="float" office:value="3.07730974842076E-076" calcext:value-type="float">
            <text:p>3,07730974842076E-76</text:p>
          </table:table-cell>
          <table:table-cell table:formula="of:=[.$D$3]^(-[.$A30]*[.P$6])*[.P$7]" office:value-type="float" office:value="2.3451950655267E-082" calcext:value-type="float">
            <text:p>2,3451950655267E-82</text:p>
          </table:table-cell>
          <table:table-cell table:formula="of:=[.$D$3]^(-[.$A30]*[.Q$6])*[.Q$7]" office:value-type="float" office:value="3.91193385515913E-089" calcext:value-type="float">
            <text:p>3,91193385515913E-89</text:p>
          </table:table-cell>
          <table:table-cell table:formula="of:=[.$D$3]^(-[.$A30]*[.R$6])*[.R$7]" office:value-type="float" office:value="2.95059909084737E-095" calcext:value-type="float">
            <text:p>2,95059909084737E-95</text:p>
          </table:table-cell>
          <table:table-cell table:formula="of:=[.$D$3]^(-[.$A30]*[.S$6])*[.S$7]" office:value-type="float" office:value="0" calcext:value-type="float">
            <text:p>0</text:p>
          </table:table-cell>
          <table:table-cell table:formula="of:=[.$D$3]^(-[.$A30]*[.T$6])*[.T$7]" office:value-type="float" office:value="8.52423600782882E-109" calcext:value-type="float">
            <text:p>8,52423600782882E-109</text:p>
          </table:table-cell>
          <table:table-cell table:formula="of:=[.$D$3]^(-[.$A30]*[.U$6])*[.U$7]" office:value-type="float" office:value="1.26773168924507E-115" calcext:value-type="float">
            <text:p>1,26773168924507E-115</text:p>
          </table:table-cell>
          <table:table-cell table:formula="of:=[.$D$3]^(-[.$A30]*[.V$6])*[.V$7]" office:value-type="float" office:value="8.3974309847906E-122" calcext:value-type="float">
            <text:p>8,3974309847906E-122</text:p>
          </table:table-cell>
          <table:table-cell table:formula="of:=[.$D$3]^(-[.$A30]*[.W$6])*[.W$7]" office:value-type="float" office:value="2.03982527408242E-128" calcext:value-type="float">
            <text:p>2,03982527408242E-128</text:p>
          </table:table-cell>
          <table:table-cell table:formula="of:=[.$D$3]^(-[.$A30]*[.X$6])*[.X$7]" office:value-type="float" office:value="5.33634488604592E-135" calcext:value-type="float">
            <text:p>5,33634488604592E-135</text:p>
          </table:table-cell>
          <table:table-cell table:formula="of:=[.$D$3]^(-[.$A30]*[.Y$6])*[.Y$7]" office:value-type="float" office:value="7.06495082628213E-142" calcext:value-type="float">
            <text:p>7,06495082628213E-142</text:p>
          </table:table-cell>
          <table:table-cell table:formula="of:=[.$D$3]^(-[.$A30]*[.Z$6])*[.Z$7]" office:value-type="float" office:value="1.09433548546237E-148" calcext:value-type="float">
            <text:p>1,09433548546237E-148</text:p>
          </table:table-cell>
          <table:table-cell table:formula="of:=[.$D$3]^(-[.$A30]*[.AA$6])*[.AA$7]" office:value-type="float" office:value="7.44707401165082E-155" calcext:value-type="float">
            <text:p>7,44707401165082E-155</text:p>
          </table:table-cell>
          <table:table-cell table:formula="of:=[.$D$3]^(-[.$A30]*[.AB$6])*[.AB$7]" office:value-type="float" office:value="1.51495986351013E-161" calcext:value-type="float">
            <text:p>1,51495986351013E-161</text:p>
          </table:table-cell>
          <table:table-cell table:formula="of:=[.$D$3]^(-[.$A30]*[.AC$6])*[.AC$7]" office:value-type="float" office:value="1.44040521455564E-168" calcext:value-type="float">
            <text:p>1,44040521455564E-168</text:p>
          </table:table-cell>
          <table:table-cell table:formula="of:=[.$D$3]^(-[.$A30]*[.AD$6])*[.AD$7]" office:value-type="float" office:value="3.92897911319238E-175" calcext:value-type="float">
            <text:p>3,92897911319238E-175</text:p>
          </table:table-cell>
          <table:table-cell table:formula="of:=[.$D$3]^(-[.$A30]*[.AE$6])*[.AE$7]" office:value-type="float" office:value="1.00021088151243E-181" calcext:value-type="float">
            <text:p>1,00021088151243E-181</text:p>
          </table:table-cell>
          <table:table-cell table:formula="of:=[.$D$3]^(-[.$A30]*[.AF$6])*[.AF$7]" office:value-type="float" office:value="5.11454327972413E-188" calcext:value-type="float">
            <text:p>5,11454327972413E-188</text:p>
          </table:table-cell>
          <table:table-cell table:formula="of:=[.$D$3]^(-[.$A30]*[.AG$6])*[.AG$7]" office:value-type="float" office:value="4.18054456521683E-196" calcext:value-type="float">
            <text:p>4,18054456521683E-196</text:p>
          </table:table-cell>
          <table:table-cell table:formula="of:=[.$D$3]^(-[.$A30]*[.AH$6])*[.AH$7]" office:value-type="float" office:value="3.23619869269711E-201" calcext:value-type="float">
            <text:p>3,23619869269711E-201</text:p>
          </table:table-cell>
          <table:table-cell table:formula="of:=MOD(1/[.$F$3]*SUM([.C30:.AH30]);[.$B$3])" office:value-type="float" office:value="50.0004867985845" calcext:value-type="float">
            <text:p>50,0004867986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26" calcext:value-type="float">
            <text:p>22926</text:p>
          </table:table-cell>
          <table:table-cell table:formula="of:=[.$D$3]^(-[.$A31]*[.C$6])*[.C$7]" office:value-type="float" office:value="1600" calcext:value-type="float">
            <text:p>1600</text:p>
          </table:table-cell>
          <table:table-cell table:formula="of:=[.$D$3]^(-[.$A31]*[.D$6])*[.D$7]" office:value-type="float" office:value="0.00778877735137939" calcext:value-type="float">
            <text:p>0,0077887774</text:p>
          </table:table-cell>
          <table:table-cell table:formula="of:=[.$D$3]^(-[.$A31]*[.E$6])*[.E$7]" office:value-type="float" office:value="0" calcext:value-type="float">
            <text:p>0</text:p>
          </table:table-cell>
          <table:table-cell table:formula="of:=[.$D$3]^(-[.$A31]*[.F$6])*[.F$7]" office:value-type="float" office:value="9.51150237130799E-017" calcext:value-type="float">
            <text:p>9,51150237130799E-17</text:p>
          </table:table-cell>
          <table:table-cell table:formula="of:=[.$D$3]^(-[.$A31]*[.G$6])*[.G$7]" office:value-type="float" office:value="1.10425380601561E-024" calcext:value-type="float">
            <text:p>1,10425380601561E-24</text:p>
          </table:table-cell>
          <table:table-cell table:formula="of:=[.$D$3]^(-[.$A31]*[.H$6])*[.H$7]" office:value-type="float" office:value="1.46315305287529E-030" calcext:value-type="float">
            <text:p>1,46315305287529E-30</text:p>
          </table:table-cell>
          <table:table-cell table:formula="of:=[.$D$3]^(-[.$A31]*[.I$6])*[.I$7]" office:value-type="float" office:value="4.29617930464103E-039" calcext:value-type="float">
            <text:p>4,29617930464103E-39</text:p>
          </table:table-cell>
          <table:table-cell table:formula="of:=[.$D$3]^(-[.$A31]*[.J$6])*[.J$7]" office:value-type="float" office:value="1.86086004321337E-044" calcext:value-type="float">
            <text:p>1,86086004321337E-44</text:p>
          </table:table-cell>
          <table:table-cell table:formula="of:=[.$D$3]^(-[.$A31]*[.K$6])*[.K$7]" office:value-type="float" office:value="2.66872717795262E-051" calcext:value-type="float">
            <text:p>2,66872717795262E-51</text:p>
          </table:table-cell>
          <table:table-cell table:formula="of:=[.$D$3]^(-[.$A31]*[.L$6])*[.L$7]" office:value-type="float" office:value="2.69714233257736E-058" calcext:value-type="float">
            <text:p>2,69714233257736E-58</text:p>
          </table:table-cell>
          <table:table-cell table:formula="of:=[.$D$3]^(-[.$A31]*[.M$6])*[.M$7]" office:value-type="float" office:value="3.00364559321135E-065" calcext:value-type="float">
            <text:p>3,00364559321135E-65</text:p>
          </table:table-cell>
          <table:table-cell table:formula="of:=[.$D$3]^(-[.$A31]*[.N$6])*[.N$7]" office:value-type="float" office:value="3.29977637087893E-072" calcext:value-type="float">
            <text:p>3,29977637087893E-72</text:p>
          </table:table-cell>
          <table:table-cell table:formula="of:=[.$D$3]^(-[.$A31]*[.O$6])*[.O$7]" office:value-type="float" office:value="7.51296325298038E-080" calcext:value-type="float">
            <text:p>7,51296325298038E-80</text:p>
          </table:table-cell>
          <table:table-cell table:formula="of:=[.$D$3]^(-[.$A31]*[.P$6])*[.P$7]" office:value-type="float" office:value="2.86278694522302E-086" calcext:value-type="float">
            <text:p>2,86278694522302E-86</text:p>
          </table:table-cell>
          <table:table-cell table:formula="of:=[.$D$3]^(-[.$A31]*[.Q$6])*[.Q$7]" office:value-type="float" office:value="2.38765494089302E-093" calcext:value-type="float">
            <text:p>2,38765494089302E-93</text:p>
          </table:table-cell>
          <table:table-cell table:formula="of:=[.$D$3]^(-[.$A31]*[.R$6])*[.R$7]" office:value-type="float" office:value="9.00451382704885E-100" calcext:value-type="float">
            <text:p>9,00451382704885E-100</text:p>
          </table:table-cell>
          <table:table-cell table:formula="of:=[.$D$3]^(-[.$A31]*[.S$6])*[.S$7]" office:value-type="float" office:value="0" calcext:value-type="float">
            <text:p>0</text:p>
          </table:table-cell>
          <table:table-cell table:formula="of:=[.$D$3]^(-[.$A31]*[.T$6])*[.T$7]" office:value-type="float" office:value="6.50347595812135E-114" calcext:value-type="float">
            <text:p>6,50347595812135E-114</text:p>
          </table:table-cell>
          <table:table-cell table:formula="of:=[.$D$3]^(-[.$A31]*[.U$6])*[.U$7]" office:value-type="float" office:value="4.83601260850934E-121" calcext:value-type="float">
            <text:p>4,83601260850934E-121</text:p>
          </table:table-cell>
          <table:table-cell table:formula="of:=[.$D$3]^(-[.$A31]*[.V$6])*[.V$7]" office:value-type="float" office:value="1.60168285079777E-127" calcext:value-type="float">
            <text:p>1,60168285079777E-127</text:p>
          </table:table-cell>
          <table:table-cell table:formula="of:=[.$D$3]^(-[.$A31]*[.W$6])*[.W$7]" office:value-type="float" office:value="1.94532897384874E-134" calcext:value-type="float">
            <text:p>1,94532897384874E-134</text:p>
          </table:table-cell>
          <table:table-cell table:formula="of:=[.$D$3]^(-[.$A31]*[.X$6])*[.X$7]" office:value-type="float" office:value="2.54456753065391E-141" calcext:value-type="float">
            <text:p>2,54456753065391E-141</text:p>
          </table:table-cell>
          <table:table-cell table:formula="of:=[.$D$3]^(-[.$A31]*[.Y$6])*[.Y$7]" office:value-type="float" office:value="1.68441553742459E-148" calcext:value-type="float">
            <text:p>1,68441553742459E-148</text:p>
          </table:table-cell>
          <table:table-cell table:formula="of:=[.$D$3]^(-[.$A31]*[.Z$6])*[.Z$7]" office:value-type="float" office:value="1.30454955752179E-155" calcext:value-type="float">
            <text:p>1,30454955752179E-155</text:p>
          </table:table-cell>
          <table:table-cell table:formula="of:=[.$D$3]^(-[.$A31]*[.AA$6])*[.AA$7]" office:value-type="float" office:value="4.4388020108049E-162" calcext:value-type="float">
            <text:p>4,4388020108049E-162</text:p>
          </table:table-cell>
          <table:table-cell table:formula="of:=[.$D$3]^(-[.$A31]*[.AB$6])*[.AB$7]" office:value-type="float" office:value="4.51493222567478E-169" calcext:value-type="float">
            <text:p>4,51493222567478E-169</text:p>
          </table:table-cell>
          <table:table-cell table:formula="of:=[.$D$3]^(-[.$A31]*[.AC$6])*[.AC$7]" office:value-type="float" office:value="2.14637102865523E-176" calcext:value-type="float">
            <text:p>2,14637102865523E-176</text:p>
          </table:table-cell>
          <table:table-cell table:formula="of:=[.$D$3]^(-[.$A31]*[.AD$6])*[.AD$7]" office:value-type="float" office:value="2.92731755464701E-183" calcext:value-type="float">
            <text:p>2,92731755464701E-183</text:p>
          </table:table-cell>
          <table:table-cell table:formula="of:=[.$D$3]^(-[.$A31]*[.AE$6])*[.AE$7]" office:value-type="float" office:value="3.72607589331428E-190" calcext:value-type="float">
            <text:p>3,72607589331428E-190</text:p>
          </table:table-cell>
          <table:table-cell table:formula="of:=[.$D$3]^(-[.$A31]*[.AF$6])*[.AF$7]" office:value-type="float" office:value="9.52657923050994E-197" calcext:value-type="float">
            <text:p>9,52657923050994E-197</text:p>
          </table:table-cell>
          <table:table-cell table:formula="of:=[.$D$3]^(-[.$A31]*[.AG$6])*[.AG$7]" office:value-type="float" office:value="3.89343552777249E-205" calcext:value-type="float">
            <text:p>3,89343552777249E-205</text:p>
          </table:table-cell>
          <table:table-cell table:formula="of:=[.$D$3]^(-[.$A31]*[.AH$6])*[.AH$7]" office:value-type="float" office:value="1.50697244922496E-210" calcext:value-type="float">
            <text:p>1,50697244922496E-210</text:p>
          </table:table-cell>
          <table:table-cell table:formula="of:=MOD(1/[.$F$3]*SUM([.C31:.AH31]);[.$B$3])" office:value-type="float" office:value="50.0002433992922" calcext:value-type="float">
            <text:p>50,0002433993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437" calcext:value-type="float">
            <text:p>65437</text:p>
          </table:table-cell>
          <table:table-cell table:formula="of:=[.$D$3]^(-[.$A32]*[.C$6])*[.C$7]" office:value-type="float" office:value="1600" calcext:value-type="float">
            <text:p>1600</text:p>
          </table:table-cell>
          <table:table-cell table:formula="of:=[.$D$3]^(-[.$A32]*[.D$6])*[.D$7]" office:value-type="float" office:value="0.0038943886756897" calcext:value-type="float">
            <text:p>0,0038943887</text:p>
          </table:table-cell>
          <table:table-cell table:formula="of:=[.$D$3]^(-[.$A32]*[.E$6])*[.E$7]" office:value-type="float" office:value="0" calcext:value-type="float">
            <text:p>0</text:p>
          </table:table-cell>
          <table:table-cell table:formula="of:=[.$D$3]^(-[.$A32]*[.F$6])*[.F$7]" office:value-type="float" office:value="1.1889377964135E-017" calcext:value-type="float">
            <text:p>1,1889377964135E-17</text:p>
          </table:table-cell>
          <table:table-cell table:formula="of:=[.$D$3]^(-[.$A32]*[.G$6])*[.G$7]" office:value-type="float" office:value="6.90158628759759E-026" calcext:value-type="float">
            <text:p>6,90158628759759E-26</text:p>
          </table:table-cell>
          <table:table-cell table:formula="of:=[.$D$3]^(-[.$A32]*[.H$6])*[.H$7]" office:value-type="float" office:value="4.57235329023527E-032" calcext:value-type="float">
            <text:p>4,57235329023527E-32</text:p>
          </table:table-cell>
          <table:table-cell table:formula="of:=[.$D$3]^(-[.$A32]*[.I$6])*[.I$7]" office:value-type="float" office:value="6.7127801635016E-041" calcext:value-type="float">
            <text:p>6,7127801635016E-41</text:p>
          </table:table-cell>
          <table:table-cell table:formula="of:=[.$D$3]^(-[.$A32]*[.J$6])*[.J$7]" office:value-type="float" office:value="1.45379690876045E-046" calcext:value-type="float">
            <text:p>1,45379690876045E-46</text:p>
          </table:table-cell>
          <table:table-cell table:formula="of:=[.$D$3]^(-[.$A32]*[.K$6])*[.K$7]" office:value-type="float" office:value="1.04247155388774E-053" calcext:value-type="float">
            <text:p>1,04247155388774E-53</text:p>
          </table:table-cell>
          <table:table-cell table:formula="of:=[.$D$3]^(-[.$A32]*[.L$6])*[.L$7]" office:value-type="float" office:value="5.26785611831516E-061" calcext:value-type="float">
            <text:p>5,26785611831516E-61</text:p>
          </table:table-cell>
          <table:table-cell table:formula="of:=[.$D$3]^(-[.$A32]*[.M$6])*[.M$7]" office:value-type="float" office:value="2.93324764962046E-068" calcext:value-type="float">
            <text:p>2,93324764962046E-68</text:p>
          </table:table-cell>
          <table:table-cell table:formula="of:=[.$D$3]^(-[.$A32]*[.N$6])*[.N$7]" office:value-type="float" office:value="1.61121893109323E-075" calcext:value-type="float">
            <text:p>1,61121893109323E-75</text:p>
          </table:table-cell>
          <table:table-cell table:formula="of:=[.$D$3]^(-[.$A32]*[.O$6])*[.O$7]" office:value-type="float" office:value="1.83421954418466E-083" calcext:value-type="float">
            <text:p>1,83421954418466E-83</text:p>
          </table:table-cell>
          <table:table-cell table:formula="of:=[.$D$3]^(-[.$A32]*[.P$6])*[.P$7]" office:value-type="float" office:value="3.49461297024295E-090" calcext:value-type="float">
            <text:p>3,49461297024295E-90</text:p>
          </table:table-cell>
          <table:table-cell table:formula="of:=[.$D$3]^(-[.$A32]*[.Q$6])*[.Q$7]" office:value-type="float" office:value="1.4573089238849E-097" calcext:value-type="float">
            <text:p>1,4573089238849E-97</text:p>
          </table:table-cell>
          <table:table-cell table:formula="of:=[.$D$3]^(-[.$A32]*[.R$6])*[.R$7]" office:value-type="float" office:value="2.74795954194606E-104" calcext:value-type="float">
            <text:p>2,74795954194606E-104</text:p>
          </table:table-cell>
          <table:table-cell table:formula="of:=[.$D$3]^(-[.$A32]*[.S$6])*[.S$7]" office:value-type="float" office:value="0" calcext:value-type="float">
            <text:p>0</text:p>
          </table:table-cell>
          <table:table-cell table:formula="of:=[.$D$3]^(-[.$A32]*[.T$6])*[.T$7]" office:value-type="float" office:value="4.96175839090069E-119" calcext:value-type="float">
            <text:p>4,96175839090069E-119</text:p>
          </table:table-cell>
          <table:table-cell table:formula="of:=[.$D$3]^(-[.$A32]*[.U$6])*[.U$7]" office:value-type="float" office:value="1.84479240742086E-126" calcext:value-type="float">
            <text:p>1,84479240742086E-126</text:p>
          </table:table-cell>
          <table:table-cell table:formula="of:=[.$D$3]^(-[.$A32]*[.V$6])*[.V$7]" office:value-type="float" office:value="3.05496759566835E-133" calcext:value-type="float">
            <text:p>3,05496759566835E-133</text:p>
          </table:table-cell>
          <table:table-cell table:formula="of:=[.$D$3]^(-[.$A32]*[.W$6])*[.W$7]" office:value-type="float" office:value="1.85521027932047E-140" calcext:value-type="float">
            <text:p>1,85521027932047E-140</text:p>
          </table:table-cell>
          <table:table-cell table:formula="of:=[.$D$3]^(-[.$A32]*[.X$6])*[.X$7]" office:value-type="float" office:value="1.21334435017296E-147" calcext:value-type="float">
            <text:p>1,21334435017296E-147</text:p>
          </table:table-cell>
          <table:table-cell table:formula="of:=[.$D$3]^(-[.$A32]*[.Y$6])*[.Y$7]" office:value-type="float" office:value="4.01595959049367E-155" calcext:value-type="float">
            <text:p>4,01595959049367E-155</text:p>
          </table:table-cell>
          <table:table-cell table:formula="of:=[.$D$3]^(-[.$A32]*[.Z$6])*[.Z$7]" office:value-type="float" office:value="1.55514425935959E-162" calcext:value-type="float">
            <text:p>1,55514425935959E-162</text:p>
          </table:table-cell>
          <table:table-cell table:formula="of:=[.$D$3]^(-[.$A32]*[.AA$6])*[.AA$7]" office:value-type="float" office:value="2.64573217082316E-169" calcext:value-type="float">
            <text:p>2,64573217082316E-169</text:p>
          </table:table-cell>
          <table:table-cell table:formula="of:=[.$D$3]^(-[.$A32]*[.AB$6])*[.AB$7]" office:value-type="float" office:value="1.34555465748154E-176" calcext:value-type="float">
            <text:p>1,34555465748154E-176</text:p>
          </table:table-cell>
          <table:table-cell table:formula="of:=[.$D$3]^(-[.$A32]*[.AC$6])*[.AC$7]" office:value-type="float" office:value="3.19834206797962E-184" calcext:value-type="float">
            <text:p>3,19834206797962E-184</text:p>
          </table:table-cell>
          <table:table-cell table:formula="of:=[.$D$3]^(-[.$A32]*[.AD$6])*[.AD$7]" office:value-type="float" office:value="2.18102153736875E-191" calcext:value-type="float">
            <text:p>2,18102153736875E-191</text:p>
          </table:table-cell>
          <table:table-cell table:formula="of:=[.$D$3]^(-[.$A32]*[.AE$6])*[.AE$7]" office:value-type="float" office:value="1.38807143766965E-198" calcext:value-type="float">
            <text:p>1,38807143766965E-198</text:p>
          </table:table-cell>
          <table:table-cell table:formula="of:=[.$D$3]^(-[.$A32]*[.AF$6])*[.AF$7]" office:value-type="float" office:value="1.77446365924737E-205" calcext:value-type="float">
            <text:p>1,77446365924737E-205</text:p>
          </table:table-cell>
          <table:table-cell table:formula="of:=[.$D$3]^(-[.$A32]*[.AG$6])*[.AG$7]" office:value-type="float" office:value="3.62604439982445E-214" calcext:value-type="float">
            <text:p>3,62604439982445E-214</text:p>
          </table:table-cell>
          <table:table-cell table:formula="of:=[.$D$3]^(-[.$A32]*[.AH$6])*[.AH$7]" office:value-type="float" office:value="7.01738730643392E-220" calcext:value-type="float">
            <text:p>7,01738730643392E-220</text:p>
          </table:table-cell>
          <table:table-cell table:formula="of:=MOD(1/[.$F$3]*SUM([.C32:.AH32]);[.$B$3])" office:value-type="float" office:value="50.0001216996461" calcext:value-type="float">
            <text:p>50,0001216996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834" calcext:value-type="float">
            <text:p>55834</text:p>
          </table:table-cell>
          <table:table-cell table:formula="of:=[.$D$3]^(-[.$A33]*[.C$6])*[.C$7]" office:value-type="float" office:value="1600" calcext:value-type="float">
            <text:p>1600</text:p>
          </table:table-cell>
          <table:table-cell table:formula="of:=[.$D$3]^(-[.$A33]*[.D$6])*[.D$7]" office:value-type="float" office:value="0.00194719433784485" calcext:value-type="float">
            <text:p>0,0019471943</text:p>
          </table:table-cell>
          <table:table-cell table:formula="of:=[.$D$3]^(-[.$A33]*[.E$6])*[.E$7]" office:value-type="float" office:value="0" calcext:value-type="float">
            <text:p>0</text:p>
          </table:table-cell>
          <table:table-cell table:formula="of:=[.$D$3]^(-[.$A33]*[.F$6])*[.F$7]" office:value-type="float" office:value="1.48617224551687E-018" calcext:value-type="float">
            <text:p>1,48617224551687E-18</text:p>
          </table:table-cell>
          <table:table-cell table:formula="of:=[.$D$3]^(-[.$A33]*[.G$6])*[.G$7]" office:value-type="float" office:value="4.31349142974849E-027" calcext:value-type="float">
            <text:p>4,31349142974849E-27</text:p>
          </table:table-cell>
          <table:table-cell table:formula="of:=[.$D$3]^(-[.$A33]*[.H$6])*[.H$7]" office:value-type="float" office:value="1.42886040319852E-033" calcext:value-type="float">
            <text:p>1,42886040319852E-33</text:p>
          </table:table-cell>
          <table:table-cell table:formula="of:=[.$D$3]^(-[.$A33]*[.I$6])*[.I$7]" office:value-type="float" office:value="1.04887190054713E-042" calcext:value-type="float">
            <text:p>1,04887190054713E-42</text:p>
          </table:table-cell>
          <table:table-cell table:formula="of:=[.$D$3]^(-[.$A33]*[.J$6])*[.J$7]" office:value-type="float" office:value="1.1357788349691E-048" calcext:value-type="float">
            <text:p>1,1357788349691E-48</text:p>
          </table:table-cell>
          <table:table-cell table:formula="of:=[.$D$3]^(-[.$A33]*[.K$6])*[.K$7]" office:value-type="float" office:value="4.072154507374E-056" calcext:value-type="float">
            <text:p>4,072154507374E-56</text:p>
          </table:table-cell>
          <table:table-cell table:formula="of:=[.$D$3]^(-[.$A33]*[.L$6])*[.L$7]" office:value-type="float" office:value="1.02887814810843E-063" calcext:value-type="float">
            <text:p>1,02887814810843E-63</text:p>
          </table:table-cell>
          <table:table-cell table:formula="of:=[.$D$3]^(-[.$A33]*[.M$6])*[.M$7]" office:value-type="float" office:value="2.86449965783248E-071" calcext:value-type="float">
            <text:p>2,86449965783248E-71</text:p>
          </table:table-cell>
          <table:table-cell table:formula="of:=[.$D$3]^(-[.$A33]*[.N$6])*[.N$7]" office:value-type="float" office:value="7.86727993697864E-079" calcext:value-type="float">
            <text:p>7,86727993697864E-79</text:p>
          </table:table-cell>
          <table:table-cell table:formula="of:=[.$D$3]^(-[.$A33]*[.O$6])*[.O$7]" office:value-type="float" office:value="4.47807505904459E-087" calcext:value-type="float">
            <text:p>4,47807505904459E-87</text:p>
          </table:table-cell>
          <table:table-cell table:formula="of:=[.$D$3]^(-[.$A33]*[.P$6])*[.P$7]" office:value-type="float" office:value="4.2658849734411E-094" calcext:value-type="float">
            <text:p>4,2658849734411E-94</text:p>
          </table:table-cell>
          <table:table-cell table:formula="of:=[.$D$3]^(-[.$A33]*[.Q$6])*[.Q$7]" office:value-type="float" office:value="8.89470778738343E-102" calcext:value-type="float">
            <text:p>8,89470778738343E-102</text:p>
          </table:table-cell>
          <table:table-cell table:formula="of:=[.$D$3]^(-[.$A33]*[.R$6])*[.R$7]" office:value-type="float" office:value="8.38610700056781E-109" calcext:value-type="float">
            <text:p>8,38610700056781E-109</text:p>
          </table:table-cell>
          <table:table-cell table:formula="of:=[.$D$3]^(-[.$A33]*[.S$6])*[.S$7]" office:value-type="float" office:value="0" calcext:value-type="float">
            <text:p>0</text:p>
          </table:table-cell>
          <table:table-cell table:formula="of:=[.$D$3]^(-[.$A33]*[.T$6])*[.T$7]" office:value-type="float" office:value="3.78552123329215E-124" calcext:value-type="float">
            <text:p>3,78552123329215E-124</text:p>
          </table:table-cell>
          <table:table-cell table:formula="of:=[.$D$3]^(-[.$A33]*[.U$6])*[.U$7]" office:value-type="float" office:value="7.03732455223412E-132" calcext:value-type="float">
            <text:p>7,03732455223412E-132</text:p>
          </table:table-cell>
          <table:table-cell table:formula="of:=[.$D$3]^(-[.$A33]*[.V$6])*[.V$7]" office:value-type="float" office:value="5.82688826688452E-139" calcext:value-type="float">
            <text:p>5,82688826688452E-139</text:p>
          </table:table-cell>
          <table:table-cell table:formula="of:=[.$D$3]^(-[.$A33]*[.W$6])*[.W$7]" office:value-type="float" office:value="1.7692663949208E-146" calcext:value-type="float">
            <text:p>1,7692663949208E-146</text:p>
          </table:table-cell>
          <table:table-cell table:formula="of:=[.$D$3]^(-[.$A33]*[.X$6])*[.X$7]" office:value-type="float" office:value="5.7856767185829E-154" calcext:value-type="float">
            <text:p>5,7856767185829E-154</text:p>
          </table:table-cell>
          <table:table-cell table:formula="of:=[.$D$3]^(-[.$A33]*[.Y$6])*[.Y$7]" office:value-type="float" office:value="9.57479379294793E-162" calcext:value-type="float">
            <text:p>9,57479379294793E-162</text:p>
          </table:table-cell>
          <table:table-cell table:formula="of:=[.$D$3]^(-[.$A33]*[.Z$6])*[.Z$7]" office:value-type="float" office:value="1.85387642307232E-169" calcext:value-type="float">
            <text:p>1,85387642307232E-169</text:p>
          </table:table-cell>
          <table:table-cell table:formula="of:=[.$D$3]^(-[.$A33]*[.AA$6])*[.AA$7]" office:value-type="float" office:value="1.57697926212737E-176" calcext:value-type="float">
            <text:p>1,57697926212737E-176</text:p>
          </table:table-cell>
          <table:table-cell table:formula="of:=[.$D$3]^(-[.$A33]*[.AB$6])*[.AB$7]" office:value-type="float" office:value="4.01006536925299E-184" calcext:value-type="float">
            <text:p>4,01006536925299E-184</text:p>
          </table:table-cell>
          <table:table-cell table:formula="of:=[.$D$3]^(-[.$A33]*[.AC$6])*[.AC$7]" office:value-type="float" office:value="4.76590107080284E-192" calcext:value-type="float">
            <text:p>4,76590107080284E-192</text:p>
          </table:table-cell>
          <table:table-cell table:formula="of:=[.$D$3]^(-[.$A33]*[.AD$6])*[.AD$7]" office:value-type="float" office:value="1.62498767477926E-199" calcext:value-type="float">
            <text:p>1,62498767477926E-199</text:p>
          </table:table-cell>
          <table:table-cell table:formula="of:=[.$D$3]^(-[.$A33]*[.AE$6])*[.AE$7]" office:value-type="float" office:value="5.17096906032284E-207" calcext:value-type="float">
            <text:p>5,17096906032284E-207</text:p>
          </table:table-cell>
          <table:table-cell table:formula="of:=[.$D$3]^(-[.$A33]*[.AF$6])*[.AF$7]" office:value-type="float" office:value="3.30519612738373E-214" calcext:value-type="float">
            <text:p>3,30519612738373E-214</text:p>
          </table:table-cell>
          <table:table-cell table:formula="of:=[.$D$3]^(-[.$A33]*[.AG$6])*[.AG$7]" office:value-type="float" office:value="3.37701700611454E-223" calcext:value-type="float">
            <text:p>3,37701700611454E-223</text:p>
          </table:table-cell>
          <table:table-cell table:formula="of:=[.$D$3]^(-[.$A33]*[.AH$6])*[.AH$7]" office:value-type="float" office:value="3.26772560665101E-229" calcext:value-type="float">
            <text:p>3,26772560665101E-229</text:p>
          </table:table-cell>
          <table:table-cell table:formula="of:=MOD(1/[.$F$3]*SUM([.C33:.AH33]);[.$B$3])" office:value-type="float" office:value="50.0000608498231" calcext:value-type="float">
            <text:p>50,0000608498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266" calcext:value-type="float">
            <text:p>22266</text:p>
          </table:table-cell>
          <table:table-cell table:formula="of:=[.$D$3]^(-[.$A34]*[.C$6])*[.C$7]" office:value-type="float" office:value="1600" calcext:value-type="float">
            <text:p>1600</text:p>
          </table:table-cell>
          <table:table-cell table:formula="of:=[.$D$3]^(-[.$A34]*[.D$6])*[.D$7]" office:value-type="float" office:value="0.000973597168922424" calcext:value-type="float">
            <text:p>0,0009735972</text:p>
          </table:table-cell>
          <table:table-cell table:formula="of:=[.$D$3]^(-[.$A34]*[.E$6])*[.E$7]" office:value-type="float" office:value="0" calcext:value-type="float">
            <text:p>0</text:p>
          </table:table-cell>
          <table:table-cell table:formula="of:=[.$D$3]^(-[.$A34]*[.F$6])*[.F$7]" office:value-type="float" office:value="1.85771530689609E-019" calcext:value-type="float">
            <text:p>1,85771530689609E-19</text:p>
          </table:table-cell>
          <table:table-cell table:formula="of:=[.$D$3]^(-[.$A34]*[.G$6])*[.G$7]" office:value-type="float" office:value="2.69593214359281E-028" calcext:value-type="float">
            <text:p>2,69593214359281E-28</text:p>
          </table:table-cell>
          <table:table-cell table:formula="of:=[.$D$3]^(-[.$A34]*[.H$6])*[.H$7]" office:value-type="float" office:value="4.46518875999539E-035" calcext:value-type="float">
            <text:p>4,46518875999539E-35</text:p>
          </table:table-cell>
          <table:table-cell table:formula="of:=[.$D$3]^(-[.$A34]*[.I$6])*[.I$7]" office:value-type="float" office:value="1.63886234460488E-044" calcext:value-type="float">
            <text:p>1,63886234460488E-44</text:p>
          </table:table-cell>
          <table:table-cell table:formula="of:=[.$D$3]^(-[.$A34]*[.J$6])*[.J$7]" office:value-type="float" office:value="8.87327214819609E-051" calcext:value-type="float">
            <text:p>8,87327214819609E-51</text:p>
          </table:table-cell>
          <table:table-cell table:formula="of:=[.$D$3]^(-[.$A34]*[.K$6])*[.K$7]" office:value-type="float" office:value="1.59068535444297E-058" calcext:value-type="float">
            <text:p>1,59068535444297E-58</text:p>
          </table:table-cell>
          <table:table-cell table:formula="of:=[.$D$3]^(-[.$A34]*[.L$6])*[.L$7]" office:value-type="float" office:value="2.00952763302428E-066" calcext:value-type="float">
            <text:p>2,00952763302428E-66</text:p>
          </table:table-cell>
          <table:table-cell table:formula="of:=[.$D$3]^(-[.$A34]*[.M$6])*[.M$7]" office:value-type="float" office:value="2.79736294710203E-074" calcext:value-type="float">
            <text:p>2,79736294710203E-74</text:p>
          </table:table-cell>
          <table:table-cell table:formula="of:=[.$D$3]^(-[.$A34]*[.N$6])*[.N$7]" office:value-type="float" office:value="3.84144528172785E-082" calcext:value-type="float">
            <text:p>3,84144528172785E-82</text:p>
          </table:table-cell>
          <table:table-cell table:formula="of:=[.$D$3]^(-[.$A34]*[.O$6])*[.O$7]" office:value-type="float" office:value="1.09328004371206E-090" calcext:value-type="float">
            <text:p>1,09328004371206E-90</text:p>
          </table:table-cell>
          <table:table-cell table:formula="of:=[.$D$3]^(-[.$A34]*[.P$6])*[.P$7]" office:value-type="float" office:value="5.20737911797009E-098" calcext:value-type="float">
            <text:p>5,20737911797009E-98</text:p>
          </table:table-cell>
          <table:table-cell table:formula="of:=[.$D$3]^(-[.$A34]*[.Q$6])*[.Q$7]" office:value-type="float" office:value="5.42889879601039E-106" calcext:value-type="float">
            <text:p>5,42889879601039E-106</text:p>
          </table:table-cell>
          <table:table-cell table:formula="of:=[.$D$3]^(-[.$A34]*[.R$6])*[.R$7]" office:value-type="float" office:value="2.55923675554438E-113" calcext:value-type="float">
            <text:p>2,55923675554438E-113</text:p>
          </table:table-cell>
          <table:table-cell table:formula="of:=[.$D$3]^(-[.$A34]*[.S$6])*[.S$7]" office:value-type="float" office:value="0" calcext:value-type="float">
            <text:p>0</text:p>
          </table:table-cell>
          <table:table-cell table:formula="of:=[.$D$3]^(-[.$A34]*[.T$6])*[.T$7]" office:value-type="float" office:value="2.88812349952099E-129" calcext:value-type="float">
            <text:p>2,88812349952099E-129</text:p>
          </table:table-cell>
          <table:table-cell table:formula="of:=[.$D$3]^(-[.$A34]*[.U$6])*[.U$7]" office:value-type="float" office:value="2.68452627267232E-137" calcext:value-type="float">
            <text:p>2,68452627267232E-137</text:p>
          </table:table-cell>
          <table:table-cell table:formula="of:=[.$D$3]^(-[.$A34]*[.V$6])*[.V$7]" office:value-type="float" office:value="1.11139073693934E-144" calcext:value-type="float">
            <text:p>1,11139073693934E-144</text:p>
          </table:table-cell>
          <table:table-cell table:formula="of:=[.$D$3]^(-[.$A34]*[.W$6])*[.W$7]" office:value-type="float" office:value="1.68730391971664E-152" calcext:value-type="float">
            <text:p>1,68730391971664E-152</text:p>
          </table:table-cell>
          <table:table-cell table:formula="of:=[.$D$3]^(-[.$A34]*[.X$6])*[.X$7]" office:value-type="float" office:value="2.75882564477105E-160" calcext:value-type="float">
            <text:p>2,75882564477105E-160</text:p>
          </table:table-cell>
          <table:table-cell table:formula="of:=[.$D$3]^(-[.$A34]*[.Y$6])*[.Y$7]" office:value-type="float" office:value="2.2828087313051E-168" calcext:value-type="float">
            <text:p>2,2828087313051E-168</text:p>
          </table:table-cell>
          <table:table-cell table:formula="of:=[.$D$3]^(-[.$A34]*[.Z$6])*[.Z$7]" office:value-type="float" office:value="2.20999291309395E-176" calcext:value-type="float">
            <text:p>2,20999291309395E-176</text:p>
          </table:table-cell>
          <table:table-cell table:formula="of:=[.$D$3]^(-[.$A34]*[.AA$6])*[.AA$7]" office:value-type="float" office:value="9.39952887372598E-184" calcext:value-type="float">
            <text:p>9,39952887372598E-184</text:p>
          </table:table-cell>
          <table:table-cell table:formula="of:=[.$D$3]^(-[.$A34]*[.AB$6])*[.AB$7]" office:value-type="float" office:value="1.1950926093021E-191" calcext:value-type="float">
            <text:p>1,1950926093021E-191</text:p>
          </table:table-cell>
          <table:table-cell table:formula="of:=[.$D$3]^(-[.$A34]*[.AC$6])*[.AC$7]" office:value-type="float" office:value="7.10174600899643E-200" calcext:value-type="float">
            <text:p>7,10174600899643E-200</text:p>
          </table:table-cell>
          <table:table-cell table:formula="of:=[.$D$3]^(-[.$A34]*[.AD$6])*[.AD$7]" office:value-type="float" office:value="1.21071016399507E-207" calcext:value-type="float">
            <text:p>1,21071016399507E-207</text:p>
          </table:table-cell>
          <table:table-cell table:formula="of:=[.$D$3]^(-[.$A34]*[.AE$6])*[.AE$7]" office:value-type="float" office:value="1.92633608740674E-215" calcext:value-type="float">
            <text:p>1,92633608740674E-215</text:p>
          </table:table-cell>
          <table:table-cell table:formula="of:=[.$D$3]^(-[.$A34]*[.AF$6])*[.AF$7]" office:value-type="float" office:value="6.15640753392825E-223" calcext:value-type="float">
            <text:p>6,15640753392825E-223</text:p>
          </table:table-cell>
          <table:table-cell table:formula="of:=[.$D$3]^(-[.$A34]*[.AG$6])*[.AG$7]" office:value-type="float" office:value="3.14509217265485E-232" calcext:value-type="float">
            <text:p>3,14509217265485E-232</text:p>
          </table:table-cell>
          <table:table-cell table:formula="of:=[.$D$3]^(-[.$A34]*[.AH$6])*[.AH$7]" office:value-type="float" office:value="1.52165331256157E-238" calcext:value-type="float">
            <text:p>1,52165331256157E-238</text:p>
          </table:table-cell>
          <table:table-cell table:formula="of:=MOD(1/[.$F$3]*SUM([.C34:.AH34]);[.$B$3])" office:value-type="float" office:value="50.0000304249115" calcext:value-type="float">
            <text:p>50,0000304249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474" calcext:value-type="float">
            <text:p>25474</text:p>
          </table:table-cell>
          <table:table-cell table:formula="of:=[.$D$3]^(-[.$A35]*[.C$6])*[.C$7]" office:value-type="float" office:value="1600" calcext:value-type="float">
            <text:p>1600</text:p>
          </table:table-cell>
          <table:table-cell table:formula="of:=[.$D$3]^(-[.$A35]*[.D$6])*[.D$7]" office:value-type="float" office:value="0.000486798584461212" calcext:value-type="float">
            <text:p>0,0004867986</text:p>
          </table:table-cell>
          <table:table-cell table:formula="of:=[.$D$3]^(-[.$A35]*[.E$6])*[.E$7]" office:value-type="float" office:value="0" calcext:value-type="float">
            <text:p>0</text:p>
          </table:table-cell>
          <table:table-cell table:formula="of:=[.$D$3]^(-[.$A35]*[.F$6])*[.F$7]" office:value-type="float" office:value="2.32214413362011E-020" calcext:value-type="float">
            <text:p>2,32214413362011E-20</text:p>
          </table:table-cell>
          <table:table-cell table:formula="of:=[.$D$3]^(-[.$A35]*[.G$6])*[.G$7]" office:value-type="float" office:value="1.68495758974551E-029" calcext:value-type="float">
            <text:p>1,68495758974551E-29</text:p>
          </table:table-cell>
          <table:table-cell table:formula="of:=[.$D$3]^(-[.$A35]*[.H$6])*[.H$7]" office:value-type="float" office:value="1.39537148749856E-036" calcext:value-type="float">
            <text:p>1,39537148749856E-36</text:p>
          </table:table-cell>
          <table:table-cell table:formula="of:=[.$D$3]^(-[.$A35]*[.I$6])*[.I$7]" office:value-type="float" office:value="2.56072241344513E-046" calcext:value-type="float">
            <text:p>2,56072241344513E-46</text:p>
          </table:table-cell>
          <table:table-cell table:formula="of:=[.$D$3]^(-[.$A35]*[.J$6])*[.J$7]" office:value-type="float" office:value="6.9322438657782E-053" calcext:value-type="float">
            <text:p>6,9322438657782E-53</text:p>
          </table:table-cell>
          <table:table-cell table:formula="of:=[.$D$3]^(-[.$A35]*[.K$6])*[.K$7]" office:value-type="float" office:value="6.21361466579284E-061" calcext:value-type="float">
            <text:p>6,21361466579284E-61</text:p>
          </table:table-cell>
          <table:table-cell table:formula="of:=[.$D$3]^(-[.$A35]*[.L$6])*[.L$7]" office:value-type="float" office:value="3.92485865825054E-069" calcext:value-type="float">
            <text:p>3,92485865825054E-69</text:p>
          </table:table-cell>
          <table:table-cell table:formula="of:=[.$D$3]^(-[.$A35]*[.M$6])*[.M$7]" office:value-type="float" office:value="2.73179975302933E-077" calcext:value-type="float">
            <text:p>2,73179975302933E-77</text:p>
          </table:table-cell>
          <table:table-cell table:formula="of:=[.$D$3]^(-[.$A35]*[.N$6])*[.N$7]" office:value-type="float" office:value="1.87570570396868E-085" calcext:value-type="float">
            <text:p>1,87570570396868E-85</text:p>
          </table:table-cell>
          <table:table-cell table:formula="of:=[.$D$3]^(-[.$A35]*[.O$6])*[.O$7]" office:value-type="float" office:value="2.66914073171889E-094" calcext:value-type="float">
            <text:p>2,66914073171889E-94</text:p>
          </table:table-cell>
          <table:table-cell table:formula="of:=[.$D$3]^(-[.$A35]*[.P$6])*[.P$7]" office:value-type="float" office:value="6.35666396236583E-102" calcext:value-type="float">
            <text:p>6,35666396236583E-102</text:p>
          </table:table-cell>
          <table:table-cell table:formula="of:=[.$D$3]^(-[.$A35]*[.Q$6])*[.Q$7]" office:value-type="float" office:value="3.31353686279931E-110" calcext:value-type="float">
            <text:p>3,31353686279931E-110</text:p>
          </table:table-cell>
          <table:table-cell table:formula="of:=[.$D$3]^(-[.$A35]*[.R$6])*[.R$7]" office:value-type="float" office:value="7.8101707627697E-118" calcext:value-type="float">
            <text:p>7,8101707627697E-118</text:p>
          </table:table-cell>
          <table:table-cell table:formula="of:=[.$D$3]^(-[.$A35]*[.S$6])*[.S$7]" office:value-type="float" office:value="0" calcext:value-type="float">
            <text:p>0</text:p>
          </table:table-cell>
          <table:table-cell table:formula="of:=[.$D$3]^(-[.$A35]*[.T$6])*[.T$7]" office:value-type="float" office:value="2.203463363282E-134" calcext:value-type="float">
            <text:p>2,203463363282E-134</text:p>
          </table:table-cell>
          <table:table-cell table:formula="of:=[.$D$3]^(-[.$A35]*[.U$6])*[.U$7]" office:value-type="float" office:value="1.02406550318616E-142" calcext:value-type="float">
            <text:p>1,02406550318616E-142</text:p>
          </table:table-cell>
          <table:table-cell table:formula="of:=[.$D$3]^(-[.$A35]*[.V$6])*[.V$7]" office:value-type="float" office:value="2.11980960262172E-150" calcext:value-type="float">
            <text:p>2,11980960262172E-150</text:p>
          </table:table-cell>
          <table:table-cell table:formula="of:=[.$D$3]^(-[.$A35]*[.W$6])*[.W$7]" office:value-type="float" office:value="1.60913841220535E-158" calcext:value-type="float">
            <text:p>1,60913841220535E-158</text:p>
          </table:table-cell>
          <table:table-cell table:formula="of:=[.$D$3]^(-[.$A35]*[.X$6])*[.X$7]" office:value-type="float" office:value="1.31551058043053E-166" calcext:value-type="float">
            <text:p>1,31551058043053E-166</text:p>
          </table:table-cell>
          <table:table-cell table:formula="of:=[.$D$3]^(-[.$A35]*[.Y$6])*[.Y$7]" office:value-type="float" office:value="5.44264014078404E-175" calcext:value-type="float">
            <text:p>5,44264014078404E-175</text:p>
          </table:table-cell>
          <table:table-cell table:formula="of:=[.$D$3]^(-[.$A35]*[.Z$6])*[.Z$7]" office:value-type="float" office:value="2.63451685082191E-183" calcext:value-type="float">
            <text:p>2,63451685082191E-183</text:p>
          </table:table-cell>
          <table:table-cell table:formula="of:=[.$D$3]^(-[.$A35]*[.AA$6])*[.AA$7]" office:value-type="float" office:value="5.60255579574464E-191" calcext:value-type="float">
            <text:p>5,60255579574464E-191</text:p>
          </table:table-cell>
          <table:table-cell table:formula="of:=[.$D$3]^(-[.$A35]*[.AB$6])*[.AB$7]" office:value-type="float" office:value="3.56165352255732E-199" calcext:value-type="float">
            <text:p>3,56165352255732E-199</text:p>
          </table:table-cell>
          <table:table-cell table:formula="of:=[.$D$3]^(-[.$A35]*[.AC$6])*[.AC$7]" office:value-type="float" office:value="1.0582426203782E-207" calcext:value-type="float">
            <text:p>1,0582426203782E-207</text:p>
          </table:table-cell>
          <table:table-cell table:formula="of:=[.$D$3]^(-[.$A35]*[.AD$6])*[.AD$7]" office:value-type="float" office:value="9.02049365636015E-216" calcext:value-type="float">
            <text:p>9,02049365636015E-216</text:p>
          </table:table-cell>
          <table:table-cell table:formula="of:=[.$D$3]^(-[.$A35]*[.AE$6])*[.AE$7]" office:value-type="float" office:value="7.1761611379934E-224" calcext:value-type="float">
            <text:p>7,1761611379934E-224</text:p>
          </table:table-cell>
          <table:table-cell table:formula="of:=[.$D$3]^(-[.$A35]*[.AF$6])*[.AF$7]" office:value-type="float" office:value="1.14672026297604E-231" calcext:value-type="float">
            <text:p>1,14672026297604E-231</text:p>
          </table:table-cell>
          <table:table-cell table:formula="of:=[.$D$3]^(-[.$A35]*[.AG$6])*[.AG$7]" office:value-type="float" office:value="2.9290953396399E-241" calcext:value-type="float">
            <text:p>2,9290953396399E-241</text:p>
          </table:table-cell>
          <table:table-cell table:formula="of:=[.$D$3]^(-[.$A35]*[.AH$6])*[.AH$7]" office:value-type="float" office:value="7.08575040363507E-248" calcext:value-type="float">
            <text:p>7,08575040363507E-248</text:p>
          </table:table-cell>
          <table:table-cell table:formula="of:=MOD(1/[.$F$3]*SUM([.C35:.AH35]);[.$B$3])" office:value-type="float" office:value="50.0000152124558" calcext:value-type="float">
            <text:p>50,0000152125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200" calcext:value-type="float">
            <text:p>27200</text:p>
          </table:table-cell>
          <table:table-cell table:formula="of:=[.$D$3]^(-[.$A36]*[.C$6])*[.C$7]" office:value-type="float" office:value="1600" calcext:value-type="float">
            <text:p>1600</text:p>
          </table:table-cell>
          <table:table-cell table:formula="of:=[.$D$3]^(-[.$A36]*[.D$6])*[.D$7]" office:value-type="float" office:value="0.000243399292230606" calcext:value-type="float">
            <text:p>0,0002433993</text:p>
          </table:table-cell>
          <table:table-cell table:formula="of:=[.$D$3]^(-[.$A36]*[.E$6])*[.E$7]" office:value-type="float" office:value="0" calcext:value-type="float">
            <text:p>0</text:p>
          </table:table-cell>
          <table:table-cell table:formula="of:=[.$D$3]^(-[.$A36]*[.F$6])*[.F$7]" office:value-type="float" office:value="2.90268016702514E-021" calcext:value-type="float">
            <text:p>2,90268016702514E-21</text:p>
          </table:table-cell>
          <table:table-cell table:formula="of:=[.$D$3]^(-[.$A36]*[.G$6])*[.G$7]" office:value-type="float" office:value="1.05309849359094E-030" calcext:value-type="float">
            <text:p>1,05309849359094E-30</text:p>
          </table:table-cell>
          <table:table-cell table:formula="of:=[.$D$3]^(-[.$A36]*[.H$6])*[.H$7]" office:value-type="float" office:value="4.36053589843299E-038" calcext:value-type="float">
            <text:p>4,36053589843299E-38</text:p>
          </table:table-cell>
          <table:table-cell table:formula="of:=[.$D$3]^(-[.$A36]*[.I$6])*[.I$7]" office:value-type="float" office:value="4.00112877100802E-048" calcext:value-type="float">
            <text:p>4,00112877100802E-48</text:p>
          </table:table-cell>
          <table:table-cell table:formula="of:=[.$D$3]^(-[.$A36]*[.J$6])*[.J$7]" office:value-type="float" office:value="5.41581552013922E-055" calcext:value-type="float">
            <text:p>5,41581552013922E-55</text:p>
          </table:table-cell>
          <table:table-cell table:formula="of:=[.$D$3]^(-[.$A36]*[.K$6])*[.K$7]" office:value-type="float" office:value="2.42719322882533E-063" calcext:value-type="float">
            <text:p>2,42719322882533E-63</text:p>
          </table:table-cell>
          <table:table-cell table:formula="of:=[.$D$3]^(-[.$A36]*[.L$6])*[.L$7]" office:value-type="float" office:value="7.66573956689559E-072" calcext:value-type="float">
            <text:p>7,66573956689559E-72</text:p>
          </table:table-cell>
          <table:table-cell table:formula="of:=[.$D$3]^(-[.$A36]*[.M$6])*[.M$7]" office:value-type="float" office:value="2.6677731963177E-080" calcext:value-type="float">
            <text:p>2,6677731963177E-80</text:p>
          </table:table-cell>
          <table:table-cell table:formula="of:=[.$D$3]^(-[.$A36]*[.N$6])*[.N$7]" office:value-type="float" office:value="9.15871925765956E-089" calcext:value-type="float">
            <text:p>9,15871925765956E-89</text:p>
          </table:table-cell>
          <table:table-cell table:formula="of:=[.$D$3]^(-[.$A36]*[.O$6])*[.O$7]" office:value-type="float" office:value="6.51645686454807E-098" calcext:value-type="float">
            <text:p>6,51645686454807E-98</text:p>
          </table:table-cell>
          <table:table-cell table:formula="of:=[.$D$3]^(-[.$A36]*[.P$6])*[.P$7]" office:value-type="float" office:value="7.75959956343485E-106" calcext:value-type="float">
            <text:p>7,75959956343485E-106</text:p>
          </table:table-cell>
          <table:table-cell table:formula="of:=[.$D$3]^(-[.$A36]*[.Q$6])*[.Q$7]" office:value-type="float" office:value="2.02242240161091E-114" calcext:value-type="float">
            <text:p>2,02242240161091E-114</text:p>
          </table:table-cell>
          <table:table-cell table:formula="of:=[.$D$3]^(-[.$A36]*[.R$6])*[.R$7]" office:value-type="float" office:value="2.38347496422415E-122" calcext:value-type="float">
            <text:p>2,38347496422415E-122</text:p>
          </table:table-cell>
          <table:table-cell table:formula="of:=[.$D$3]^(-[.$A36]*[.S$6])*[.S$7]" office:value-type="float" office:value="0" calcext:value-type="float">
            <text:p>0</text:p>
          </table:table-cell>
          <table:table-cell table:formula="of:=[.$D$3]^(-[.$A36]*[.T$6])*[.T$7]" office:value-type="float" office:value="1.68110913336335E-139" calcext:value-type="float">
            <text:p>1,68110913336335E-139</text:p>
          </table:table-cell>
          <table:table-cell table:formula="of:=[.$D$3]^(-[.$A36]*[.U$6])*[.U$7]" office:value-type="float" office:value="3.90649987482512E-148" calcext:value-type="float">
            <text:p>3,90649987482512E-148</text:p>
          </table:table-cell>
          <table:table-cell table:formula="of:=[.$D$3]^(-[.$A36]*[.V$6])*[.V$7]" office:value-type="float" office:value="4.04321594738335E-156" calcext:value-type="float">
            <text:p>4,04321594738335E-156</text:p>
          </table:table-cell>
          <table:table-cell table:formula="of:=[.$D$3]^(-[.$A36]*[.W$6])*[.W$7]" office:value-type="float" office:value="1.53459397526298E-164" calcext:value-type="float">
            <text:p>1,53459397526298E-164</text:p>
          </table:table-cell>
          <table:table-cell table:formula="of:=[.$D$3]^(-[.$A36]*[.X$6])*[.X$7]" office:value-type="float" office:value="6.27284326758638E-173" calcext:value-type="float">
            <text:p>6,27284326758638E-173</text:p>
          </table:table-cell>
          <table:table-cell table:formula="of:=[.$D$3]^(-[.$A36]*[.Y$6])*[.Y$7]" office:value-type="float" office:value="1.29762652892686E-181" calcext:value-type="float">
            <text:p>1,29762652892686E-181</text:p>
          </table:table-cell>
          <table:table-cell table:formula="of:=[.$D$3]^(-[.$A36]*[.Z$6])*[.Z$7]" office:value-type="float" office:value="3.14058882096042E-190" calcext:value-type="float">
            <text:p>3,14058882096042E-190</text:p>
          </table:table-cell>
          <table:table-cell table:formula="of:=[.$D$3]^(-[.$A36]*[.AA$6])*[.AA$7]" office:value-type="float" office:value="3.33938348039665E-198" calcext:value-type="float">
            <text:p>3,33938348039665E-198</text:p>
          </table:table-cell>
          <table:table-cell table:formula="of:=[.$D$3]^(-[.$A36]*[.AB$6])*[.AB$7]" office:value-type="float" office:value="1.06145546512524E-206" calcext:value-type="float">
            <text:p>1,06145546512524E-206</text:p>
          </table:table-cell>
          <table:table-cell table:formula="of:=[.$D$3]^(-[.$A36]*[.AC$6])*[.AC$7]" office:value-type="float" office:value="1.57690438684553E-215" calcext:value-type="float">
            <text:p>1,57690438684553E-215</text:p>
          </table:table-cell>
          <table:table-cell table:formula="of:=[.$D$3]^(-[.$A36]*[.AD$6])*[.AD$7]" office:value-type="float" office:value="6.72079150107514E-224" calcext:value-type="float">
            <text:p>6,72079150107514E-224</text:p>
          </table:table-cell>
          <table:table-cell table:formula="of:=[.$D$3]^(-[.$A36]*[.AE$6])*[.AE$7]" office:value-type="float" office:value="2.67332834675662E-232" calcext:value-type="float">
            <text:p>2,67332834675662E-232</text:p>
          </table:table-cell>
          <table:table-cell table:formula="of:=[.$D$3]^(-[.$A36]*[.AF$6])*[.AF$7]" office:value-type="float" office:value="2.13593293535716E-240" calcext:value-type="float">
            <text:p>2,13593293535716E-240</text:p>
          </table:table-cell>
          <table:table-cell table:formula="of:=[.$D$3]^(-[.$A36]*[.AG$6])*[.AG$7]" office:value-type="float" office:value="2.72793261300763E-250" calcext:value-type="float">
            <text:p>2,72793261300763E-250</text:p>
          </table:table-cell>
          <table:table-cell table:formula="of:=[.$D$3]^(-[.$A36]*[.AH$6])*[.AH$7]" office:value-type="float" office:value="3.29955965449804E-257" calcext:value-type="float">
            <text:p>3,29955965449804E-257</text:p>
          </table:table-cell>
          <table:table-cell table:formula="of:=MOD(1/[.$F$3]*SUM([.C36:.AH36]);[.$B$3])" office:value-type="float" office:value="50.0000076062279" calcext:value-type="float">
            <text:p>50,0000076062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337" calcext:value-type="float">
            <text:p>58337</text:p>
          </table:table-cell>
          <table:table-cell table:formula="of:=[.$D$3]^(-[.$A37]*[.C$6])*[.C$7]" office:value-type="float" office:value="1600" calcext:value-type="float">
            <text:p>1600</text:p>
          </table:table-cell>
          <table:table-cell table:formula="of:=[.$D$3]^(-[.$A37]*[.D$6])*[.D$7]" office:value-type="float" office:value="0.000121699646115303" calcext:value-type="float">
            <text:p>0,0001216996</text:p>
          </table:table-cell>
          <table:table-cell table:formula="of:=[.$D$3]^(-[.$A37]*[.E$6])*[.E$7]" office:value-type="float" office:value="0" calcext:value-type="float">
            <text:p>0</text:p>
          </table:table-cell>
          <table:table-cell table:formula="of:=[.$D$3]^(-[.$A37]*[.F$6])*[.F$7]" office:value-type="float" office:value="3.62835020878143E-022" calcext:value-type="float">
            <text:p>3,62835020878143E-22</text:p>
          </table:table-cell>
          <table:table-cell table:formula="of:=[.$D$3]^(-[.$A37]*[.G$6])*[.G$7]" office:value-type="float" office:value="6.58186558494338E-032" calcext:value-type="float">
            <text:p>6,58186558494338E-32</text:p>
          </table:table-cell>
          <table:table-cell table:formula="of:=[.$D$3]^(-[.$A37]*[.H$6])*[.H$7]" office:value-type="float" office:value="1.36266746826031E-039" calcext:value-type="float">
            <text:p>1,36266746826031E-39</text:p>
          </table:table-cell>
          <table:table-cell table:formula="of:=[.$D$3]^(-[.$A37]*[.I$6])*[.I$7]" office:value-type="float" office:value="6.25176370470003E-050" calcext:value-type="float">
            <text:p>6,25176370470003E-50</text:p>
          </table:table-cell>
          <table:table-cell table:formula="of:=[.$D$3]^(-[.$A37]*[.J$6])*[.J$7]" office:value-type="float" office:value="4.23110587510876E-057" calcext:value-type="float">
            <text:p>4,23110587510876E-57</text:p>
          </table:table-cell>
          <table:table-cell table:formula="of:=[.$D$3]^(-[.$A37]*[.K$6])*[.K$7]" office:value-type="float" office:value="9.48122355009894E-066" calcext:value-type="float">
            <text:p>9,48122355009894E-66</text:p>
          </table:table-cell>
          <table:table-cell table:formula="of:=[.$D$3]^(-[.$A37]*[.L$6])*[.L$7]" office:value-type="float" office:value="1.4972147591593E-074" calcext:value-type="float">
            <text:p>1,4972147591593E-74</text:p>
          </table:table-cell>
          <table:table-cell table:formula="of:=[.$D$3]^(-[.$A37]*[.M$6])*[.M$7]" office:value-type="float" office:value="2.605247262029E-083" calcext:value-type="float">
            <text:p>2,605247262029E-83</text:p>
          </table:table-cell>
          <table:table-cell table:formula="of:=[.$D$3]^(-[.$A37]*[.N$6])*[.N$7]" office:value-type="float" office:value="4.47203088752908E-092" calcext:value-type="float">
            <text:p>4,47203088752908E-92</text:p>
          </table:table-cell>
          <table:table-cell table:formula="of:=[.$D$3]^(-[.$A37]*[.O$6])*[.O$7]" office:value-type="float" office:value="1.59093185169631E-101" calcext:value-type="float">
            <text:p>1,59093185169631E-101</text:p>
          </table:table-cell>
          <table:table-cell table:formula="of:=[.$D$3]^(-[.$A37]*[.P$6])*[.P$7]" office:value-type="float" office:value="9.47216743583356E-110" calcext:value-type="float">
            <text:p>9,47216743583356E-110</text:p>
          </table:table-cell>
          <table:table-cell table:formula="of:=[.$D$3]^(-[.$A37]*[.Q$6])*[.Q$7]" office:value-type="float" office:value="1.23438867285822E-118" calcext:value-type="float">
            <text:p>1,23438867285822E-118</text:p>
          </table:table-cell>
          <table:table-cell table:formula="of:=[.$D$3]^(-[.$A37]*[.R$6])*[.R$7]" office:value-type="float" office:value="7.27378834296921E-127" calcext:value-type="float">
            <text:p>7,27378834296921E-127</text:p>
          </table:table-cell>
          <table:table-cell table:formula="of:=[.$D$3]^(-[.$A37]*[.S$6])*[.S$7]" office:value-type="float" office:value="0" calcext:value-type="float">
            <text:p>0</text:p>
          </table:table-cell>
          <table:table-cell table:formula="of:=[.$D$3]^(-[.$A37]*[.T$6])*[.T$7]" office:value-type="float" office:value="1.28258448285167E-144" calcext:value-type="float">
            <text:p>1,28258448285167E-144</text:p>
          </table:table-cell>
          <table:table-cell table:formula="of:=[.$D$3]^(-[.$A37]*[.U$6])*[.U$7]" office:value-type="float" office:value="1.49021143906598E-153" calcext:value-type="float">
            <text:p>1,49021143906598E-153</text:p>
          </table:table-cell>
          <table:table-cell table:formula="of:=[.$D$3]^(-[.$A37]*[.V$6])*[.V$7]" office:value-type="float" office:value="7.71182240940733E-162" calcext:value-type="float">
            <text:p>7,71182240940733E-162</text:p>
          </table:table-cell>
          <table:table-cell table:formula="of:=[.$D$3]^(-[.$A37]*[.W$6])*[.W$7]" office:value-type="float" office:value="1.46350286032007E-170" calcext:value-type="float">
            <text:p>1,46350286032007E-170</text:p>
          </table:table-cell>
          <table:table-cell table:formula="of:=[.$D$3]^(-[.$A37]*[.X$6])*[.X$7]" office:value-type="float" office:value="2.99112475756949E-179" calcext:value-type="float">
            <text:p>2,99112475756949E-179</text:p>
          </table:table-cell>
          <table:table-cell table:formula="of:=[.$D$3]^(-[.$A37]*[.Y$6])*[.Y$7]" office:value-type="float" office:value="3.09378273231234E-188" calcext:value-type="float">
            <text:p>3,09378273231234E-188</text:p>
          </table:table-cell>
          <table:table-cell table:formula="of:=[.$D$3]^(-[.$A37]*[.Z$6])*[.Z$7]" office:value-type="float" office:value="3.74387362117817E-197" calcext:value-type="float">
            <text:p>3,74387362117817E-197</text:p>
          </table:table-cell>
          <table:table-cell table:formula="of:=[.$D$3]^(-[.$A37]*[.AA$6])*[.AA$7]" office:value-type="float" office:value="1.9904276611785E-205" calcext:value-type="float">
            <text:p>1,9904276611785E-205</text:p>
          </table:table-cell>
          <table:table-cell table:formula="of:=[.$D$3]^(-[.$A37]*[.AB$6])*[.AB$7]" office:value-type="float" office:value="3.16338379718435E-214" calcext:value-type="float">
            <text:p>3,16338379718435E-214</text:p>
          </table:table-cell>
          <table:table-cell table:formula="of:=[.$D$3]^(-[.$A37]*[.AC$6])*[.AC$7]" office:value-type="float" office:value="2.34977064556707E-223" calcext:value-type="float">
            <text:p>2,34977064556707E-223</text:p>
          </table:table-cell>
          <table:table-cell table:formula="of:=[.$D$3]^(-[.$A37]*[.AD$6])*[.AD$7]" office:value-type="float" office:value="5.0073798753881E-232" calcext:value-type="float">
            <text:p>5,0073798753881E-232</text:p>
          </table:table-cell>
          <table:table-cell table:formula="of:=[.$D$3]^(-[.$A37]*[.AE$6])*[.AE$7]" office:value-type="float" office:value="9.95892415477567E-241" calcext:value-type="float">
            <text:p>9,95892415477567E-241</text:p>
          </table:table-cell>
          <table:table-cell table:formula="of:=[.$D$3]^(-[.$A37]*[.AF$6])*[.AF$7]" office:value-type="float" office:value="3.97848512112566E-249" calcext:value-type="float">
            <text:p>3,97848512112566E-249</text:p>
          </table:table-cell>
          <table:table-cell table:formula="of:=[.$D$3]^(-[.$A37]*[.AG$6])*[.AG$7]" office:value-type="float" office:value="2.5405852245238E-259" calcext:value-type="float">
            <text:p>2,5405852245238E-259</text:p>
          </table:table-cell>
          <table:table-cell table:formula="of:=[.$D$3]^(-[.$A37]*[.AH$6])*[.AH$7]" office:value-type="float" office:value="1.53647719626224E-266" calcext:value-type="float">
            <text:p>1,53647719626224E-266</text:p>
          </table:table-cell>
          <table:table-cell table:formula="of:=MOD(1/[.$F$3]*SUM([.C37:.AH37]);[.$B$3])" office:value-type="float" office:value="50.0000038031139" calcext:value-type="float">
            <text:p>50,0000038031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table:formula="of:=[.$D$3]^(-[.$A38]*[.C$6])*[.C$7]" office:value-type="float" office:value="1600" calcext:value-type="float">
            <text:p>1600</text:p>
          </table:table-cell>
          <table:table-cell table:formula="of:=[.$D$3]^(-[.$A38]*[.D$6])*[.D$7]" office:value-type="float" office:value="0.0000608498230576515" calcext:value-type="float">
            <text:p>6,08498230576515E-05</text:p>
          </table:table-cell>
          <table:table-cell table:formula="of:=[.$D$3]^(-[.$A38]*[.E$6])*[.E$7]" office:value-type="float" office:value="0" calcext:value-type="float">
            <text:p>0</text:p>
          </table:table-cell>
          <table:table-cell table:formula="of:=[.$D$3]^(-[.$A38]*[.F$6])*[.F$7]" office:value-type="float" office:value="4.53543776097679E-023" calcext:value-type="float">
            <text:p>4,53543776097679E-23</text:p>
          </table:table-cell>
          <table:table-cell table:formula="of:=[.$D$3]^(-[.$A38]*[.G$6])*[.G$7]" office:value-type="float" office:value="4.11366599058961E-033" calcext:value-type="float">
            <text:p>4,11366599058961E-33</text:p>
          </table:table-cell>
          <table:table-cell table:formula="of:=[.$D$3]^(-[.$A38]*[.H$6])*[.H$7]" office:value-type="float" office:value="4.25833583831347E-041" calcext:value-type="float">
            <text:p>4,25833583831347E-41</text:p>
          </table:table-cell>
          <table:table-cell table:formula="of:=[.$D$3]^(-[.$A38]*[.I$6])*[.I$7]" office:value-type="float" office:value="9.76838078859379E-052" calcext:value-type="float">
            <text:p>9,76838078859379E-52</text:p>
          </table:table-cell>
          <table:table-cell table:formula="of:=[.$D$3]^(-[.$A38]*[.J$6])*[.J$7]" office:value-type="float" office:value="3.30555146492872E-059" calcext:value-type="float">
            <text:p>3,30555146492872E-59</text:p>
          </table:table-cell>
          <table:table-cell table:formula="of:=[.$D$3]^(-[.$A38]*[.K$6])*[.K$7]" office:value-type="float" office:value="3.7036029492574E-068" calcext:value-type="float">
            <text:p>3,7036029492574E-68</text:p>
          </table:table-cell>
          <table:table-cell table:formula="of:=[.$D$3]^(-[.$A38]*[.L$6])*[.L$7]" office:value-type="float" office:value="2.924247576483E-077" calcext:value-type="float">
            <text:p>2,924247576483E-77</text:p>
          </table:table-cell>
          <table:table-cell table:formula="of:=[.$D$3]^(-[.$A38]*[.M$6])*[.M$7]" office:value-type="float" office:value="2.5441867793252E-086" calcext:value-type="float">
            <text:p>2,5441867793252E-86</text:p>
          </table:table-cell>
          <table:table-cell table:formula="of:=[.$D$3]^(-[.$A38]*[.N$6])*[.N$7]" office:value-type="float" office:value="2.18360883180131E-095" calcext:value-type="float">
            <text:p>2,18360883180131E-95</text:p>
          </table:table-cell>
          <table:table-cell table:formula="of:=[.$D$3]^(-[.$A38]*[.O$6])*[.O$7]" office:value-type="float" office:value="3.88411096605544E-105" calcext:value-type="float">
            <text:p>3,88411096605544E-105</text:p>
          </table:table-cell>
          <table:table-cell table:formula="of:=[.$D$3]^(-[.$A38]*[.P$6])*[.P$7]" office:value-type="float" office:value="1.15627043894453E-113" calcext:value-type="float">
            <text:p>1,15627043894453E-113</text:p>
          </table:table-cell>
          <table:table-cell table:formula="of:=[.$D$3]^(-[.$A38]*[.Q$6])*[.Q$7]" office:value-type="float" office:value="7.53411055211316E-123" calcext:value-type="float">
            <text:p>7,53411055211316E-123</text:p>
          </table:table-cell>
          <table:table-cell table:formula="of:=[.$D$3]^(-[.$A38]*[.R$6])*[.R$7]" office:value-type="float" office:value="2.21978404021277E-131" calcext:value-type="float">
            <text:p>2,21978404021277E-131</text:p>
          </table:table-cell>
          <table:table-cell table:formula="of:=[.$D$3]^(-[.$A38]*[.S$6])*[.S$7]" office:value-type="float" office:value="0" calcext:value-type="float">
            <text:p>0</text:p>
          </table:table-cell>
          <table:table-cell table:formula="of:=[.$D$3]^(-[.$A38]*[.T$6])*[.T$7]" office:value-type="float" office:value="9.78534303933467E-150" calcext:value-type="float">
            <text:p>9,78534303933467E-150</text:p>
          </table:table-cell>
          <table:table-cell table:formula="of:=[.$D$3]^(-[.$A38]*[.U$6])*[.U$7]" office:value-type="float" office:value="5.68470550180809E-159" calcext:value-type="float">
            <text:p>5,68470550180809E-159</text:p>
          </table:table-cell>
          <table:table-cell table:formula="of:=[.$D$3]^(-[.$A38]*[.V$6])*[.V$7]" office:value-type="float" office:value="1.47091339290759E-167" calcext:value-type="float">
            <text:p>1,47091339290759E-167</text:p>
          </table:table-cell>
          <table:table-cell table:formula="of:=[.$D$3]^(-[.$A38]*[.W$6])*[.W$7]" office:value-type="float" office:value="1.39570508987434E-176" calcext:value-type="float">
            <text:p>1,39570508987434E-176</text:p>
          </table:table-cell>
          <table:table-cell table:formula="of:=[.$D$3]^(-[.$A38]*[.X$6])*[.X$7]" office:value-type="float" office:value="1.42627942923045E-185" calcext:value-type="float">
            <text:p>1,42627942923045E-185</text:p>
          </table:table-cell>
          <table:table-cell table:formula="of:=[.$D$3]^(-[.$A38]*[.Y$6])*[.Y$7]" office:value-type="float" office:value="7.37615283086858E-195" calcext:value-type="float">
            <text:p>7,37615283086858E-195</text:p>
          </table:table-cell>
          <table:table-cell table:formula="of:=[.$D$3]^(-[.$A38]*[.Z$6])*[.Z$7]" office:value-type="float" office:value="4.4630451454856E-204" calcext:value-type="float">
            <text:p>4,4630451454856E-204</text:p>
          </table:table-cell>
          <table:table-cell table:formula="of:=[.$D$3]^(-[.$A38]*[.AA$6])*[.AA$7]" office:value-type="float" office:value="1.18638733695656E-212" calcext:value-type="float">
            <text:p>1,18638733695656E-212</text:p>
          </table:table-cell>
          <table:table-cell table:formula="of:=[.$D$3]^(-[.$A38]*[.AB$6])*[.AB$7]" office:value-type="float" office:value="9.42761837596997E-222" calcext:value-type="float">
            <text:p>9,42761837596997E-222</text:p>
          </table:table-cell>
          <table:table-cell table:formula="of:=[.$D$3]^(-[.$A38]*[.AC$6])*[.AC$7]" office:value-type="float" office:value="3.50143111581664E-231" calcext:value-type="float">
            <text:p>3,50143111581664E-231</text:p>
          </table:table-cell>
          <table:table-cell table:formula="of:=[.$D$3]^(-[.$A38]*[.AD$6])*[.AD$7]" office:value-type="float" office:value="3.73078873409935E-240" calcext:value-type="float">
            <text:p>3,73078873409935E-240</text:p>
          </table:table-cell>
          <table:table-cell table:formula="of:=[.$D$3]^(-[.$A38]*[.AE$6])*[.AE$7]" office:value-type="float" office:value="3.70998835369038E-249" calcext:value-type="float">
            <text:p>3,70998835369038E-249</text:p>
          </table:table-cell>
          <table:table-cell table:formula="of:=[.$D$3]^(-[.$A38]*[.AF$6])*[.AF$7]" office:value-type="float" office:value="7.41050601215225E-258" calcext:value-type="float">
            <text:p>7,41050601215225E-258</text:p>
          </table:table-cell>
          <table:table-cell table:formula="of:=[.$D$3]^(-[.$A38]*[.AG$6])*[.AG$7]" office:value-type="float" office:value="2.36610437233355E-268" calcext:value-type="float">
            <text:p>2,36610437233355E-268</text:p>
          </table:table-cell>
          <table:table-cell table:formula="of:=[.$D$3]^(-[.$A38]*[.AH$6])*[.AH$7]" office:value-type="float" office:value="7.15477949130459E-276" calcext:value-type="float">
            <text:p>7,15477949130459E-276</text:p>
          </table:table-cell>
          <table:table-cell table:formula="of:=MOD(1/[.$F$3]*SUM([.C38:.AH38]);[.$B$3])" office:value-type="float" office:value="50.000001901557" calcext:value-type="float">
            <text:p>50,0000019016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4937" calcext:value-type="float">
            <text:p>64937</text:p>
          </table:table-cell>
          <table:table-cell table:formula="of:=[.$D$3]^(-[.$A39]*[.C$6])*[.C$7]" office:value-type="float" office:value="1600" calcext:value-type="float">
            <text:p>1600</text:p>
          </table:table-cell>
          <table:table-cell table:formula="of:=[.$D$3]^(-[.$A39]*[.D$6])*[.D$7]" office:value-type="float" office:value="0.0000304249115288258" calcext:value-type="float">
            <text:p>3,04249115288258E-05</text:p>
          </table:table-cell>
          <table:table-cell table:formula="of:=[.$D$3]^(-[.$A39]*[.E$6])*[.E$7]" office:value-type="float" office:value="0" calcext:value-type="float">
            <text:p>0</text:p>
          </table:table-cell>
          <table:table-cell table:formula="of:=[.$D$3]^(-[.$A39]*[.F$6])*[.F$7]" office:value-type="float" office:value="5.66929720122098E-024" calcext:value-type="float">
            <text:p>5,66929720122098E-24</text:p>
          </table:table-cell>
          <table:table-cell table:formula="of:=[.$D$3]^(-[.$A39]*[.G$6])*[.G$7]" office:value-type="float" office:value="2.57104124411851E-034" calcext:value-type="float">
            <text:p>2,57104124411851E-34</text:p>
          </table:table-cell>
          <table:table-cell table:formula="of:=[.$D$3]^(-[.$A39]*[.H$6])*[.H$7]" office:value-type="float" office:value="1.33072994947296E-042" calcext:value-type="float">
            <text:p>1,33072994947296E-42</text:p>
          </table:table-cell>
          <table:table-cell table:formula="of:=[.$D$3]^(-[.$A39]*[.I$6])*[.I$7]" office:value-type="float" office:value="1.52630949821778E-053" calcext:value-type="float">
            <text:p>1,52630949821778E-53</text:p>
          </table:table-cell>
          <table:table-cell table:formula="of:=[.$D$3]^(-[.$A39]*[.J$6])*[.J$7]" office:value-type="float" office:value="2.58246208197556E-061" calcext:value-type="float">
            <text:p>2,58246208197556E-61</text:p>
          </table:table-cell>
          <table:table-cell table:formula="of:=[.$D$3]^(-[.$A39]*[.K$6])*[.K$7]" office:value-type="float" office:value="1.44671990205367E-070" calcext:value-type="float">
            <text:p>1,44671990205367E-70</text:p>
          </table:table-cell>
          <table:table-cell table:formula="of:=[.$D$3]^(-[.$A39]*[.L$6])*[.L$7]" office:value-type="float" office:value="5.71142104781836E-080" calcext:value-type="float">
            <text:p>5,71142104781836E-80</text:p>
          </table:table-cell>
          <table:table-cell table:formula="of:=[.$D$3]^(-[.$A39]*[.M$6])*[.M$7]" office:value-type="float" office:value="2.48455740168477E-089" calcext:value-type="float">
            <text:p>2,48455740168477E-89</text:p>
          </table:table-cell>
          <table:table-cell table:formula="of:=[.$D$3]^(-[.$A39]*[.N$6])*[.N$7]" office:value-type="float" office:value="1.06621524990298E-098" calcext:value-type="float">
            <text:p>1,06621524990298E-98</text:p>
          </table:table-cell>
          <table:table-cell table:formula="of:=[.$D$3]^(-[.$A39]*[.O$6])*[.O$7]" office:value-type="float" office:value="9.48269278822128E-109" calcext:value-type="float">
            <text:p>9,48269278822128E-109</text:p>
          </table:table-cell>
          <table:table-cell table:formula="of:=[.$D$3]^(-[.$A39]*[.P$6])*[.P$7]" office:value-type="float" office:value="1.41146293816471E-117" calcext:value-type="float">
            <text:p>1,41146293816471E-117</text:p>
          </table:table-cell>
          <table:table-cell table:formula="of:=[.$D$3]^(-[.$A39]*[.Q$6])*[.Q$7]" office:value-type="float" office:value="4.59845614753001E-127" calcext:value-type="float">
            <text:p>4,59845614753001E-127</text:p>
          </table:table-cell>
          <table:table-cell table:formula="of:=[.$D$3]^(-[.$A39]*[.R$6])*[.R$7]" office:value-type="float" office:value="6.77424328678214E-136" calcext:value-type="float">
            <text:p>6,77424328678214E-136</text:p>
          </table:table-cell>
          <table:table-cell table:formula="of:=[.$D$3]^(-[.$A39]*[.S$6])*[.S$7]" office:value-type="float" office:value="0" calcext:value-type="float">
            <text:p>0</text:p>
          </table:table-cell>
          <table:table-cell table:formula="of:=[.$D$3]^(-[.$A39]*[.T$6])*[.T$7]" office:value-type="float" office:value="7.46562426707052E-155" calcext:value-type="float">
            <text:p>7,46562426707052E-155</text:p>
          </table:table-cell>
          <table:table-cell table:formula="of:=[.$D$3]^(-[.$A39]*[.U$6])*[.U$7]" office:value-type="float" office:value="2.16854305336307E-164" calcext:value-type="float">
            <text:p>2,16854305336307E-164</text:p>
          </table:table-cell>
          <table:table-cell table:formula="of:=[.$D$3]^(-[.$A39]*[.V$6])*[.V$7]" office:value-type="float" office:value="2.80554464894788E-173" calcext:value-type="float">
            <text:p>2,80554464894788E-173</text:p>
          </table:table-cell>
          <table:table-cell table:formula="of:=[.$D$3]^(-[.$A39]*[.W$6])*[.W$7]" office:value-type="float" office:value="1.33104809749063E-182" calcext:value-type="float">
            <text:p>1,33104809749063E-182</text:p>
          </table:table-cell>
          <table:table-cell table:formula="of:=[.$D$3]^(-[.$A39]*[.X$6])*[.X$7]" office:value-type="float" office:value="6.80103029837822E-192" calcext:value-type="float">
            <text:p>6,80103029837822E-192</text:p>
          </table:table-cell>
          <table:table-cell table:formula="of:=[.$D$3]^(-[.$A39]*[.Y$6])*[.Y$7]" office:value-type="float" office:value="1.75861187717166E-201" calcext:value-type="float">
            <text:p>1,75861187717166E-201</text:p>
          </table:table-cell>
          <table:table-cell table:formula="of:=[.$D$3]^(-[.$A39]*[.Z$6])*[.Z$7]" office:value-type="float" office:value="5.32036441026402E-211" calcext:value-type="float">
            <text:p>5,32036441026402E-211</text:p>
          </table:table-cell>
          <table:table-cell table:formula="of:=[.$D$3]^(-[.$A39]*[.AA$6])*[.AA$7]" office:value-type="float" office:value="7.07141957853175E-220" calcext:value-type="float">
            <text:p>7,07141957853175E-220</text:p>
          </table:table-cell>
          <table:table-cell table:formula="of:=[.$D$3]^(-[.$A39]*[.AB$6])*[.AB$7]" office:value-type="float" office:value="2.80964922188817E-229" calcext:value-type="float">
            <text:p>2,80964922188817E-229</text:p>
          </table:table-cell>
          <table:table-cell table:formula="of:=[.$D$3]^(-[.$A39]*[.AC$6])*[.AC$7]" office:value-type="float" office:value="5.21753894659377E-239" calcext:value-type="float">
            <text:p>5,21753894659377E-239</text:p>
          </table:table-cell>
          <table:table-cell table:formula="of:=[.$D$3]^(-[.$A39]*[.AD$6])*[.AD$7]" office:value-type="float" office:value="2.77965421535026E-248" calcext:value-type="float">
            <text:p>2,77965421535026E-248</text:p>
          </table:table-cell>
          <table:table-cell table:formula="of:=[.$D$3]^(-[.$A39]*[.AE$6])*[.AE$7]" office:value-type="float" office:value="1.38207836214095E-257" calcext:value-type="float">
            <text:p>1,38207836214095E-257</text:p>
          </table:table-cell>
          <table:table-cell table:formula="of:=[.$D$3]^(-[.$A39]*[.AF$6])*[.AF$7]" office:value-type="float" office:value="1.38031430768822E-266" calcext:value-type="float">
            <text:p>1,38031430768822E-266</text:p>
          </table:table-cell>
          <table:table-cell table:formula="of:=[.$D$3]^(-[.$A39]*[.AG$6])*[.AG$7]" office:value-type="float" office:value="2.20360641585062E-277" calcext:value-type="float">
            <text:p>2,20360641585062E-277</text:p>
          </table:table-cell>
          <table:table-cell table:formula="of:=[.$D$3]^(-[.$A39]*[.AH$6])*[.AH$7]" office:value-type="float" office:value="3.33170382832391E-285" calcext:value-type="float">
            <text:p>3,33170382832391E-285</text:p>
          </table:table-cell>
          <table:table-cell table:formula="of:=MOD(1/[.$F$3]*SUM([.C39:.AH39]);[.$B$3])" office:value-type="float" office:value="50.0000009507785" calcext:value-type="float">
            <text:p>50,000000950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.00.0000</text:date>, <text:time style:data-style-name="N2" text:time-value="15:19:41.524641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8:08:41.094386049</meta:creation-date>
    <dc:date>2017-04-01T15:19:46.741903981</dc:date>
    <meta:editing-duration>PT30M25S</meta:editing-duration>
    <meta:editing-cycles>11</meta:editing-cycles>
    <meta:generator>LibreOffice/5.1.6.2$Linux_X86_64 LibreOffice_project/10m0$Build-2</meta:generator>
    <meta:document-statistic meta:table-count="2" meta:cell-count="2363" meta:object-count="0"/>
  </office:meta>
</office:document-meta>
</file>